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1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2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8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9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1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6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0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0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3" style:family="table-cell" style:parent-style-name="Default" style:data-style-name="N0">
      <style:text-properties fo:font-weight="bold" style:font-weight-asian="bold" style:font-weight-complex="bold"/>
    </style:style>
    <style:style style:name="ce194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6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8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9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3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6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8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9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0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2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3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5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9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4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6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8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44" style:family="table-cell" style:parent-style-name="Default" style:data-style-name="N1"/>
    <style:style style:name="ce24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4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50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51" style:family="table-cell" style:parent-style-name="Default" style:data-style-name="N38"/>
    <style:style style:name="ce252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5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7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9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0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2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6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7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8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9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9.18104166666667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0.264583333333333cm"/>
    </style:style>
    <style:style style:name="co17" style:family="table-column">
      <style:table-column-properties fo:break-before="auto" style:column-width="10.95375cm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1.64041666666667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1.48166666666667cm"/>
    </style:style>
    <style:style style:name="co24" style:family="table-column">
      <style:table-column-properties fo:break-before="auto" style:column-width="5.794375cm"/>
    </style:style>
    <style:style style:name="co25" style:family="table-column">
      <style:table-column-properties fo:break-before="auto" style:column-width="9.49854166666667cm"/>
    </style:style>
    <style:style style:name="co26" style:family="table-column">
      <style:table-column-properties fo:break-before="auto" style:column-width="6.64104166666667cm"/>
    </style:style>
    <style:style style:name="co27" style:family="table-column">
      <style:table-column-properties fo:break-before="auto" style:column-width="2.72520833333333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8.59895833333333cm"/>
    </style:style>
    <style:style style:name="co31" style:family="table-column">
      <style:table-column-properties fo:break-before="auto" style:column-width="1.93145833333333cm"/>
    </style:style>
    <style:style style:name="co32" style:family="table-column">
      <style:table-column-properties fo:break-before="auto" style:column-width="8.94291666666667cm"/>
    </style:style>
    <style:style style:name="co33" style:family="table-column">
      <style:table-column-properties fo:break-before="auto" style:column-width="8.83708333333333cm"/>
    </style:style>
    <style:style style:name="co34" style:family="table-column">
      <style:table-column-properties fo:break-before="auto" style:column-width="1.53458333333333cm"/>
    </style:style>
    <style:style style:name="co35" style:family="table-column">
      <style:table-column-properties fo:break-before="auto" style:column-width="11.138958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1.5pt" style:use-optimal-row-height="false" fo:break-before="auto"/>
    </style:style>
    <style:style style:name="ro22" style:family="table-row">
      <style:table-row-properties style:row-height="5.25pt" style:use-optimal-row-height="false" fo:break-before="auto"/>
    </style:style>
    <style:style style:name="ro23" style:family="table-row">
      <style:table-row-properties style:row-height="20.25pt" style:use-optimal-row-height="false" fo:break-before="auto"/>
    </style:style>
    <style:style style:name="ro24" style:family="table-row">
      <style:table-row-properties style:row-height="13.5pt" style:use-optimal-row-height="false" fo:break-before="auto"/>
    </style:style>
    <style:style style:name="ro25" style:family="table-row">
      <style:table-row-properties style:row-height="30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25.5pt" style:use-optimal-row-height="false" fo:break-before="auto"/>
    </style:style>
    <style:style style:name="ro28" style:family="table-row">
      <style:table-row-properties style:row-height="22.5pt" style:use-optimal-row-height="false" fo:break-before="auto"/>
    </style:style>
    <style:style style:name="ro29" style:family="table-row">
      <style:table-row-properties style:row-height="14.25pt" style:use-optimal-row-height="false" fo:break-before="auto"/>
    </style:style>
    <style:style style:name="ro30" style:family="table-row">
      <style:table-row-properties style:row-height="18.6pt" style:use-optimal-row-height="false" fo:break-before="auto"/>
    </style:style>
    <style:style style:name="ro31" style:family="table-row">
      <style:table-row-properties style:row-height="24pt" style:use-optimal-row-height="false" fo:break-before="auto"/>
    </style:style>
    <style:style style:name="ro32" style:family="table-row">
      <style:table-row-properties style:row-height="16.5pt" style:use-optimal-row-height="false" fo:break-before="auto"/>
    </style:style>
    <style:style style:name="ro33" style:family="table-row">
      <style:table-row-properties style:row-height="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0486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6613in" svg:y="0.2438in" svg:width="1.9113in" svg:height="0.52298in">
                <draw:text-box>
                  <text:p text:style-name="a13" text:class-names="" text:cond-style-name=""><text:span text:style-name="a11" text:class-names="">AGOSTO 2020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0" draw:style-name="a6" draw:name="Text Box 122" svg:x="0in" svg:y="0in" svg:width="0.97917in" svg:height="0.32292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1481in" svg:height="0.25813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Quadro 1 - PEDIDOS DE EMPREGO <text:s text:c="2"/>E <text:s text:c="3"/>DESEMPREGO REGISTADO</text:p>
          </table:table-cell>
          <table:table-cell table:number-columns-repeated="2" table:style-name="ce160"/>
          <table:table-cell table:number-columns-repeated="6" table:style-name="ce159"/>
          <table:table-cell office:value-type="string" table:number-columns-spanned="2" table:number-rows-spanned="1" table:style-name="ce255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67">
            <text:p>AGOST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table:style-name="ce40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number-columns-repeated="4" table:style-name="ce148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549624" table:style-name="ce109">
            <text:p>549 624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46846" table:style-name="ce111">
            <text:p>546 84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53152" table:style-name="ce111">
            <text:p>453 15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778" table:style-name="ce113">
            <text:p>+2 778</text:p>
          </table:table-cell>
          <table:table-cell office:value-type="float" office:value="0.50800408158786936" table:style-name="ce114">
            <text:p>+0,5<text:s text:c="3"/></text:p>
          </table:table-cell>
          <table:table-cell office:value-type="float" office:value="96472" table:style-name="ce113">
            <text:p>+96 472</text:p>
          </table:table-cell>
          <table:table-cell office:value-type="float" office:value="21.289103876844855" table:style-name="ce114">
            <text:p>+21,3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409331" table:style-name="ce116">
            <text:p>409 331</text:p>
          </table:table-cell>
          <table:table-cell office:value-type="float" office:value="74.47473181666011" table:style-name="ce117">
            <text:p>74,5<text:s text:c="5"/></text:p>
          </table:table-cell>
          <table:table-cell office:value-type="float" office:value="407302" table:style-name="ce118">
            <text:p>407 302</text:p>
          </table:table-cell>
          <table:table-cell office:value-type="float" office:value="74.482029675630798" table:style-name="ce119">
            <text:p>74,5<text:s text:c="5"/></text:p>
          </table:table-cell>
          <table:table-cell office:value-type="float" office:value="304330" table:style-name="ce118">
            <text:p>304 330</text:p>
          </table:table-cell>
          <table:table-cell office:value-type="float" office:value="67.158481039474623" table:style-name="ce119">
            <text:p>67,2<text:s text:c="5"/></text:p>
          </table:table-cell>
          <table:table-cell office:value-type="float" office:value="2029" table:style-name="ce120">
            <text:p>+2 029</text:p>
          </table:table-cell>
          <table:table-cell office:value-type="float" office:value="0.49815615931176371" table:style-name="ce121">
            <text:p>+0,5<text:s text:c="3"/></text:p>
          </table:table-cell>
          <table:table-cell office:value-type="float" office:value="105001" table:style-name="ce120">
            <text:p>+105 001</text:p>
          </table:table-cell>
          <table:table-cell office:value-type="float" office:value="34.502349423323366" table:style-name="ce121">
            <text:p>+34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41787" table:style-name="ce116">
            <text:p>41 787</text:p>
          </table:table-cell>
          <table:table-cell office:value-type="float" office:value="7.6028339373826466" table:style-name="ce117">
            <text:p>7,6<text:s text:c="5"/></text:p>
          </table:table-cell>
          <table:table-cell office:value-type="float" office:value="40568" table:style-name="ce118">
            <text:p>40 568</text:p>
          </table:table-cell>
          <table:table-cell office:value-type="float" office:value="7.4185419661111167" table:style-name="ce119">
            <text:p>7,4<text:s text:c="5"/></text:p>
          </table:table-cell>
          <table:table-cell office:value-type="float" office:value="40419" table:style-name="ce118">
            <text:p>40 419</text:p>
          </table:table-cell>
          <table:table-cell office:value-type="float" office:value="8.9195236918296725" table:style-name="ce119">
            <text:p>8,9<text:s text:c="5"/></text:p>
          </table:table-cell>
          <table:table-cell office:value-type="float" office:value="1219" table:style-name="ce120">
            <text:p>+1 219</text:p>
          </table:table-cell>
          <table:table-cell office:value-type="float" office:value="3.004831394202327" table:style-name="ce121">
            <text:p>+3,0<text:s text:c="3"/></text:p>
          </table:table-cell>
          <table:table-cell office:value-type="float" office:value="1368" table:style-name="ce120">
            <text:p>+1 368</text:p>
          </table:table-cell>
          <table:table-cell office:value-type="float" office:value="3.3845468715208193" table:style-name="ce121">
            <text:p>+3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80819" table:style-name="ce116">
            <text:p>80 819</text:p>
          </table:table-cell>
          <table:table-cell office:value-type="float" office:value="14.70441610992242" table:style-name="ce117">
            <text:p>14,7<text:s text:c="5"/></text:p>
          </table:table-cell>
          <table:table-cell office:value-type="float" office:value="80910" table:style-name="ce118">
            <text:p>80 910</text:p>
          </table:table-cell>
          <table:table-cell office:value-type="float" office:value="14.795756026376713" table:style-name="ce119">
            <text:p>14,8<text:s text:c="5"/></text:p>
          </table:table-cell>
          <table:table-cell office:value-type="float" office:value="84201" table:style-name="ce118">
            <text:p>84 201</text:p>
          </table:table-cell>
          <table:table-cell office:value-type="float" office:value="18.581182472989198" table:style-name="ce119">
            <text:p>18,6<text:s text:c="5"/></text:p>
          </table:table-cell>
          <table:table-cell office:value-type="float" office:value="-91" table:style-name="ce120">
            <text:p><text:s/>- 91</text:p>
          </table:table-cell>
          <table:table-cell office:value-type="float" office:value="-0.11247064639723148" table:style-name="ce121">
            <text:p>-0,1<text:s text:c="3"/></text:p>
          </table:table-cell>
          <table:table-cell office:value-type="float" office:value="-3382" table:style-name="ce120">
            <text:p><text:s/>-3 382</text:p>
          </table:table-cell>
          <table:table-cell office:value-type="float" office:value="-4.0165793755418582" table:style-name="ce121">
            <text:p>-4,0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7687" table:style-name="ce116">
            <text:p>17 687</text:p>
          </table:table-cell>
          <table:table-cell office:value-type="float" office:value="3.2180181360348161" table:style-name="ce117">
            <text:p>3,2<text:s text:c="5"/></text:p>
          </table:table-cell>
          <table:table-cell office:value-type="float" office:value="18066" table:style-name="ce118">
            <text:p>18 066</text:p>
          </table:table-cell>
          <table:table-cell office:value-type="float" office:value="3.303672331881371" table:style-name="ce119">
            <text:p>3,3<text:s text:c="5"/></text:p>
          </table:table-cell>
          <table:table-cell office:value-type="float" office:value="24202" table:style-name="ce118">
            <text:p>24 202</text:p>
          </table:table-cell>
          <table:table-cell office:value-type="float" office:value="5.3408127957065172" table:style-name="ce119">
            <text:p>5,3<text:s text:c="5"/></text:p>
          </table:table-cell>
          <table:table-cell office:value-type="float" office:value="-379" table:style-name="ce120">
            <text:p><text:s/>- 379</text:p>
          </table:table-cell>
          <table:table-cell office:value-type="float" office:value="-2.0978633897929813" table:style-name="ce121">
            <text:p>-2,1<text:s text:c="3"/></text:p>
          </table:table-cell>
          <table:table-cell office:value-type="float" office:value="-6515" table:style-name="ce120">
            <text:p><text:s/>-6 515</text:p>
          </table:table-cell>
          <table:table-cell office:value-type="float" office:value="-26.91926287083712" table:style-name="ce121">
            <text:p>-26,9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409331" table:style-name="ce127">
            <text:p>409 331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407302" table:style-name="ce129">
            <text:p>407 30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04330" table:style-name="ce129">
            <text:p>304 33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029" table:style-name="ce113">
            <text:p>+2 029</text:p>
          </table:table-cell>
          <table:table-cell office:value-type="float" office:value="0.49815615931176371" table:style-name="ce114">
            <text:p>+0,5<text:s text:c="3"/></text:p>
          </table:table-cell>
          <table:table-cell office:value-type="float" office:value="105001" table:style-name="ce113">
            <text:p>+105 001</text:p>
          </table:table-cell>
          <table:table-cell office:value-type="float" office:value="34.502349423323366" table:style-name="ce114">
            <text:p>+34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76184" table:style-name="ce132">
            <text:p>176 184</text:p>
          </table:table-cell>
          <table:table-cell office:value-type="float" office:value="43.041939164148332" table:style-name="ce133">
            <text:p>43,0<text:s text:c="5"/></text:p>
          </table:table-cell>
          <table:table-cell office:value-type="float" office:value="177266" table:style-name="ce134">
            <text:p>177 266</text:p>
          </table:table-cell>
          <table:table-cell office:value-type="float" office:value="43.522005784405678" table:style-name="ce135">
            <text:p>43,5<text:s text:c="5"/></text:p>
          </table:table-cell>
          <table:table-cell office:value-type="float" office:value="129175" table:style-name="ce134">
            <text:p>129 175</text:p>
          </table:table-cell>
          <table:table-cell office:value-type="float" office:value="42.445700391022903" table:style-name="ce135">
            <text:p>42,4<text:s text:c="5"/></text:p>
          </table:table-cell>
          <table:table-cell office:value-type="float" office:value="-1082" table:style-name="ce120">
            <text:p><text:s/>-1 082</text:p>
          </table:table-cell>
          <table:table-cell office:value-type="float" office:value="-0.61038213757855431" table:style-name="ce121">
            <text:p>-0,6<text:s text:c="3"/></text:p>
          </table:table-cell>
          <table:table-cell office:value-type="float" office:value="47009" table:style-name="ce120">
            <text:p>+47 009</text:p>
          </table:table-cell>
          <table:table-cell office:value-type="float" office:value="36.391716663441073" table:style-name="ce121">
            <text:p>+36,4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233147" table:style-name="ce132">
            <text:p>233 147</text:p>
          </table:table-cell>
          <table:table-cell office:value-type="float" office:value="56.958060835851668" table:style-name="ce133">
            <text:p>57,0<text:s text:c="5"/></text:p>
          </table:table-cell>
          <table:table-cell office:value-type="float" office:value="230036" table:style-name="ce134">
            <text:p>230 036</text:p>
          </table:table-cell>
          <table:table-cell office:value-type="float" office:value="56.477994215594329" table:style-name="ce135">
            <text:p>56,5<text:s text:c="5"/></text:p>
          </table:table-cell>
          <table:table-cell office:value-type="float" office:value="175155" table:style-name="ce134">
            <text:p>175 155</text:p>
          </table:table-cell>
          <table:table-cell office:value-type="float" office:value="57.554299608977097" table:style-name="ce135">
            <text:p>57,6<text:s text:c="5"/></text:p>
          </table:table-cell>
          <table:table-cell office:value-type="float" office:value="3111" table:style-name="ce120">
            <text:p>+3 111</text:p>
          </table:table-cell>
          <table:table-cell office:value-type="float" office:value="1.3523970161192163" table:style-name="ce121">
            <text:p>+1,4<text:s text:c="3"/></text:p>
          </table:table-cell>
          <table:table-cell office:value-type="float" office:value="57992" table:style-name="ce120">
            <text:p>+57 992</text:p>
          </table:table-cell>
          <table:table-cell office:value-type="float" office:value="33.108960634866264" table:style-name="ce121">
            <text:p>+33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46076" table:style-name="ce132">
            <text:p>46 076</text:p>
          </table:table-cell>
          <table:table-cell office:value-type="float" office:value="11.256415956768482" table:style-name="ce133">
            <text:p>11,3<text:s text:c="5"/></text:p>
          </table:table-cell>
          <table:table-cell office:value-type="float" office:value="45002" table:style-name="ce134">
            <text:p>45 002</text:p>
          </table:table-cell>
          <table:table-cell office:value-type="float" office:value="11.048804081492356" table:style-name="ce135">
            <text:p>11,0<text:s text:c="5"/></text:p>
          </table:table-cell>
          <table:table-cell office:value-type="float" office:value="29820" table:style-name="ce134">
            <text:p>29 820</text:p>
          </table:table-cell>
          <table:table-cell office:value-type="float" office:value="9.7985739164722503" table:style-name="ce135">
            <text:p>9,8<text:s text:c="5"/></text:p>
          </table:table-cell>
          <table:table-cell office:value-type="float" office:value="1074" table:style-name="ce120">
            <text:p>+1 074</text:p>
          </table:table-cell>
          <table:table-cell office:value-type="float" office:value="2.3865605973067865" table:style-name="ce121">
            <text:p>+2,4<text:s text:c="3"/></text:p>
          </table:table-cell>
          <table:table-cell office:value-type="float" office:value="16256" table:style-name="ce120">
            <text:p>+16 256</text:p>
          </table:table-cell>
          <table:table-cell office:value-type="float" office:value="54.513749161636483" table:style-name="ce121">
            <text:p>+54,5<text:s text:c="3"/></text:p>
          </table:table-cell>
          <table:table-cell table:style-name="ce20"/>
          <table:table-cell table:number-columns-repeated="2" table:style-name="ce250"/>
          <table:table-cell table:number-columns-repeated="3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363255" table:style-name="ce132">
            <text:p>363 255</text:p>
          </table:table-cell>
          <table:table-cell office:value-type="float" office:value="88.743584043231522" table:style-name="ce133">
            <text:p>88,7<text:s text:c="5"/></text:p>
          </table:table-cell>
          <table:table-cell office:value-type="float" office:value="362300" table:style-name="ce134">
            <text:p>362 300</text:p>
          </table:table-cell>
          <table:table-cell office:value-type="float" office:value="88.951195918507636" table:style-name="ce135">
            <text:p>89,0<text:s text:c="5"/></text:p>
          </table:table-cell>
          <table:table-cell office:value-type="float" office:value="274510" table:style-name="ce134">
            <text:p>274 510</text:p>
          </table:table-cell>
          <table:table-cell office:value-type="float" office:value="90.20142608352775" table:style-name="ce135">
            <text:p>90,2<text:s text:c="5"/></text:p>
          </table:table-cell>
          <table:table-cell office:value-type="float" office:value="955" table:style-name="ce120">
            <text:p>+ 955</text:p>
          </table:table-cell>
          <table:table-cell office:value-type="float" office:value="0.26359370687275735" table:style-name="ce121">
            <text:p>+0,3<text:s text:c="3"/></text:p>
          </table:table-cell>
          <table:table-cell office:value-type="float" office:value="88745" table:style-name="ce120">
            <text:p>+88 745</text:p>
          </table:table-cell>
          <table:table-cell office:value-type="float" office:value="32.328512622490983" table:style-name="ce121">
            <text:p>+32,3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266469" table:style-name="ce132">
            <text:p>266 469</text:p>
          </table:table-cell>
          <table:table-cell office:value-type="float" office:value="65.098660985852533" table:style-name="ce133">
            <text:p>65,1<text:s text:c="5"/></text:p>
          </table:table-cell>
          <table:table-cell office:value-type="float" office:value="267315" table:style-name="ce134">
            <text:p>267 315</text:p>
          </table:table-cell>
          <table:table-cell office:value-type="float" office:value="65.630662260435741" table:style-name="ce135">
            <text:p>65,6<text:s text:c="5"/></text:p>
          </table:table-cell>
          <table:table-cell office:value-type="float" office:value="171638" table:style-name="ce134">
            <text:p>171 638</text:p>
          </table:table-cell>
          <table:table-cell office:value-type="float" office:value="56.398646206420665" table:style-name="ce135">
            <text:p>56,4<text:s text:c="5"/></text:p>
          </table:table-cell>
          <table:table-cell office:value-type="float" office:value="-846" table:style-name="ce120">
            <text:p><text:s/>- 846</text:p>
          </table:table-cell>
          <table:table-cell office:value-type="float" office:value="-0.31648055664665281" table:style-name="ce121">
            <text:p>-0,3<text:s text:c="3"/></text:p>
          </table:table-cell>
          <table:table-cell office:value-type="float" office:value="94831" table:style-name="ce120">
            <text:p>+94 831</text:p>
          </table:table-cell>
          <table:table-cell office:value-type="float" office:value="55.250585534671814" table:style-name="ce121">
            <text:p>+55,3<text:s text:c="3"/></text:p>
          </table:table-cell>
          <table:table-cell table:style-name="ce20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42862" table:style-name="ce132">
            <text:p>142 862</text:p>
          </table:table-cell>
          <table:table-cell office:value-type="float" office:value="34.901339014147474" table:style-name="ce133">
            <text:p>34,9<text:s text:c="5"/></text:p>
          </table:table-cell>
          <table:table-cell office:value-type="float" office:value="139987" table:style-name="ce134">
            <text:p>139 987</text:p>
          </table:table-cell>
          <table:table-cell office:value-type="float" office:value="34.369337739564251" table:style-name="ce135">
            <text:p>34,4<text:s text:c="5"/></text:p>
          </table:table-cell>
          <table:table-cell office:value-type="float" office:value="132692" table:style-name="ce134">
            <text:p>132 692</text:p>
          </table:table-cell>
          <table:table-cell office:value-type="float" office:value="43.601353793579342" table:style-name="ce135">
            <text:p>43,6<text:s text:c="5"/></text:p>
          </table:table-cell>
          <table:table-cell office:value-type="float" office:value="2875" table:style-name="ce120">
            <text:p>+2 875</text:p>
          </table:table-cell>
          <table:table-cell office:value-type="float" office:value="2.0537621350553978" table:style-name="ce121">
            <text:p>+2,1<text:s text:c="3"/></text:p>
          </table:table-cell>
          <table:table-cell office:value-type="float" office:value="10170" table:style-name="ce120">
            <text:p>+10 170</text:p>
          </table:table-cell>
          <table:table-cell office:value-type="float" office:value="7.6643655985289243" table:style-name="ce121">
            <text:p>+7,7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0392" table:style-name="ce132">
            <text:p>30 392</text:p>
          </table:table-cell>
          <table:table-cell office:value-type="float" office:value="7.4247980240929712" table:style-name="ce133">
            <text:p>7,4<text:s text:c="5"/></text:p>
          </table:table-cell>
          <table:table-cell office:value-type="float" office:value="28198" table:style-name="ce134">
            <text:p>28 198</text:p>
          </table:table-cell>
          <table:table-cell office:value-type="float" office:value="6.9231184722883752" table:style-name="ce135">
            <text:p>6,9<text:s text:c="5"/></text:p>
          </table:table-cell>
          <table:table-cell office:value-type="float" office:value="29847" table:style-name="ce134">
            <text:p>29 847</text:p>
          </table:table-cell>
          <table:table-cell office:value-type="float" office:value="9.8074458646863611" table:style-name="ce135">
            <text:p>9,8<text:s text:c="5"/></text:p>
          </table:table-cell>
          <table:table-cell office:value-type="float" office:value="2194" table:style-name="ce120">
            <text:p>+2 194</text:p>
          </table:table-cell>
          <table:table-cell office:value-type="float" office:value="7.7806936662174628" table:style-name="ce121">
            <text:p>+7,8<text:s text:c="3"/></text:p>
          </table:table-cell>
          <table:table-cell office:value-type="float" office:value="545" table:style-name="ce120">
            <text:p>+ 545</text:p>
          </table:table-cell>
          <table:table-cell office:value-type="float" office:value="1.8259791603846283" table:style-name="ce121">
            <text:p>+1,8<text:s text:c="3"/></text:p>
          </table:table-cell>
          <table:table-cell table:style-name="ce20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378939" table:style-name="ce132">
            <text:p>378 939</text:p>
          </table:table-cell>
          <table:table-cell office:value-type="float" office:value="92.575201975907035" table:style-name="ce133">
            <text:p>92,6<text:s text:c="5"/></text:p>
          </table:table-cell>
          <table:table-cell office:value-type="float" office:value="379104" table:style-name="ce134">
            <text:p>379 104</text:p>
          </table:table-cell>
          <table:table-cell office:value-type="float" office:value="93.07688152771162" table:style-name="ce135">
            <text:p>93,1<text:s text:c="5"/></text:p>
          </table:table-cell>
          <table:table-cell office:value-type="float" office:value="274483" table:style-name="ce134">
            <text:p>274 483</text:p>
          </table:table-cell>
          <table:table-cell office:value-type="float" office:value="90.192554135313642" table:style-name="ce135">
            <text:p>90,2<text:s text:c="5"/></text:p>
          </table:table-cell>
          <table:table-cell office:value-type="float" office:value="-165" table:style-name="ce120">
            <text:p><text:s/>- 165</text:p>
          </table:table-cell>
          <table:table-cell office:value-type="float" office:value="-4.3523676880222843E-2" table:style-name="ce121">
            <text:p>-0,0<text:s text:c="3"/></text:p>
          </table:table-cell>
          <table:table-cell office:value-type="float" office:value="104456" table:style-name="ce120">
            <text:p>+104 456</text:p>
          </table:table-cell>
          <table:table-cell office:value-type="float" office:value="38.05554442351621" table:style-name="ce121">
            <text:p>+38,1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5401" table:style-name="ce132">
            <text:p>25 401</text:p>
          </table:table-cell>
          <table:table-cell office:value-type="float" office:value="6.2054913993809411" table:style-name="ce133">
            <text:p>6,2<text:s text:c="5"/></text:p>
          </table:table-cell>
          <table:table-cell office:value-type="float" office:value="25505" table:style-name="ce134">
            <text:p>25 505</text:p>
          </table:table-cell>
          <table:table-cell office:value-type="float" office:value="6.261938316040677" table:style-name="ce135">
            <text:p>6,3<text:s text:c="5"/></text:p>
          </table:table-cell>
          <table:table-cell office:value-type="float" office:value="21849" table:style-name="ce134">
            <text:p>21 849</text:p>
          </table:table-cell>
          <table:table-cell office:value-type="float" office:value="7.1793776492623138" table:style-name="ce135">
            <text:p>7,2<text:s text:c="5"/></text:p>
          </table:table-cell>
          <table:table-cell office:value-type="float" office:value="-104" table:style-name="ce120">
            <text:p><text:s/>- 104</text:p>
          </table:table-cell>
          <table:table-cell office:value-type="float" office:value="-0.40776318368947262" table:style-name="ce121">
            <text:p>-0,4<text:s text:c="3"/></text:p>
          </table:table-cell>
          <table:table-cell office:value-type="float" office:value="3552" table:style-name="ce120">
            <text:p>+3 552</text:p>
          </table:table-cell>
          <table:table-cell office:value-type="float" office:value="16.257036935328848" table:style-name="ce121">
            <text:p>+16,3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7597" table:style-name="ce132">
            <text:p>57 597</text:p>
          </table:table-cell>
          <table:table-cell office:value-type="float" office:value="14.07100854809433" table:style-name="ce133">
            <text:p>14,1<text:s text:c="5"/></text:p>
          </table:table-cell>
          <table:table-cell office:value-type="float" office:value="58072" table:style-name="ce134">
            <text:p>58 072</text:p>
          </table:table-cell>
          <table:table-cell office:value-type="float" office:value="14.257725225999382" table:style-name="ce135">
            <text:p>14,3<text:s text:c="5"/></text:p>
          </table:table-cell>
          <table:table-cell office:value-type="float" office:value="53319" table:style-name="ce134">
            <text:p>53 319</text:p>
          </table:table-cell>
          <table:table-cell office:value-type="float" office:value="17.520126178819044" table:style-name="ce135">
            <text:p>17,5<text:s text:c="5"/></text:p>
          </table:table-cell>
          <table:table-cell office:value-type="float" office:value="-475" table:style-name="ce120">
            <text:p><text:s/>- 475</text:p>
          </table:table-cell>
          <table:table-cell office:value-type="float" office:value="-0.81795013087202095" table:style-name="ce121">
            <text:p>-0,8<text:s text:c="3"/></text:p>
          </table:table-cell>
          <table:table-cell office:value-type="float" office:value="4278" table:style-name="ce120">
            <text:p>+4 278</text:p>
          </table:table-cell>
          <table:table-cell office:value-type="float" office:value="8.0234062904405565" table:style-name="ce121">
            <text:p>+8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57607" table:style-name="ce132">
            <text:p>57 607</text:p>
          </table:table-cell>
          <table:table-cell office:value-type="float" office:value="14.073451558762956" table:style-name="ce133">
            <text:p>14,1<text:s text:c="5"/></text:p>
          </table:table-cell>
          <table:table-cell office:value-type="float" office:value="58190" table:style-name="ce134">
            <text:p>58 190</text:p>
          </table:table-cell>
          <table:table-cell office:value-type="float" office:value="14.286696357984985" table:style-name="ce135">
            <text:p>14,3<text:s text:c="5"/></text:p>
          </table:table-cell>
          <table:table-cell office:value-type="float" office:value="44219" table:style-name="ce134">
            <text:p>44 219</text:p>
          </table:table-cell>
          <table:table-cell office:value-type="float" office:value="14.529951039989486" table:style-name="ce135">
            <text:p>14,5<text:s text:c="5"/></text:p>
          </table:table-cell>
          <table:table-cell office:value-type="float" office:value="-583" table:style-name="ce120">
            <text:p><text:s/>- 583</text:p>
          </table:table-cell>
          <table:table-cell office:value-type="float" office:value="-1.001890359168242" table:style-name="ce121">
            <text:p>-1,0<text:s text:c="3"/></text:p>
          </table:table-cell>
          <table:table-cell office:value-type="float" office:value="13388" table:style-name="ce120">
            <text:p>+13 388</text:p>
          </table:table-cell>
          <table:table-cell office:value-type="float" office:value="30.276577941608814" table:style-name="ce121">
            <text:p>+30,3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83637" table:style-name="ce132">
            <text:p>83 637</text:p>
          </table:table-cell>
          <table:table-cell office:value-type="float" office:value="20.432608329200576" table:style-name="ce133">
            <text:p>20,4<text:s text:c="5"/></text:p>
          </table:table-cell>
          <table:table-cell office:value-type="float" office:value="83699" table:style-name="ce134">
            <text:p>83 699</text:p>
          </table:table-cell>
          <table:table-cell office:value-type="float" office:value="20.549616746296358" table:style-name="ce135">
            <text:p>20,5<text:s text:c="5"/></text:p>
          </table:table-cell>
          <table:table-cell office:value-type="float" office:value="57927" table:style-name="ce134">
            <text:p>57 927</text:p>
          </table:table-cell>
          <table:table-cell office:value-type="float" office:value="19.034272007360432" table:style-name="ce135">
            <text:p>19,0<text:s text:c="5"/></text:p>
          </table:table-cell>
          <table:table-cell office:value-type="float" office:value="-62" table:style-name="ce120">
            <text:p><text:s/>- 62</text:p>
          </table:table-cell>
          <table:table-cell office:value-type="float" office:value="-7.4074959079558897E-2" table:style-name="ce121">
            <text:p>-0,1<text:s text:c="3"/></text:p>
          </table:table-cell>
          <table:table-cell office:value-type="float" office:value="25710" table:style-name="ce120">
            <text:p>+25 710</text:p>
          </table:table-cell>
          <table:table-cell office:value-type="float" office:value="44.383448132994971" table:style-name="ce121">
            <text:p>+44,4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128296" table:style-name="ce132">
            <text:p>128 296</text:p>
          </table:table-cell>
          <table:table-cell office:value-type="float" office:value="31.342849674224528" table:style-name="ce133">
            <text:p>31,3<text:s text:c="5"/></text:p>
          </table:table-cell>
          <table:table-cell office:value-type="float" office:value="128494" table:style-name="ce134">
            <text:p>128 494</text:p>
          </table:table-cell>
          <table:table-cell office:value-type="float" office:value="31.547598587780072" table:style-name="ce135">
            <text:p>31,5<text:s text:c="5"/></text:p>
          </table:table-cell>
          <table:table-cell office:value-type="float" office:value="81024" table:style-name="ce134">
            <text:p>81 024</text:p>
          </table:table-cell>
          <table:table-cell office:value-type="float" office:value="26.62373081851937" table:style-name="ce135">
            <text:p>26,6<text:s text:c="5"/></text:p>
          </table:table-cell>
          <table:table-cell office:value-type="float" office:value="-198" table:style-name="ce120">
            <text:p><text:s/>- 198</text:p>
          </table:table-cell>
          <table:table-cell office:value-type="float" office:value="-0.15409279810730461" table:style-name="ce121">
            <text:p>-0,2<text:s text:c="3"/></text:p>
          </table:table-cell>
          <table:table-cell office:value-type="float" office:value="47272" table:style-name="ce120">
            <text:p>+47 272</text:p>
          </table:table-cell>
          <table:table-cell office:value-type="float" office:value="58.343206951026858" table:style-name="ce121">
            <text:p>+58,3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56793" table:style-name="ce132">
            <text:p>56 793</text:p>
          </table:table-cell>
          <table:table-cell office:value-type="float" office:value="13.874590490336672" table:style-name="ce133">
            <text:p>13,9<text:s text:c="5"/></text:p>
          </table:table-cell>
          <table:table-cell office:value-type="float" office:value="53342" table:style-name="ce134">
            <text:p>53 342</text:p>
          </table:table-cell>
          <table:table-cell office:value-type="float" office:value="13.096424765898524" table:style-name="ce135">
            <text:p>13,1<text:s text:c="5"/></text:p>
          </table:table-cell>
          <table:table-cell office:value-type="float" office:value="45992" table:style-name="ce134">
            <text:p>45 992</text:p>
          </table:table-cell>
          <table:table-cell office:value-type="float" office:value="15.112542306049354" table:style-name="ce135">
            <text:p>15,1<text:s text:c="5"/></text:p>
          </table:table-cell>
          <table:table-cell office:value-type="float" office:value="3451" table:style-name="ce120">
            <text:p>+3 451</text:p>
          </table:table-cell>
          <table:table-cell office:value-type="float" office:value="6.46957369427468" table:style-name="ce121">
            <text:p>+6,5<text:s text:c="3"/></text:p>
          </table:table-cell>
          <table:table-cell office:value-type="float" office:value="10801" table:style-name="ce120">
            <text:p>+10 801</text:p>
          </table:table-cell>
          <table:table-cell office:value-type="float" office:value="23.484519046790748" table:style-name="ce121">
            <text:p>+23,5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76184" table:style-name="ce127">
            <text:p>176 18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77266" table:style-name="ce129">
            <text:p>177 26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29175" table:style-name="ce129">
            <text:p>129 17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082" table:style-name="ce113">
            <text:p><text:s/>-1 082</text:p>
          </table:table-cell>
          <table:table-cell office:value-type="float" office:value="-0.61038213757855431" table:style-name="ce114">
            <text:p>-0,6<text:s text:c="3"/></text:p>
          </table:table-cell>
          <table:table-cell office:value-type="float" office:value="47009" table:style-name="ce113">
            <text:p>+47 009</text:p>
          </table:table-cell>
          <table:table-cell office:value-type="float" office:value="36.391716663441073" table:style-name="ce114">
            <text:p>+36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1021" table:style-name="ce132">
            <text:p>21 021</text:p>
          </table:table-cell>
          <table:table-cell office:value-type="float" office:value="11.931276392862008" table:style-name="ce133">
            <text:p>11,9<text:s text:c="5"/></text:p>
          </table:table-cell>
          <table:table-cell office:value-type="float" office:value="20776" table:style-name="ce134">
            <text:p>20 776</text:p>
          </table:table-cell>
          <table:table-cell office:value-type="float" office:value="11.720239639863255" table:style-name="ce135">
            <text:p>11,7<text:s text:c="5"/></text:p>
          </table:table-cell>
          <table:table-cell office:value-type="float" office:value="13224" table:style-name="ce134">
            <text:p>13 224</text:p>
          </table:table-cell>
          <table:table-cell office:value-type="float" office:value="10.237275014515193" table:style-name="ce135">
            <text:p>10,2<text:s text:c="5"/></text:p>
          </table:table-cell>
          <table:table-cell office:value-type="float" office:value="245" table:style-name="ce120">
            <text:p>+ 245</text:p>
          </table:table-cell>
          <table:table-cell office:value-type="float" office:value="1.179245283018868" table:style-name="ce121">
            <text:p>+1,2<text:s text:c="3"/></text:p>
          </table:table-cell>
          <table:table-cell office:value-type="float" office:value="7797" table:style-name="ce120">
            <text:p>+7 797</text:p>
          </table:table-cell>
          <table:table-cell office:value-type="float" office:value="58.960980036297642" table:style-name="ce121">
            <text:p>+59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55163" table:style-name="ce132">
            <text:p>155 163</text:p>
          </table:table-cell>
          <table:table-cell office:value-type="float" office:value="88.068723607137983" table:style-name="ce133">
            <text:p>88,1<text:s text:c="5"/></text:p>
          </table:table-cell>
          <table:table-cell office:value-type="float" office:value="156490" table:style-name="ce134">
            <text:p>156 490</text:p>
          </table:table-cell>
          <table:table-cell office:value-type="float" office:value="88.279760360136734" table:style-name="ce135">
            <text:p>88,3<text:s text:c="5"/></text:p>
          </table:table-cell>
          <table:table-cell office:value-type="float" office:value="115951" table:style-name="ce134">
            <text:p>115 951</text:p>
          </table:table-cell>
          <table:table-cell office:value-type="float" office:value="89.762724985484809" table:style-name="ce135">
            <text:p>89,8<text:s text:c="5"/></text:p>
          </table:table-cell>
          <table:table-cell office:value-type="float" office:value="-1327" table:style-name="ce120">
            <text:p><text:s/>-1 327</text:p>
          </table:table-cell>
          <table:table-cell office:value-type="float" office:value="-0.84797750654993931" table:style-name="ce121">
            <text:p>-0,8<text:s text:c="3"/></text:p>
          </table:table-cell>
          <table:table-cell office:value-type="float" office:value="39212" table:style-name="ce120">
            <text:p>+39 212</text:p>
          </table:table-cell>
          <table:table-cell office:value-type="float" office:value="33.817733352881817" table:style-name="ce121">
            <text:p>+33,8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16088" table:style-name="ce132">
            <text:p>116 088</text:p>
          </table:table-cell>
          <table:table-cell office:value-type="float" office:value="65.890205694047125" table:style-name="ce133">
            <text:p>65,9<text:s text:c="5"/></text:p>
          </table:table-cell>
          <table:table-cell office:value-type="float" office:value="117968" table:style-name="ce134">
            <text:p>117 968</text:p>
          </table:table-cell>
          <table:table-cell office:value-type="float" office:value="66.548576715218928" table:style-name="ce135">
            <text:p>66,5<text:s text:c="5"/></text:p>
          </table:table-cell>
          <table:table-cell office:value-type="float" office:value="71329" table:style-name="ce134">
            <text:p>71 329</text:p>
          </table:table-cell>
          <table:table-cell office:value-type="float" office:value="55.218889103928781" table:style-name="ce135">
            <text:p>55,2<text:s text:c="5"/></text:p>
          </table:table-cell>
          <table:table-cell office:value-type="float" office:value="-1880" table:style-name="ce120">
            <text:p><text:s/>-1 880</text:p>
          </table:table-cell>
          <table:table-cell office:value-type="float" office:value="-1.5936525159365251" table:style-name="ce121">
            <text:p>-1,6<text:s text:c="3"/></text:p>
          </table:table-cell>
          <table:table-cell office:value-type="float" office:value="44759" table:style-name="ce120">
            <text:p>+44 759</text:p>
          </table:table-cell>
          <table:table-cell office:value-type="float" office:value="62.750073602602029" table:style-name="ce121">
            <text:p>+62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60096" table:style-name="ce132">
            <text:p>60 096</text:p>
          </table:table-cell>
          <table:table-cell office:value-type="float" office:value="34.109794305952867" table:style-name="ce133">
            <text:p>34,1<text:s text:c="5"/></text:p>
          </table:table-cell>
          <table:table-cell office:value-type="float" office:value="59298" table:style-name="ce134">
            <text:p>59 298</text:p>
          </table:table-cell>
          <table:table-cell office:value-type="float" office:value="33.451423284781065" table:style-name="ce135">
            <text:p>33,5<text:s text:c="5"/></text:p>
          </table:table-cell>
          <table:table-cell office:value-type="float" office:value="57846" table:style-name="ce134">
            <text:p>57 846</text:p>
          </table:table-cell>
          <table:table-cell office:value-type="float" office:value="44.781110896071219" table:style-name="ce135">
            <text:p>44,8<text:s text:c="5"/></text:p>
          </table:table-cell>
          <table:table-cell office:value-type="float" office:value="798" table:style-name="ce120">
            <text:p>+ 798</text:p>
          </table:table-cell>
          <table:table-cell office:value-type="float" office:value="1.3457452190630377" table:style-name="ce121">
            <text:p>+1,3<text:s text:c="3"/></text:p>
          </table:table-cell>
          <table:table-cell office:value-type="float" office:value="2250" table:style-name="ce120">
            <text:p>+2 250</text:p>
          </table:table-cell>
          <table:table-cell office:value-type="float" office:value="3.8896380043563945" table:style-name="ce121">
            <text:p>+3,9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1984" table:style-name="ce132">
            <text:p>11 984</text:p>
          </table:table-cell>
          <table:table-cell office:value-type="float" office:value="6.8019797484448068" table:style-name="ce133">
            <text:p>6,8<text:s text:c="5"/></text:p>
          </table:table-cell>
          <table:table-cell office:value-type="float" office:value="10980" table:style-name="ce134">
            <text:p>10 980</text:p>
          </table:table-cell>
          <table:table-cell office:value-type="float" office:value="6.194081211286993" table:style-name="ce135">
            <text:p>6,2<text:s text:c="5"/></text:p>
          </table:table-cell>
          <table:table-cell office:value-type="float" office:value="11629" table:style-name="ce134">
            <text:p>11 629</text:p>
          </table:table-cell>
          <table:table-cell office:value-type="float" office:value="9.002515966711826" table:style-name="ce135">
            <text:p>9,0<text:s text:c="5"/></text:p>
          </table:table-cell>
          <table:table-cell office:value-type="float" office:value="1004" table:style-name="ce120">
            <text:p>+1 004</text:p>
          </table:table-cell>
          <table:table-cell office:value-type="float" office:value="9.1438979963570137" table:style-name="ce121">
            <text:p>+9,1<text:s text:c="3"/></text:p>
          </table:table-cell>
          <table:table-cell office:value-type="float" office:value="355" table:style-name="ce120">
            <text:p>+ 355</text:p>
          </table:table-cell>
          <table:table-cell office:value-type="float" office:value="3.0527130449737725" table:style-name="ce121">
            <text:p>+3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64200" table:style-name="ce132">
            <text:p>164 200</text:p>
          </table:table-cell>
          <table:table-cell office:value-type="float" office:value="93.198020251555192" table:style-name="ce133">
            <text:p>93,2<text:s text:c="5"/></text:p>
          </table:table-cell>
          <table:table-cell office:value-type="float" office:value="166286" table:style-name="ce134">
            <text:p>166 286</text:p>
          </table:table-cell>
          <table:table-cell office:value-type="float" office:value="93.805918788713001" table:style-name="ce135">
            <text:p>93,8<text:s text:c="5"/></text:p>
          </table:table-cell>
          <table:table-cell office:value-type="float" office:value="117546" table:style-name="ce134">
            <text:p>117 546</text:p>
          </table:table-cell>
          <table:table-cell office:value-type="float" office:value="90.997484033288174" table:style-name="ce135">
            <text:p>91,0<text:s text:c="5"/></text:p>
          </table:table-cell>
          <table:table-cell office:value-type="float" office:value="-2086" table:style-name="ce120">
            <text:p><text:s/>-2 086</text:p>
          </table:table-cell>
          <table:table-cell office:value-type="float" office:value="-1.2544651985134045" table:style-name="ce121">
            <text:p>-1,3<text:s text:c="3"/></text:p>
          </table:table-cell>
          <table:table-cell office:value-type="float" office:value="46654" table:style-name="ce120">
            <text:p>+46 654</text:p>
          </table:table-cell>
          <table:table-cell office:value-type="float" office:value="39.689993704592247" table:style-name="ce121">
            <text:p>+39,7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1873" table:style-name="ce132">
            <text:p>11 873</text:p>
          </table:table-cell>
          <table:table-cell office:value-type="float" office:value="6.7389774326840124" table:style-name="ce133">
            <text:p>6,7<text:s text:c="5"/></text:p>
          </table:table-cell>
          <table:table-cell office:value-type="float" office:value="11998" table:style-name="ce134">
            <text:p>11 998</text:p>
          </table:table-cell>
          <table:table-cell office:value-type="float" office:value="6.7683594146649666" table:style-name="ce135">
            <text:p>6,8<text:s text:c="5"/></text:p>
          </table:table-cell>
          <table:table-cell office:value-type="float" office:value="10026" table:style-name="ce134">
            <text:p>10 026</text:p>
          </table:table-cell>
          <table:table-cell office:value-type="float" office:value="7.7615637700793494" table:style-name="ce135">
            <text:p>7,8<text:s text:c="5"/></text:p>
          </table:table-cell>
          <table:table-cell office:value-type="float" office:value="-125" table:style-name="ce120">
            <text:p><text:s/>- 125</text:p>
          </table:table-cell>
          <table:table-cell office:value-type="float" office:value="-1.0418403067177864" table:style-name="ce121">
            <text:p>-1,0<text:s text:c="3"/></text:p>
          </table:table-cell>
          <table:table-cell office:value-type="float" office:value="1847" table:style-name="ce120">
            <text:p>+1 847</text:p>
          </table:table-cell>
          <table:table-cell office:value-type="float" office:value="18.422102533413128" table:style-name="ce121">
            <text:p>+18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6791" table:style-name="ce132">
            <text:p>26 791</text:p>
          </table:table-cell>
          <table:table-cell office:value-type="float" office:value="15.20626163556282" table:style-name="ce133">
            <text:p>15,2<text:s text:c="5"/></text:p>
          </table:table-cell>
          <table:table-cell office:value-type="float" office:value="27128" table:style-name="ce134">
            <text:p>27 128</text:p>
          </table:table-cell>
          <table:table-cell office:value-type="float" office:value="15.303555109270814" table:style-name="ce135">
            <text:p>15,3<text:s text:c="5"/></text:p>
          </table:table-cell>
          <table:table-cell office:value-type="float" office:value="25386" table:style-name="ce134">
            <text:p>25 386</text:p>
          </table:table-cell>
          <table:table-cell office:value-type="float" office:value="19.652409521966323" table:style-name="ce135">
            <text:p>19,7<text:s text:c="5"/></text:p>
          </table:table-cell>
          <table:table-cell office:value-type="float" office:value="-337" table:style-name="ce120">
            <text:p><text:s/>- 337</text:p>
          </table:table-cell>
          <table:table-cell office:value-type="float" office:value="-1.2422589206723682" table:style-name="ce121">
            <text:p>-1,2<text:s text:c="3"/></text:p>
          </table:table-cell>
          <table:table-cell office:value-type="float" office:value="1405" table:style-name="ce120">
            <text:p>+1 405</text:p>
          </table:table-cell>
          <table:table-cell office:value-type="float" office:value="5.5345466004884578" table:style-name="ce121">
            <text:p>+5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7659" table:style-name="ce132">
            <text:p>27 659</text:p>
          </table:table-cell>
          <table:table-cell office:value-type="float" office:value="15.698928393043637" table:style-name="ce133">
            <text:p>15,7<text:s text:c="5"/></text:p>
          </table:table-cell>
          <table:table-cell office:value-type="float" office:value="28115" table:style-name="ce134">
            <text:p>28 115</text:p>
          </table:table-cell>
          <table:table-cell office:value-type="float" office:value="15.860345469520382" table:style-name="ce135">
            <text:p>15,9<text:s text:c="5"/></text:p>
          </table:table-cell>
          <table:table-cell office:value-type="float" office:value="21295" table:style-name="ce134">
            <text:p>21 295</text:p>
          </table:table-cell>
          <table:table-cell office:value-type="float" office:value="16.485388039481325" table:style-name="ce135">
            <text:p>16,5<text:s text:c="5"/></text:p>
          </table:table-cell>
          <table:table-cell office:value-type="float" office:value="-456" table:style-name="ce120">
            <text:p><text:s/>- 456</text:p>
          </table:table-cell>
          <table:table-cell office:value-type="float" office:value="-1.6219100124488708" table:style-name="ce121">
            <text:p>-1,6<text:s text:c="3"/></text:p>
          </table:table-cell>
          <table:table-cell office:value-type="float" office:value="6364" table:style-name="ce120">
            <text:p>+6 364</text:p>
          </table:table-cell>
          <table:table-cell office:value-type="float" office:value="29.884949518666353" table:style-name="ce121">
            <text:p>+29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6685" table:style-name="ce132">
            <text:p>36 685</text:p>
          </table:table-cell>
          <table:table-cell office:value-type="float" office:value="20.821981564727785" table:style-name="ce133">
            <text:p>20,8<text:s text:c="5"/></text:p>
          </table:table-cell>
          <table:table-cell office:value-type="float" office:value="37194" table:style-name="ce134">
            <text:p>37 194</text:p>
          </table:table-cell>
          <table:table-cell office:value-type="float" office:value="20.982027010255774" table:style-name="ce135">
            <text:p>21,0<text:s text:c="5"/></text:p>
          </table:table-cell>
          <table:table-cell office:value-type="float" office:value="24599" table:style-name="ce134">
            <text:p>24 599</text:p>
          </table:table-cell>
          <table:table-cell office:value-type="float" office:value="19.043158505902845" table:style-name="ce135">
            <text:p>19,0<text:s text:c="5"/></text:p>
          </table:table-cell>
          <table:table-cell office:value-type="float" office:value="-509" table:style-name="ce120">
            <text:p><text:s/>- 509</text:p>
          </table:table-cell>
          <table:table-cell office:value-type="float" office:value="-1.3685002957466257" table:style-name="ce121">
            <text:p>-1,4<text:s text:c="3"/></text:p>
          </table:table-cell>
          <table:table-cell office:value-type="float" office:value="12086" table:style-name="ce120">
            <text:p>+12 086</text:p>
          </table:table-cell>
          <table:table-cell office:value-type="float" office:value="49.132078539778043" table:style-name="ce121">
            <text:p>+49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53428" table:style-name="ce132">
            <text:p>53 428</text:p>
          </table:table-cell>
          <table:table-cell office:value-type="float" office:value="30.325114652862915" table:style-name="ce133">
            <text:p>30,3<text:s text:c="5"/></text:p>
          </table:table-cell>
          <table:table-cell office:value-type="float" office:value="53990" table:style-name="ce134">
            <text:p>53 990</text:p>
          </table:table-cell>
          <table:table-cell office:value-type="float" office:value="30.457053242020464" table:style-name="ce135">
            <text:p>30,5<text:s text:c="5"/></text:p>
          </table:table-cell>
          <table:table-cell office:value-type="float" office:value="32460" table:style-name="ce134">
            <text:p>32 460</text:p>
          </table:table-cell>
          <table:table-cell office:value-type="float" office:value="25.128701374104896" table:style-name="ce135">
            <text:p>25,1<text:s text:c="5"/></text:p>
          </table:table-cell>
          <table:table-cell office:value-type="float" office:value="-562" table:style-name="ce120">
            <text:p><text:s/>- 562</text:p>
          </table:table-cell>
          <table:table-cell office:value-type="float" office:value="-1.0409335062048528" table:style-name="ce121">
            <text:p>-1,0<text:s text:c="3"/></text:p>
          </table:table-cell>
          <table:table-cell office:value-type="float" office:value="20968" table:style-name="ce120">
            <text:p>+20 968</text:p>
          </table:table-cell>
          <table:table-cell office:value-type="float" office:value="64.596426370918053" table:style-name="ce121">
            <text:p>+64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9748" table:style-name="ce132">
            <text:p>19 748</text:p>
          </table:table-cell>
          <table:table-cell office:value-type="float" office:value="11.208736321118829" table:style-name="ce133">
            <text:p>11,2<text:s text:c="5"/></text:p>
          </table:table-cell>
          <table:table-cell office:value-type="float" office:value="18841" table:style-name="ce134">
            <text:p>18 841</text:p>
          </table:table-cell>
          <table:table-cell office:value-type="float" office:value="10.628659754267598" table:style-name="ce135">
            <text:p>10,6<text:s text:c="5"/></text:p>
          </table:table-cell>
          <table:table-cell office:value-type="float" office:value="15409" table:style-name="ce134">
            <text:p>15 409</text:p>
          </table:table-cell>
          <table:table-cell office:value-type="float" office:value="11.928778788465261" table:style-name="ce135">
            <text:p>11,9<text:s text:c="5"/></text:p>
          </table:table-cell>
          <table:table-cell office:value-type="float" office:value="907" table:style-name="ce120">
            <text:p>+ 907</text:p>
          </table:table-cell>
          <table:table-cell office:value-type="float" office:value="4.8139695345257678" table:style-name="ce121">
            <text:p>+4,8<text:s text:c="3"/></text:p>
          </table:table-cell>
          <table:table-cell office:value-type="float" office:value="4339" table:style-name="ce120">
            <text:p>+4 339</text:p>
          </table:table-cell>
          <table:table-cell office:value-type="float" office:value="28.15886819391265" table:style-name="ce121">
            <text:p>+28,2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233147" table:style-name="ce127">
            <text:p>233 147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30036" table:style-name="ce129">
            <text:p>230 03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75155" table:style-name="ce129">
            <text:p>175 15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111" table:style-name="ce113">
            <text:p>+3 111</text:p>
          </table:table-cell>
          <table:table-cell office:value-type="float" office:value="1.3523970161192163" table:style-name="ce114">
            <text:p>+1,4<text:s text:c="3"/></text:p>
          </table:table-cell>
          <table:table-cell office:value-type="float" office:value="57992" table:style-name="ce113">
            <text:p>+57 992</text:p>
          </table:table-cell>
          <table:table-cell office:value-type="float" office:value="33.108960634866264" table:style-name="ce114">
            <text:p>+33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5055" table:style-name="ce132">
            <text:p>25 055</text:p>
          </table:table-cell>
          <table:table-cell office:value-type="float" office:value="10.746438941955075" table:style-name="ce133">
            <text:p>10,7<text:s text:c="5"/></text:p>
          </table:table-cell>
          <table:table-cell office:value-type="float" office:value="24226" table:style-name="ce134">
            <text:p>24 226</text:p>
          </table:table-cell>
          <table:table-cell office:value-type="float" office:value="10.531395085986542" table:style-name="ce135">
            <text:p>10,5<text:s text:c="5"/></text:p>
          </table:table-cell>
          <table:table-cell office:value-type="float" office:value="16596" table:style-name="ce134">
            <text:p>16 596</text:p>
          </table:table-cell>
          <table:table-cell office:value-type="float" office:value="9.4750363963346746" table:style-name="ce135">
            <text:p>9,5<text:s text:c="5"/></text:p>
          </table:table-cell>
          <table:table-cell office:value-type="float" office:value="829" table:style-name="ce120">
            <text:p>+ 829</text:p>
          </table:table-cell>
          <table:table-cell office:value-type="float" office:value="3.4219433666308925" table:style-name="ce121">
            <text:p>+3,4<text:s text:c="3"/></text:p>
          </table:table-cell>
          <table:table-cell office:value-type="float" office:value="8459" table:style-name="ce120">
            <text:p>+8 459</text:p>
          </table:table-cell>
          <table:table-cell office:value-type="float" office:value="50.970113280308503" table:style-name="ce121">
            <text:p>+51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208092" table:style-name="ce132">
            <text:p>208 092</text:p>
          </table:table-cell>
          <table:table-cell office:value-type="float" office:value="89.253561058044923" table:style-name="ce133">
            <text:p>89,3<text:s text:c="5"/></text:p>
          </table:table-cell>
          <table:table-cell office:value-type="float" office:value="205810" table:style-name="ce134">
            <text:p>205 810</text:p>
          </table:table-cell>
          <table:table-cell office:value-type="float" office:value="89.468604914013454" table:style-name="ce135">
            <text:p>89,5<text:s text:c="5"/></text:p>
          </table:table-cell>
          <table:table-cell office:value-type="float" office:value="158559" table:style-name="ce134">
            <text:p>158 559</text:p>
          </table:table-cell>
          <table:table-cell office:value-type="float" office:value="90.524963603665327" table:style-name="ce135">
            <text:p>90,5<text:s text:c="5"/></text:p>
          </table:table-cell>
          <table:table-cell office:value-type="float" office:value="2282" table:style-name="ce120">
            <text:p>+2 282</text:p>
          </table:table-cell>
          <table:table-cell office:value-type="float" office:value="1.1087896603663574" table:style-name="ce121">
            <text:p>+1,1<text:s text:c="3"/></text:p>
          </table:table-cell>
          <table:table-cell office:value-type="float" office:value="49533" table:style-name="ce120">
            <text:p>+49 533</text:p>
          </table:table-cell>
          <table:table-cell office:value-type="float" office:value="31.239475526460183" table:style-name="ce121">
            <text:p>+31,2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50381" table:style-name="ce132">
            <text:p>150 381</text:p>
          </table:table-cell>
          <table:table-cell office:value-type="float" office:value="64.500508263027186" table:style-name="ce133">
            <text:p>64,5<text:s text:c="5"/></text:p>
          </table:table-cell>
          <table:table-cell office:value-type="float" office:value="149347" table:style-name="ce134">
            <text:p>149 347</text:p>
          </table:table-cell>
          <table:table-cell office:value-type="float" office:value="64.923316350484271" table:style-name="ce135">
            <text:p>64,9<text:s text:c="5"/></text:p>
          </table:table-cell>
          <table:table-cell office:value-type="float" office:value="100309" table:style-name="ce134">
            <text:p>100 309</text:p>
          </table:table-cell>
          <table:table-cell office:value-type="float" office:value="57.268704861408473" table:style-name="ce135">
            <text:p>57,3<text:s text:c="5"/></text:p>
          </table:table-cell>
          <table:table-cell office:value-type="float" office:value="1034" table:style-name="ce120">
            <text:p>+1 034</text:p>
          </table:table-cell>
          <table:table-cell office:value-type="float" office:value="0.69234735213964793" table:style-name="ce121">
            <text:p>+0,7<text:s text:c="3"/></text:p>
          </table:table-cell>
          <table:table-cell office:value-type="float" office:value="50072" table:style-name="ce120">
            <text:p>+50 072</text:p>
          </table:table-cell>
          <table:table-cell office:value-type="float" office:value="49.9177541397083" table:style-name="ce121">
            <text:p>+49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82766" table:style-name="ce132">
            <text:p>82 766</text:p>
          </table:table-cell>
          <table:table-cell office:value-type="float" office:value="35.499491736972807" table:style-name="ce133">
            <text:p>35,5<text:s text:c="5"/></text:p>
          </table:table-cell>
          <table:table-cell office:value-type="float" office:value="80689" table:style-name="ce134">
            <text:p>80 689</text:p>
          </table:table-cell>
          <table:table-cell office:value-type="float" office:value="35.076683649515729" table:style-name="ce135">
            <text:p>35,1<text:s text:c="5"/></text:p>
          </table:table-cell>
          <table:table-cell office:value-type="float" office:value="74846" table:style-name="ce134">
            <text:p>74 846</text:p>
          </table:table-cell>
          <table:table-cell office:value-type="float" office:value="42.731295138591534" table:style-name="ce135">
            <text:p>42,7<text:s text:c="5"/></text:p>
          </table:table-cell>
          <table:table-cell office:value-type="float" office:value="2077" table:style-name="ce120">
            <text:p>+2 077</text:p>
          </table:table-cell>
          <table:table-cell office:value-type="float" office:value="2.5740807297153268" table:style-name="ce121">
            <text:p>+2,6<text:s text:c="3"/></text:p>
          </table:table-cell>
          <table:table-cell office:value-type="float" office:value="7920" table:style-name="ce120">
            <text:p>+7 920</text:p>
          </table:table-cell>
          <table:table-cell office:value-type="float" office:value="10.581727814445662" table:style-name="ce121">
            <text:p>+10,6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8408" table:style-name="ce132">
            <text:p>18 408</text:p>
          </table:table-cell>
          <table:table-cell office:value-type="float" office:value="7.8954479362805445" table:style-name="ce133">
            <text:p>7,9<text:s text:c="5"/></text:p>
          </table:table-cell>
          <table:table-cell office:value-type="float" office:value="17218" table:style-name="ce134">
            <text:p>17 218</text:p>
          </table:table-cell>
          <table:table-cell office:value-type="float" office:value="7.484915404545375" table:style-name="ce135">
            <text:p>7,5<text:s text:c="5"/></text:p>
          </table:table-cell>
          <table:table-cell office:value-type="float" office:value="18218" table:style-name="ce134">
            <text:p>18 218</text:p>
          </table:table-cell>
          <table:table-cell office:value-type="float" office:value="10.401073335046101" table:style-name="ce135">
            <text:p>10,4<text:s text:c="5"/></text:p>
          </table:table-cell>
          <table:table-cell office:value-type="float" office:value="1190" table:style-name="ce120">
            <text:p>+1 190</text:p>
          </table:table-cell>
          <table:table-cell office:value-type="float" office:value="6.9113718201881751" table:style-name="ce121">
            <text:p>+6,9<text:s text:c="3"/></text:p>
          </table:table-cell>
          <table:table-cell office:value-type="float" office:value="190" table:style-name="ce120">
            <text:p>+ 190</text:p>
          </table:table-cell>
          <table:table-cell office:value-type="float" office:value="1.0429245800856297" table:style-name="ce121">
            <text:p>+1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214739" table:style-name="ce132">
            <text:p>214 739</text:p>
          </table:table-cell>
          <table:table-cell office:value-type="float" office:value="92.104552063719453" table:style-name="ce133">
            <text:p>92,1<text:s text:c="5"/></text:p>
          </table:table-cell>
          <table:table-cell office:value-type="float" office:value="212818" table:style-name="ce134">
            <text:p>212 818</text:p>
          </table:table-cell>
          <table:table-cell office:value-type="float" office:value="92.515084595454624" table:style-name="ce135">
            <text:p>92,5<text:s text:c="5"/></text:p>
          </table:table-cell>
          <table:table-cell office:value-type="float" office:value="156937" table:style-name="ce134">
            <text:p>156 937</text:p>
          </table:table-cell>
          <table:table-cell office:value-type="float" office:value="89.598926664953893" table:style-name="ce135">
            <text:p>89,6<text:s text:c="5"/></text:p>
          </table:table-cell>
          <table:table-cell office:value-type="float" office:value="1921" table:style-name="ce120">
            <text:p>+1 921</text:p>
          </table:table-cell>
          <table:table-cell office:value-type="float" office:value="0.90264921200274417" table:style-name="ce121">
            <text:p>+0,9<text:s text:c="3"/></text:p>
          </table:table-cell>
          <table:table-cell office:value-type="float" office:value="57802" table:style-name="ce120">
            <text:p>+57 802</text:p>
          </table:table-cell>
          <table:table-cell office:value-type="float" office:value="36.831339964444332" table:style-name="ce121">
            <text:p>+36,8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3528" table:style-name="ce132">
            <text:p>13 528</text:p>
          </table:table-cell>
          <table:table-cell office:value-type="float" office:value="5.8023478749458501" table:style-name="ce133">
            <text:p>5,8<text:s text:c="5"/></text:p>
          </table:table-cell>
          <table:table-cell office:value-type="float" office:value="13507" table:style-name="ce134">
            <text:p>13 507</text:p>
          </table:table-cell>
          <table:table-cell office:value-type="float" office:value="5.8716896485767442" table:style-name="ce135">
            <text:p>5,9<text:s text:c="5"/></text:p>
          </table:table-cell>
          <table:table-cell office:value-type="float" office:value="11823" table:style-name="ce134">
            <text:p>11 823</text:p>
          </table:table-cell>
          <table:table-cell office:value-type="float" office:value="6.7500214096086326" table:style-name="ce135">
            <text:p>6,8<text:s text:c="5"/></text:p>
          </table:table-cell>
          <table:table-cell office:value-type="float" office:value="21" table:style-name="ce120">
            <text:p>+ 21</text:p>
          </table:table-cell>
          <table:table-cell office:value-type="float" office:value="0.15547493892055969" table:style-name="ce121">
            <text:p>+0,2<text:s text:c="3"/></text:p>
          </table:table-cell>
          <table:table-cell office:value-type="float" office:value="1705" table:style-name="ce120">
            <text:p>+1 705</text:p>
          </table:table-cell>
          <table:table-cell office:value-type="float" office:value="14.421043728326143" table:style-name="ce121">
            <text:p>+14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30806" table:style-name="ce132">
            <text:p>30 806</text:p>
          </table:table-cell>
          <table:table-cell office:value-type="float" office:value="13.213123051122253" table:style-name="ce133">
            <text:p>13,2<text:s text:c="5"/></text:p>
          </table:table-cell>
          <table:table-cell office:value-type="float" office:value="30944" table:style-name="ce134">
            <text:p>30 944</text:p>
          </table:table-cell>
          <table:table-cell office:value-type="float" office:value="13.451807543167158" table:style-name="ce135">
            <text:p>13,5<text:s text:c="5"/></text:p>
          </table:table-cell>
          <table:table-cell office:value-type="float" office:value="27933" table:style-name="ce134">
            <text:p>27 933</text:p>
          </table:table-cell>
          <table:table-cell office:value-type="float" office:value="15.947589278067998" table:style-name="ce135">
            <text:p>15,9<text:s text:c="5"/></text:p>
          </table:table-cell>
          <table:table-cell office:value-type="float" office:value="-138" table:style-name="ce120">
            <text:p><text:s/>- 138</text:p>
          </table:table-cell>
          <table:table-cell office:value-type="float" office:value="-0.44596690796277144" table:style-name="ce121">
            <text:p>-0,4<text:s text:c="3"/></text:p>
          </table:table-cell>
          <table:table-cell office:value-type="float" office:value="2873" table:style-name="ce120">
            <text:p>+2 873</text:p>
          </table:table-cell>
          <table:table-cell office:value-type="float" office:value="10.285325600544159" table:style-name="ce121">
            <text:p>+10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9948" table:style-name="ce132">
            <text:p>29 948</text:p>
          </table:table-cell>
          <table:table-cell office:value-type="float" office:value="12.845114884600703" table:style-name="ce133">
            <text:p>12,8<text:s text:c="5"/></text:p>
          </table:table-cell>
          <table:table-cell office:value-type="float" office:value="30075" table:style-name="ce134">
            <text:p>30 075</text:p>
          </table:table-cell>
          <table:table-cell office:value-type="float" office:value="13.074040584951922" table:style-name="ce135">
            <text:p>13,1<text:s text:c="5"/></text:p>
          </table:table-cell>
          <table:table-cell office:value-type="float" office:value="22924" table:style-name="ce134">
            <text:p>22 924</text:p>
          </table:table-cell>
          <table:table-cell office:value-type="float" office:value="13.087836487682338" table:style-name="ce135">
            <text:p>13,1<text:s text:c="5"/></text:p>
          </table:table-cell>
          <table:table-cell office:value-type="float" office:value="-127" table:style-name="ce120">
            <text:p><text:s/>- 127</text:p>
          </table:table-cell>
          <table:table-cell office:value-type="float" office:value="-0.42227763923524519" table:style-name="ce121">
            <text:p>-0,4<text:s text:c="3"/></text:p>
          </table:table-cell>
          <table:table-cell office:value-type="float" office:value="7024" table:style-name="ce120">
            <text:p>+7 024</text:p>
          </table:table-cell>
          <table:table-cell office:value-type="float" office:value="30.640376897574594" table:style-name="ce121">
            <text:p>+30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46952" table:style-name="ce132">
            <text:p>46 952</text:p>
          </table:table-cell>
          <table:table-cell office:value-type="float" office:value="20.13836763930053" table:style-name="ce133">
            <text:p>20,1<text:s text:c="5"/></text:p>
          </table:table-cell>
          <table:table-cell office:value-type="float" office:value="46505" table:style-name="ce134">
            <text:p>46 505</text:p>
          </table:table-cell>
          <table:table-cell office:value-type="float" office:value="20.216400911161731" table:style-name="ce135">
            <text:p>20,2<text:s text:c="5"/></text:p>
          </table:table-cell>
          <table:table-cell office:value-type="float" office:value="33328" table:style-name="ce134">
            <text:p>33 328</text:p>
          </table:table-cell>
          <table:table-cell office:value-type="float" office:value="19.027718306642686" table:style-name="ce135">
            <text:p>19,0<text:s text:c="5"/></text:p>
          </table:table-cell>
          <table:table-cell office:value-type="float" office:value="447" table:style-name="ce120">
            <text:p>+ 447</text:p>
          </table:table-cell>
          <table:table-cell office:value-type="float" office:value="0.96118696914310287" table:style-name="ce121">
            <text:p>+1,0<text:s text:c="3"/></text:p>
          </table:table-cell>
          <table:table-cell office:value-type="float" office:value="13624" table:style-name="ce120">
            <text:p>+13 624</text:p>
          </table:table-cell>
          <table:table-cell office:value-type="float" office:value="40.878540566490642" table:style-name="ce121">
            <text:p>+40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74868" table:style-name="ce132">
            <text:p>74 868</text:p>
          </table:table-cell>
          <table:table-cell office:value-type="float" office:value="32.111929383607766" table:style-name="ce133">
            <text:p>32,1<text:s text:c="5"/></text:p>
          </table:table-cell>
          <table:table-cell office:value-type="float" office:value="74504" table:style-name="ce134">
            <text:p>74 504</text:p>
          </table:table-cell>
          <table:table-cell office:value-type="float" office:value="32.387974056234675" table:style-name="ce135">
            <text:p>32,4<text:s text:c="5"/></text:p>
          </table:table-cell>
          <table:table-cell office:value-type="float" office:value="48564" table:style-name="ce134">
            <text:p>48 564</text:p>
          </table:table-cell>
          <table:table-cell office:value-type="float" office:value="27.726299563243984" table:style-name="ce135">
            <text:p>27,7<text:s text:c="5"/></text:p>
          </table:table-cell>
          <table:table-cell office:value-type="float" office:value="364" table:style-name="ce120">
            <text:p>+ 364</text:p>
          </table:table-cell>
          <table:table-cell office:value-type="float" office:value="0.48856437238269085" table:style-name="ce121">
            <text:p>+0,5<text:s text:c="3"/></text:p>
          </table:table-cell>
          <table:table-cell office:value-type="float" office:value="26304" table:style-name="ce120">
            <text:p>+26 304</text:p>
          </table:table-cell>
          <table:table-cell office:value-type="float" office:value="54.163577958981953" table:style-name="ce121">
            <text:p>+54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37045" table:style-name="ce132">
            <text:p>37 045</text:p>
          </table:table-cell>
          <table:table-cell office:value-type="float" office:value="15.889117166422901" table:style-name="ce133">
            <text:p>15,9<text:s text:c="5"/></text:p>
          </table:table-cell>
          <table:table-cell office:value-type="float" office:value="34501" table:style-name="ce134">
            <text:p>34 501</text:p>
          </table:table-cell>
          <table:table-cell office:value-type="float" office:value="14.998087255907771" table:style-name="ce135">
            <text:p>15,0<text:s text:c="5"/></text:p>
          </table:table-cell>
          <table:table-cell office:value-type="float" office:value="30583" table:style-name="ce134">
            <text:p>30 583</text:p>
          </table:table-cell>
          <table:table-cell office:value-type="float" office:value="17.460534954754362" table:style-name="ce135">
            <text:p>17,5<text:s text:c="5"/></text:p>
          </table:table-cell>
          <table:table-cell office:value-type="float" office:value="2544" table:style-name="ce120">
            <text:p>+2 544</text:p>
          </table:table-cell>
          <table:table-cell office:value-type="float" office:value="7.3736993130633897" table:style-name="ce121">
            <text:p>+7,4<text:s text:c="3"/></text:p>
          </table:table-cell>
          <table:table-cell office:value-type="float" office:value="6462" table:style-name="ce120">
            <text:p>+6 462</text:p>
          </table:table-cell>
          <table:table-cell office:value-type="float" office:value="21.12938560638263" table:style-name="ce121">
            <text:p>+21,1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38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4978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7398in" svg:y="0.24054in" svg:width="1.90592in" svg:height="0.52852in">
                <draw:text-box>
                  <text:p text:style-name="a25" text:class-names="" text:cond-style-name=""><text:span text:style-name="a23" text:class-names="">AGOSTO 2020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5" draw:style-name="a21" draw:name="Text Box 122" svg:x="0in" svg:y="0in" svg:width="0.97917in" svg:height="0.32526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Quadro 2 - PEDIDOS DE EMPREGO <text:s text:c="2"/>E <text:s text:c="3"/>DESEMPREGO REGISTADO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78">
            <text:p>AGOST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7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514999" table:style-name="ce109">
            <text:p>514 99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12744" table:style-name="ce111">
            <text:p>512 744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22465" table:style-name="ce111">
            <text:p>422 465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255" table:style-name="ce113">
            <text:p>+2 255</text:p>
          </table:table-cell>
          <table:table-cell office:value-type="float" office:value="0.43979061676002063" table:style-name="ce114">
            <text:p>+0,4<text:s text:c="3"/></text:p>
          </table:table-cell>
          <table:table-cell office:value-type="float" office:value="92534" table:style-name="ce113">
            <text:p>+92 534</text:p>
          </table:table-cell>
          <table:table-cell office:value-type="float" office:value="21.903352940480275" table:style-name="ce114">
            <text:p>+21,9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83482" table:style-name="ce116">
            <text:p>383 482</text:p>
          </table:table-cell>
          <table:table-cell office:value-type="float" office:value="74.462668859551187" table:style-name="ce117">
            <text:p>74,5<text:s text:c="5"/></text:p>
          </table:table-cell>
          <table:table-cell office:value-type="float" office:value="382019" table:style-name="ce118">
            <text:p>382 019</text:p>
          </table:table-cell>
          <table:table-cell office:value-type="float" office:value="74.504821119311003" table:style-name="ce119">
            <text:p>74,5<text:s text:c="5"/></text:p>
          </table:table-cell>
          <table:table-cell office:value-type="float" office:value="282365" table:style-name="ce118">
            <text:p>282 365</text:p>
          </table:table-cell>
          <table:table-cell office:value-type="float" office:value="66.837489496171273" table:style-name="ce119">
            <text:p>66,8<text:s text:c="5"/></text:p>
          </table:table-cell>
          <table:table-cell office:value-type="float" office:value="1463" table:style-name="ce120">
            <text:p>+1 463</text:p>
          </table:table-cell>
          <table:table-cell office:value-type="float" office:value="0.38296524518414005" table:style-name="ce121">
            <text:p>+0,4<text:s text:c="3"/></text:p>
          </table:table-cell>
          <table:table-cell office:value-type="float" office:value="101117" table:style-name="ce120">
            <text:p>+101 117</text:p>
          </table:table-cell>
          <table:table-cell office:value-type="float" office:value="35.810741416252014" table:style-name="ce121">
            <text:p>+35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40445" table:style-name="ce116">
            <text:p>40 445</text:p>
          </table:table-cell>
          <table:table-cell office:value-type="float" office:value="7.8534133075986556" table:style-name="ce117">
            <text:p>7,9<text:s text:c="5"/></text:p>
          </table:table-cell>
          <table:table-cell office:value-type="float" office:value="39261" table:style-name="ce118">
            <text:p>39 261</text:p>
          </table:table-cell>
          <table:table-cell office:value-type="float" office:value="7.6570374299845536" table:style-name="ce119">
            <text:p>7,7<text:s text:c="5"/></text:p>
          </table:table-cell>
          <table:table-cell office:value-type="float" office:value="39087" table:style-name="ce118">
            <text:p>39 087</text:p>
          </table:table-cell>
          <table:table-cell office:value-type="float" office:value="9.2521273951688308" table:style-name="ce119">
            <text:p>9,3<text:s text:c="5"/></text:p>
          </table:table-cell>
          <table:table-cell office:value-type="float" office:value="1184" table:style-name="ce120">
            <text:p>+1 184</text:p>
          </table:table-cell>
          <table:table-cell office:value-type="float" office:value="3.0157153409235629" table:style-name="ce121">
            <text:p>+3,0<text:s text:c="3"/></text:p>
          </table:table-cell>
          <table:table-cell office:value-type="float" office:value="1358" table:style-name="ce120">
            <text:p>+1 358</text:p>
          </table:table-cell>
          <table:table-cell office:value-type="float" office:value="3.4743009184639391" table:style-name="ce121">
            <text:p>+3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74881" table:style-name="ce116">
            <text:p>74 881</text:p>
          </table:table-cell>
          <table:table-cell office:value-type="float" office:value="14.540028233064531" table:style-name="ce117">
            <text:p>14,5<text:s text:c="5"/></text:p>
          </table:table-cell>
          <table:table-cell office:value-type="float" office:value="74921" table:style-name="ce118">
            <text:p>74 921</text:p>
          </table:table-cell>
          <table:table-cell office:value-type="float" office:value="14.611775076841466" table:style-name="ce119">
            <text:p>14,6<text:s text:c="5"/></text:p>
          </table:table-cell>
          <table:table-cell office:value-type="float" office:value="78306" table:style-name="ce118">
            <text:p>78 306</text:p>
          </table:table-cell>
          <table:table-cell office:value-type="float" office:value="18.53549998224705" table:style-name="ce119">
            <text:p>18,5<text:s text:c="5"/></text:p>
          </table:table-cell>
          <table:table-cell office:value-type="float" office:value="-40" table:style-name="ce120">
            <text:p><text:s/>- 40</text:p>
          </table:table-cell>
          <table:table-cell office:value-type="float" office:value="-5.3389570347432629E-2" table:style-name="ce121">
            <text:p>-0,1<text:s text:c="3"/></text:p>
          </table:table-cell>
          <table:table-cell office:value-type="float" office:value="-3425" table:style-name="ce120">
            <text:p><text:s/>-3 425</text:p>
          </table:table-cell>
          <table:table-cell office:value-type="float" office:value="-4.3738666258013437" table:style-name="ce121">
            <text:p>-4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6191" table:style-name="ce116">
            <text:p>16 191</text:p>
          </table:table-cell>
          <table:table-cell office:value-type="float" office:value="3.1438895997856307" table:style-name="ce117">
            <text:p>3,1<text:s text:c="5"/></text:p>
          </table:table-cell>
          <table:table-cell office:value-type="float" office:value="16543" table:style-name="ce118">
            <text:p>16 543</text:p>
          </table:table-cell>
          <table:table-cell office:value-type="float" office:value="3.2263663738629802" table:style-name="ce119">
            <text:p>3,2<text:s text:c="5"/></text:p>
          </table:table-cell>
          <table:table-cell office:value-type="float" office:value="22707" table:style-name="ce118">
            <text:p>22 707</text:p>
          </table:table-cell>
          <table:table-cell office:value-type="float" office:value="5.3748831264128389" table:style-name="ce119">
            <text:p>5,4<text:s text:c="5"/></text:p>
          </table:table-cell>
          <table:table-cell office:value-type="float" office:value="-352" table:style-name="ce120">
            <text:p><text:s/>- 352</text:p>
          </table:table-cell>
          <table:table-cell office:value-type="float" office:value="-2.1277881883576133" table:style-name="ce121">
            <text:p>-2,1<text:s text:c="3"/></text:p>
          </table:table-cell>
          <table:table-cell office:value-type="float" office:value="-6516" table:style-name="ce120">
            <text:p><text:s/>-6 516</text:p>
          </table:table-cell>
          <table:table-cell office:value-type="float" office:value="-28.695996829171623" table:style-name="ce121">
            <text:p>-28,7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11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83482" table:style-name="ce127">
            <text:p>383 482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82019" table:style-name="ce129">
            <text:p>382 01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82365" table:style-name="ce129">
            <text:p>282 36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463" table:style-name="ce113">
            <text:p>+1 463</text:p>
          </table:table-cell>
          <table:table-cell office:value-type="float" office:value="0.38296524518414005" table:style-name="ce114">
            <text:p>+0,4<text:s text:c="3"/></text:p>
          </table:table-cell>
          <table:table-cell office:value-type="float" office:value="101117" table:style-name="ce113">
            <text:p>+101 117</text:p>
          </table:table-cell>
          <table:table-cell office:value-type="float" office:value="35.810741416252014" table:style-name="ce114">
            <text:p>+35,8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63937" table:style-name="ce132">
            <text:p>163 937</text:p>
          </table:table-cell>
          <table:table-cell office:value-type="float" office:value="42.749594505087593" table:style-name="ce133">
            <text:p>42,7<text:s text:c="5"/></text:p>
          </table:table-cell>
          <table:table-cell office:value-type="float" office:value="165155" table:style-name="ce134">
            <text:p>165 155</text:p>
          </table:table-cell>
          <table:table-cell office:value-type="float" office:value="43.232142903886981" table:style-name="ce135">
            <text:p>43,2<text:s text:c="5"/></text:p>
          </table:table-cell>
          <table:table-cell office:value-type="float" office:value="118732" table:style-name="ce134">
            <text:p>118 732</text:p>
          </table:table-cell>
          <table:table-cell office:value-type="float" office:value="42.049120818798364" table:style-name="ce135">
            <text:p>42,0<text:s text:c="5"/></text:p>
          </table:table-cell>
          <table:table-cell office:value-type="float" office:value="-1218" table:style-name="ce120">
            <text:p><text:s/>-1 218</text:p>
          </table:table-cell>
          <table:table-cell office:value-type="float" office:value="-0.73748902546093065" table:style-name="ce121">
            <text:p>-0,7<text:s text:c="3"/></text:p>
          </table:table-cell>
          <table:table-cell office:value-type="float" office:value="45205" table:style-name="ce120">
            <text:p>+45 205</text:p>
          </table:table-cell>
          <table:table-cell office:value-type="float" office:value="38.073139507462187" table:style-name="ce121">
            <text:p>+38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219545" table:style-name="ce132">
            <text:p>219 545</text:p>
          </table:table-cell>
          <table:table-cell office:value-type="float" office:value="57.250405494912407" table:style-name="ce133">
            <text:p>57,3<text:s text:c="5"/></text:p>
          </table:table-cell>
          <table:table-cell office:value-type="float" office:value="216864" table:style-name="ce134">
            <text:p>216 864</text:p>
          </table:table-cell>
          <table:table-cell office:value-type="float" office:value="56.767857096113019" table:style-name="ce135">
            <text:p>56,8<text:s text:c="5"/></text:p>
          </table:table-cell>
          <table:table-cell office:value-type="float" office:value="163633" table:style-name="ce134">
            <text:p>163 633</text:p>
          </table:table-cell>
          <table:table-cell office:value-type="float" office:value="57.950879181201628" table:style-name="ce135">
            <text:p>58,0<text:s text:c="5"/></text:p>
          </table:table-cell>
          <table:table-cell office:value-type="float" office:value="2681" table:style-name="ce120">
            <text:p>+2 681</text:p>
          </table:table-cell>
          <table:table-cell office:value-type="float" office:value="1.2362586690275934" table:style-name="ce121">
            <text:p>+1,2<text:s text:c="3"/></text:p>
          </table:table-cell>
          <table:table-cell office:value-type="float" office:value="55912" table:style-name="ce120">
            <text:p>+55 912</text:p>
          </table:table-cell>
          <table:table-cell office:value-type="float" office:value="34.169146810239987" table:style-name="ce121">
            <text:p>+34,2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42621" table:style-name="ce132">
            <text:p>42 621</text:p>
          </table:table-cell>
          <table:table-cell office:value-type="float" office:value="11.114211358029841" table:style-name="ce133">
            <text:p>11,1<text:s text:c="5"/></text:p>
          </table:table-cell>
          <table:table-cell office:value-type="float" office:value="41752" table:style-name="ce134">
            <text:p>41 752</text:p>
          </table:table-cell>
          <table:table-cell office:value-type="float" office:value="10.929299328043893" table:style-name="ce135">
            <text:p>10,9<text:s text:c="5"/></text:p>
          </table:table-cell>
          <table:table-cell office:value-type="float" office:value="27311" table:style-name="ce134">
            <text:p>27 311</text:p>
          </table:table-cell>
          <table:table-cell office:value-type="float" office:value="9.6722327483930375" table:style-name="ce135">
            <text:p>9,7<text:s text:c="5"/></text:p>
          </table:table-cell>
          <table:table-cell office:value-type="float" office:value="869" table:style-name="ce120">
            <text:p>+ 869</text:p>
          </table:table-cell>
          <table:table-cell office:value-type="float" office:value="2.0813374209618698" table:style-name="ce121">
            <text:p>+2,1<text:s text:c="3"/></text:p>
          </table:table-cell>
          <table:table-cell office:value-type="float" office:value="15310" table:style-name="ce120">
            <text:p>+15 310</text:p>
          </table:table-cell>
          <table:table-cell office:value-type="float" office:value="56.057998608619243" table:style-name="ce121">
            <text:p>+56,1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340861" table:style-name="ce132">
            <text:p>340 861</text:p>
          </table:table-cell>
          <table:table-cell office:value-type="float" office:value="88.885788641970152" table:style-name="ce133">
            <text:p>88,9<text:s text:c="5"/></text:p>
          </table:table-cell>
          <table:table-cell office:value-type="float" office:value="340267" table:style-name="ce134">
            <text:p>340 267</text:p>
          </table:table-cell>
          <table:table-cell office:value-type="float" office:value="89.070700671956104" table:style-name="ce135">
            <text:p>89,1<text:s text:c="5"/></text:p>
          </table:table-cell>
          <table:table-cell office:value-type="float" office:value="255054" table:style-name="ce134">
            <text:p>255 054</text:p>
          </table:table-cell>
          <table:table-cell office:value-type="float" office:value="90.327767251606957" table:style-name="ce135">
            <text:p>90,3<text:s text:c="5"/></text:p>
          </table:table-cell>
          <table:table-cell office:value-type="float" office:value="594" table:style-name="ce120">
            <text:p>+ 594</text:p>
          </table:table-cell>
          <table:table-cell office:value-type="float" office:value="0.17456879450549126" table:style-name="ce121">
            <text:p>+0,2<text:s text:c="3"/></text:p>
          </table:table-cell>
          <table:table-cell office:value-type="float" office:value="85807" table:style-name="ce120">
            <text:p>+85 807</text:p>
          </table:table-cell>
          <table:table-cell office:value-type="float" office:value="33.642679589420283" table:style-name="ce121">
            <text:p>+33,6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251411" table:style-name="ce132">
            <text:p>251 411</text:p>
          </table:table-cell>
          <table:table-cell office:value-type="float" office:value="65.560052362301221" table:style-name="ce133">
            <text:p>65,6<text:s text:c="5"/></text:p>
          </table:table-cell>
          <table:table-cell office:value-type="float" office:value="252753" table:style-name="ce134">
            <text:p>252 753</text:p>
          </table:table-cell>
          <table:table-cell office:value-type="float" office:value="66.162416005486634" table:style-name="ce135">
            <text:p>66,2<text:s text:c="5"/></text:p>
          </table:table-cell>
          <table:table-cell office:value-type="float" office:value="160699" table:style-name="ce134">
            <text:p>160 699</text:p>
          </table:table-cell>
          <table:table-cell office:value-type="float" office:value="56.911798558603223" table:style-name="ce135">
            <text:p>56,9<text:s text:c="5"/></text:p>
          </table:table-cell>
          <table:table-cell office:value-type="float" office:value="-1342" table:style-name="ce120">
            <text:p><text:s/>-1 342</text:p>
          </table:table-cell>
          <table:table-cell office:value-type="float" office:value="-0.53095314397850868" table:style-name="ce121">
            <text:p>-0,5<text:s text:c="3"/></text:p>
          </table:table-cell>
          <table:table-cell office:value-type="float" office:value="90712" table:style-name="ce120">
            <text:p>+90 712</text:p>
          </table:table-cell>
          <table:table-cell office:value-type="float" office:value="56.44839109141936" table:style-name="ce121">
            <text:p>+56,4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32071" table:style-name="ce132">
            <text:p>132 071</text:p>
          </table:table-cell>
          <table:table-cell office:value-type="float" office:value="34.439947637698772" table:style-name="ce133">
            <text:p>34,4<text:s text:c="5"/></text:p>
          </table:table-cell>
          <table:table-cell office:value-type="float" office:value="129266" table:style-name="ce134">
            <text:p>129 266</text:p>
          </table:table-cell>
          <table:table-cell office:value-type="float" office:value="33.837583994513359" table:style-name="ce135">
            <text:p>33,8<text:s text:c="5"/></text:p>
          </table:table-cell>
          <table:table-cell office:value-type="float" office:value="121666" table:style-name="ce134">
            <text:p>121 666</text:p>
          </table:table-cell>
          <table:table-cell office:value-type="float" office:value="43.08820144139677" table:style-name="ce135">
            <text:p>43,1<text:s text:c="5"/></text:p>
          </table:table-cell>
          <table:table-cell office:value-type="float" office:value="2805" table:style-name="ce120">
            <text:p>+2 805</text:p>
          </table:table-cell>
          <table:table-cell office:value-type="float" office:value="2.1699441461791964" table:style-name="ce121">
            <text:p>+2,2<text:s text:c="3"/></text:p>
          </table:table-cell>
          <table:table-cell office:value-type="float" office:value="10405" table:style-name="ce120">
            <text:p>+10 405</text:p>
          </table:table-cell>
          <table:table-cell office:value-type="float" office:value="8.552101655351537" table:style-name="ce121">
            <text:p>+8,6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28429" table:style-name="ce132">
            <text:p>28 429</text:p>
          </table:table-cell>
          <table:table-cell office:value-type="float" office:value="7.4133857651728112" table:style-name="ce133">
            <text:p>7,4<text:s text:c="5"/></text:p>
          </table:table-cell>
          <table:table-cell office:value-type="float" office:value="26386" table:style-name="ce134">
            <text:p>26 386</text:p>
          </table:table-cell>
          <table:table-cell office:value-type="float" office:value="6.9069863017284474" table:style-name="ce135">
            <text:p>6,9<text:s text:c="5"/></text:p>
          </table:table-cell>
          <table:table-cell office:value-type="float" office:value="27840" table:style-name="ce134">
            <text:p>27 840</text:p>
          </table:table-cell>
          <table:table-cell office:value-type="float" office:value="9.8595789138172218" table:style-name="ce135">
            <text:p>9,9<text:s text:c="5"/></text:p>
          </table:table-cell>
          <table:table-cell office:value-type="float" office:value="2043" table:style-name="ce120">
            <text:p>+2 043</text:p>
          </table:table-cell>
          <table:table-cell office:value-type="float" office:value="7.742742363374516" table:style-name="ce121">
            <text:p>+7,7<text:s text:c="3"/></text:p>
          </table:table-cell>
          <table:table-cell office:value-type="float" office:value="589" table:style-name="ce120">
            <text:p>+ 589</text:p>
          </table:table-cell>
          <table:table-cell office:value-type="float" office:value="2.1156609195402298" table:style-name="ce121">
            <text:p>+2,1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355053" table:style-name="ce132">
            <text:p>355 053</text:p>
          </table:table-cell>
          <table:table-cell office:value-type="float" office:value="92.586614234827195" table:style-name="ce133">
            <text:p>92,6<text:s text:c="5"/></text:p>
          </table:table-cell>
          <table:table-cell office:value-type="float" office:value="355633" table:style-name="ce134">
            <text:p>355 633</text:p>
          </table:table-cell>
          <table:table-cell office:value-type="float" office:value="93.093013698271548" table:style-name="ce135">
            <text:p>93,1<text:s text:c="5"/></text:p>
          </table:table-cell>
          <table:table-cell office:value-type="float" office:value="254525" table:style-name="ce134">
            <text:p>254 525</text:p>
          </table:table-cell>
          <table:table-cell office:value-type="float" office:value="90.140421086182769" table:style-name="ce135">
            <text:p>90,1<text:s text:c="5"/></text:p>
          </table:table-cell>
          <table:table-cell office:value-type="float" office:value="-580" table:style-name="ce120">
            <text:p><text:s/>- 580</text:p>
          </table:table-cell>
          <table:table-cell office:value-type="float" office:value="-0.16308947707327498" table:style-name="ce121">
            <text:p>-0,2<text:s text:c="3"/></text:p>
          </table:table-cell>
          <table:table-cell office:value-type="float" office:value="100528" table:style-name="ce120">
            <text:p>+100 528</text:p>
          </table:table-cell>
          <table:table-cell office:value-type="float" office:value="39.496316668303706" table:style-name="ce121">
            <text:p>+39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4189" table:style-name="ce132">
            <text:p>24 189</text:p>
          </table:table-cell>
          <table:table-cell office:value-type="float" office:value="6.3077276117262358" table:style-name="ce133">
            <text:p>6,3<text:s text:c="5"/></text:p>
          </table:table-cell>
          <table:table-cell office:value-type="float" office:value="24220" table:style-name="ce134">
            <text:p>24 220</text:p>
          </table:table-cell>
          <table:table-cell office:value-type="float" office:value="6.3399987958714101" table:style-name="ce135">
            <text:p>6,3<text:s text:c="5"/></text:p>
          </table:table-cell>
          <table:table-cell office:value-type="float" office:value="20562" table:style-name="ce134">
            <text:p>20 562</text:p>
          </table:table-cell>
          <table:table-cell office:value-type="float" office:value="7.2820639951835391" table:style-name="ce135">
            <text:p>7,3<text:s text:c="5"/></text:p>
          </table:table-cell>
          <table:table-cell office:value-type="float" office:value="-31" table:style-name="ce120">
            <text:p><text:s/>- 31</text:p>
          </table:table-cell>
          <table:table-cell office:value-type="float" office:value="-0.12799339388934763" table:style-name="ce121">
            <text:p>-0,1<text:s text:c="3"/></text:p>
          </table:table-cell>
          <table:table-cell office:value-type="float" office:value="3627" table:style-name="ce120">
            <text:p>+3 627</text:p>
          </table:table-cell>
          <table:table-cell office:value-type="float" office:value="17.639334695068573" table:style-name="ce121">
            <text:p>+17,6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3044" table:style-name="ce132">
            <text:p>53 044</text:p>
          </table:table-cell>
          <table:table-cell office:value-type="float" office:value="13.832200729108537" table:style-name="ce133">
            <text:p>13,8<text:s text:c="5"/></text:p>
          </table:table-cell>
          <table:table-cell office:value-type="float" office:value="53436" table:style-name="ce134">
            <text:p>53 436</text:p>
          </table:table-cell>
          <table:table-cell office:value-type="float" office:value="13.987785947819351" table:style-name="ce135">
            <text:p>14,0<text:s text:c="5"/></text:p>
          </table:table-cell>
          <table:table-cell office:value-type="float" office:value="48713" table:style-name="ce134">
            <text:p>48 713</text:p>
          </table:table-cell>
          <table:table-cell office:value-type="float" office:value="17.251784038390028" table:style-name="ce135">
            <text:p>17,3<text:s text:c="5"/></text:p>
          </table:table-cell>
          <table:table-cell office:value-type="float" office:value="-392" table:style-name="ce120">
            <text:p><text:s/>- 392</text:p>
          </table:table-cell>
          <table:table-cell office:value-type="float" office:value="-0.73358784340145222" table:style-name="ce121">
            <text:p>-0,7<text:s text:c="3"/></text:p>
          </table:table-cell>
          <table:table-cell office:value-type="float" office:value="4331" table:style-name="ce120">
            <text:p>+4 331</text:p>
          </table:table-cell>
          <table:table-cell office:value-type="float" office:value="8.8908504916552058" table:style-name="ce121">
            <text:p>+8,9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52719" table:style-name="ce132">
            <text:p>52 719</text:p>
          </table:table-cell>
          <table:table-cell office:value-type="float" office:value="13.747450988573126" table:style-name="ce133">
            <text:p>13,7<text:s text:c="5"/></text:p>
          </table:table-cell>
          <table:table-cell office:value-type="float" office:value="53385" table:style-name="ce134">
            <text:p>53 385</text:p>
          </table:table-cell>
          <table:table-cell office:value-type="float" office:value="13.974435826490305" table:style-name="ce135">
            <text:p>14,0<text:s text:c="5"/></text:p>
          </table:table-cell>
          <table:table-cell office:value-type="float" office:value="39959" table:style-name="ce134">
            <text:p>39 959</text:p>
          </table:table-cell>
          <table:table-cell office:value-type="float" office:value="14.151541444584137" table:style-name="ce135">
            <text:p>14,2<text:s text:c="5"/></text:p>
          </table:table-cell>
          <table:table-cell office:value-type="float" office:value="-666" table:style-name="ce120">
            <text:p><text:s/>- 666</text:p>
          </table:table-cell>
          <table:table-cell office:value-type="float" office:value="-1.2475414442259061" table:style-name="ce121">
            <text:p>-1,2<text:s text:c="3"/></text:p>
          </table:table-cell>
          <table:table-cell office:value-type="float" office:value="12760" table:style-name="ce120">
            <text:p>+12 760</text:p>
          </table:table-cell>
          <table:table-cell office:value-type="float" office:value="31.932731049325557" table:style-name="ce121">
            <text:p>+31,9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78833" table:style-name="ce132">
            <text:p>78 833</text:p>
          </table:table-cell>
          <table:table-cell office:value-type="float" office:value="20.557157832701403" table:style-name="ce133">
            <text:p>20,6<text:s text:c="5"/></text:p>
          </table:table-cell>
          <table:table-cell office:value-type="float" office:value="78971" table:style-name="ce134">
            <text:p>78 971</text:p>
          </table:table-cell>
          <table:table-cell office:value-type="float" office:value="20.672008460312181" table:style-name="ce135">
            <text:p>20,7<text:s text:c="5"/></text:p>
          </table:table-cell>
          <table:table-cell office:value-type="float" office:value="54052" table:style-name="ce134">
            <text:p>54 052</text:p>
          </table:table-cell>
          <table:table-cell office:value-type="float" office:value="19.142599118162661" table:style-name="ce135">
            <text:p>19,1<text:s text:c="5"/></text:p>
          </table:table-cell>
          <table:table-cell office:value-type="float" office:value="-138" table:style-name="ce120">
            <text:p><text:s/>- 138</text:p>
          </table:table-cell>
          <table:table-cell office:value-type="float" office:value="-0.17474769219080422" table:style-name="ce121">
            <text:p>-0,2<text:s text:c="3"/></text:p>
          </table:table-cell>
          <table:table-cell office:value-type="float" office:value="24781" table:style-name="ce120">
            <text:p>+24 781</text:p>
          </table:table-cell>
          <table:table-cell office:value-type="float" office:value="45.846592170502483" table:style-name="ce121">
            <text:p>+45,8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120319" table:style-name="ce132">
            <text:p>120 319</text:p>
          </table:table-cell>
          <table:table-cell office:value-type="float" office:value="31.375397019938355" table:style-name="ce133">
            <text:p>31,4<text:s text:c="5"/></text:p>
          </table:table-cell>
          <table:table-cell office:value-type="float" office:value="120893" table:style-name="ce134">
            <text:p>120 893</text:p>
          </table:table-cell>
          <table:table-cell office:value-type="float" office:value="31.645808192786223" table:style-name="ce135">
            <text:p>31,6<text:s text:c="5"/></text:p>
          </table:table-cell>
          <table:table-cell office:value-type="float" office:value="75215" table:style-name="ce134">
            <text:p>75 215</text:p>
          </table:table-cell>
          <table:table-cell office:value-type="float" office:value="26.637508189754396" table:style-name="ce135">
            <text:p>26,6<text:s text:c="5"/></text:p>
          </table:table-cell>
          <table:table-cell office:value-type="float" office:value="-574" table:style-name="ce120">
            <text:p><text:s/>- 574</text:p>
          </table:table-cell>
          <table:table-cell office:value-type="float" office:value="-0.47480002977839908" table:style-name="ce121">
            <text:p>-0,5<text:s text:c="3"/></text:p>
          </table:table-cell>
          <table:table-cell office:value-type="float" office:value="45104" table:style-name="ce120">
            <text:p>+45 104</text:p>
          </table:table-cell>
          <table:table-cell office:value-type="float" office:value="59.966761949079306" table:style-name="ce121">
            <text:p>+60,0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54378" table:style-name="ce132">
            <text:p>54 378</text:p>
          </table:table-cell>
          <table:table-cell office:value-type="float" office:value="14.180065817952341" table:style-name="ce133">
            <text:p>14,2<text:s text:c="5"/></text:p>
          </table:table-cell>
          <table:table-cell office:value-type="float" office:value="51114" table:style-name="ce134">
            <text:p>51 114</text:p>
          </table:table-cell>
          <table:table-cell office:value-type="float" office:value="13.37996277672053" table:style-name="ce135">
            <text:p>13,4<text:s text:c="5"/></text:p>
          </table:table-cell>
          <table:table-cell office:value-type="float" office:value="43864" table:style-name="ce134">
            <text:p>43 864</text:p>
          </table:table-cell>
          <table:table-cell office:value-type="float" office:value="15.534503213925237" table:style-name="ce135">
            <text:p>15,5<text:s text:c="5"/></text:p>
          </table:table-cell>
          <table:table-cell office:value-type="float" office:value="3264" table:style-name="ce120">
            <text:p>+3 264</text:p>
          </table:table-cell>
          <table:table-cell office:value-type="float" office:value="6.3857260241812419" table:style-name="ce121">
            <text:p>+6,4<text:s text:c="3"/></text:p>
          </table:table-cell>
          <table:table-cell office:value-type="float" office:value="10514" table:style-name="ce120">
            <text:p>+10 514</text:p>
          </table:table-cell>
          <table:table-cell office:value-type="float" office:value="23.969542221411636" table:style-name="ce121">
            <text:p>+24,0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63937" table:style-name="ce127">
            <text:p>163 937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65155" table:style-name="ce129">
            <text:p>165 15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18732" table:style-name="ce129">
            <text:p>118 73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218" table:style-name="ce113">
            <text:p><text:s/>-1 218</text:p>
          </table:table-cell>
          <table:table-cell office:value-type="float" office:value="-0.73748902546093065" table:style-name="ce114">
            <text:p>-0,7<text:s text:c="3"/></text:p>
          </table:table-cell>
          <table:table-cell office:value-type="float" office:value="45205" table:style-name="ce113">
            <text:p>+45 205</text:p>
          </table:table-cell>
          <table:table-cell office:value-type="float" office:value="38.073139507462187" table:style-name="ce114">
            <text:p>+38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9337" table:style-name="ce132">
            <text:p>19 337</text:p>
          </table:table-cell>
          <table:table-cell office:value-type="float" office:value="11.795384812458444" table:style-name="ce133">
            <text:p>11,8<text:s text:c="5"/></text:p>
          </table:table-cell>
          <table:table-cell office:value-type="float" office:value="19174" table:style-name="ce134">
            <text:p>19 174</text:p>
          </table:table-cell>
          <table:table-cell office:value-type="float" office:value="11.609699978807788" table:style-name="ce135">
            <text:p>11,6<text:s text:c="5"/></text:p>
          </table:table-cell>
          <table:table-cell office:value-type="float" office:value="12063" table:style-name="ce134">
            <text:p>12 063</text:p>
          </table:table-cell>
          <table:table-cell office:value-type="float" office:value="10.159855809722737" table:style-name="ce135">
            <text:p>10,2<text:s text:c="5"/></text:p>
          </table:table-cell>
          <table:table-cell office:value-type="float" office:value="163" table:style-name="ce120">
            <text:p>+ 163</text:p>
          </table:table-cell>
          <table:table-cell office:value-type="float" office:value="0.85010952331281942" table:style-name="ce121">
            <text:p>+0,9<text:s text:c="3"/></text:p>
          </table:table-cell>
          <table:table-cell office:value-type="float" office:value="7274" table:style-name="ce120">
            <text:p>+7 274</text:p>
          </table:table-cell>
          <table:table-cell office:value-type="float" office:value="60.300091187930036" table:style-name="ce121">
            <text:p>+60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44600" table:style-name="ce132">
            <text:p>144 600</text:p>
          </table:table-cell>
          <table:table-cell office:value-type="float" office:value="88.204615187541563" table:style-name="ce133">
            <text:p>88,2<text:s text:c="5"/></text:p>
          </table:table-cell>
          <table:table-cell office:value-type="float" office:value="145981" table:style-name="ce134">
            <text:p>145 981</text:p>
          </table:table-cell>
          <table:table-cell office:value-type="float" office:value="88.390300021192218" table:style-name="ce135">
            <text:p>88,4<text:s text:c="5"/></text:p>
          </table:table-cell>
          <table:table-cell office:value-type="float" office:value="106669" table:style-name="ce134">
            <text:p>106 669</text:p>
          </table:table-cell>
          <table:table-cell office:value-type="float" office:value="89.840144190277258" table:style-name="ce135">
            <text:p>89,8<text:s text:c="5"/></text:p>
          </table:table-cell>
          <table:table-cell office:value-type="float" office:value="-1381" table:style-name="ce120">
            <text:p><text:s/>-1 381</text:p>
          </table:table-cell>
          <table:table-cell office:value-type="float" office:value="-0.94601352230769753" table:style-name="ce121">
            <text:p>-0,9<text:s text:c="3"/></text:p>
          </table:table-cell>
          <table:table-cell office:value-type="float" office:value="37931" table:style-name="ce120">
            <text:p>+37 931</text:p>
          </table:table-cell>
          <table:table-cell office:value-type="float" office:value="35.559534635179858" table:style-name="ce121">
            <text:p>+35,6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08777" table:style-name="ce132">
            <text:p>108 777</text:p>
          </table:table-cell>
          <table:table-cell office:value-type="float" office:value="66.352928259026328" table:style-name="ce133">
            <text:p>66,4<text:s text:c="5"/></text:p>
          </table:table-cell>
          <table:table-cell office:value-type="float" office:value="110816" table:style-name="ce134">
            <text:p>110 816</text:p>
          </table:table-cell>
          <table:table-cell office:value-type="float" office:value="67.098180497108771" table:style-name="ce135">
            <text:p>67,1<text:s text:c="5"/></text:p>
          </table:table-cell>
          <table:table-cell office:value-type="float" office:value="66228" table:style-name="ce134">
            <text:p>66 228</text:p>
          </table:table-cell>
          <table:table-cell office:value-type="float" office:value="55.779402351514342" table:style-name="ce135">
            <text:p>55,8<text:s text:c="5"/></text:p>
          </table:table-cell>
          <table:table-cell office:value-type="float" office:value="-2039" table:style-name="ce120">
            <text:p><text:s/>-2 039</text:p>
          </table:table-cell>
          <table:table-cell office:value-type="float" office:value="-1.8399870054865721" table:style-name="ce121">
            <text:p>-1,8<text:s text:c="3"/></text:p>
          </table:table-cell>
          <table:table-cell office:value-type="float" office:value="42549" table:style-name="ce120">
            <text:p>+42 549</text:p>
          </table:table-cell>
          <table:table-cell office:value-type="float" office:value="64.246240260916835" table:style-name="ce121">
            <text:p>+6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55160" table:style-name="ce132">
            <text:p>55 160</text:p>
          </table:table-cell>
          <table:table-cell office:value-type="float" office:value="33.647071740973665" table:style-name="ce133">
            <text:p>33,6<text:s text:c="5"/></text:p>
          </table:table-cell>
          <table:table-cell office:value-type="float" office:value="54339" table:style-name="ce134">
            <text:p>54 339</text:p>
          </table:table-cell>
          <table:table-cell office:value-type="float" office:value="32.901819502891222" table:style-name="ce135">
            <text:p>32,9<text:s text:c="5"/></text:p>
          </table:table-cell>
          <table:table-cell office:value-type="float" office:value="52504" table:style-name="ce134">
            <text:p>52 504</text:p>
          </table:table-cell>
          <table:table-cell office:value-type="float" office:value="44.220597648485665" table:style-name="ce135">
            <text:p>44,2<text:s text:c="5"/></text:p>
          </table:table-cell>
          <table:table-cell office:value-type="float" office:value="821" table:style-name="ce120">
            <text:p>+ 821</text:p>
          </table:table-cell>
          <table:table-cell office:value-type="float" office:value="1.5108853677837282" table:style-name="ce121">
            <text:p>+1,5<text:s text:c="3"/></text:p>
          </table:table-cell>
          <table:table-cell office:value-type="float" office:value="2656" table:style-name="ce120">
            <text:p>+2 656</text:p>
          </table:table-cell>
          <table:table-cell office:value-type="float" office:value="5.0586621971659298" table:style-name="ce121">
            <text:p>+5,1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1087" table:style-name="ce132">
            <text:p>11 087</text:p>
          </table:table-cell>
          <table:table-cell office:value-type="float" office:value="6.762963821468003" table:style-name="ce133">
            <text:p>6,8<text:s text:c="5"/></text:p>
          </table:table-cell>
          <table:table-cell office:value-type="float" office:value="10157" table:style-name="ce134">
            <text:p>10 157</text:p>
          </table:table-cell>
          <table:table-cell office:value-type="float" office:value="6.1499803215161508" table:style-name="ce135">
            <text:p>6,1<text:s text:c="5"/></text:p>
          </table:table-cell>
          <table:table-cell office:value-type="float" office:value="10801" table:style-name="ce134">
            <text:p>10 801</text:p>
          </table:table-cell>
          <table:table-cell office:value-type="float" office:value="9.0969578546642857" table:style-name="ce135">
            <text:p>9,1<text:s text:c="5"/></text:p>
          </table:table-cell>
          <table:table-cell office:value-type="float" office:value="930" table:style-name="ce120">
            <text:p>+ 930</text:p>
          </table:table-cell>
          <table:table-cell office:value-type="float" office:value="9.1562469233041242" table:style-name="ce121">
            <text:p>+9,2<text:s text:c="3"/></text:p>
          </table:table-cell>
          <table:table-cell office:value-type="float" office:value="286" table:style-name="ce120">
            <text:p>+ 286</text:p>
          </table:table-cell>
          <table:table-cell office:value-type="float" office:value="2.6479029719470417" table:style-name="ce121">
            <text:p>+2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52850" table:style-name="ce132">
            <text:p>152 850</text:p>
          </table:table-cell>
          <table:table-cell office:value-type="float" office:value="93.237036178531994" table:style-name="ce133">
            <text:p>93,2<text:s text:c="5"/></text:p>
          </table:table-cell>
          <table:table-cell office:value-type="float" office:value="154998" table:style-name="ce134">
            <text:p>154 998</text:p>
          </table:table-cell>
          <table:table-cell office:value-type="float" office:value="93.850019678483847" table:style-name="ce135">
            <text:p>93,9<text:s text:c="5"/></text:p>
          </table:table-cell>
          <table:table-cell office:value-type="float" office:value="107931" table:style-name="ce134">
            <text:p>107 931</text:p>
          </table:table-cell>
          <table:table-cell office:value-type="float" office:value="90.903042145335718" table:style-name="ce135">
            <text:p>90,9<text:s text:c="5"/></text:p>
          </table:table-cell>
          <table:table-cell office:value-type="float" office:value="-2148" table:style-name="ce120">
            <text:p><text:s/>-2 148</text:p>
          </table:table-cell>
          <table:table-cell office:value-type="float" office:value="-1.3858243332172029" table:style-name="ce121">
            <text:p>-1,4<text:s text:c="3"/></text:p>
          </table:table-cell>
          <table:table-cell office:value-type="float" office:value="44919" table:style-name="ce120">
            <text:p>+44 919</text:p>
          </table:table-cell>
          <table:table-cell office:value-type="float" office:value="41.618256108069048" table:style-name="ce121">
            <text:p>+41,6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1117" table:style-name="ce132">
            <text:p>11 117</text:p>
          </table:table-cell>
          <table:table-cell office:value-type="float" office:value="6.7812635341625143" table:style-name="ce133">
            <text:p>6,8<text:s text:c="5"/></text:p>
          </table:table-cell>
          <table:table-cell office:value-type="float" office:value="11189" table:style-name="ce134">
            <text:p>11 189</text:p>
          </table:table-cell>
          <table:table-cell office:value-type="float" office:value="6.7748478701825556" table:style-name="ce135">
            <text:p>6,8<text:s text:c="5"/></text:p>
          </table:table-cell>
          <table:table-cell office:value-type="float" office:value="9212" table:style-name="ce134">
            <text:p>9 212</text:p>
          </table:table-cell>
          <table:table-cell office:value-type="float" office:value="7.7586497321699284" table:style-name="ce135">
            <text:p>7,8<text:s text:c="5"/></text:p>
          </table:table-cell>
          <table:table-cell office:value-type="float" office:value="-72" table:style-name="ce120">
            <text:p><text:s/>- 72</text:p>
          </table:table-cell>
          <table:table-cell office:value-type="float" office:value="-0.64348914112074362" table:style-name="ce121">
            <text:p>-0,6<text:s text:c="3"/></text:p>
          </table:table-cell>
          <table:table-cell office:value-type="float" office:value="1905" table:style-name="ce120">
            <text:p>+1 905</text:p>
          </table:table-cell>
          <table:table-cell office:value-type="float" office:value="20.679548415110723" table:style-name="ce121">
            <text:p>+20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4340" table:style-name="ce132">
            <text:p>24 340</text:p>
          </table:table-cell>
          <table:table-cell office:value-type="float" office:value="14.847166899479678" table:style-name="ce133">
            <text:p>14,8<text:s text:c="5"/></text:p>
          </table:table-cell>
          <table:table-cell office:value-type="float" office:value="24615" table:style-name="ce134">
            <text:p>24 615</text:p>
          </table:table-cell>
          <table:table-cell office:value-type="float" office:value="14.904180920953044" table:style-name="ce135">
            <text:p>14,9<text:s text:c="5"/></text:p>
          </table:table-cell>
          <table:table-cell office:value-type="float" office:value="22873" table:style-name="ce134">
            <text:p>22 873</text:p>
          </table:table-cell>
          <table:table-cell office:value-type="float" office:value="19.264393760738468" table:style-name="ce135">
            <text:p>19,3<text:s text:c="5"/></text:p>
          </table:table-cell>
          <table:table-cell office:value-type="float" office:value="-275" table:style-name="ce120">
            <text:p><text:s/>- 275</text:p>
          </table:table-cell>
          <table:table-cell office:value-type="float" office:value="-1.1172049563274427" table:style-name="ce121">
            <text:p>-1,1<text:s text:c="3"/></text:p>
          </table:table-cell>
          <table:table-cell office:value-type="float" office:value="1467" table:style-name="ce120">
            <text:p>+1 467</text:p>
          </table:table-cell>
          <table:table-cell office:value-type="float" office:value="6.4136755126131249" table:style-name="ce121">
            <text:p>+6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5107" table:style-name="ce132">
            <text:p>25 107</text:p>
          </table:table-cell>
          <table:table-cell office:value-type="float" office:value="15.315029554036002" table:style-name="ce133">
            <text:p>15,3<text:s text:c="5"/></text:p>
          </table:table-cell>
          <table:table-cell office:value-type="float" office:value="25586" table:style-name="ce134">
            <text:p>25 586</text:p>
          </table:table-cell>
          <table:table-cell office:value-type="float" office:value="15.49211346916533" table:style-name="ce135">
            <text:p>15,5<text:s text:c="5"/></text:p>
          </table:table-cell>
          <table:table-cell office:value-type="float" office:value="19022" table:style-name="ce134">
            <text:p>19 022</text:p>
          </table:table-cell>
          <table:table-cell office:value-type="float" office:value="16.020954755247111" table:style-name="ce135">
            <text:p>16,0<text:s text:c="5"/></text:p>
          </table:table-cell>
          <table:table-cell office:value-type="float" office:value="-479" table:style-name="ce120">
            <text:p><text:s/>- 479</text:p>
          </table:table-cell>
          <table:table-cell office:value-type="float" office:value="-1.8721175642929726" table:style-name="ce121">
            <text:p>-1,9<text:s text:c="3"/></text:p>
          </table:table-cell>
          <table:table-cell office:value-type="float" office:value="6085" table:style-name="ce120">
            <text:p>+6 085</text:p>
          </table:table-cell>
          <table:table-cell office:value-type="float" office:value="31.989275575649252" table:style-name="ce121">
            <text:p>+32,0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4381" table:style-name="ce132">
            <text:p>34 381</text:p>
          </table:table-cell>
          <table:table-cell office:value-type="float" office:value="20.972080738332409" table:style-name="ce133">
            <text:p>21,0<text:s text:c="5"/></text:p>
          </table:table-cell>
          <table:table-cell office:value-type="float" office:value="34883" table:style-name="ce134">
            <text:p>34 883</text:p>
          </table:table-cell>
          <table:table-cell office:value-type="float" office:value="21.121370833459476" table:style-name="ce135">
            <text:p>21,1<text:s text:c="5"/></text:p>
          </table:table-cell>
          <table:table-cell office:value-type="float" office:value="22772" table:style-name="ce134">
            <text:p>22 772</text:p>
          </table:table-cell>
          <table:table-cell office:value-type="float" office:value="19.179328235016676" table:style-name="ce135">
            <text:p>19,2<text:s text:c="5"/></text:p>
          </table:table-cell>
          <table:table-cell office:value-type="float" office:value="-502" table:style-name="ce120">
            <text:p><text:s/>- 502</text:p>
          </table:table-cell>
          <table:table-cell office:value-type="float" office:value="-1.4390964079924318" table:style-name="ce121">
            <text:p>-1,4<text:s text:c="3"/></text:p>
          </table:table-cell>
          <table:table-cell office:value-type="float" office:value="11609" table:style-name="ce120">
            <text:p>+11 609</text:p>
          </table:table-cell>
          <table:table-cell office:value-type="float" office:value="50.979272791147025" table:style-name="ce121">
            <text:p>+51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50130" table:style-name="ce132">
            <text:p>50 130</text:p>
          </table:table-cell>
          <table:table-cell office:value-type="float" office:value="30.578819912527372" table:style-name="ce133">
            <text:p>30,6<text:s text:c="5"/></text:p>
          </table:table-cell>
          <table:table-cell office:value-type="float" office:value="50862" table:style-name="ce134">
            <text:p>50 862</text:p>
          </table:table-cell>
          <table:table-cell office:value-type="float" office:value="30.79652447700645" table:style-name="ce135">
            <text:p>30,8<text:s text:c="5"/></text:p>
          </table:table-cell>
          <table:table-cell office:value-type="float" office:value="30184" table:style-name="ce134">
            <text:p>30 184</text:p>
          </table:table-cell>
          <table:table-cell office:value-type="float" office:value="25.421958696897214" table:style-name="ce135">
            <text:p>25,4<text:s text:c="5"/></text:p>
          </table:table-cell>
          <table:table-cell office:value-type="float" office:value="-732" table:style-name="ce120">
            <text:p><text:s/>- 732</text:p>
          </table:table-cell>
          <table:table-cell office:value-type="float" office:value="-1.4391883921198536" table:style-name="ce121">
            <text:p>-1,4<text:s text:c="3"/></text:p>
          </table:table-cell>
          <table:table-cell office:value-type="float" office:value="19946" table:style-name="ce120">
            <text:p>+19 946</text:p>
          </table:table-cell>
          <table:table-cell office:value-type="float" office:value="66.081367611979857" table:style-name="ce121">
            <text:p>+66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8862" table:style-name="ce132">
            <text:p>18 862</text:p>
          </table:table-cell>
          <table:table-cell office:value-type="float" office:value="11.505639361462025" table:style-name="ce133">
            <text:p>11,5<text:s text:c="5"/></text:p>
          </table:table-cell>
          <table:table-cell office:value-type="float" office:value="18020" table:style-name="ce134">
            <text:p>18 020</text:p>
          </table:table-cell>
          <table:table-cell office:value-type="float" office:value="10.910962429233145" table:style-name="ce135">
            <text:p>10,9<text:s text:c="5"/></text:p>
          </table:table-cell>
          <table:table-cell office:value-type="float" office:value="14669" table:style-name="ce134">
            <text:p>14 669</text:p>
          </table:table-cell>
          <table:table-cell office:value-type="float" office:value="12.354714819930599" table:style-name="ce135">
            <text:p>12,4<text:s text:c="5"/></text:p>
          </table:table-cell>
          <table:table-cell office:value-type="float" office:value="842" table:style-name="ce120">
            <text:p>+ 842</text:p>
          </table:table-cell>
          <table:table-cell office:value-type="float" office:value="4.6725860155382906" table:style-name="ce121">
            <text:p>+4,7<text:s text:c="3"/></text:p>
          </table:table-cell>
          <table:table-cell office:value-type="float" office:value="4193" table:style-name="ce120">
            <text:p>+4 193</text:p>
          </table:table-cell>
          <table:table-cell office:value-type="float" office:value="28.584088894948529" table:style-name="ce121">
            <text:p>+28,6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219545" table:style-name="ce127">
            <text:p>219 545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16864" table:style-name="ce129">
            <text:p>216 864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63633" table:style-name="ce129">
            <text:p>163 63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681" table:style-name="ce113">
            <text:p>+2 681</text:p>
          </table:table-cell>
          <table:table-cell office:value-type="float" office:value="1.2362586690275934" table:style-name="ce114">
            <text:p>+1,2<text:s text:c="3"/></text:p>
          </table:table-cell>
          <table:table-cell office:value-type="float" office:value="55912" table:style-name="ce113">
            <text:p>+55 912</text:p>
          </table:table-cell>
          <table:table-cell office:value-type="float" office:value="34.169146810239987" table:style-name="ce114">
            <text:p>+3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3284" table:style-name="ce132">
            <text:p>23 284</text:p>
          </table:table-cell>
          <table:table-cell office:value-type="float" office:value="10.605570611947437" table:style-name="ce133">
            <text:p>10,6<text:s text:c="5"/></text:p>
          </table:table-cell>
          <table:table-cell office:value-type="float" office:value="22578" table:style-name="ce134">
            <text:p>22 578</text:p>
          </table:table-cell>
          <table:table-cell office:value-type="float" office:value="10.411133244798583" table:style-name="ce135">
            <text:p>10,4<text:s text:c="5"/></text:p>
          </table:table-cell>
          <table:table-cell office:value-type="float" office:value="15248" table:style-name="ce134">
            <text:p>15 248</text:p>
          </table:table-cell>
          <table:table-cell office:value-type="float" office:value="9.318413767394107" table:style-name="ce135">
            <text:p>9,3<text:s text:c="5"/></text:p>
          </table:table-cell>
          <table:table-cell office:value-type="float" office:value="706" table:style-name="ce120">
            <text:p>+ 706</text:p>
          </table:table-cell>
          <table:table-cell office:value-type="float" office:value="3.1269377269908762" table:style-name="ce121">
            <text:p>+3,1<text:s text:c="3"/></text:p>
          </table:table-cell>
          <table:table-cell office:value-type="float" office:value="8036" table:style-name="ce120">
            <text:p>+8 036</text:p>
          </table:table-cell>
          <table:table-cell office:value-type="float" office:value="52.701993704092345" table:style-name="ce121">
            <text:p>+52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96261" table:style-name="ce132">
            <text:p>196 261</text:p>
          </table:table-cell>
          <table:table-cell office:value-type="float" office:value="89.394429388052572" table:style-name="ce133">
            <text:p>89,4<text:s text:c="5"/></text:p>
          </table:table-cell>
          <table:table-cell office:value-type="float" office:value="194286" table:style-name="ce134">
            <text:p>194 286</text:p>
          </table:table-cell>
          <table:table-cell office:value-type="float" office:value="89.588866755201408" table:style-name="ce135">
            <text:p>89,6<text:s text:c="5"/></text:p>
          </table:table-cell>
          <table:table-cell office:value-type="float" office:value="148385" table:style-name="ce134">
            <text:p>148 385</text:p>
          </table:table-cell>
          <table:table-cell office:value-type="float" office:value="90.681586232605895" table:style-name="ce135">
            <text:p>90,7<text:s text:c="5"/></text:p>
          </table:table-cell>
          <table:table-cell office:value-type="float" office:value="1975" table:style-name="ce120">
            <text:p>+1 975</text:p>
          </table:table-cell>
          <table:table-cell office:value-type="float" office:value="1.0165426227314371" table:style-name="ce121">
            <text:p>+1,0<text:s text:c="3"/></text:p>
          </table:table-cell>
          <table:table-cell office:value-type="float" office:value="47876" table:style-name="ce120">
            <text:p>+47 876</text:p>
          </table:table-cell>
          <table:table-cell office:value-type="float" office:value="32.264716784041511" table:style-name="ce121">
            <text:p>+32,3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42634" table:style-name="ce132">
            <text:p>142 634</text:p>
          </table:table-cell>
          <table:table-cell office:value-type="float" office:value="64.968002004144935" table:style-name="ce133">
            <text:p>65,0<text:s text:c="5"/></text:p>
          </table:table-cell>
          <table:table-cell office:value-type="float" office:value="141937" table:style-name="ce134">
            <text:p>141 937</text:p>
          </table:table-cell>
          <table:table-cell office:value-type="float" office:value="65.449774974177359" table:style-name="ce135">
            <text:p>65,4<text:s text:c="5"/></text:p>
          </table:table-cell>
          <table:table-cell office:value-type="float" office:value="94471" table:style-name="ce134">
            <text:p>94 471</text:p>
          </table:table-cell>
          <table:table-cell office:value-type="float" office:value="57.733464521215161" table:style-name="ce135">
            <text:p>57,7<text:s text:c="5"/></text:p>
          </table:table-cell>
          <table:table-cell office:value-type="float" office:value="697" table:style-name="ce120">
            <text:p>+ 697</text:p>
          </table:table-cell>
          <table:table-cell office:value-type="float" office:value="0.4910629363731796" table:style-name="ce121">
            <text:p>+0,5<text:s text:c="3"/></text:p>
          </table:table-cell>
          <table:table-cell office:value-type="float" office:value="48163" table:style-name="ce120">
            <text:p>+48 163</text:p>
          </table:table-cell>
          <table:table-cell office:value-type="float" office:value="50.981782769315451" table:style-name="ce121">
            <text:p>+51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76911" table:style-name="ce132">
            <text:p>76 911</text:p>
          </table:table-cell>
          <table:table-cell office:value-type="float" office:value="35.031997995855065" table:style-name="ce133">
            <text:p>35,0<text:s text:c="5"/></text:p>
          </table:table-cell>
          <table:table-cell office:value-type="float" office:value="74927" table:style-name="ce134">
            <text:p>74 927</text:p>
          </table:table-cell>
          <table:table-cell office:value-type="float" office:value="34.550225025822634" table:style-name="ce135">
            <text:p>34,6<text:s text:c="5"/></text:p>
          </table:table-cell>
          <table:table-cell office:value-type="float" office:value="69162" table:style-name="ce134">
            <text:p>69 162</text:p>
          </table:table-cell>
          <table:table-cell office:value-type="float" office:value="42.266535478784839" table:style-name="ce135">
            <text:p>42,3<text:s text:c="5"/></text:p>
          </table:table-cell>
          <table:table-cell office:value-type="float" office:value="1984" table:style-name="ce120">
            <text:p>+1 984</text:p>
          </table:table-cell>
          <table:table-cell office:value-type="float" office:value="2.6479106330161355" table:style-name="ce121">
            <text:p>+2,6<text:s text:c="3"/></text:p>
          </table:table-cell>
          <table:table-cell office:value-type="float" office:value="7749" table:style-name="ce120">
            <text:p>+7 749</text:p>
          </table:table-cell>
          <table:table-cell office:value-type="float" office:value="11.204129435239004" table:style-name="ce121">
            <text:p>+11,2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7342" table:style-name="ce132">
            <text:p>17 342</text:p>
          </table:table-cell>
          <table:table-cell office:value-type="float" office:value="7.8990639732173369" table:style-name="ce133">
            <text:p>7,9<text:s text:c="5"/></text:p>
          </table:table-cell>
          <table:table-cell office:value-type="float" office:value="16229" table:style-name="ce134">
            <text:p>16 229</text:p>
          </table:table-cell>
          <table:table-cell office:value-type="float" office:value="7.4834919580935519" table:style-name="ce135">
            <text:p>7,5<text:s text:c="5"/></text:p>
          </table:table-cell>
          <table:table-cell office:value-type="float" office:value="17039" table:style-name="ce134">
            <text:p>17 039</text:p>
          </table:table-cell>
          <table:table-cell office:value-type="float" office:value="10.412936265912133" table:style-name="ce135">
            <text:p>10,4<text:s text:c="5"/></text:p>
          </table:table-cell>
          <table:table-cell office:value-type="float" office:value="1113" table:style-name="ce120">
            <text:p>+1 113</text:p>
          </table:table-cell>
          <table:table-cell office:value-type="float" office:value="6.8580935362622473" table:style-name="ce121">
            <text:p>+6,9<text:s text:c="3"/></text:p>
          </table:table-cell>
          <table:table-cell office:value-type="float" office:value="303" table:style-name="ce120">
            <text:p>+ 303</text:p>
          </table:table-cell>
          <table:table-cell office:value-type="float" office:value="1.7782733728505196" table:style-name="ce121">
            <text:p>+1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202203" table:style-name="ce132">
            <text:p>202 203</text:p>
          </table:table-cell>
          <table:table-cell office:value-type="float" office:value="92.100936026782662" table:style-name="ce133">
            <text:p>92,1<text:s text:c="5"/></text:p>
          </table:table-cell>
          <table:table-cell office:value-type="float" office:value="200635" table:style-name="ce134">
            <text:p>200 635</text:p>
          </table:table-cell>
          <table:table-cell office:value-type="float" office:value="92.516508041906448" table:style-name="ce135">
            <text:p>92,5<text:s text:c="5"/></text:p>
          </table:table-cell>
          <table:table-cell office:value-type="float" office:value="146594" table:style-name="ce134">
            <text:p>146 594</text:p>
          </table:table-cell>
          <table:table-cell office:value-type="float" office:value="89.587063734087863" table:style-name="ce135">
            <text:p>89,6<text:s text:c="5"/></text:p>
          </table:table-cell>
          <table:table-cell office:value-type="float" office:value="1568" table:style-name="ce120">
            <text:p>+1 568</text:p>
          </table:table-cell>
          <table:table-cell office:value-type="float" office:value="0.78151867819672527" table:style-name="ce121">
            <text:p>+0,8<text:s text:c="3"/></text:p>
          </table:table-cell>
          <table:table-cell office:value-type="float" office:value="55609" table:style-name="ce120">
            <text:p>+55 609</text:p>
          </table:table-cell>
          <table:table-cell office:value-type="float" office:value="37.934021856283337" table:style-name="ce121">
            <text:p>+37,9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3072" table:style-name="ce132">
            <text:p>13 072</text:p>
          </table:table-cell>
          <table:table-cell office:value-type="float" office:value="5.9541324102120292" table:style-name="ce133">
            <text:p>6,0<text:s text:c="5"/></text:p>
          </table:table-cell>
          <table:table-cell office:value-type="float" office:value="13031" table:style-name="ce134">
            <text:p>13 031</text:p>
          </table:table-cell>
          <table:table-cell office:value-type="float" office:value="6.0088350302493732" table:style-name="ce135">
            <text:p>6,0<text:s text:c="5"/></text:p>
          </table:table-cell>
          <table:table-cell office:value-type="float" office:value="11350" table:style-name="ce134">
            <text:p>11 350</text:p>
          </table:table-cell>
          <table:table-cell office:value-type="float" office:value="6.9362536896591758" table:style-name="ce135">
            <text:p>6,9<text:s text:c="5"/></text:p>
          </table:table-cell>
          <table:table-cell office:value-type="float" office:value="41" table:style-name="ce120">
            <text:p>+ 41</text:p>
          </table:table-cell>
          <table:table-cell office:value-type="float" office:value="0.31463433351239356" table:style-name="ce121">
            <text:p>+0,3<text:s text:c="3"/></text:p>
          </table:table-cell>
          <table:table-cell office:value-type="float" office:value="1722" table:style-name="ce120">
            <text:p>+1 722</text:p>
          </table:table-cell>
          <table:table-cell office:value-type="float" office:value="15.171806167400881" table:style-name="ce121">
            <text:p>+15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8704" table:style-name="ce132">
            <text:p>28 704</text:p>
          </table:table-cell>
          <table:table-cell office:value-type="float" office:value="13.074312783256282" table:style-name="ce133">
            <text:p>13,1<text:s text:c="5"/></text:p>
          </table:table-cell>
          <table:table-cell office:value-type="float" office:value="28821" table:style-name="ce134">
            <text:p>28 821</text:p>
          </table:table-cell>
          <table:table-cell office:value-type="float" office:value="13.28989597166888" table:style-name="ce135">
            <text:p>13,3<text:s text:c="5"/></text:p>
          </table:table-cell>
          <table:table-cell office:value-type="float" office:value="25840" table:style-name="ce134">
            <text:p>25 840</text:p>
          </table:table-cell>
          <table:table-cell office:value-type="float" office:value="15.791435712845209" table:style-name="ce135">
            <text:p>15,8<text:s text:c="5"/></text:p>
          </table:table-cell>
          <table:table-cell office:value-type="float" office:value="-117" table:style-name="ce120">
            <text:p><text:s/>- 117</text:p>
          </table:table-cell>
          <table:table-cell office:value-type="float" office:value="-0.40595399188092013" table:style-name="ce121">
            <text:p>-0,4<text:s text:c="3"/></text:p>
          </table:table-cell>
          <table:table-cell office:value-type="float" office:value="2864" table:style-name="ce120">
            <text:p>+2 864</text:p>
          </table:table-cell>
          <table:table-cell office:value-type="float" office:value="11.08359133126935" table:style-name="ce121">
            <text:p>+1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7612" table:style-name="ce132">
            <text:p>27 612</text:p>
          </table:table-cell>
          <table:table-cell office:value-type="float" office:value="12.576920449110659" table:style-name="ce133">
            <text:p>12,6<text:s text:c="5"/></text:p>
          </table:table-cell>
          <table:table-cell office:value-type="float" office:value="27799" table:style-name="ce134">
            <text:p>27 799</text:p>
          </table:table-cell>
          <table:table-cell office:value-type="float" office:value="12.818632875903793" table:style-name="ce135">
            <text:p>12,8<text:s text:c="5"/></text:p>
          </table:table-cell>
          <table:table-cell office:value-type="float" office:value="20937" table:style-name="ce134">
            <text:p>20 937</text:p>
          </table:table-cell>
          <table:table-cell office:value-type="float" office:value="12.795096343647064" table:style-name="ce135">
            <text:p>12,8<text:s text:c="5"/></text:p>
          </table:table-cell>
          <table:table-cell office:value-type="float" office:value="-187" table:style-name="ce120">
            <text:p><text:s/>- 187</text:p>
          </table:table-cell>
          <table:table-cell office:value-type="float" office:value="-0.67268606784416707" table:style-name="ce121">
            <text:p>-0,7<text:s text:c="3"/></text:p>
          </table:table-cell>
          <table:table-cell office:value-type="float" office:value="6675" table:style-name="ce120">
            <text:p>+6 675</text:p>
          </table:table-cell>
          <table:table-cell office:value-type="float" office:value="31.881358360796675" table:style-name="ce121">
            <text:p>+31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44452" table:style-name="ce132">
            <text:p>44 452</text:p>
          </table:table-cell>
          <table:table-cell office:value-type="float" office:value="20.247329704616366" table:style-name="ce133">
            <text:p>20,2<text:s text:c="5"/></text:p>
          </table:table-cell>
          <table:table-cell office:value-type="float" office:value="44088" table:style-name="ce134">
            <text:p>44 088</text:p>
          </table:table-cell>
          <table:table-cell office:value-type="float" office:value="20.32979194333776" table:style-name="ce135">
            <text:p>20,3<text:s text:c="5"/></text:p>
          </table:table-cell>
          <table:table-cell office:value-type="float" office:value="31280" table:style-name="ce134">
            <text:p>31 280</text:p>
          </table:table-cell>
          <table:table-cell office:value-type="float" office:value="19.115948494496831" table:style-name="ce135">
            <text:p>19,1<text:s text:c="5"/></text:p>
          </table:table-cell>
          <table:table-cell office:value-type="float" office:value="364" table:style-name="ce120">
            <text:p>+ 364</text:p>
          </table:table-cell>
          <table:table-cell office:value-type="float" office:value="0.82562148430411897" table:style-name="ce121">
            <text:p>+0,8<text:s text:c="3"/></text:p>
          </table:table-cell>
          <table:table-cell office:value-type="float" office:value="13172" table:style-name="ce120">
            <text:p>+13 172</text:p>
          </table:table-cell>
          <table:table-cell office:value-type="float" office:value="42.109974424552433" table:style-name="ce121">
            <text:p>+42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70189" table:style-name="ce132">
            <text:p>70 189</text:p>
          </table:table-cell>
          <table:table-cell office:value-type="float" office:value="31.970211118449519" table:style-name="ce133">
            <text:p>32,0<text:s text:c="5"/></text:p>
          </table:table-cell>
          <table:table-cell office:value-type="float" office:value="70031" table:style-name="ce134">
            <text:p>70 031</text:p>
          </table:table-cell>
          <table:table-cell office:value-type="float" office:value="32.292588903644685" table:style-name="ce135">
            <text:p>32,3<text:s text:c="5"/></text:p>
          </table:table-cell>
          <table:table-cell office:value-type="float" office:value="45031" table:style-name="ce134">
            <text:p>45 031</text:p>
          </table:table-cell>
          <table:table-cell office:value-type="float" office:value="27.519510123263647" table:style-name="ce135">
            <text:p>27,5<text:s text:c="5"/></text:p>
          </table:table-cell>
          <table:table-cell office:value-type="float" office:value="158" table:style-name="ce120">
            <text:p>+ 158</text:p>
          </table:table-cell>
          <table:table-cell office:value-type="float" office:value="0.22561437077865515" table:style-name="ce121">
            <text:p>+0,2<text:s text:c="3"/></text:p>
          </table:table-cell>
          <table:table-cell office:value-type="float" office:value="25158" table:style-name="ce120">
            <text:p>+25 158</text:p>
          </table:table-cell>
          <table:table-cell office:value-type="float" office:value="55.868179698429962" table:style-name="ce121">
            <text:p>+55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35516" table:style-name="ce132">
            <text:p>35 516</text:p>
          </table:table-cell>
          <table:table-cell office:value-type="float" office:value="16.177093534355144" table:style-name="ce133">
            <text:p>16,2<text:s text:c="5"/></text:p>
          </table:table-cell>
          <table:table-cell office:value-type="float" office:value="33094" table:style-name="ce134">
            <text:p>33 094</text:p>
          </table:table-cell>
          <table:table-cell office:value-type="float" office:value="15.260255275195513" table:style-name="ce135">
            <text:p>15,3<text:s text:c="5"/></text:p>
          </table:table-cell>
          <table:table-cell office:value-type="float" office:value="29195" table:style-name="ce134">
            <text:p>29 195</text:p>
          </table:table-cell>
          <table:table-cell office:value-type="float" office:value="17.841755636088074" table:style-name="ce135">
            <text:p>17,8<text:s text:c="5"/></text:p>
          </table:table-cell>
          <table:table-cell office:value-type="float" office:value="2422" table:style-name="ce120">
            <text:p>+2 422</text:p>
          </table:table-cell>
          <table:table-cell office:value-type="float" office:value="7.3185471686710581" table:style-name="ce121">
            <text:p>+7,3<text:s text:c="3"/></text:p>
          </table:table-cell>
          <table:table-cell office:value-type="float" office:value="6321" table:style-name="ce120">
            <text:p>+6 321</text:p>
          </table:table-cell>
          <table:table-cell office:value-type="float" office:value="21.650967631443741" table:style-name="ce121">
            <text:p>+21,7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1">
        <table:table-column table:style-name="co1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4" table:default-cell-style-name="ce58"/>
        <table:table-column table:style-name="co9" table:default-cell-style-name="ce58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9" table:default-cell-style-name="ce1"/>
        <table:table-column table:style-name="co15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16501in" svg:height="0.6703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63038in" svg:y="0.24318in" svg:width="1.65198in" svg:height="0.52858in">
                <draw:text-box>
                  <text:p text:style-name="a37" text:class-names="" text:cond-style-name=""><text:span text:style-name="a35" text:class-names="">AGOSTO 2020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9" draw:style-name="a33" draw:name="Text Box 122" svg:x="0in" svg:y="0in" svg:width="0.97917in" svg:height="0.32526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159">
            <text:p>Quadro 3 - <text:s/>DESEMPREGO REGISTADO, <text:s text:c="2"/>POR <text:s/>REGIÕES<text:s text:c="3"/></text:p>
          </table:table-cell>
          <table:table-cell table:number-columns-repeated="8" table:style-name="ce159"/>
          <table:table-cell table:number-columns-spanned="2" table:number-rows-spanned="1" table:style-name="ce255"/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5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5">
          <table:table-cell/>
          <table:table-cell table:style-name="ce28"/>
          <table:table-cell office:value-type="string" table:style-name="ce178">
            <text:p>AGOSTO 2020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5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5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10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5"/>
          <table:table-cell table:number-columns-repeated="16371"/>
        </table:table-row>
        <table:table-row table:style-name="ro17">
          <table:table-cell/>
          <table:table-cell office:value-type="string" table:style-name="ce225">
            <text:p>PORTUGAL</text:p>
          </table:table-cell>
          <table:table-cell office:value-type="float" office:value="409331" table:style-name="ce232">
            <text:p>409 331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407302" table:style-name="ce236">
            <text:p>407 302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304330" table:style-name="ce236">
            <text:p>304 330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2029" table:style-name="ce113">
            <text:p>+2 029</text:p>
          </table:table-cell>
          <table:table-cell office:value-type="float" office:value="0.49815615931176371" table:style-name="ce114">
            <text:p>+0,5<text:s text:c="3"/></text:p>
          </table:table-cell>
          <table:table-cell office:value-type="float" office:value="105001" table:style-name="ce113">
            <text:p>+105 001</text:p>
          </table:table-cell>
          <table:table-cell office:value-type="float" office:value="34.502349423323366" table:style-name="ce114">
            <text:p>+34,5<text:s text:c="3"/></text:p>
          </table:table-cell>
          <table:table-cell table:style-name="ce8"/>
          <table:table-cell table:number-columns-repeated="16371"/>
        </table:table-row>
        <table:table-row table:style-name="ro18">
          <table:table-cell/>
          <table:table-cell office:value-type="string" table:style-name="ce239">
            <text:p>CONTINENTE</text:p>
          </table:table-cell>
          <table:table-cell office:value-type="float" office:value="383482" table:style-name="ce232">
            <text:p>383 482</text:p>
          </table:table-cell>
          <table:table-cell office:value-type="float" office:value="93.685061722664543" table:style-name="ce214">
            <text:p>93,7<text:s text:c="5"/></text:p>
          </table:table-cell>
          <table:table-cell office:value-type="float" office:value="382019" table:style-name="ce236">
            <text:p>382 019</text:p>
          </table:table-cell>
          <table:table-cell office:value-type="float" office:value="93.79256669498308" table:style-name="ce215">
            <text:p>93,8<text:s text:c="5"/></text:p>
          </table:table-cell>
          <table:table-cell office:value-type="float" office:value="282365" table:style-name="ce236">
            <text:p>282 365</text:p>
          </table:table-cell>
          <table:table-cell office:value-type="float" office:value="92.782505832484475" table:style-name="ce216">
            <text:p>92,8<text:s text:c="5"/></text:p>
          </table:table-cell>
          <table:table-cell office:value-type="float" office:value="1463" table:style-name="ce113">
            <text:p>+1 463</text:p>
          </table:table-cell>
          <table:table-cell office:value-type="float" office:value="0.38296524518414005" table:style-name="ce114">
            <text:p>+0,4<text:s text:c="3"/></text:p>
          </table:table-cell>
          <table:table-cell office:value-type="float" office:value="101117" table:style-name="ce113">
            <text:p>+101 117</text:p>
          </table:table-cell>
          <table:table-cell office:value-type="float" office:value="35.810741416252014" table:style-name="ce114">
            <text:p>+35,8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158013" table:style-name="ce233">
            <text:p>158 013</text:p>
          </table:table-cell>
          <table:table-cell office:value-type="float" office:value="38.602744478185137" table:style-name="ce217">
            <text:p>38,6<text:s text:c="5"/></text:p>
          </table:table-cell>
          <table:table-cell office:value-type="float" office:value="154667" table:style-name="ce237">
            <text:p>154 667</text:p>
          </table:table-cell>
          <table:table-cell office:value-type="float" office:value="37.973542973027385" table:style-name="ce218">
            <text:p>38,0<text:s text:c="5"/></text:p>
          </table:table-cell>
          <table:table-cell office:value-type="float" office:value="127281" table:style-name="ce237">
            <text:p>127 281</text:p>
          </table:table-cell>
          <table:table-cell office:value-type="float" office:value="41.823349653336841" table:style-name="ce219">
            <text:p>41,8<text:s text:c="5"/></text:p>
          </table:table-cell>
          <table:table-cell office:value-type="float" office:value="3346" table:style-name="ce120">
            <text:p>+3 346</text:p>
          </table:table-cell>
          <table:table-cell office:value-type="float" office:value="2.1633574065573131" table:style-name="ce121">
            <text:p>+2,2<text:s text:c="3"/></text:p>
          </table:table-cell>
          <table:table-cell office:value-type="float" office:value="30732" table:style-name="ce120">
            <text:p>+30 732</text:p>
          </table:table-cell>
          <table:table-cell office:value-type="float" office:value="24.145002003441203" table:style-name="ce121">
            <text:p>+24,1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0">
            <text:p>Centro</text:p>
          </table:table-cell>
          <table:table-cell office:value-type="float" office:value="51944" table:style-name="ce233">
            <text:p>51 944</text:p>
          </table:table-cell>
          <table:table-cell office:value-type="float" office:value="12.689974617119153" table:style-name="ce217">
            <text:p>12,7<text:s text:c="5"/></text:p>
          </table:table-cell>
          <table:table-cell office:value-type="float" office:value="51267" table:style-name="ce237">
            <text:p>51 267</text:p>
          </table:table-cell>
          <table:table-cell office:value-type="float" office:value="12.586974775473728" table:style-name="ce218">
            <text:p>12,6<text:s text:c="5"/></text:p>
          </table:table-cell>
          <table:table-cell office:value-type="float" office:value="42323" table:style-name="ce237">
            <text:p>42 323</text:p>
          </table:table-cell>
          <table:table-cell office:value-type="float" office:value="13.906943120954226" table:style-name="ce219">
            <text:p>13,9<text:s text:c="5"/></text:p>
          </table:table-cell>
          <table:table-cell office:value-type="float" office:value="677" table:style-name="ce120">
            <text:p>+ 677</text:p>
          </table:table-cell>
          <table:table-cell office:value-type="float" office:value="1.3205375777790782" table:style-name="ce121">
            <text:p>+1,3<text:s text:c="3"/></text:p>
          </table:table-cell>
          <table:table-cell office:value-type="float" office:value="9621" table:style-name="ce120">
            <text:p>+9 621</text:p>
          </table:table-cell>
          <table:table-cell office:value-type="float" office:value="22.732320487678095" table:style-name="ce121">
            <text:p>+22,7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Lisboa V. Tejo</text:p>
          </table:table-cell>
          <table:table-cell office:value-type="float" office:value="134944" table:style-name="ce233">
            <text:p>134 944</text:p>
          </table:table-cell>
          <table:table-cell office:value-type="float" office:value="32.966963166728149" table:style-name="ce217">
            <text:p>33,0<text:s text:c="5"/></text:p>
          </table:table-cell>
          <table:table-cell office:value-type="float" office:value="135240" table:style-name="ce237">
            <text:p>135 240</text:p>
          </table:table-cell>
          <table:table-cell office:value-type="float" office:value="33.203863472312925" table:style-name="ce218">
            <text:p>33,2<text:s text:c="5"/></text:p>
          </table:table-cell>
          <table:table-cell office:value-type="float" office:value="91140" table:style-name="ce237">
            <text:p>91 140</text:p>
          </table:table-cell>
          <table:table-cell office:value-type="float" office:value="29.947754082739131" table:style-name="ce219">
            <text:p>29,9<text:s text:c="5"/></text:p>
          </table:table-cell>
          <table:table-cell office:value-type="float" office:value="-296" table:style-name="ce120">
            <text:p><text:s/>- 296</text:p>
          </table:table-cell>
          <table:table-cell office:value-type="float" office:value="-0.21887015675835553" table:style-name="ce121">
            <text:p>-0,2<text:s text:c="3"/></text:p>
          </table:table-cell>
          <table:table-cell office:value-type="float" office:value="43804" table:style-name="ce120">
            <text:p>+43 804</text:p>
          </table:table-cell>
          <table:table-cell office:value-type="float" office:value="48.062321702874698" table:style-name="ce121">
            <text:p>+48,1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0">
            <text:p>Alentejo</text:p>
          </table:table-cell>
          <table:table-cell office:value-type="float" office:value="18156" table:style-name="ce233">
            <text:p>18 156</text:p>
          </table:table-cell>
          <table:table-cell office:value-type="float" office:value="4.4355301699602521" table:style-name="ce217">
            <text:p>4,4<text:s text:c="5"/></text:p>
          </table:table-cell>
          <table:table-cell office:value-type="float" office:value="17995" table:style-name="ce237">
            <text:p>17 995</text:p>
          </table:table-cell>
          <table:table-cell office:value-type="float" office:value="4.4180976278044302" table:style-name="ce218">
            <text:p>4,4<text:s text:c="5"/></text:p>
          </table:table-cell>
          <table:table-cell office:value-type="float" office:value="14268" table:style-name="ce237">
            <text:p>14 268</text:p>
          </table:table-cell>
          <table:table-cell office:value-type="float" office:value="4.6883317451450726" table:style-name="ce219">
            <text:p>4,7<text:s text:c="5"/></text:p>
          </table:table-cell>
          <table:table-cell office:value-type="float" office:value="161" table:style-name="ce120">
            <text:p>+ 161</text:p>
          </table:table-cell>
          <table:table-cell office:value-type="float" office:value="0.89469297026951933" table:style-name="ce121">
            <text:p>+0,9<text:s text:c="3"/></text:p>
          </table:table-cell>
          <table:table-cell office:value-type="float" office:value="3888" table:style-name="ce120">
            <text:p>+3 888</text:p>
          </table:table-cell>
          <table:table-cell office:value-type="float" office:value="27.249789739276704" table:style-name="ce121">
            <text:p>+27,2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Algarve</text:p>
          </table:table-cell>
          <table:table-cell office:value-type="float" office:value="20425" table:style-name="ce233">
            <text:p>20 425</text:p>
          </table:table-cell>
          <table:table-cell office:value-type="float" office:value="4.9898492906718523" table:style-name="ce217">
            <text:p>5,0<text:s text:c="5"/></text:p>
          </table:table-cell>
          <table:table-cell office:value-type="float" office:value="22850" table:style-name="ce237">
            <text:p>22 850</text:p>
          </table:table-cell>
          <table:table-cell office:value-type="float" office:value="5.610087846364614" table:style-name="ce218">
            <text:p>5,6<text:s text:c="5"/></text:p>
          </table:table-cell>
          <table:table-cell office:value-type="float" office:value="7353" table:style-name="ce237">
            <text:p>7 353</text:p>
          </table:table-cell>
          <table:table-cell office:value-type="float" office:value="2.4161272303092041" table:style-name="ce219">
            <text:p>2,4<text:s text:c="5"/></text:p>
          </table:table-cell>
          <table:table-cell office:value-type="float" office:value="-2425" table:style-name="ce120">
            <text:p><text:s/>-2 425</text:p>
          </table:table-cell>
          <table:table-cell office:value-type="float" office:value="-10.612691466083151" table:style-name="ce121">
            <text:p>-10,6<text:s text:c="3"/></text:p>
          </table:table-cell>
          <table:table-cell office:value-type="float" office:value="13072" table:style-name="ce120">
            <text:p>+13 072</text:p>
          </table:table-cell>
          <table:table-cell office:value-type="float" office:value="177.77777777777777" table:style-name="ce121">
            <text:p>+177,8<text:s text:c="3"/></text:p>
          </table:table-cell>
          <table:table-cell table:style-name="ce7"/>
          <table:table-cell table:number-columns-repeated="16371"/>
        </table:table-row>
        <table:table-row table:style-name="ro18">
          <table:table-cell/>
          <table:table-cell office:value-type="string" table:style-name="ce239">
            <text:p>REG.AUTÓNOMAS</text:p>
          </table:table-cell>
          <table:table-cell office:value-type="float" office:value="25849" table:style-name="ce232">
            <text:p>25 849</text:p>
          </table:table-cell>
          <table:table-cell office:value-type="float" office:value="6.3149382773354565" table:style-name="ce214">
            <text:p>6,3<text:s text:c="5"/></text:p>
          </table:table-cell>
          <table:table-cell office:value-type="float" office:value="25283" table:style-name="ce236">
            <text:p>25 283</text:p>
          </table:table-cell>
          <table:table-cell office:value-type="float" office:value="6.2074333050169166" table:style-name="ce215">
            <text:p>6,2<text:s text:c="5"/></text:p>
          </table:table-cell>
          <table:table-cell office:value-type="float" office:value="21965" table:style-name="ce236">
            <text:p>21 965</text:p>
          </table:table-cell>
          <table:table-cell office:value-type="float" office:value="7.2174941675155253" table:style-name="ce216">
            <text:p>7,2<text:s text:c="5"/></text:p>
          </table:table-cell>
          <table:table-cell office:value-type="float" office:value="566" table:style-name="ce113">
            <text:p>+ 566</text:p>
          </table:table-cell>
          <table:table-cell office:value-type="float" office:value="2.2386583870584977" table:style-name="ce114">
            <text:p>+2,2<text:s text:c="3"/></text:p>
          </table:table-cell>
          <table:table-cell office:value-type="float" office:value="3884" table:style-name="ce113">
            <text:p>+3 884</text:p>
          </table:table-cell>
          <table:table-cell office:value-type="float" office:value="17.682676986114274" table:style-name="ce114">
            <text:p>+17,7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6949" table:style-name="ce233">
            <text:p>6 949</text:p>
          </table:table-cell>
          <table:table-cell office:value-type="float" office:value="1.697648113629312" table:style-name="ce217">
            <text:p>1,7<text:s text:c="5"/></text:p>
          </table:table-cell>
          <table:table-cell office:value-type="float" office:value="6957" table:style-name="ce237">
            <text:p>6 957</text:p>
          </table:table-cell>
          <table:table-cell office:value-type="float" office:value="1.7080691968121935" table:style-name="ce218">
            <text:p>1,7<text:s text:c="5"/></text:p>
          </table:table-cell>
          <table:table-cell office:value-type="float" office:value="7040" table:style-name="ce237">
            <text:p>7 040</text:p>
          </table:table-cell>
          <table:table-cell office:value-type="float" office:value="2.3132783491604507" table:style-name="ce219">
            <text:p>2,3<text:s text:c="5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0.11499209429351731" table:style-name="ce121">
            <text:p>-0,1<text:s text:c="3"/></text:p>
          </table:table-cell>
          <table:table-cell office:value-type="float" office:value="-91" table:style-name="ce120">
            <text:p><text:s/>- 91</text:p>
          </table:table-cell>
          <table:table-cell office:value-type="float" office:value="-1.2926136363636365" table:style-name="ce121">
            <text:p>-1,3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Madeira</text:p>
          </table:table-cell>
          <table:table-cell office:value-type="float" office:value="18900" table:style-name="ce233">
            <text:p>18 900</text:p>
          </table:table-cell>
          <table:table-cell office:value-type="float" office:value="4.6172901637061443" table:style-name="ce217">
            <text:p>4,6<text:s text:c="5"/></text:p>
          </table:table-cell>
          <table:table-cell office:value-type="float" office:value="18326" table:style-name="ce237">
            <text:p>18 326</text:p>
          </table:table-cell>
          <table:table-cell office:value-type="float" office:value="4.4993641082047233" table:style-name="ce218">
            <text:p>4,5<text:s text:c="5"/></text:p>
          </table:table-cell>
          <table:table-cell office:value-type="float" office:value="14925" table:style-name="ce237">
            <text:p>14 925</text:p>
          </table:table-cell>
          <table:table-cell office:value-type="float" office:value="4.904215818355075" table:style-name="ce219">
            <text:p>4,9<text:s text:c="5"/></text:p>
          </table:table-cell>
          <table:table-cell office:value-type="float" office:value="574" table:style-name="ce120">
            <text:p>+ 574</text:p>
          </table:table-cell>
          <table:table-cell office:value-type="float" office:value="3.1321619556913678" table:style-name="ce121">
            <text:p>+3,1<text:s text:c="3"/></text:p>
          </table:table-cell>
          <table:table-cell office:value-type="float" office:value="3975" table:style-name="ce120">
            <text:p>+3 975</text:p>
          </table:table-cell>
          <table:table-cell office:value-type="float" office:value="26.633165829145728" table:style-name="ce121">
            <text:p>+26,6<text:s text:c="3"/></text:p>
          </table:table-cell>
          <table:table-cell table:style-name="ce6"/>
          <table:table-cell table:number-columns-repeated="16371"/>
        </table:table-row>
        <table:table-row table:style-name="ro4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style-name="ce19"/>
          <table:table-cell table:number-columns-repeated="16371"/>
        </table:table-row>
        <table:table-row table:style-name="ro1">
          <table:table-cell/>
          <table:table-cell office:value-type="string" table:style-name="ce241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4 - DESEMPREGO REGISTADO, <text:s text:c="2"/>POR <text:s/>GRUPOS <text:s/>DE <text:s/>PROFISSÕES<text:s/>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AGOST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28"/>
          <table:table-cell table:style-name="ce102"/>
          <table:table-cell table:style-name="ce208"/>
          <table:table-cell table:style-name="ce100"/>
          <table:table-cell table:style-name="ce210"/>
          <table:table-cell table:style-name="ce59"/>
          <table:table-cell table:style-name="ce212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/>
        </table:table-row>
        <table:table-row table:style-name="ro15">
          <table:table-cell/>
          <table:table-cell office:value-type="string" table:style-name="ce189">
            <text:p>Total</text:p>
          </table:table-cell>
          <table:table-cell office:value-type="float" office:value="383482" table:style-name="ce109">
            <text:p>383 482</text:p>
          </table:table-cell>
          <table:table-cell office:value-type="float" office:value="100" table:style-name="ce200">
            <text:p>100,0<text:s text:c="5"/></text:p>
          </table:table-cell>
          <table:table-cell office:value-type="float" office:value="382019" table:style-name="ce149">
            <text:p>382 019</text:p>
          </table:table-cell>
          <table:table-cell office:value-type="float" office:value="100" table:style-name="ce203">
            <text:p>100,0<text:s text:c="5"/></text:p>
          </table:table-cell>
          <table:table-cell office:value-type="float" office:value="282365" table:style-name="ce111">
            <text:p>282 365</text:p>
          </table:table-cell>
          <table:table-cell office:value-type="float" office:value="100.00000000000003" table:style-name="ce206">
            <text:p>100,0<text:s text:c="5"/></text:p>
          </table:table-cell>
          <table:table-cell office:value-type="float" office:value="1463" table:style-name="ce113">
            <text:p>+1 463</text:p>
          </table:table-cell>
          <table:table-cell office:value-type="float" office:value="0.38296524518414005" table:style-name="ce114">
            <text:p>+0,4<text:s text:c="3"/></text:p>
          </table:table-cell>
          <table:table-cell office:value-type="float" office:value="101117" table:style-name="ce113">
            <text:p>+101 117</text:p>
          </table:table-cell>
          <table:table-cell office:value-type="float" office:value="35.810741416252014" table:style-name="ce114">
            <text:p>+35,8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8">
            <text:p>1- Repres. poder legisla., órgãos exec., dirig., dir. e gestores execu.</text:p>
          </table:table-cell>
          <table:table-cell office:value-type="float" office:value="8833" table:style-name="ce116">
            <text:p>8 833</text:p>
          </table:table-cell>
          <table:table-cell office:value-type="float" office:value="2.3033675635362285" table:style-name="ce201">
            <text:p>2,3<text:s text:c="5"/></text:p>
          </table:table-cell>
          <table:table-cell office:value-type="float" office:value="8655" table:style-name="ce150">
            <text:p>8 655</text:p>
          </table:table-cell>
          <table:table-cell office:value-type="float" office:value="2.2655941196642053" table:style-name="ce204">
            <text:p>2,3<text:s text:c="5"/></text:p>
          </table:table-cell>
          <table:table-cell office:value-type="float" office:value="6965" table:style-name="ce118">
            <text:p>6 965</text:p>
          </table:table-cell>
          <table:table-cell office:value-type="float" office:value="2.4666654861615287" table:style-name="ce207">
            <text:p>2,5<text:s text:c="5"/></text:p>
          </table:table-cell>
          <table:table-cell office:value-type="float" office:value="178" table:style-name="ce120">
            <text:p>+ 178</text:p>
          </table:table-cell>
          <table:table-cell office:value-type="float" office:value="2.0566146735990758" table:style-name="ce121">
            <text:p>+2,1<text:s text:c="3"/></text:p>
          </table:table-cell>
          <table:table-cell office:value-type="float" office:value="1868" table:style-name="ce120">
            <text:p>+1 868</text:p>
          </table:table-cell>
          <table:table-cell office:value-type="float" office:value="26.819813352476668" table:style-name="ce121">
            <text:p>+26,8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8">
            <text:p>2- Especialistas das atividades intelectuais e científicas</text:p>
          </table:table-cell>
          <table:table-cell office:value-type="float" office:value="41426" table:style-name="ce116">
            <text:p>41 426</text:p>
          </table:table-cell>
          <table:table-cell office:value-type="float" office:value="10.802593081291951" table:style-name="ce201">
            <text:p>10,8<text:s text:c="5"/></text:p>
          </table:table-cell>
          <table:table-cell office:value-type="float" office:value="38383" table:style-name="ce150">
            <text:p>38 383</text:p>
          </table:table-cell>
          <table:table-cell office:value-type="float" office:value="10.04740601907235" table:style-name="ce204">
            <text:p>10,0<text:s text:c="5"/></text:p>
          </table:table-cell>
          <table:table-cell office:value-type="float" office:value="35501" table:style-name="ce118">
            <text:p>35 501</text:p>
          </table:table-cell>
          <table:table-cell office:value-type="float" office:value="12.572733872824182" table:style-name="ce207">
            <text:p>12,6<text:s text:c="5"/></text:p>
          </table:table-cell>
          <table:table-cell office:value-type="float" office:value="3043" table:style-name="ce120">
            <text:p>+3 043</text:p>
          </table:table-cell>
          <table:table-cell office:value-type="float" office:value="7.92798895344293" table:style-name="ce121">
            <text:p>+7,9<text:s text:c="3"/></text:p>
          </table:table-cell>
          <table:table-cell office:value-type="float" office:value="5925" table:style-name="ce120">
            <text:p>+5 925</text:p>
          </table:table-cell>
          <table:table-cell office:value-type="float" office:value="16.68967071350103" table:style-name="ce121">
            <text:p>+16,7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88">
            <text:p>3- Técnicos e profissões de nível intermédio</text:p>
          </table:table-cell>
          <table:table-cell office:value-type="float" office:value="34633" table:style-name="ce116">
            <text:p>34 633</text:p>
          </table:table-cell>
          <table:table-cell office:value-type="float" office:value="9.0311931198856783" table:style-name="ce201">
            <text:p>9,0<text:s text:c="5"/></text:p>
          </table:table-cell>
          <table:table-cell office:value-type="float" office:value="34143" table:style-name="ce150">
            <text:p>34 143</text:p>
          </table:table-cell>
          <table:table-cell office:value-type="float" office:value="8.9375135791675291" table:style-name="ce204">
            <text:p>8,9<text:s text:c="5"/></text:p>
          </table:table-cell>
          <table:table-cell office:value-type="float" office:value="26075" table:style-name="ce118">
            <text:p>26 075</text:p>
          </table:table-cell>
          <table:table-cell office:value-type="float" office:value="9.234501443167531" table:style-name="ce207">
            <text:p>9,2<text:s text:c="5"/></text:p>
          </table:table-cell>
          <table:table-cell office:value-type="float" office:value="490" table:style-name="ce120">
            <text:p>+ 490</text:p>
          </table:table-cell>
          <table:table-cell office:value-type="float" office:value="1.4351404387429343" table:style-name="ce121">
            <text:p>+1,4<text:s text:c="3"/></text:p>
          </table:table-cell>
          <table:table-cell office:value-type="float" office:value="8558" table:style-name="ce120">
            <text:p>+8 558</text:p>
          </table:table-cell>
          <table:table-cell office:value-type="float" office:value="32.82070949185043" table:style-name="ce121">
            <text:p>+32,8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90">
            <text:p>4- Pessoal administrativo</text:p>
          </table:table-cell>
          <table:table-cell office:value-type="float" office:value="44986" table:style-name="ce116">
            <text:p>44 986</text:p>
          </table:table-cell>
          <table:table-cell office:value-type="float" office:value="11.730928700695209" table:style-name="ce201">
            <text:p>11,7<text:s text:c="5"/></text:p>
          </table:table-cell>
          <table:table-cell office:value-type="float" office:value="45051" table:style-name="ce150">
            <text:p>45 051</text:p>
          </table:table-cell>
          <table:table-cell office:value-type="float" office:value="11.792868941073612" table:style-name="ce204">
            <text:p>11,8<text:s text:c="5"/></text:p>
          </table:table-cell>
          <table:table-cell office:value-type="float" office:value="32467" table:style-name="ce118">
            <text:p>32 467</text:p>
          </table:table-cell>
          <table:table-cell office:value-type="float" office:value="11.498238096081312" table:style-name="ce207">
            <text:p>11,5<text:s text:c="5"/></text:p>
          </table:table-cell>
          <table:table-cell office:value-type="float" office:value="-65" table:style-name="ce120">
            <text:p><text:s/>- 65</text:p>
          </table:table-cell>
          <table:table-cell office:value-type="float" office:value="-0.14428092606157467" table:style-name="ce121">
            <text:p>-0,1<text:s text:c="3"/></text:p>
          </table:table-cell>
          <table:table-cell office:value-type="float" office:value="12519" table:style-name="ce120">
            <text:p>+12 519</text:p>
          </table:table-cell>
          <table:table-cell office:value-type="float" office:value="38.559152370098872" table:style-name="ce121">
            <text:p>+38,6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91">
            <text:p>5- Trab. serviços pessoais, de proteção e segurança e vendedores</text:p>
          </table:table-cell>
          <table:table-cell office:value-type="float" office:value="84164" table:style-name="ce116">
            <text:p>84 164</text:p>
          </table:table-cell>
          <table:table-cell office:value-type="float" office:value="21.947314345914538" table:style-name="ce201">
            <text:p>21,9<text:s text:c="5"/></text:p>
          </table:table-cell>
          <table:table-cell office:value-type="float" office:value="84427" table:style-name="ce150">
            <text:p>84 427</text:p>
          </table:table-cell>
          <table:table-cell office:value-type="float" office:value="22.100209675434993" table:style-name="ce204">
            <text:p>22,1<text:s text:c="5"/></text:p>
          </table:table-cell>
          <table:table-cell office:value-type="float" office:value="54008" table:style-name="ce118">
            <text:p>54 008</text:p>
          </table:table-cell>
          <table:table-cell office:value-type="float" office:value="19.127016450339099" table:style-name="ce207">
            <text:p>19,1<text:s text:c="5"/></text:p>
          </table:table-cell>
          <table:table-cell office:value-type="float" office:value="-263" table:style-name="ce120">
            <text:p><text:s/>- 263</text:p>
          </table:table-cell>
          <table:table-cell office:value-type="float" office:value="-0.31151172018430123" table:style-name="ce121">
            <text:p>-0,3<text:s text:c="3"/></text:p>
          </table:table-cell>
          <table:table-cell office:value-type="float" office:value="30156" table:style-name="ce120">
            <text:p>+30 156</text:p>
          </table:table-cell>
          <table:table-cell office:value-type="float" office:value="55.836172418900908" table:style-name="ce121">
            <text:p>+55,8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88">
            <text:p>6- Agricultores e trab. qualificados da agric., <text:s/>pesca e floresta</text:p>
          </table:table-cell>
          <table:table-cell office:value-type="float" office:value="9843" table:style-name="ce116">
            <text:p>9 843</text:p>
          </table:table-cell>
          <table:table-cell office:value-type="float" office:value="2.5667436802770403" table:style-name="ce201">
            <text:p>2,6<text:s text:c="5"/></text:p>
          </table:table-cell>
          <table:table-cell office:value-type="float" office:value="9881" table:style-name="ce150">
            <text:p>9 881</text:p>
          </table:table-cell>
          <table:table-cell office:value-type="float" office:value="2.586520565731024" table:style-name="ce204">
            <text:p>2,6<text:s text:c="5"/></text:p>
          </table:table-cell>
          <table:table-cell office:value-type="float" office:value="8887" table:style-name="ce118">
            <text:p>8 887</text:p>
          </table:table-cell>
          <table:table-cell office:value-type="float" office:value="3.1473447488180191" table:style-name="ce207">
            <text:p>3,1<text:s text:c="5"/></text:p>
          </table:table-cell>
          <table:table-cell office:value-type="float" office:value="-38" table:style-name="ce120">
            <text:p><text:s/>- 38</text:p>
          </table:table-cell>
          <table:table-cell office:value-type="float" office:value="-0.38457645987248257" table:style-name="ce121">
            <text:p>-0,4<text:s text:c="3"/></text:p>
          </table:table-cell>
          <table:table-cell office:value-type="float" office:value="956" table:style-name="ce120">
            <text:p>+ 956</text:p>
          </table:table-cell>
          <table:table-cell office:value-type="float" office:value="10.757285923258692" table:style-name="ce121">
            <text:p>+10,8<text:s text:c="3"/></text:p>
          </table:table-cell>
          <table:table-cell table:style-name="ce21"/>
          <table:table-cell table:number-columns-repeated="16371"/>
        </table:table-row>
        <table:table-row table:style-name="ro5">
          <table:table-cell/>
          <table:table-cell office:value-type="string" table:style-name="ce188">
            <text:p>7- Trabalhadores qualificados da indústria, construção e artífices</text:p>
          </table:table-cell>
          <table:table-cell office:value-type="float" office:value="39611" table:style-name="ce116">
            <text:p>39 611</text:p>
          </table:table-cell>
          <table:table-cell office:value-type="float" office:value="10.329298376455739" table:style-name="ce201">
            <text:p>10,3<text:s text:c="5"/></text:p>
          </table:table-cell>
          <table:table-cell office:value-type="float" office:value="39852" table:style-name="ce150">
            <text:p>39 852</text:p>
          </table:table-cell>
          <table:table-cell office:value-type="float" office:value="10.43194186676579" table:style-name="ce204">
            <text:p>10,4<text:s text:c="5"/></text:p>
          </table:table-cell>
          <table:table-cell office:value-type="float" office:value="30382" table:style-name="ce118">
            <text:p>30 382</text:p>
          </table:table-cell>
          <table:table-cell office:value-type="float" office:value="10.759832132169356" table:style-name="ce207">
            <text:p>10,8<text:s text:c="5"/></text:p>
          </table:table-cell>
          <table:table-cell office:value-type="float" office:value="-241" table:style-name="ce120">
            <text:p><text:s/>- 241</text:p>
          </table:table-cell>
          <table:table-cell office:value-type="float" office:value="-0.60473752885677012" table:style-name="ce121">
            <text:p>-0,6<text:s text:c="3"/></text:p>
          </table:table-cell>
          <table:table-cell office:value-type="float" office:value="9229" table:style-name="ce120">
            <text:p>+9 229</text:p>
          </table:table-cell>
          <table:table-cell office:value-type="float" office:value="30.376538740043447" table:style-name="ce121">
            <text:p>+30,4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2">
            <text:p>8- Operadores de instalações e máquinas e trab. da montagem</text:p>
          </table:table-cell>
          <table:table-cell office:value-type="float" office:value="24332" table:style-name="ce116">
            <text:p>24 332</text:p>
          </table:table-cell>
          <table:table-cell office:value-type="float" office:value="6.3450174975618152" table:style-name="ce201">
            <text:p>6,3<text:s text:c="5"/></text:p>
          </table:table-cell>
          <table:table-cell office:value-type="float" office:value="24471" table:style-name="ce150">
            <text:p>24 471</text:p>
          </table:table-cell>
          <table:table-cell office:value-type="float" office:value="6.4057023341770964" table:style-name="ce204">
            <text:p>6,4<text:s text:c="5"/></text:p>
          </table:table-cell>
          <table:table-cell office:value-type="float" office:value="15860" table:style-name="ce118">
            <text:p>15 860</text:p>
          </table:table-cell>
          <table:table-cell office:value-type="float" office:value="5.6168434473111049" table:style-name="ce207">
            <text:p>5,6<text:s text:c="5"/></text:p>
          </table:table-cell>
          <table:table-cell office:value-type="float" office:value="-139" table:style-name="ce120">
            <text:p><text:s/>- 139</text:p>
          </table:table-cell>
          <table:table-cell office:value-type="float" office:value="-0.56801928813697855" table:style-name="ce121">
            <text:p>-0,6<text:s text:c="3"/></text:p>
          </table:table-cell>
          <table:table-cell office:value-type="float" office:value="8472" table:style-name="ce120">
            <text:p>+8 472</text:p>
          </table:table-cell>
          <table:table-cell office:value-type="float" office:value="53.417402269861292" table:style-name="ce121">
            <text:p>+53,4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1">
            <text:p>9- Trabalhadores não qualificados</text:p>
          </table:table-cell>
          <table:table-cell office:value-type="float" office:value="95454" table:style-name="ce116">
            <text:p>95 454</text:p>
          </table:table-cell>
          <table:table-cell office:value-type="float" office:value="24.891389947898467" table:style-name="ce201">
            <text:p>24,9<text:s text:c="5"/></text:p>
          </table:table-cell>
          <table:table-cell office:value-type="float" office:value="96958" table:style-name="ce150">
            <text:p>96 958</text:p>
          </table:table-cell>
          <table:table-cell office:value-type="float" office:value="25.38041301610653" table:style-name="ce204">
            <text:p>25,4<text:s text:c="5"/></text:p>
          </table:table-cell>
          <table:table-cell office:value-type="float" office:value="72027" table:style-name="ce118">
            <text:p>72 027</text:p>
          </table:table-cell>
          <table:table-cell office:value-type="float" office:value="25.508473075629063" table:style-name="ce207">
            <text:p>25,5<text:s text:c="5"/></text:p>
          </table:table-cell>
          <table:table-cell office:value-type="float" office:value="-1504" table:style-name="ce120">
            <text:p><text:s/>-1 504</text:p>
          </table:table-cell>
          <table:table-cell office:value-type="float" office:value="-1.5511871119453784" table:style-name="ce121">
            <text:p>-1,6<text:s text:c="3"/></text:p>
          </table:table-cell>
          <table:table-cell office:value-type="float" office:value="23427" table:style-name="ce120">
            <text:p>+23 427</text:p>
          </table:table-cell>
          <table:table-cell office:value-type="float" office:value="32.525303011370738" table:style-name="ce121">
            <text:p>+32,5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1">
            <text:p>0- Profissões das Forças Armadas</text:p>
          </table:table-cell>
          <table:table-cell office:value-type="float" office:value="186" table:style-name="ce116">
            <text:p><text:s/>186</text:p>
          </table:table-cell>
          <table:table-cell office:value-type="float" office:value="4.8502928429496037E-2" table:style-name="ce201">
            <text:p>0,0<text:s text:c="5"/></text:p>
          </table:table-cell>
          <table:table-cell office:value-type="float" office:value="186" table:style-name="ce150">
            <text:p><text:s/>186</text:p>
          </table:table-cell>
          <table:table-cell office:value-type="float" office:value="4.8688677788277547E-2" table:style-name="ce204">
            <text:p>0,0<text:s text:c="5"/></text:p>
          </table:table-cell>
          <table:table-cell office:value-type="float" office:value="175" table:style-name="ce118">
            <text:p><text:s/>175</text:p>
          </table:table-cell>
          <table:table-cell office:value-type="float" office:value="6.1976519752802224E-2" table:style-name="ce207">
            <text:p>0,1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11" table:style-name="ce120">
            <text:p>+ 11</text:p>
          </table:table-cell>
          <table:table-cell office:value-type="float" office:value="6.2857142857142865" table:style-name="ce121">
            <text:p>+6,3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1">
            <text:p><text:s text:c="5"/>Outros</text:p>
          </table:table-cell>
          <table:table-cell office:value-type="float" office:value="14" table:style-name="ce116">
            <text:p><text:s/>14</text:p>
          </table:table-cell>
          <table:table-cell office:value-type="float" office:value="3.6507580538330353E-3" table:style-name="ce201">
            <text:p>0,0<text:s text:c="5"/></text:p>
          </table:table-cell>
          <table:table-cell office:value-type="float" office:value="12" table:style-name="ce150">
            <text:p><text:s/>12</text:p>
          </table:table-cell>
          <table:table-cell office:value-type="float" office:value="3.1412050185985513E-3" table:style-name="ce204">
            <text:p>0,0<text:s text:c="5"/></text:p>
          </table:table-cell>
          <table:table-cell office:value-type="float" office:value="18" table:style-name="ce118">
            <text:p><text:s/>18</text:p>
          </table:table-cell>
          <table:table-cell office:value-type="float" office:value="6.3747277460025143E-3" table:style-name="ce207">
            <text:p>0,0<text:s text:c="5"/></text:p>
          </table:table-cell>
          <table:table-cell office:value-type="float" office:value="2" table:style-name="ce120">
            <text:p>+ 2</text:p>
          </table:table-cell>
          <table:table-cell office:value-type="float" office:value="16.666666666666664" table:style-name="ce121">
            <text:p>+16,7<text:s text:c="3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22.222222222222221" table:style-name="ce121">
            <text:p>-22,2<text:s text:c="3"/></text:p>
          </table:table-cell>
          <table:table-cell table:style-name="ce19"/>
          <table:table-cell table:number-columns-repeated="16371"/>
        </table:table-row>
        <table:table-row table:style-name="ro20">
          <table:table-cell/>
          <table:table-cell table:style-name="ce179"/>
          <table:table-cell table:style-name="ce156"/>
          <table:table-cell table:style-name="ce209"/>
          <table:table-cell table:style-name="ce157"/>
          <table:table-cell table:style-name="ce211"/>
          <table:table-cell table:style-name="ce158"/>
          <table:table-cell table:style-name="ce213"/>
          <table:table-cell table:style-name="ce142"/>
          <table:table-cell table:style-name="ce143"/>
          <table:table-cell table:style-name="ce142"/>
          <table:table-cell table:style-name="ce143"/>
          <table:table-cell table:style-name="ce19"/>
          <table:table-cell table:number-columns-repeated="16371"/>
        </table:table-row>
        <table:table-row table:style-name="ro13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2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1" table:visibility="collapse">
          <table:table-cell table:number-columns-repeated="16384"/>
        </table:table-row>
        <table:table-row table:number-rows-repeated="1048494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8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1" table:default-cell-style-name="ce1"/>
        <table:table-column table:style-name="co24" table:default-cell-style-name="ce1"/>
        <table:table-column table:style-name="co1" table:number-columns-repeated="3" table:default-cell-style-name="ce1"/>
        <table:table-column table:style-name="co25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22453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1698in" svg:y="0.25925in" svg:width="1.69739in" svg:height="0.51096in">
                <draw:text-box>
                  <text:p text:style-name="a52" text:class-names="" text:cond-style-name=""><text:span text:style-name="a50" text:class-names="">AGOSTO 2020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3" draw:style-name="a45" draw:name="Text Box 122" svg:x="0in" svg:y="0in" svg:width="0.97917in" svg:height="0.31783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28586in" svg:height="0.29943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/>
          <table:table-cell office:value-type="string" table:style-name="ce159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2" table:style-name="ce11"/>
          <table:table-cell table:style-name="ce1"/>
          <table:table-cell table:style-name="ce11"/>
          <table:table-cell table:style-name="ce2"/>
          <table:table-cell table:number-columns-repeated="16371"/>
        </table:table-row>
        <table:table-row table:style-name="ro7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28">
            <text:p>CAE <text:s/>Rev.3</text:p>
          </table:table-cell>
          <table:table-cell office:value-type="string" table:style-name="ce178">
            <text:p>AGOST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style-name="ce5"/>
          <table:table-cell table:number-columns-repeated="16371"/>
        </table:table-row>
        <table:table-row table:style-name="ro22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3">
          <table:table-cell/>
          <table:table-cell office:value-type="string" table:style-name="ce180">
            <text:p><text:s text:c="2"/>Total</text:p>
          </table:table-cell>
          <table:table-cell office:value-type="float" office:value="355053" table:style-name="ce109">
            <text:p>355 053</text:p>
          </table:table-cell>
          <table:table-cell office:value-type="float" office:value="100.00000000000001" table:style-name="ce110">
            <text:p>100,0<text:s text:c="5"/></text:p>
          </table:table-cell>
          <table:table-cell office:value-type="float" office:value="355633" table:style-name="ce111">
            <text:p>355 633</text:p>
          </table:table-cell>
          <table:table-cell office:value-type="float" office:value="99.999999999999986" table:style-name="ce112">
            <text:p>100,0<text:s text:c="5"/></text:p>
          </table:table-cell>
          <table:table-cell office:value-type="float" office:value="254525" table:style-name="ce111">
            <text:p>254 525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580" table:style-name="ce113">
            <text:p><text:s/>- 580</text:p>
          </table:table-cell>
          <table:table-cell office:value-type="float" office:value="-0.16308947707327498" table:style-name="ce114">
            <text:p>-0,2<text:s text:c="3"/></text:p>
          </table:table-cell>
          <table:table-cell office:value-type="float" office:value="100528" table:style-name="ce113">
            <text:p>+100 528</text:p>
          </table:table-cell>
          <table:table-cell office:value-type="float" office:value="39.496316668303706" table:style-name="ce114">
            <text:p>+39,5<text:s text:c="3"/></text:p>
          </table:table-cell>
          <table:table-cell table:style-name="ce8"/>
          <table:table-cell table:number-columns-repeated="16371"/>
        </table:table-row>
        <table:table-row table:style-name="ro9">
          <table:table-cell table:style-name="ce193"/>
          <table:table-cell office:value-type="string" table:style-name="ce181">
            <text:p>Agricultura, produção animal, caça, floresta e pesca</text:p>
          </table:table-cell>
          <table:table-cell office:value-type="float" office:value="13436" table:style-name="ce109">
            <text:p>13 436</text:p>
          </table:table-cell>
          <table:table-cell office:value-type="float" office:value="3.7842237637761125" table:style-name="ce110">
            <text:p>3,8<text:s text:c="5"/></text:p>
          </table:table-cell>
          <table:table-cell office:value-type="float" office:value="13561" table:style-name="ce111">
            <text:p>13 561</text:p>
          </table:table-cell>
          <table:table-cell office:value-type="float" office:value="3.8132006872253141" table:style-name="ce112">
            <text:p>3,8<text:s text:c="5"/></text:p>
          </table:table-cell>
          <table:table-cell office:value-type="float" office:value="11782" table:style-name="ce111">
            <text:p>11 782</text:p>
          </table:table-cell>
          <table:table-cell office:value-type="float" office:value="4.6290148315489636" table:style-name="ce112">
            <text:p>4,6<text:s text:c="5"/></text:p>
          </table:table-cell>
          <table:table-cell office:value-type="float" office:value="-125" table:style-name="ce113">
            <text:p><text:s/>- 125</text:p>
          </table:table-cell>
          <table:table-cell office:value-type="float" office:value="-0.92176093208465448" table:style-name="ce114">
            <text:p>-0,9<text:s text:c="3"/></text:p>
          </table:table-cell>
          <table:table-cell office:value-type="float" office:value="1654" table:style-name="ce113">
            <text:p>+1 654</text:p>
          </table:table-cell>
          <table:table-cell office:value-type="float" office:value="14.038363605499915" table:style-name="ce114">
            <text:p>+14,0<text:s text:c="3"/></text:p>
          </table:table-cell>
          <table:table-cell table:style-name="ce155"/>
          <table:table-cell table:number-columns-repeated="16371" table:style-name="ce193"/>
        </table:table-row>
        <table:table-row table:style-name="ro23">
          <table:table-cell table:style-name="ce193"/>
          <table:table-cell office:value-type="string" table:style-name="ce182">
            <text:p>Indústria, energia e água e construção</text:p>
          </table:table-cell>
          <table:table-cell office:value-type="float" office:value="74402" table:style-name="ce127">
            <text:p>74 402</text:p>
          </table:table-cell>
          <table:table-cell office:value-type="float" office:value="20.955181339124017" table:style-name="ce128">
            <text:p>21,0<text:s text:c="5"/></text:p>
          </table:table-cell>
          <table:table-cell office:value-type="float" office:value="73654" table:style-name="ce111">
            <text:p>73 654</text:p>
          </table:table-cell>
          <table:table-cell office:value-type="float" office:value="20.710676455784473" table:style-name="ce112">
            <text:p>20,7<text:s text:c="5"/></text:p>
          </table:table-cell>
          <table:table-cell office:value-type="float" office:value="59096" table:style-name="ce111">
            <text:p>59 096</text:p>
          </table:table-cell>
          <table:table-cell office:value-type="float" office:value="23.218151458599351" table:style-name="ce112">
            <text:p>23,2<text:s text:c="5"/></text:p>
          </table:table-cell>
          <table:table-cell office:value-type="float" office:value="748" table:style-name="ce113">
            <text:p>+ 748</text:p>
          </table:table-cell>
          <table:table-cell office:value-type="float" office:value="1.0155592364297934" table:style-name="ce114">
            <text:p>+1,0<text:s text:c="3"/></text:p>
          </table:table-cell>
          <table:table-cell office:value-type="float" office:value="15306" table:style-name="ce113">
            <text:p>+15 306</text:p>
          </table:table-cell>
          <table:table-cell office:value-type="float" office:value="25.900230134019225" table:style-name="ce114">
            <text:p>+25,9<text:s text:c="3"/></text:p>
          </table:table-cell>
          <table:table-cell table:style-name="ce155"/>
          <table:table-cell table:number-columns-repeated="16371" table:style-name="ce193"/>
        </table:table-row>
        <table:table-row table:style-name="ro24">
          <table:table-cell/>
          <table:table-cell office:value-type="string" table:style-name="ce183">
            <text:p>Indústrias extrativas</text:p>
          </table:table-cell>
          <table:table-cell office:value-type="float" office:value="2038" table:style-name="ce116">
            <text:p>2 038</text:p>
          </table:table-cell>
          <table:table-cell office:value-type="float" office:value="0.57399881144505194" table:style-name="ce117">
            <text:p>0,6<text:s text:c="5"/></text:p>
          </table:table-cell>
          <table:table-cell office:value-type="float" office:value="2066" table:style-name="ce118">
            <text:p>2 066</text:p>
          </table:table-cell>
          <table:table-cell office:value-type="float" office:value="0.58093596488514843" table:style-name="ce119">
            <text:p>0,6<text:s text:c="5"/></text:p>
          </table:table-cell>
          <table:table-cell office:value-type="float" office:value="1591" table:style-name="ce118">
            <text:p>1 591</text:p>
          </table:table-cell>
          <table:table-cell office:value-type="float" office:value="0.62508594440624687" table:style-name="ce119">
            <text:p>0,6<text:s text:c="5"/></text:p>
          </table:table-cell>
          <table:table-cell office:value-type="float" office:value="-28" table:style-name="ce120">
            <text:p><text:s/>- 28</text:p>
          </table:table-cell>
          <table:table-cell office:value-type="float" office:value="-1.3552758954501452" table:style-name="ce121">
            <text:p>-1,4<text:s text:c="3"/></text:p>
          </table:table-cell>
          <table:table-cell office:value-type="float" office:value="447" table:style-name="ce120">
            <text:p>+ 447</text:p>
          </table:table-cell>
          <table:table-cell office:value-type="float" office:value="28.09553739786298" table:style-name="ce121">
            <text:p>+28,1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7524" table:style-name="ce116">
            <text:p>7 524</text:p>
          </table:table-cell>
          <table:table-cell office:value-type="float" office:value="2.1191202440199066" table:style-name="ce117">
            <text:p>2,1<text:s text:c="5"/></text:p>
          </table:table-cell>
          <table:table-cell office:value-type="float" office:value="7555" table:style-name="ce118">
            <text:p>7 555</text:p>
          </table:table-cell>
          <table:table-cell office:value-type="float" office:value="2.1243810332561939" table:style-name="ce119">
            <text:p>2,1<text:s text:c="5"/></text:p>
          </table:table-cell>
          <table:table-cell office:value-type="float" office:value="5823" table:style-name="ce118">
            <text:p>5 823</text:p>
          </table:table-cell>
          <table:table-cell office:value-type="float" office:value="2.2877909832040073" table:style-name="ce119">
            <text:p>2,3<text:s text:c="5"/></text:p>
          </table:table-cell>
          <table:table-cell office:value-type="float" office:value="-31" table:style-name="ce120">
            <text:p><text:s/>- 31</text:p>
          </table:table-cell>
          <table:table-cell office:value-type="float" office:value="-0.41032428855062875" table:style-name="ce121">
            <text:p>-0,4<text:s text:c="3"/></text:p>
          </table:table-cell>
          <table:table-cell office:value-type="float" office:value="1701" table:style-name="ce120">
            <text:p>+1 701</text:p>
          </table:table-cell>
          <table:table-cell office:value-type="float" office:value="29.211746522411129" table:style-name="ce121">
            <text:p>+29,2<text:s text:c="3"/></text:p>
          </table:table-cell>
          <table:table-cell table:style-name="ce6"/>
          <table:table-cell table:number-columns-repeated="16371"/>
        </table:table-row>
        <table:table-row table:style-name="ro24">
          <table:table-cell/>
          <table:table-cell office:value-type="string" table:style-name="ce184">
            <text:p>Fabricação de têxteis</text:p>
          </table:table-cell>
          <table:table-cell office:value-type="float" office:value="3411" table:style-name="ce116">
            <text:p>3 411</text:p>
          </table:table-cell>
          <table:table-cell office:value-type="float" office:value="0.96070164172672812" table:style-name="ce152">
            <text:p>1,0<text:s text:c="5"/></text:p>
          </table:table-cell>
          <table:table-cell office:value-type="float" office:value="3332" table:style-name="ce153">
            <text:p>3 332</text:p>
          </table:table-cell>
          <table:table-cell office:value-type="float" office:value="0.93692092691060724" table:style-name="ce154">
            <text:p>0,9<text:s text:c="5"/></text:p>
          </table:table-cell>
          <table:table-cell office:value-type="float" office:value="2775" table:style-name="ce118">
            <text:p>2 775</text:p>
          </table:table-cell>
          <table:table-cell office:value-type="float" office:value="1.090266182103919" table:style-name="ce154">
            <text:p>1,1<text:s text:c="5"/></text:p>
          </table:table-cell>
          <table:table-cell office:value-type="float" office:value="79" table:style-name="ce120">
            <text:p>+ 79</text:p>
          </table:table-cell>
          <table:table-cell office:value-type="float" office:value="2.370948379351741" table:style-name="ce121">
            <text:p>+2,4<text:s text:c="3"/></text:p>
          </table:table-cell>
          <table:table-cell office:value-type="float" office:value="636" table:style-name="ce120">
            <text:p>+ 636</text:p>
          </table:table-cell>
          <table:table-cell office:value-type="float" office:value="22.918918918918919" table:style-name="ce121">
            <text:p>+22,9<text:s text:c="3"/></text:p>
          </table:table-cell>
          <table:table-cell table:style-name="ce7"/>
          <table:table-cell table:number-columns-repeated="16371"/>
        </table:table-row>
        <table:table-row table:style-name="ro24">
          <table:table-cell/>
          <table:table-cell office:value-type="string" table:style-name="ce185">
            <text:p>Indústria do vestuário</text:p>
          </table:table-cell>
          <table:table-cell office:value-type="float" office:value="10922" table:style-name="ce116">
            <text:p>10 922</text:p>
          </table:table-cell>
          <table:table-cell office:value-type="float" office:value="3.0761604605509598" table:style-name="ce133">
            <text:p>3,1<text:s text:c="5"/></text:p>
          </table:table-cell>
          <table:table-cell office:value-type="float" office:value="10391" table:style-name="ce134">
            <text:p>10 391</text:p>
          </table:table-cell>
          <table:table-cell office:value-type="float" office:value="2.9218323383937936" table:style-name="ce135">
            <text:p>2,9<text:s text:c="5"/></text:p>
          </table:table-cell>
          <table:table-cell office:value-type="float" office:value="7732" table:style-name="ce118">
            <text:p>7 732</text:p>
          </table:table-cell>
          <table:table-cell office:value-type="float" office:value="3.0378155387486494" table:style-name="ce135">
            <text:p>3,0<text:s text:c="5"/></text:p>
          </table:table-cell>
          <table:table-cell office:value-type="float" office:value="531" table:style-name="ce120">
            <text:p>+ 531</text:p>
          </table:table-cell>
          <table:table-cell office:value-type="float" office:value="5.1101915118852856" table:style-name="ce121">
            <text:p>+5,1<text:s text:c="3"/></text:p>
          </table:table-cell>
          <table:table-cell office:value-type="float" office:value="3190" table:style-name="ce120">
            <text:p>+3 190</text:p>
          </table:table-cell>
          <table:table-cell office:value-type="float" office:value="41.257113295395762" table:style-name="ce121">
            <text:p>+41,3<text:s text:c="3"/></text:p>
          </table:table-cell>
          <table:table-cell table:style-name="ce6"/>
          <table:table-cell table:number-columns-repeated="16371"/>
        </table:table-row>
        <table:table-row table:style-name="ro24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4650" table:style-name="ce116">
            <text:p>4 650</text:p>
          </table:table-cell>
          <table:table-cell office:value-type="float" office:value="1.3096636276837543" table:style-name="ce133">
            <text:p>1,3<text:s text:c="5"/></text:p>
          </table:table-cell>
          <table:table-cell office:value-type="float" office:value="4601" table:style-name="ce134">
            <text:p>4 601</text:p>
          </table:table-cell>
          <table:table-cell office:value-type="float" office:value="1.2937494551967899" table:style-name="ce135">
            <text:p>1,3<text:s text:c="5"/></text:p>
          </table:table-cell>
          <table:table-cell office:value-type="float" office:value="2952" table:style-name="ce118">
            <text:p>2 952</text:p>
          </table:table-cell>
          <table:table-cell office:value-type="float" office:value="1.159807484530007" table:style-name="ce135">
            <text:p>1,2<text:s text:c="5"/></text:p>
          </table:table-cell>
          <table:table-cell office:value-type="float" office:value="49" table:style-name="ce120">
            <text:p>+ 49</text:p>
          </table:table-cell>
          <table:table-cell office:value-type="float" office:value="1.0649858726363834" table:style-name="ce121">
            <text:p>+1,1<text:s text:c="3"/></text:p>
          </table:table-cell>
          <table:table-cell office:value-type="float" office:value="1698" table:style-name="ce120">
            <text:p>+1 698</text:p>
          </table:table-cell>
          <table:table-cell office:value-type="float" office:value="57.520325203252028" table:style-name="ce121">
            <text:p>+57,5<text:s text:c="3"/></text:p>
          </table:table-cell>
          <table:table-cell table:style-name="ce6"/>
          <table:table-cell table:number-columns-repeated="16371"/>
        </table:table-row>
        <table:table-row table:style-name="ro24">
          <table:table-cell/>
          <table:table-cell office:value-type="string" table:style-name="ce186">
            <text:p>Indústria da madeira e da cortiça</text:p>
          </table:table-cell>
          <table:table-cell office:value-type="float" office:value="2197" table:style-name="ce116">
            <text:p>2 197</text:p>
          </table:table-cell>
          <table:table-cell office:value-type="float" office:value="0.61878085806907701" table:style-name="ce133">
            <text:p>0,6<text:s text:c="5"/></text:p>
          </table:table-cell>
          <table:table-cell office:value-type="float" office:value="2158" table:style-name="ce134">
            <text:p>2 158</text:p>
          </table:table-cell>
          <table:table-cell office:value-type="float" office:value="0.60680533021401273" table:style-name="ce135">
            <text:p>0,6<text:s text:c="5"/></text:p>
          </table:table-cell>
          <table:table-cell office:value-type="float" office:value="1887" table:style-name="ce118">
            <text:p>1 887</text:p>
          </table:table-cell>
          <table:table-cell office:value-type="float" office:value="0.74138100383066496" table:style-name="ce135">
            <text:p>0,7<text:s text:c="5"/></text:p>
          </table:table-cell>
          <table:table-cell office:value-type="float" office:value="39" table:style-name="ce120">
            <text:p>+ 39</text:p>
          </table:table-cell>
          <table:table-cell office:value-type="float" office:value="1.8072289156626504" table:style-name="ce121">
            <text:p>+1,8<text:s text:c="3"/></text:p>
          </table:table-cell>
          <table:table-cell office:value-type="float" office:value="310" table:style-name="ce120">
            <text:p>+ 310</text:p>
          </table:table-cell>
          <table:table-cell office:value-type="float" office:value="16.428192898781134" table:style-name="ce121">
            <text:p>+16,4<text:s text:c="3"/></text:p>
          </table:table-cell>
          <table:table-cell table:style-name="ce6"/>
          <table:table-cell table:number-columns-repeated="16371"/>
        </table:table-row>
        <table:table-row table:style-name="ro24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1466" table:style-name="ce116">
            <text:p>1 466</text:p>
          </table:table-cell>
          <table:table-cell office:value-type="float" office:value="0.41289610283535133" table:style-name="ce133">
            <text:p>0,4<text:s text:c="5"/></text:p>
          </table:table-cell>
          <table:table-cell office:value-type="float" office:value="1444" table:style-name="ce134">
            <text:p>1 444</text:p>
          </table:table-cell>
          <table:table-cell office:value-type="float" office:value="0.40603656016173983" table:style-name="ce135">
            <text:p>0,4<text:s text:c="5"/></text:p>
          </table:table-cell>
          <table:table-cell office:value-type="float" office:value="1250" table:style-name="ce118">
            <text:p>1 250</text:p>
          </table:table-cell>
          <table:table-cell office:value-type="float" office:value="0.49111089283960319" table:style-name="ce135">
            <text:p>0,5<text:s text:c="5"/></text:p>
          </table:table-cell>
          <table:table-cell office:value-type="float" office:value="22" table:style-name="ce120">
            <text:p>+ 22</text:p>
          </table:table-cell>
          <table:table-cell office:value-type="float" office:value="1.5235457063711912" table:style-name="ce121">
            <text:p>+1,5<text:s text:c="3"/></text:p>
          </table:table-cell>
          <table:table-cell office:value-type="float" office:value="216" table:style-name="ce120">
            <text:p>+ 216</text:p>
          </table:table-cell>
          <table:table-cell office:value-type="float" office:value="17.28" table:style-name="ce121">
            <text:p>+17,3<text:s text:c="3"/></text:p>
          </table:table-cell>
          <table:table-cell table:style-name="ce6"/>
          <table:table-cell table:number-columns-repeated="16371"/>
        </table:table-row>
        <table:table-row table:style-name="ro24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2508" table:style-name="ce116">
            <text:p>2 508</text:p>
          </table:table-cell>
          <table:table-cell office:value-type="float" office:value="0.70637341467330228" table:style-name="ce133">
            <text:p>0,7<text:s text:c="5"/></text:p>
          </table:table-cell>
          <table:table-cell office:value-type="float" office:value="2477" table:style-name="ce134">
            <text:p>2 477</text:p>
          </table:table-cell>
          <table:table-cell office:value-type="float" office:value="0.69650454260431394" table:style-name="ce135">
            <text:p>0,7<text:s text:c="5"/></text:p>
          </table:table-cell>
          <table:table-cell office:value-type="float" office:value="1985" table:style-name="ce118">
            <text:p>1 985</text:p>
          </table:table-cell>
          <table:table-cell office:value-type="float" office:value="0.7798840978292898" table:style-name="ce135">
            <text:p>0,8<text:s text:c="5"/></text:p>
          </table:table-cell>
          <table:table-cell office:value-type="float" office:value="31" table:style-name="ce120">
            <text:p>+ 31</text:p>
          </table:table-cell>
          <table:table-cell office:value-type="float" office:value="1.2515139281388776" table:style-name="ce121">
            <text:p>+1,3<text:s text:c="3"/></text:p>
          </table:table-cell>
          <table:table-cell office:value-type="float" office:value="523" table:style-name="ce120">
            <text:p>+ 523</text:p>
          </table:table-cell>
          <table:table-cell office:value-type="float" office:value="26.347607052896727" table:style-name="ce121">
            <text:p>+26,3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1988" table:style-name="ce116">
            <text:p>1 988</text:p>
          </table:table-cell>
          <table:table-cell office:value-type="float" office:value="0.55991640684630184" table:style-name="ce133">
            <text:p>0,6<text:s text:c="5"/></text:p>
          </table:table-cell>
          <table:table-cell office:value-type="float" office:value="1955" table:style-name="ce134">
            <text:p>1 955</text:p>
          </table:table-cell>
          <table:table-cell office:value-type="float" office:value="0.5497240132383665" table:style-name="ce135">
            <text:p>0,5<text:s text:c="5"/></text:p>
          </table:table-cell>
          <table:table-cell office:value-type="float" office:value="1646" table:style-name="ce118">
            <text:p>1 646</text:p>
          </table:table-cell>
          <table:table-cell office:value-type="float" office:value="0.64669482369118947" table:style-name="ce135">
            <text:p>0,6<text:s text:c="5"/></text:p>
          </table:table-cell>
          <table:table-cell office:value-type="float" office:value="33" table:style-name="ce120">
            <text:p>+ 33</text:p>
          </table:table-cell>
          <table:table-cell office:value-type="float" office:value="1.6879795396419439" table:style-name="ce121">
            <text:p>+1,7<text:s text:c="3"/></text:p>
          </table:table-cell>
          <table:table-cell office:value-type="float" office:value="342" table:style-name="ce120">
            <text:p>+ 342</text:p>
          </table:table-cell>
          <table:table-cell office:value-type="float" office:value="20.777642770352369" table:style-name="ce121">
            <text:p>+20,8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4393" table:style-name="ce116">
            <text:p>4 393</text:p>
          </table:table-cell>
          <table:table-cell office:value-type="float" office:value="1.2372800680461791" table:style-name="ce133">
            <text:p>1,2<text:s text:c="5"/></text:p>
          </table:table-cell>
          <table:table-cell office:value-type="float" office:value="4433" table:style-name="ce134">
            <text:p>4 433</text:p>
          </table:table-cell>
          <table:table-cell office:value-type="float" office:value="1.2465097445962552" table:style-name="ce135">
            <text:p>1,2<text:s text:c="5"/></text:p>
          </table:table-cell>
          <table:table-cell office:value-type="float" office:value="3351" table:style-name="ce118">
            <text:p>3 351</text:p>
          </table:table-cell>
          <table:table-cell office:value-type="float" office:value="1.3165700815244084" table:style-name="ce135">
            <text:p>1,3<text:s text:c="5"/></text:p>
          </table:table-cell>
          <table:table-cell office:value-type="float" office:value="-40" table:style-name="ce120">
            <text:p><text:s/>- 40</text:p>
          </table:table-cell>
          <table:table-cell office:value-type="float" office:value="-0.90232348296864429" table:style-name="ce121">
            <text:p>-0,9<text:s text:c="3"/></text:p>
          </table:table-cell>
          <table:table-cell office:value-type="float" office:value="1042" table:style-name="ce120">
            <text:p>+1 042</text:p>
          </table:table-cell>
          <table:table-cell office:value-type="float" office:value="31.095195464040586" table:style-name="ce121">
            <text:p>+31,1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2979" table:style-name="ce116">
            <text:p>2 979</text:p>
          </table:table-cell>
          <table:table-cell office:value-type="float" office:value="0.83902966599352768" table:style-name="ce133">
            <text:p>0,8<text:s text:c="5"/></text:p>
          </table:table-cell>
          <table:table-cell office:value-type="float" office:value="2898" table:style-name="ce134">
            <text:p>2 898</text:p>
          </table:table-cell>
          <table:table-cell office:value-type="float" office:value="0.81488500785922569" table:style-name="ce135">
            <text:p>0,8<text:s text:c="5"/></text:p>
          </table:table-cell>
          <table:table-cell office:value-type="float" office:value="2229" table:style-name="ce118">
            <text:p>2 229</text:p>
          </table:table-cell>
          <table:table-cell office:value-type="float" office:value="0.87574894411158044" table:style-name="ce135">
            <text:p>0,9<text:s text:c="5"/></text:p>
          </table:table-cell>
          <table:table-cell office:value-type="float" office:value="81" table:style-name="ce120">
            <text:p>+ 81</text:p>
          </table:table-cell>
          <table:table-cell office:value-type="float" office:value="2.7950310559006213" table:style-name="ce121">
            <text:p>+2,8<text:s text:c="3"/></text:p>
          </table:table-cell>
          <table:table-cell office:value-type="float" office:value="750" table:style-name="ce120">
            <text:p>+ 750</text:p>
          </table:table-cell>
          <table:table-cell office:value-type="float" office:value="33.647375504710631" table:style-name="ce121">
            <text:p>+33,6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2734" table:style-name="ce116">
            <text:p>2 734</text:p>
          </table:table-cell>
          <table:table-cell office:value-type="float" office:value="0.7700258834596525" table:style-name="ce133">
            <text:p>0,8<text:s text:c="5"/></text:p>
          </table:table-cell>
          <table:table-cell office:value-type="float" office:value="2681" table:style-name="ce134">
            <text:p>2 681</text:p>
          </table:table-cell>
          <table:table-cell office:value-type="float" office:value="0.75386704833353479" table:style-name="ce135">
            <text:p>0,8<text:s text:c="5"/></text:p>
          </table:table-cell>
          <table:table-cell office:value-type="float" office:value="1874" table:style-name="ce118">
            <text:p>1 874</text:p>
          </table:table-cell>
          <table:table-cell office:value-type="float" office:value="0.73627345054513316" table:style-name="ce135">
            <text:p>0,7<text:s text:c="5"/></text:p>
          </table:table-cell>
          <table:table-cell office:value-type="float" office:value="53" table:style-name="ce120">
            <text:p>+ 53</text:p>
          </table:table-cell>
          <table:table-cell office:value-type="float" office:value="1.9768743006340919" table:style-name="ce121">
            <text:p>+2,0<text:s text:c="3"/></text:p>
          </table:table-cell>
          <table:table-cell office:value-type="float" office:value="860" table:style-name="ce120">
            <text:p>+ 860</text:p>
          </table:table-cell>
          <table:table-cell office:value-type="float" office:value="45.891141942369259" table:style-name="ce121">
            <text:p>+45,9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4302" table:style-name="ce116">
            <text:p>4 302</text:p>
          </table:table-cell>
          <table:table-cell office:value-type="float" office:value="1.2116500916764539" table:style-name="ce133">
            <text:p>1,2<text:s text:c="5"/></text:p>
          </table:table-cell>
          <table:table-cell office:value-type="float" office:value="4267" table:style-name="ce134">
            <text:p>4 267</text:p>
          </table:table-cell>
          <table:table-cell office:value-type="float" office:value="1.1998324115028696" table:style-name="ce135">
            <text:p>1,2<text:s text:c="5"/></text:p>
          </table:table-cell>
          <table:table-cell office:value-type="float" office:value="3592" table:style-name="ce118">
            <text:p>3 592</text:p>
          </table:table-cell>
          <table:table-cell office:value-type="float" office:value="1.4112562616638837" table:style-name="ce135">
            <text:p>1,4<text:s text:c="5"/></text:p>
          </table:table-cell>
          <table:table-cell office:value-type="float" office:value="35" table:style-name="ce120">
            <text:p>+ 35</text:p>
          </table:table-cell>
          <table:table-cell office:value-type="float" office:value="0.82024841809233662" table:style-name="ce121">
            <text:p>+0,8<text:s text:c="3"/></text:p>
          </table:table-cell>
          <table:table-cell office:value-type="float" office:value="710" table:style-name="ce120">
            <text:p>+ 710</text:p>
          </table:table-cell>
          <table:table-cell office:value-type="float" office:value="19.766146993318486" table:style-name="ce121">
            <text:p>+19,8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1252" table:style-name="ce116">
            <text:p>1 252</text:p>
          </table:table-cell>
          <table:table-cell office:value-type="float" office:value="0.35262341115270118" table:style-name="ce133">
            <text:p>0,4<text:s text:c="5"/></text:p>
          </table:table-cell>
          <table:table-cell office:value-type="float" office:value="1253" table:style-name="ce134">
            <text:p>1 253</text:p>
          </table:table-cell>
          <table:table-cell office:value-type="float" office:value="0.35232950822898884" table:style-name="ce135">
            <text:p>0,4<text:s text:c="5"/></text:p>
          </table:table-cell>
          <table:table-cell office:value-type="float" office:value="1030" table:style-name="ce118">
            <text:p>1 030</text:p>
          </table:table-cell>
          <table:table-cell office:value-type="float" office:value="0.40467537569983303" table:style-name="ce135">
            <text:p>0,4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7.9808459696727854E-2" table:style-name="ce121">
            <text:p>-0,1<text:s text:c="3"/></text:p>
          </table:table-cell>
          <table:table-cell office:value-type="float" office:value="222" table:style-name="ce120">
            <text:p>+ 222</text:p>
          </table:table-cell>
          <table:table-cell office:value-type="float" office:value="21.553398058252426" table:style-name="ce121">
            <text:p>+21,6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office:value-type="string" table:style-name="ce186">
            <text:p>Construção</text:p>
          </table:table-cell>
          <table:table-cell office:value-type="float" office:value="22038" table:style-name="ce116">
            <text:p>22 038</text:p>
          </table:table-cell>
          <table:table-cell office:value-type="float" office:value="6.2069606509450708" table:style-name="ce133">
            <text:p>6,2<text:s text:c="5"/></text:p>
          </table:table-cell>
          <table:table-cell office:value-type="float" office:value="22143" table:style-name="ce134">
            <text:p>22 143</text:p>
          </table:table-cell>
          <table:table-cell office:value-type="float" office:value="6.2263625704026344" table:style-name="ce135">
            <text:p>6,2<text:s text:c="5"/></text:p>
          </table:table-cell>
          <table:table-cell office:value-type="float" office:value="19379" table:style-name="ce118">
            <text:p>19 379</text:p>
          </table:table-cell>
          <table:table-cell office:value-type="float" office:value="7.6137903938709366" table:style-name="ce135">
            <text:p>7,6<text:s text:c="5"/></text:p>
          </table:table-cell>
          <table:table-cell office:value-type="float" office:value="-105" table:style-name="ce120">
            <text:p><text:s/>- 105</text:p>
          </table:table-cell>
          <table:table-cell office:value-type="float" office:value="-0.47419048909361877" table:style-name="ce121">
            <text:p>-0,5<text:s text:c="3"/></text:p>
          </table:table-cell>
          <table:table-cell office:value-type="float" office:value="2659" table:style-name="ce120">
            <text:p>+2 659</text:p>
          </table:table-cell>
          <table:table-cell office:value-type="float" office:value="13.721038237267145" table:style-name="ce121">
            <text:p>+13,7<text:s text:c="3"/></text:p>
          </table:table-cell>
          <table:table-cell table:number-columns-repeated="16372" table:style-name="ce1"/>
        </table:table-row>
        <table:table-row table:style-name="ro15">
          <table:table-cell table:style-name="ce193"/>
          <table:table-cell office:value-type="string" table:style-name="ce182">
            <text:p>Serviços</text:p>
          </table:table-cell>
          <table:table-cell office:value-type="float" office:value="258390" table:style-name="ce127">
            <text:p>258 390</text:p>
          </table:table-cell>
          <table:table-cell office:value-type="float" office:value="72.775050485420493" table:style-name="ce128">
            <text:p>72,8<text:s text:c="5"/></text:p>
          </table:table-cell>
          <table:table-cell office:value-type="float" office:value="259882" table:style-name="ce129">
            <text:p>259 882</text:p>
          </table:table-cell>
          <table:table-cell office:value-type="float" office:value="73.075895656477314" table:style-name="ce130">
            <text:p>73,1<text:s text:c="5"/></text:p>
          </table:table-cell>
          <table:table-cell office:value-type="float" office:value="180892" table:style-name="ce129">
            <text:p>180 892</text:p>
          </table:table-cell>
          <table:table-cell office:value-type="float" office:value="71.0704253020332" table:style-name="ce130">
            <text:p>71,1<text:s text:c="5"/></text:p>
          </table:table-cell>
          <table:table-cell office:value-type="float" office:value="-1492" table:style-name="ce113">
            <text:p><text:s/>-1 492</text:p>
          </table:table-cell>
          <table:table-cell office:value-type="float" office:value="-0.57410670996837032" table:style-name="ce114">
            <text:p>-0,6<text:s text:c="3"/></text:p>
          </table:table-cell>
          <table:table-cell office:value-type="float" office:value="77498" table:style-name="ce113">
            <text:p>+77 498</text:p>
          </table:table-cell>
          <table:table-cell office:value-type="float" office:value="42.842137850208964" table:style-name="ce114">
            <text:p>+42,8<text:s text:c="3"/></text:p>
          </table:table-cell>
          <table:table-cell table:number-columns-repeated="16372" table:style-name="ce193"/>
        </table:table-row>
        <table:table-row table:style-name="ro24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4507" table:style-name="ce116">
            <text:p>4 507</text:p>
          </table:table-cell>
          <table:table-cell office:value-type="float" office:value="1.269387950531329" table:style-name="ce133">
            <text:p>1,3<text:s text:c="5"/></text:p>
          </table:table-cell>
          <table:table-cell office:value-type="float" office:value="4541" table:style-name="ce134">
            <text:p>4 541</text:p>
          </table:table-cell>
          <table:table-cell office:value-type="float" office:value="1.2768781299823131" table:style-name="ce135">
            <text:p>1,3<text:s text:c="5"/></text:p>
          </table:table-cell>
          <table:table-cell office:value-type="float" office:value="3463" table:style-name="ce134">
            <text:p>3 463</text:p>
          </table:table-cell>
          <table:table-cell office:value-type="float" office:value="1.3605736175228367" table:style-name="ce135">
            <text:p>1,4<text:s text:c="5"/></text:p>
          </table:table-cell>
          <table:table-cell office:value-type="float" office:value="-34" table:style-name="ce120">
            <text:p><text:s/>- 34</text:p>
          </table:table-cell>
          <table:table-cell office:value-type="float" office:value="-0.74873375908390216" table:style-name="ce121">
            <text:p>-0,7<text:s text:c="3"/></text:p>
          </table:table-cell>
          <table:table-cell office:value-type="float" office:value="1044" table:style-name="ce120">
            <text:p>+1 044</text:p>
          </table:table-cell>
          <table:table-cell office:value-type="float" office:value="30.147271152180188" table:style-name="ce121">
            <text:p>+30,1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office:value-type="string" table:style-name="ce183">
            <text:p>Comércio por grosso e a retalho</text:p>
          </table:table-cell>
          <table:table-cell office:value-type="float" office:value="38432" table:style-name="ce116">
            <text:p>38 432</text:p>
          </table:table-cell>
          <table:table-cell office:value-type="float" office:value="10.824299470783236" table:style-name="ce133">
            <text:p>10,8<text:s text:c="5"/></text:p>
          </table:table-cell>
          <table:table-cell office:value-type="float" office:value="38715" table:style-name="ce134">
            <text:p>38 715</text:p>
          </table:table-cell>
          <table:table-cell office:value-type="float" office:value="10.886222594641106" table:style-name="ce135">
            <text:p>10,9<text:s text:c="5"/></text:p>
          </table:table-cell>
          <table:table-cell office:value-type="float" office:value="28747" table:style-name="ce134">
            <text:p>28 747</text:p>
          </table:table-cell>
          <table:table-cell office:value-type="float" office:value="11.294371869168058" table:style-name="ce135">
            <text:p>11,3<text:s text:c="5"/></text:p>
          </table:table-cell>
          <table:table-cell office:value-type="float" office:value="-283" table:style-name="ce120">
            <text:p><text:s/>- 283</text:p>
          </table:table-cell>
          <table:table-cell office:value-type="float" office:value="-0.73098282319514396" table:style-name="ce121">
            <text:p>-0,7<text:s text:c="3"/></text:p>
          </table:table-cell>
          <table:table-cell office:value-type="float" office:value="9685" table:style-name="ce120">
            <text:p>+9 685</text:p>
          </table:table-cell>
          <table:table-cell office:value-type="float" office:value="33.690472049257316" table:style-name="ce121">
            <text:p>+33,7<text:s text:c="3"/></text:p>
          </table:table-cell>
          <table:table-cell table:number-columns-repeated="16372"/>
        </table:table-row>
        <table:table-row table:style-name="ro24">
          <table:table-cell/>
          <table:table-cell office:value-type="string" table:style-name="ce186">
            <text:p>Transportes e armazenagem</text:p>
          </table:table-cell>
          <table:table-cell office:value-type="float" office:value="6780" table:style-name="ce116">
            <text:p>6 780</text:p>
          </table:table-cell>
          <table:table-cell office:value-type="float" office:value="1.9095740635905061" table:style-name="ce152">
            <text:p>1,9<text:s text:c="5"/></text:p>
          </table:table-cell>
          <table:table-cell office:value-type="float" office:value="6917" table:style-name="ce134">
            <text:p>6 917</text:p>
          </table:table-cell>
          <table:table-cell office:value-type="float" office:value="1.9449826084755915" table:style-name="ce154">
            <text:p>1,9<text:s text:c="5"/></text:p>
          </table:table-cell>
          <table:table-cell office:value-type="float" office:value="4148" table:style-name="ce134">
            <text:p>4 148</text:p>
          </table:table-cell>
          <table:table-cell office:value-type="float" office:value="1.6297023867989393" table:style-name="ce154">
            <text:p>1,6<text:s text:c="5"/></text:p>
          </table:table-cell>
          <table:table-cell office:value-type="float" office:value="-137" table:style-name="ce120">
            <text:p><text:s/>- 137</text:p>
          </table:table-cell>
          <table:table-cell office:value-type="float" office:value="-1.9806274396414629" table:style-name="ce121">
            <text:p>-2,0<text:s text:c="3"/></text:p>
          </table:table-cell>
          <table:table-cell office:value-type="float" office:value="2632" table:style-name="ce120">
            <text:p>+2 632</text:p>
          </table:table-cell>
          <table:table-cell office:value-type="float" office:value="63.452266152362583" table:style-name="ce121">
            <text:p>+63,5<text:s text:c="3"/></text:p>
          </table:table-cell>
          <table:table-cell table:number-columns-repeated="16372"/>
        </table:table-row>
        <table:table-row table:style-name="ro24">
          <table:table-cell/>
          <table:table-cell office:value-type="string" table:style-name="ce186">
            <text:p>Alojamento, restauração e similares</text:p>
          </table:table-cell>
          <table:table-cell office:value-type="float" office:value="40642" table:style-name="ce116">
            <text:p>40 642</text:p>
          </table:table-cell>
          <table:table-cell office:value-type="float" office:value="11.446741754047988" table:style-name="ce133">
            <text:p>11,4<text:s text:c="5"/></text:p>
          </table:table-cell>
          <table:table-cell office:value-type="float" office:value="42137" table:style-name="ce134">
            <text:p>42 137</text:p>
          </table:table-cell>
          <table:table-cell office:value-type="float" office:value="11.848450509373427" table:style-name="ce135">
            <text:p>11,8<text:s text:c="5"/></text:p>
          </table:table-cell>
          <table:table-cell office:value-type="float" office:value="21573" table:style-name="ce134">
            <text:p>21 573</text:p>
          </table:table-cell>
          <table:table-cell office:value-type="float" office:value="8.4757882329830068" table:style-name="ce135">
            <text:p>8,5<text:s text:c="5"/></text:p>
          </table:table-cell>
          <table:table-cell office:value-type="float" office:value="-1495" table:style-name="ce120">
            <text:p><text:s/>-1 495</text:p>
          </table:table-cell>
          <table:table-cell office:value-type="float" office:value="-3.5479507321356527" table:style-name="ce121">
            <text:p>-3,5<text:s text:c="3"/></text:p>
          </table:table-cell>
          <table:table-cell office:value-type="float" office:value="19069" table:style-name="ce120">
            <text:p>+19 069</text:p>
          </table:table-cell>
          <table:table-cell office:value-type="float" office:value="88.392898530570619" table:style-name="ce121">
            <text:p>+88,4<text:s text:c="3"/></text:p>
          </table:table-cell>
          <table:table-cell table:number-columns-repeated="16372"/>
        </table:table-row>
        <table:table-row table:style-name="ro24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4510" table:style-name="ce116">
            <text:p>4 510</text:p>
          </table:table-cell>
          <table:table-cell office:value-type="float" office:value="1.2702328948072541" table:style-name="ce133">
            <text:p>1,3<text:s text:c="5"/></text:p>
          </table:table-cell>
          <table:table-cell office:value-type="float" office:value="4512" table:style-name="ce134">
            <text:p>4 512</text:p>
          </table:table-cell>
          <table:table-cell office:value-type="float" office:value="1.2687236561286495" table:style-name="ce135">
            <text:p>1,3<text:s text:c="5"/></text:p>
          </table:table-cell>
          <table:table-cell office:value-type="float" office:value="3747" table:style-name="ce134">
            <text:p>3 747</text:p>
          </table:table-cell>
          <table:table-cell office:value-type="float" office:value="1.4721540123759944" table:style-name="ce135">
            <text:p>1,5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4.4326241134751775E-2" table:style-name="ce121">
            <text:p>-0,0<text:s text:c="3"/></text:p>
          </table:table-cell>
          <table:table-cell office:value-type="float" office:value="763" table:style-name="ce120">
            <text:p>+ 763</text:p>
          </table:table-cell>
          <table:table-cell office:value-type="float" office:value="20.362957032292499" table:style-name="ce121">
            <text:p>+20,4<text:s text:c="3"/></text:p>
          </table:table-cell>
          <table:table-cell table:number-columns-repeated="16372"/>
        </table:table-row>
        <table:table-row table:style-name="ro24">
          <table:table-cell/>
          <table:table-cell office:value-type="string" table:style-name="ce186">
            <text:p>Atividades financeiras e de seguros</text:p>
          </table:table-cell>
          <table:table-cell office:value-type="float" office:value="2720" table:style-name="ce116">
            <text:p>2 720</text:p>
          </table:table-cell>
          <table:table-cell office:value-type="float" office:value="0.76608281017200242" table:style-name="ce133">
            <text:p>0,8<text:s text:c="5"/></text:p>
          </table:table-cell>
          <table:table-cell office:value-type="float" office:value="2712" table:style-name="ce134">
            <text:p>2 712</text:p>
          </table:table-cell>
          <table:table-cell office:value-type="float" office:value="0.76258389969434781" table:style-name="ce135">
            <text:p>0,8<text:s text:c="5"/></text:p>
          </table:table-cell>
          <table:table-cell office:value-type="float" office:value="2644" table:style-name="ce134">
            <text:p>2 644</text:p>
          </table:table-cell>
          <table:table-cell office:value-type="float" office:value="1.0387977605343288" table:style-name="ce135">
            <text:p>1,0<text:s text:c="5"/></text:p>
          </table:table-cell>
          <table:table-cell office:value-type="float" office:value="8" table:style-name="ce120">
            <text:p>+ 8</text:p>
          </table:table-cell>
          <table:table-cell office:value-type="float" office:value="0.29498525073746312" table:style-name="ce121">
            <text:p>+0,3<text:s text:c="3"/></text:p>
          </table:table-cell>
          <table:table-cell office:value-type="float" office:value="76" table:style-name="ce120">
            <text:p>+ 76</text:p>
          </table:table-cell>
          <table:table-cell office:value-type="float" office:value="2.8744326777609683" table:style-name="ce121">
            <text:p>+2,9<text:s text:c="3"/></text:p>
          </table:table-cell>
          <table:table-cell table:number-columns-repeated="16372"/>
        </table:table-row>
        <table:table-row table:style-name="ro24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103406" table:style-name="ce116">
            <text:p>103 406</text:p>
          </table:table-cell>
          <table:table-cell office:value-type="float" office:value="29.124102598766942" table:style-name="ce133">
            <text:p>29,1<text:s text:c="5"/></text:p>
          </table:table-cell>
          <table:table-cell office:value-type="float" office:value="105149" table:style-name="ce134">
            <text:p>105 149</text:p>
          </table:table-cell>
          <table:table-cell office:value-type="float" office:value="29.566716249616881" table:style-name="ce135">
            <text:p>29,6<text:s text:c="5"/></text:p>
          </table:table-cell>
          <table:table-cell office:value-type="float" office:value="68410" table:style-name="ce134">
            <text:p>68 410</text:p>
          </table:table-cell>
          <table:table-cell office:value-type="float" office:value="26.877516943325801" table:style-name="ce135">
            <text:p>26,9<text:s text:c="5"/></text:p>
          </table:table-cell>
          <table:table-cell office:value-type="float" office:value="-1743" table:style-name="ce120">
            <text:p><text:s/>-1 743</text:p>
          </table:table-cell>
          <table:table-cell office:value-type="float" office:value="-1.6576477189512027" table:style-name="ce121">
            <text:p>-1,7<text:s text:c="3"/></text:p>
          </table:table-cell>
          <table:table-cell office:value-type="float" office:value="34996" table:style-name="ce120">
            <text:p>+34 996</text:p>
          </table:table-cell>
          <table:table-cell office:value-type="float" office:value="51.156263704136819" table:style-name="ce121">
            <text:p>+51,2<text:s text:c="3"/></text:p>
          </table:table-cell>
          <table:table-cell table:number-columns-repeated="16372"/>
        </table:table-row>
        <table:table-row table:style-name="ro24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6949" table:style-name="ce116">
            <text:p>6 949</text:p>
          </table:table-cell>
          <table:table-cell office:value-type="float" office:value="1.9571725911342814" table:style-name="ce133">
            <text:p>2,0<text:s text:c="5"/></text:p>
          </table:table-cell>
          <table:table-cell office:value-type="float" office:value="6768" table:style-name="ce134">
            <text:p>6 768</text:p>
          </table:table-cell>
          <table:table-cell office:value-type="float" office:value="1.9030854841929741" table:style-name="ce135">
            <text:p>1,9<text:s text:c="5"/></text:p>
          </table:table-cell>
          <table:table-cell office:value-type="float" office:value="5557" table:style-name="ce134">
            <text:p>5 557</text:p>
          </table:table-cell>
          <table:table-cell office:value-type="float" office:value="2.1832825852077398" table:style-name="ce135">
            <text:p>2,2<text:s text:c="5"/></text:p>
          </table:table-cell>
          <table:table-cell office:value-type="float" office:value="181" table:style-name="ce120">
            <text:p>+ 181</text:p>
          </table:table-cell>
          <table:table-cell office:value-type="float" office:value="2.6743498817966902" table:style-name="ce121">
            <text:p>+2,7<text:s text:c="3"/></text:p>
          </table:table-cell>
          <table:table-cell office:value-type="float" office:value="1392" table:style-name="ce120">
            <text:p>+1 392</text:p>
          </table:table-cell>
          <table:table-cell office:value-type="float" office:value="25.049487133345334" table:style-name="ce121">
            <text:p>+25,0<text:s text:c="3"/></text:p>
          </table:table-cell>
          <table:table-cell table:number-columns-repeated="16372"/>
        </table:table-row>
        <table:table-row table:style-name="ro24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26692" table:style-name="ce116">
            <text:p>26 692</text:p>
          </table:table-cell>
          <table:table-cell office:value-type="float" office:value="7.517750870996724" table:style-name="ce133">
            <text:p>7,5<text:s text:c="5"/></text:p>
          </table:table-cell>
          <table:table-cell office:value-type="float" office:value="24860" table:style-name="ce134">
            <text:p>24 860</text:p>
          </table:table-cell>
          <table:table-cell office:value-type="float" office:value="6.990352413864855" table:style-name="ce135">
            <text:p>7,0<text:s text:c="5"/></text:p>
          </table:table-cell>
          <table:table-cell office:value-type="float" office:value="25253" table:style-name="ce134">
            <text:p>25 253</text:p>
          </table:table-cell>
          <table:table-cell office:value-type="float" office:value="9.9216187015027995" table:style-name="ce135">
            <text:p>9,9<text:s text:c="5"/></text:p>
          </table:table-cell>
          <table:table-cell office:value-type="float" office:value="1832" table:style-name="ce120">
            <text:p>+1 832</text:p>
          </table:table-cell>
          <table:table-cell office:value-type="float" office:value="7.3692679002413515" table:style-name="ce121">
            <text:p>+7,4<text:s text:c="3"/></text:p>
          </table:table-cell>
          <table:table-cell office:value-type="float" office:value="1439" table:style-name="ce120">
            <text:p>+1 439</text:p>
          </table:table-cell>
          <table:table-cell office:value-type="float" office:value="5.6983328713420187" table:style-name="ce121">
            <text:p>+5,7<text:s text:c="3"/></text:p>
          </table:table-cell>
          <table:table-cell table:number-columns-repeated="16372"/>
        </table:table-row>
        <table:table-row table:style-name="ro24">
          <table:table-cell/>
          <table:table-cell office:value-type="string" table:style-name="ce186">
            <text:p>Outras atividades de serviços</text:p>
          </table:table-cell>
          <table:table-cell office:value-type="float" office:value="23752" table:style-name="ce116">
            <text:p>23 752</text:p>
          </table:table-cell>
          <table:table-cell office:value-type="float" office:value="6.6897054805902219" table:style-name="ce133">
            <text:p>6,7<text:s text:c="5"/></text:p>
          </table:table-cell>
          <table:table-cell office:value-type="float" office:value="23571" table:style-name="ce134">
            <text:p>23 571</text:p>
          </table:table-cell>
          <table:table-cell office:value-type="float" office:value="6.6279001105071806" table:style-name="ce135">
            <text:p>6,6<text:s text:c="5"/></text:p>
          </table:table-cell>
          <table:table-cell office:value-type="float" office:value="17350" table:style-name="ce134">
            <text:p>17 350</text:p>
          </table:table-cell>
          <table:table-cell office:value-type="float" office:value="6.8166191926136914" table:style-name="ce135">
            <text:p>6,8<text:s text:c="5"/></text:p>
          </table:table-cell>
          <table:table-cell office:value-type="float" office:value="181" table:style-name="ce120">
            <text:p>+ 181</text:p>
          </table:table-cell>
          <table:table-cell office:value-type="float" office:value="0.76789274956514364" table:style-name="ce121">
            <text:p>+0,8<text:s text:c="3"/></text:p>
          </table:table-cell>
          <table:table-cell office:value-type="float" office:value="6402" table:style-name="ce120">
            <text:p>+6 402</text:p>
          </table:table-cell>
          <table:table-cell office:value-type="float" office:value="36.899135446685875" table:style-name="ce121">
            <text:p>+36,9<text:s text:c="3"/></text:p>
          </table:table-cell>
          <table:table-cell table:number-columns-repeated="16372"/>
        </table:table-row>
        <table:table-row table:style-name="ro24">
          <table:table-cell/>
          <table:table-cell office:value-type="string" table:style-name="ce186">
            <text:p>Sem classificação</text:p>
          </table:table-cell>
          <table:table-cell office:value-type="float" office:value="8825" table:style-name="ce116">
            <text:p>8 825</text:p>
          </table:table-cell>
          <table:table-cell office:value-type="float" office:value="2.4855444116793834" table:style-name="ce133">
            <text:p>2,5<text:s text:c="5"/></text:p>
          </table:table-cell>
          <table:table-cell office:value-type="float" office:value="8536" table:style-name="ce134">
            <text:p>8 536</text:p>
          </table:table-cell>
          <table:table-cell office:value-type="float" office:value="2.4002272005128882" table:style-name="ce135">
            <text:p>2,4<text:s text:c="5"/></text:p>
          </table:table-cell>
          <table:table-cell office:value-type="float" office:value="2755" table:style-name="ce134">
            <text:p>2 755</text:p>
          </table:table-cell>
          <table:table-cell office:value-type="float" office:value="1.0824084078184855" table:style-name="ce135">
            <text:p>1,1<text:s text:c="5"/></text:p>
          </table:table-cell>
          <table:table-cell office:value-type="float" office:value="289" table:style-name="ce120">
            <text:p>+ 289</text:p>
          </table:table-cell>
          <table:table-cell office:value-type="float" office:value="3.3856607310215558" table:style-name="ce121">
            <text:p>+3,4<text:s text:c="3"/></text:p>
          </table:table-cell>
          <table:table-cell office:value-type="float" office:value="6070" table:style-name="ce120">
            <text:p>+6 070</text:p>
          </table:table-cell>
          <table:table-cell office:value-type="float" office:value="220.32667876588025" table:style-name="ce121">
            <text:p>+220,3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4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1">
        <table:table-column table:style-name="co1" table:default-cell-style-name="ce1" table:visibility="collapse"/>
        <table:table-column table:style-name="co26" table:default-cell-style-name="ce1"/>
        <table:table-column table:style-name="co27" table:default-cell-style-name="ce1"/>
        <table:table-column table:style-name="co20" table:default-cell-style-name="ce1"/>
        <table:table-column table:style-name="co5" table:default-cell-style-name="ce58"/>
        <table:table-column table:style-name="co28" table:default-cell-style-name="ce58"/>
        <table:table-column table:style-name="co7" table:default-cell-style-name="ce1"/>
        <table:table-column table:style-name="co28" table:default-cell-style-name="ce1"/>
        <table:table-column table:style-name="co21" table:default-cell-style-name="ce1"/>
        <table:table-column table:style-name="co20" table:default-cell-style-name="ce1"/>
        <table:table-column table:style-name="co29" table:default-cell-style-name="ce1"/>
        <table:table-column table:style-name="co20" table:default-cell-style-name="ce1"/>
        <table:table-column table:style-name="co1" table:default-cell-style-name="ce1"/>
        <table:table-column table:style-name="co24" table:default-cell-style-name="ce1"/>
        <table:table-column table:style-name="co1" table:number-columns-repeated="3" table:default-cell-style-name="ce1"/>
        <table:table-column table:style-name="co25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60639in" svg:height="0.668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7463in" svg:y="0.24887in" svg:width="1.98877in" svg:height="0.52682in">
                <draw:text-box>
                  <text:p text:style-name="a64" text:class-names="" text:cond-style-name=""><text:span text:style-name="a62" text:class-names="">AGOSTO 2020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60" draw:name="Text Box 122" svg:x="0.0336in" svg:y="0in" svg:width="0.94556in" svg:height="0.29552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6 - OFERTAS DE EMPREGO, POR <text:s/>REGIÕES<text:s text:c="3"/></text:p>
          </table:table-cell>
          <table:table-cell table:number-columns-repeated="8" table:style-name="ce106"/>
          <table:table-cell table:number-columns-repeated="2"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7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4">
          <table:table-cell/>
          <table:table-cell table:style-name="ce34"/>
          <table:table-cell office:value-type="string" table:style-name="ce178">
            <text:p>AGOST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4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23">
          <table:table-cell/>
          <table:table-cell office:value-type="string" table:style-name="ce225">
            <text:p>PORTUGAL</text:p>
          </table:table-cell>
          <table:table-cell office:value-type="float" office:value="13576" table:style-name="ce232">
            <text:p>13 576</text:p>
          </table:table-cell>
          <table:table-cell office:value-type="float" office:value="99.999999999999986" table:style-name="ce214">
            <text:p>100,0<text:s text:c="5"/></text:p>
          </table:table-cell>
          <table:table-cell office:value-type="float" office:value="12705" table:style-name="ce236">
            <text:p>12 705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18973" table:style-name="ce236">
            <text:p>18 973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871" table:style-name="ce113">
            <text:p>+ 871</text:p>
          </table:table-cell>
          <table:table-cell office:value-type="float" office:value="6.8555686737504926" table:style-name="ce114">
            <text:p>+6,9<text:s text:c="3"/></text:p>
          </table:table-cell>
          <table:table-cell office:value-type="float" office:value="-5397" table:style-name="ce113">
            <text:p><text:s/>-5 397</text:p>
          </table:table-cell>
          <table:table-cell office:value-type="float" office:value="-28.445685974806306" table:style-name="ce114">
            <text:p>-28,4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office:value-type="string" table:style-name="ce239">
            <text:p>CONTINENTE</text:p>
          </table:table-cell>
          <table:table-cell office:value-type="float" office:value="13335" table:style-name="ce232">
            <text:p>13 335</text:p>
          </table:table-cell>
          <table:table-cell office:value-type="float" office:value="98.224808485562747" table:style-name="ce214">
            <text:p>98,2<text:s text:c="5"/></text:p>
          </table:table-cell>
          <table:table-cell office:value-type="float" office:value="12418" table:style-name="ce236">
            <text:p>12 418</text:p>
          </table:table-cell>
          <table:table-cell office:value-type="float" office:value="97.741046831955927" table:style-name="ce215">
            <text:p>97,7<text:s text:c="5"/></text:p>
          </table:table-cell>
          <table:table-cell office:value-type="float" office:value="18579" table:style-name="ce236">
            <text:p>18 579</text:p>
          </table:table-cell>
          <table:table-cell office:value-type="float" office:value="97.923364781531646" table:style-name="ce216">
            <text:p>97,9<text:s text:c="5"/></text:p>
          </table:table-cell>
          <table:table-cell office:value-type="float" office:value="917" table:style-name="ce113">
            <text:p>+ 917</text:p>
          </table:table-cell>
          <table:table-cell office:value-type="float" office:value="7.3844419391206308" table:style-name="ce114">
            <text:p>+7,4<text:s text:c="3"/></text:p>
          </table:table-cell>
          <table:table-cell office:value-type="float" office:value="-5244" table:style-name="ce113">
            <text:p><text:s/>-5 244</text:p>
          </table:table-cell>
          <table:table-cell office:value-type="float" office:value="-28.225415792023252" table:style-name="ce114">
            <text:p>-28,2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2675" table:style-name="ce233">
            <text:p>2 675</text:p>
          </table:table-cell>
          <table:table-cell office:value-type="float" office:value="19.703889216263995" table:style-name="ce217">
            <text:p>19,7<text:s text:c="5"/></text:p>
          </table:table-cell>
          <table:table-cell office:value-type="float" office:value="2595" table:style-name="ce237">
            <text:p>2 595</text:p>
          </table:table-cell>
          <table:table-cell office:value-type="float" office:value="20.425029515938604" table:style-name="ce218">
            <text:p>20,4<text:s text:c="5"/></text:p>
          </table:table-cell>
          <table:table-cell office:value-type="float" office:value="3305" table:style-name="ce237">
            <text:p>3 305</text:p>
          </table:table-cell>
          <table:table-cell office:value-type="float" office:value="17.41949085542613" table:style-name="ce219">
            <text:p>17,4<text:s text:c="5"/></text:p>
          </table:table-cell>
          <table:table-cell office:value-type="float" office:value="80" table:style-name="ce120">
            <text:p>+ 80</text:p>
          </table:table-cell>
          <table:table-cell office:value-type="float" office:value="3.0828516377649327" table:style-name="ce121">
            <text:p>+3,1<text:s text:c="3"/></text:p>
          </table:table-cell>
          <table:table-cell office:value-type="float" office:value="-630" table:style-name="ce120">
            <text:p><text:s/>- 630</text:p>
          </table:table-cell>
          <table:table-cell office:value-type="float" office:value="-19.062027231467475" table:style-name="ce121">
            <text:p>-19,1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3818" table:style-name="ce233">
            <text:p>3 818</text:p>
          </table:table-cell>
          <table:table-cell office:value-type="float" office:value="28.123158515026521" table:style-name="ce217">
            <text:p>28,1<text:s text:c="5"/></text:p>
          </table:table-cell>
          <table:table-cell office:value-type="float" office:value="3326" table:style-name="ce237">
            <text:p>3 326</text:p>
          </table:table-cell>
          <table:table-cell office:value-type="float" office:value="26.178669815033452" table:style-name="ce218">
            <text:p>26,2<text:s text:c="5"/></text:p>
          </table:table-cell>
          <table:table-cell office:value-type="float" office:value="5215" table:style-name="ce237">
            <text:p>5 215</text:p>
          </table:table-cell>
          <table:table-cell office:value-type="float" office:value="27.486428082011276" table:style-name="ce219">
            <text:p>27,5<text:s text:c="5"/></text:p>
          </table:table-cell>
          <table:table-cell office:value-type="float" office:value="492" table:style-name="ce120">
            <text:p>+ 492</text:p>
          </table:table-cell>
          <table:table-cell office:value-type="float" office:value="14.792543595911004" table:style-name="ce121">
            <text:p>+14,8<text:s text:c="3"/></text:p>
          </table:table-cell>
          <table:table-cell office:value-type="float" office:value="-1397" table:style-name="ce120">
            <text:p><text:s/>-1 397</text:p>
          </table:table-cell>
          <table:table-cell office:value-type="float" office:value="-26.788111217641418" table:style-name="ce121">
            <text:p>-26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4323" table:style-name="ce233">
            <text:p>4 323</text:p>
          </table:table-cell>
          <table:table-cell office:value-type="float" office:value="31.842958161461404" table:style-name="ce217">
            <text:p>31,8<text:s text:c="5"/></text:p>
          </table:table-cell>
          <table:table-cell office:value-type="float" office:value="4083" table:style-name="ce237">
            <text:p>4 083</text:p>
          </table:table-cell>
          <table:table-cell office:value-type="float" office:value="32.136953955135773" table:style-name="ce218">
            <text:p>32,1<text:s text:c="5"/></text:p>
          </table:table-cell>
          <table:table-cell office:value-type="float" office:value="7055" table:style-name="ce237">
            <text:p>7 055</text:p>
          </table:table-cell>
          <table:table-cell office:value-type="float" office:value="37.184419965213728" table:style-name="ce219">
            <text:p>37,2<text:s text:c="5"/></text:p>
          </table:table-cell>
          <table:table-cell office:value-type="float" office:value="240" table:style-name="ce120">
            <text:p>+ 240</text:p>
          </table:table-cell>
          <table:table-cell office:value-type="float" office:value="5.8780308596620134" table:style-name="ce121">
            <text:p>+5,9<text:s text:c="3"/></text:p>
          </table:table-cell>
          <table:table-cell office:value-type="float" office:value="-2732" table:style-name="ce120">
            <text:p><text:s/>-2 732</text:p>
          </table:table-cell>
          <table:table-cell office:value-type="float" office:value="-38.724309000708715" table:style-name="ce121">
            <text:p>-38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2135" table:style-name="ce233">
            <text:p>2 135</text:p>
          </table:table-cell>
          <table:table-cell office:value-type="float" office:value="15.726281673541544" table:style-name="ce217">
            <text:p>15,7<text:s text:c="5"/></text:p>
          </table:table-cell>
          <table:table-cell office:value-type="float" office:value="2047" table:style-name="ce237">
            <text:p>2 047</text:p>
          </table:table-cell>
          <table:table-cell office:value-type="float" office:value="16.111767020857933" table:style-name="ce218">
            <text:p>16,1<text:s text:c="5"/></text:p>
          </table:table-cell>
          <table:table-cell office:value-type="float" office:value="2494" table:style-name="ce237">
            <text:p>2 494</text:p>
          </table:table-cell>
          <table:table-cell office:value-type="float" office:value="13.144995519949401" table:style-name="ce219">
            <text:p>13,1<text:s text:c="5"/></text:p>
          </table:table-cell>
          <table:table-cell office:value-type="float" office:value="88" table:style-name="ce120">
            <text:p>+ 88</text:p>
          </table:table-cell>
          <table:table-cell office:value-type="float" office:value="4.2989741084513922" table:style-name="ce121">
            <text:p>+4,3<text:s text:c="3"/></text:p>
          </table:table-cell>
          <table:table-cell office:value-type="float" office:value="-359" table:style-name="ce120">
            <text:p><text:s/>- 359</text:p>
          </table:table-cell>
          <table:table-cell office:value-type="float" office:value="-14.394546912590217" table:style-name="ce121">
            <text:p>-14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384" table:style-name="ce233">
            <text:p><text:s/>384</text:p>
          </table:table-cell>
          <table:table-cell office:value-type="float" office:value="2.828520919269299" table:style-name="ce217">
            <text:p>2,8<text:s text:c="5"/></text:p>
          </table:table-cell>
          <table:table-cell office:value-type="float" office:value="367" table:style-name="ce237">
            <text:p><text:s/>367</text:p>
          </table:table-cell>
          <table:table-cell office:value-type="float" office:value="2.8886265249901615" table:style-name="ce218">
            <text:p>2,9<text:s text:c="5"/></text:p>
          </table:table-cell>
          <table:table-cell office:value-type="float" office:value="510" table:style-name="ce237">
            <text:p><text:s/>510</text:p>
          </table:table-cell>
          <table:table-cell office:value-type="float" office:value="2.6880303589311128" table:style-name="ce219">
            <text:p>2,7<text:s text:c="5"/></text:p>
          </table:table-cell>
          <table:table-cell office:value-type="float" office:value="17" table:style-name="ce120">
            <text:p>+ 17</text:p>
          </table:table-cell>
          <table:table-cell office:value-type="float" office:value="4.6321525885558579" table:style-name="ce121">
            <text:p>+4,6<text:s text:c="3"/></text:p>
          </table:table-cell>
          <table:table-cell office:value-type="float" office:value="-126" table:style-name="ce120">
            <text:p><text:s/>- 126</text:p>
          </table:table-cell>
          <table:table-cell office:value-type="float" office:value="-24.705882352941178" table:style-name="ce121">
            <text:p>-24,7<text:s text:c="3"/></text:p>
          </table:table-cell>
          <table:table-cell table:number-columns-repeated="16372"/>
        </table:table-row>
        <table:table-row table:style-name="ro27">
          <table:table-cell/>
          <table:table-cell office:value-type="string" table:style-name="ce239">
            <text:p>REG.AUTÓNOMAS</text:p>
          </table:table-cell>
          <table:table-cell office:value-type="float" office:value="241" table:style-name="ce232">
            <text:p><text:s/>241</text:p>
          </table:table-cell>
          <table:table-cell office:value-type="float" office:value="1.7751915144372421" table:style-name="ce214">
            <text:p>1,8<text:s text:c="5"/></text:p>
          </table:table-cell>
          <table:table-cell office:value-type="float" office:value="287" table:style-name="ce236">
            <text:p><text:s/>287</text:p>
          </table:table-cell>
          <table:table-cell office:value-type="float" office:value="2.2589531680440773" table:style-name="ce215">
            <text:p>2,3<text:s text:c="5"/></text:p>
          </table:table-cell>
          <table:table-cell office:value-type="float" office:value="394" table:style-name="ce236">
            <text:p><text:s/>394</text:p>
          </table:table-cell>
          <table:table-cell office:value-type="float" office:value="2.0766352184683496" table:style-name="ce216">
            <text:p>2,1<text:s text:c="5"/></text:p>
          </table:table-cell>
          <table:table-cell office:value-type="float" office:value="-46" table:style-name="ce113">
            <text:p><text:s/>- 46</text:p>
          </table:table-cell>
          <table:table-cell office:value-type="float" office:value="-16.027874564459928" table:style-name="ce114">
            <text:p>-16,0<text:s text:c="3"/></text:p>
          </table:table-cell>
          <table:table-cell office:value-type="float" office:value="-153" table:style-name="ce113">
            <text:p><text:s/>- 153</text:p>
          </table:table-cell>
          <table:table-cell office:value-type="float" office:value="-38.832487309644669" table:style-name="ce114">
            <text:p>-38,8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24" table:style-name="ce233">
            <text:p><text:s/>24</text:p>
          </table:table-cell>
          <table:table-cell office:value-type="float" office:value="0.17678255745433119" table:style-name="ce217">
            <text:p>0,2<text:s text:c="5"/></text:p>
          </table:table-cell>
          <table:table-cell office:value-type="float" office:value="21" table:style-name="ce237">
            <text:p><text:s/>21</text:p>
          </table:table-cell>
          <table:table-cell office:value-type="float" office:value="0.16528925619834711" table:style-name="ce218">
            <text:p>0,2<text:s text:c="5"/></text:p>
          </table:table-cell>
          <table:table-cell office:value-type="float" office:value="33" table:style-name="ce237">
            <text:p><text:s/>33</text:p>
          </table:table-cell>
          <table:table-cell office:value-type="float" office:value="0.17393137616613083" table:style-name="ce219">
            <text:p>0,2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14.285714285714285" table:style-name="ce121">
            <text:p>+14,3<text:s text:c="3"/></text:p>
          </table:table-cell>
          <table:table-cell office:value-type="float" office:value="-9" table:style-name="ce120">
            <text:p><text:s/>- 9</text:p>
          </table:table-cell>
          <table:table-cell office:value-type="float" office:value="-27.27272727272727" table:style-name="ce121">
            <text:p>-27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217" table:style-name="ce233">
            <text:p><text:s/>217</text:p>
          </table:table-cell>
          <table:table-cell office:value-type="float" office:value="1.5984089569829112" table:style-name="ce217">
            <text:p>1,6<text:s text:c="5"/></text:p>
          </table:table-cell>
          <table:table-cell office:value-type="float" office:value="266" table:style-name="ce237">
            <text:p><text:s/>266</text:p>
          </table:table-cell>
          <table:table-cell office:value-type="float" office:value="2.0936639118457299" table:style-name="ce218">
            <text:p>2,1<text:s text:c="5"/></text:p>
          </table:table-cell>
          <table:table-cell office:value-type="float" office:value="361" table:style-name="ce237">
            <text:p><text:s/>361</text:p>
          </table:table-cell>
          <table:table-cell office:value-type="float" office:value="1.9027038423022189" table:style-name="ce219">
            <text:p>1,9<text:s text:c="5"/></text:p>
          </table:table-cell>
          <table:table-cell office:value-type="float" office:value="-49" table:style-name="ce120">
            <text:p><text:s/>- 49</text:p>
          </table:table-cell>
          <table:table-cell office:value-type="float" office:value="-18.421052631578945" table:style-name="ce121">
            <text:p>-18,4<text:s text:c="3"/></text:p>
          </table:table-cell>
          <table:table-cell office:value-type="float" office:value="-144" table:style-name="ce120">
            <text:p><text:s/>- 144</text:p>
          </table:table-cell>
          <table:table-cell office:value-type="float" office:value="-39.88919667590028" table:style-name="ce121">
            <text:p>-39,9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/>
        </table:table-row>
        <table:table-row table:style-name="ro11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2">
          <table:table-cell/>
          <table:table-cell office:value-type="string" table:style-name="ce159">
            <text:p><text:s/>Quadro 7 - DESEMPREGADOS <text:s/>INSCRITOS, <text:s text:c="2"/>POR <text:s/>REGIÕES<text:s text:c="3"/></text:p>
          </table:table-cell>
          <table:table-cell table:number-columns-repeated="10" table:style-name="ce106"/>
          <table:table-cell table:number-columns-repeated="16372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28"/>
          <table:table-cell office:value-type="string" table:style-name="ce178">
            <text:p>AGOST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/>
        </table:table-row>
        <table:table-row table:style-name="ro3">
          <table:table-cell/>
          <table:table-cell office:value-type="string" table:style-name="ce225">
            <text:p>PORTUGAL</text:p>
          </table:table-cell>
          <table:table-cell office:value-type="float" office:value="43027" table:style-name="ce232">
            <text:p>43 027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46800" table:style-name="ce236">
            <text:p>46 800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37775" table:style-name="ce236">
            <text:p>37 775</text:p>
          </table:table-cell>
          <table:table-cell office:value-type="float" office:value="100.00000000000001" table:style-name="ce216">
            <text:p>100,0<text:s text:c="5"/></text:p>
          </table:table-cell>
          <table:table-cell office:value-type="float" office:value="-3773" table:style-name="ce113">
            <text:p><text:s/>-3 773</text:p>
          </table:table-cell>
          <table:table-cell office:value-type="float" office:value="-8.0619658119658109" table:style-name="ce114">
            <text:p>-8,1<text:s text:c="3"/></text:p>
          </table:table-cell>
          <table:table-cell office:value-type="float" office:value="5252" table:style-name="ce113">
            <text:p>+5 252</text:p>
          </table:table-cell>
          <table:table-cell office:value-type="float" office:value="13.903375248180014" table:style-name="ce114">
            <text:p>+13,9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office:value-type="string" table:style-name="ce239">
            <text:p>CONTINENTE</text:p>
          </table:table-cell>
          <table:table-cell office:value-type="float" office:value="40754" table:style-name="ce232">
            <text:p>40 754</text:p>
          </table:table-cell>
          <table:table-cell office:value-type="float" office:value="94.717270551049339" table:style-name="ce214">
            <text:p>94,7<text:s text:c="5"/></text:p>
          </table:table-cell>
          <table:table-cell office:value-type="float" office:value="44281" table:style-name="ce236">
            <text:p>44 281</text:p>
          </table:table-cell>
          <table:table-cell office:value-type="float" office:value="94.617521367521363" table:style-name="ce215">
            <text:p>94,6<text:s text:c="5"/></text:p>
          </table:table-cell>
          <table:table-cell office:value-type="float" office:value="35924" table:style-name="ce236">
            <text:p>35 924</text:p>
          </table:table-cell>
          <table:table-cell office:value-type="float" office:value="95.099933818663146" table:style-name="ce216">
            <text:p>95,1<text:s text:c="5"/></text:p>
          </table:table-cell>
          <table:table-cell office:value-type="float" office:value="-3527" table:style-name="ce113">
            <text:p><text:s/>-3 527</text:p>
          </table:table-cell>
          <table:table-cell office:value-type="float" office:value="-7.9650414398952147" table:style-name="ce114">
            <text:p>-8,0<text:s text:c="3"/></text:p>
          </table:table-cell>
          <table:table-cell office:value-type="float" office:value="4830" table:style-name="ce113">
            <text:p>+4 830</text:p>
          </table:table-cell>
          <table:table-cell office:value-type="float" office:value="13.445050662509741" table:style-name="ce114">
            <text:p>+13,4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14435" table:style-name="ce233">
            <text:p>14 435</text:p>
          </table:table-cell>
          <table:table-cell office:value-type="float" office:value="33.548701977827875" table:style-name="ce217">
            <text:p>33,5<text:s text:c="5"/></text:p>
          </table:table-cell>
          <table:table-cell office:value-type="float" office:value="16010" table:style-name="ce237">
            <text:p>16 010</text:p>
          </table:table-cell>
          <table:table-cell office:value-type="float" office:value="34.20940170940171" table:style-name="ce218">
            <text:p>34,2<text:s text:c="5"/></text:p>
          </table:table-cell>
          <table:table-cell office:value-type="float" office:value="13967" table:style-name="ce237">
            <text:p>13 967</text:p>
          </table:table-cell>
          <table:table-cell office:value-type="float" office:value="36.974189278623427" table:style-name="ce219">
            <text:p>37,0<text:s text:c="5"/></text:p>
          </table:table-cell>
          <table:table-cell office:value-type="float" office:value="-1575" table:style-name="ce120">
            <text:p><text:s/>-1 575</text:p>
          </table:table-cell>
          <table:table-cell office:value-type="float" office:value="-9.8376014990630853" table:style-name="ce121">
            <text:p>-9,8<text:s text:c="3"/></text:p>
          </table:table-cell>
          <table:table-cell office:value-type="float" office:value="468" table:style-name="ce120">
            <text:p>+ 468</text:p>
          </table:table-cell>
          <table:table-cell office:value-type="float" office:value="3.3507553519009097" table:style-name="ce121">
            <text:p>+3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6248" table:style-name="ce233">
            <text:p>6 248</text:p>
          </table:table-cell>
          <table:table-cell office:value-type="float" office:value="14.521114648941364" table:style-name="ce217">
            <text:p>14,5<text:s text:c="5"/></text:p>
          </table:table-cell>
          <table:table-cell office:value-type="float" office:value="6605" table:style-name="ce237">
            <text:p>6 605</text:p>
          </table:table-cell>
          <table:table-cell office:value-type="float" office:value="14.113247863247864" table:style-name="ce218">
            <text:p>14,1<text:s text:c="5"/></text:p>
          </table:table-cell>
          <table:table-cell office:value-type="float" office:value="5914" table:style-name="ce237">
            <text:p>5 914</text:p>
          </table:table-cell>
          <table:table-cell office:value-type="float" office:value="15.655857048312377" table:style-name="ce219">
            <text:p>15,7<text:s text:c="5"/></text:p>
          </table:table-cell>
          <table:table-cell office:value-type="float" office:value="-357" table:style-name="ce120">
            <text:p><text:s/>- 357</text:p>
          </table:table-cell>
          <table:table-cell office:value-type="float" office:value="-5.4049962149886452" table:style-name="ce121">
            <text:p>-5,4<text:s text:c="3"/></text:p>
          </table:table-cell>
          <table:table-cell office:value-type="float" office:value="334" table:style-name="ce120">
            <text:p>+ 334</text:p>
          </table:table-cell>
          <table:table-cell office:value-type="float" office:value="5.6476158268515393" table:style-name="ce121">
            <text:p>+5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15847" table:style-name="ce233">
            <text:p>15 847</text:p>
          </table:table-cell>
          <table:table-cell office:value-type="float" office:value="36.830362330629605" table:style-name="ce217">
            <text:p>36,8<text:s text:c="5"/></text:p>
          </table:table-cell>
          <table:table-cell office:value-type="float" office:value="16874" table:style-name="ce237">
            <text:p>16 874</text:p>
          </table:table-cell>
          <table:table-cell office:value-type="float" office:value="36.055555555555557" table:style-name="ce218">
            <text:p>36,1<text:s text:c="5"/></text:p>
          </table:table-cell>
          <table:table-cell office:value-type="float" office:value="13066" table:style-name="ce237">
            <text:p>13 066</text:p>
          </table:table-cell>
          <table:table-cell office:value-type="float" office:value="34.589013898080736" table:style-name="ce219">
            <text:p>34,6<text:s text:c="5"/></text:p>
          </table:table-cell>
          <table:table-cell office:value-type="float" office:value="-1027" table:style-name="ce120">
            <text:p><text:s/>-1 027</text:p>
          </table:table-cell>
          <table:table-cell office:value-type="float" office:value="-6.0862865947611713" table:style-name="ce121">
            <text:p>-6,1<text:s text:c="3"/></text:p>
          </table:table-cell>
          <table:table-cell office:value-type="float" office:value="2781" table:style-name="ce120">
            <text:p>+2 781</text:p>
          </table:table-cell>
          <table:table-cell office:value-type="float" office:value="21.28424919638757" table:style-name="ce121">
            <text:p>+21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2376" table:style-name="ce233">
            <text:p>2 376</text:p>
          </table:table-cell>
          <table:table-cell office:value-type="float" office:value="5.5221140214284059" table:style-name="ce217">
            <text:p>5,5<text:s text:c="5"/></text:p>
          </table:table-cell>
          <table:table-cell office:value-type="float" office:value="2523" table:style-name="ce237">
            <text:p>2 523</text:p>
          </table:table-cell>
          <table:table-cell office:value-type="float" office:value="5.3910256410256405" table:style-name="ce218">
            <text:p>5,4<text:s text:c="5"/></text:p>
          </table:table-cell>
          <table:table-cell office:value-type="float" office:value="1821" table:style-name="ce237">
            <text:p>1 821</text:p>
          </table:table-cell>
          <table:table-cell office:value-type="float" office:value="4.8206485771012577" table:style-name="ce219">
            <text:p>4,8<text:s text:c="5"/></text:p>
          </table:table-cell>
          <table:table-cell office:value-type="float" office:value="-147" table:style-name="ce120">
            <text:p><text:s/>- 147</text:p>
          </table:table-cell>
          <table:table-cell office:value-type="float" office:value="-5.8263971462544593" table:style-name="ce121">
            <text:p>-5,8<text:s text:c="3"/></text:p>
          </table:table-cell>
          <table:table-cell office:value-type="float" office:value="555" table:style-name="ce120">
            <text:p>+ 555</text:p>
          </table:table-cell>
          <table:table-cell office:value-type="float" office:value="30.477759472817134" table:style-name="ce121">
            <text:p>+30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1848" table:style-name="ce233">
            <text:p>1 848</text:p>
          </table:table-cell>
          <table:table-cell office:value-type="float" office:value="4.2949775722220931" table:style-name="ce217">
            <text:p>4,3<text:s text:c="5"/></text:p>
          </table:table-cell>
          <table:table-cell office:value-type="float" office:value="2269" table:style-name="ce237">
            <text:p>2 269</text:p>
          </table:table-cell>
          <table:table-cell office:value-type="float" office:value="4.8482905982905988" table:style-name="ce218">
            <text:p>4,8<text:s text:c="5"/></text:p>
          </table:table-cell>
          <table:table-cell office:value-type="float" office:value="1156" table:style-name="ce237">
            <text:p>1 156</text:p>
          </table:table-cell>
          <table:table-cell office:value-type="float" office:value="3.0602250165453344" table:style-name="ce219">
            <text:p>3,1<text:s text:c="5"/></text:p>
          </table:table-cell>
          <table:table-cell office:value-type="float" office:value="-421" table:style-name="ce120">
            <text:p><text:s/>- 421</text:p>
          </table:table-cell>
          <table:table-cell office:value-type="float" office:value="-18.554429263992951" table:style-name="ce121">
            <text:p>-18,6<text:s text:c="3"/></text:p>
          </table:table-cell>
          <table:table-cell office:value-type="float" office:value="692" table:style-name="ce120">
            <text:p>+ 692</text:p>
          </table:table-cell>
          <table:table-cell office:value-type="float" office:value="59.861591695501723" table:style-name="ce121">
            <text:p>+59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239">
            <text:p>REG.AUTÓNOMAS</text:p>
          </table:table-cell>
          <table:table-cell office:value-type="float" office:value="2273" table:style-name="ce232">
            <text:p>2 273</text:p>
          </table:table-cell>
          <table:table-cell office:value-type="float" office:value="5.2827294489506595" table:style-name="ce214">
            <text:p>5,3<text:s text:c="5"/></text:p>
          </table:table-cell>
          <table:table-cell office:value-type="float" office:value="2519" table:style-name="ce236">
            <text:p>2 519</text:p>
          </table:table-cell>
          <table:table-cell office:value-type="float" office:value="5.382478632478632" table:style-name="ce215">
            <text:p>5,4<text:s text:c="5"/></text:p>
          </table:table-cell>
          <table:table-cell office:value-type="float" office:value="1851" table:style-name="ce236">
            <text:p>1 851</text:p>
          </table:table-cell>
          <table:table-cell office:value-type="float" office:value="4.9000661813368627" table:style-name="ce216">
            <text:p>4,9<text:s text:c="5"/></text:p>
          </table:table-cell>
          <table:table-cell office:value-type="float" office:value="-246" table:style-name="ce113">
            <text:p><text:s/>- 246</text:p>
          </table:table-cell>
          <table:table-cell office:value-type="float" office:value="-9.7657800714569269" table:style-name="ce114">
            <text:p>-9,8<text:s text:c="3"/></text:p>
          </table:table-cell>
          <table:table-cell office:value-type="float" office:value="422" table:style-name="ce113">
            <text:p>+ 422</text:p>
          </table:table-cell>
          <table:table-cell office:value-type="float" office:value="22.798487304159913" table:style-name="ce114">
            <text:p>+22,8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919" table:style-name="ce233">
            <text:p><text:s/>919</text:p>
          </table:table-cell>
          <table:table-cell office:value-type="float" office:value="2.1358681757965927" table:style-name="ce217">
            <text:p>2,1<text:s text:c="5"/></text:p>
          </table:table-cell>
          <table:table-cell office:value-type="float" office:value="1043" table:style-name="ce237">
            <text:p>1 043</text:p>
          </table:table-cell>
          <table:table-cell office:value-type="float" office:value="2.2286324786324787" table:style-name="ce218">
            <text:p>2,2<text:s text:c="5"/></text:p>
          </table:table-cell>
          <table:table-cell office:value-type="float" office:value="825" table:style-name="ce237">
            <text:p><text:s/>825</text:p>
          </table:table-cell>
          <table:table-cell office:value-type="float" office:value="2.1839841164791531" table:style-name="ce219">
            <text:p>2,2<text:s text:c="5"/></text:p>
          </table:table-cell>
          <table:table-cell office:value-type="float" office:value="-124" table:style-name="ce120">
            <text:p><text:s/>- 124</text:p>
          </table:table-cell>
          <table:table-cell office:value-type="float" office:value="-11.888782358581016" table:style-name="ce121">
            <text:p>-11,9<text:s text:c="3"/></text:p>
          </table:table-cell>
          <table:table-cell office:value-type="float" office:value="94" table:style-name="ce120">
            <text:p>+ 94</text:p>
          </table:table-cell>
          <table:table-cell office:value-type="float" office:value="11.393939393939394" table:style-name="ce121">
            <text:p>+11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1354" table:style-name="ce233">
            <text:p>1 354</text:p>
          </table:table-cell>
          <table:table-cell office:value-type="float" office:value="3.1468612731540659" table:style-name="ce217">
            <text:p>3,1<text:s text:c="5"/></text:p>
          </table:table-cell>
          <table:table-cell office:value-type="float" office:value="1476" table:style-name="ce237">
            <text:p>1 476</text:p>
          </table:table-cell>
          <table:table-cell office:value-type="float" office:value="3.1538461538461537" table:style-name="ce218">
            <text:p>3,2<text:s text:c="5"/></text:p>
          </table:table-cell>
          <table:table-cell office:value-type="float" office:value="1026" table:style-name="ce237">
            <text:p>1 026</text:p>
          </table:table-cell>
          <table:table-cell office:value-type="float" office:value="2.71608206485771" table:style-name="ce219">
            <text:p>2,7<text:s text:c="5"/></text:p>
          </table:table-cell>
          <table:table-cell office:value-type="float" office:value="-122" table:style-name="ce120">
            <text:p><text:s/>- 122</text:p>
          </table:table-cell>
          <table:table-cell office:value-type="float" office:value="-8.2655826558265595" table:style-name="ce121">
            <text:p>-8,3<text:s text:c="3"/></text:p>
          </table:table-cell>
          <table:table-cell office:value-type="float" office:value="328" table:style-name="ce120">
            <text:p>+ 328</text:p>
          </table:table-cell>
          <table:table-cell office:value-type="float" office:value="31.968810916179336" table:style-name="ce121">
            <text:p>+32,0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 table:style-name="ce1"/>
        </table:table-row>
        <table:table-row table:style-name="ro24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24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86"/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2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24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8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1">
        <table:table-column table:style-name="co1" table:default-cell-style-name="ce1" table:visibility="collapse"/>
        <table:table-column table:style-name="co30" table:default-cell-style-name="ce1"/>
        <table:table-column table:style-name="co18" table:default-cell-style-name="ce1"/>
        <table:table-column table:style-name="co15" table:default-cell-style-name="ce1"/>
        <table:table-column table:style-name="co18" table:default-cell-style-name="ce58"/>
        <table:table-column table:style-name="co15" table:default-cell-style-name="ce58"/>
        <table:table-column table:style-name="co18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31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7958in" svg:y="0.23229in" svg:width="2.06355in" svg:height="0.52241in">
                <draw:text-box>
                  <text:p text:style-name="a76" text:class-names="" text:cond-style-name=""><text:span text:style-name="a74" text:class-names="">AGOSTO 2020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2" draw:style-name="a72" draw:name="Text Box 122" svg:x="0in" svg:y="0in" svg:width="0.97917in" svg:height="0.31813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<text:s/>Quadro 8 - OFERTAS DE EMPREGO RECEBIDAS, <text:s text:c="2"/>POR <text:s/>REGIÕES<text:s text:c="3"/></text:p>
          </table:table-cell>
          <table:table-cell table:number-columns-repeated="10" table:style-name="ce159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8"/>
          <table:table-cell office:value-type="string" table:style-name="ce178">
            <text:p>AGOSTO 2020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5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5">
          <table:table-cell/>
          <table:table-cell office:value-type="string" table:style-name="ce225">
            <text:p>PORTUGAL</text:p>
          </table:table-cell>
          <table:table-cell office:value-type="float" office:value="9169" table:style-name="ce232">
            <text:p>9 169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9417" table:style-name="ce236">
            <text:p>9 417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9375" table:style-name="ce236">
            <text:p>9 375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-248" table:style-name="ce113">
            <text:p><text:s/>- 248</text:p>
          </table:table-cell>
          <table:table-cell office:value-type="float" office:value="-2.6335350961027926" table:style-name="ce114">
            <text:p>-2,6<text:s text:c="3"/></text:p>
          </table:table-cell>
          <table:table-cell office:value-type="float" office:value="-206" table:style-name="ce113">
            <text:p><text:s/>- 206</text:p>
          </table:table-cell>
          <table:table-cell office:value-type="float" office:value="-2.1973333333333334" table:style-name="ce114">
            <text:p>-2,2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27">
          <table:table-cell/>
          <table:table-cell office:value-type="string" table:style-name="ce239">
            <text:p>CONTINENTE</text:p>
          </table:table-cell>
          <table:table-cell office:value-type="float" office:value="8946" table:style-name="ce232">
            <text:p>8 946</text:p>
          </table:table-cell>
          <table:table-cell office:value-type="float" office:value="97.567891809357619" table:style-name="ce214">
            <text:p>97,6<text:s text:c="5"/></text:p>
          </table:table-cell>
          <table:table-cell office:value-type="float" office:value="9060" table:style-name="ce236">
            <text:p>9 060</text:p>
          </table:table-cell>
          <table:table-cell office:value-type="float" office:value="96.208983752787518" table:style-name="ce215">
            <text:p>96,2<text:s text:c="5"/></text:p>
          </table:table-cell>
          <table:table-cell office:value-type="float" office:value="9006" table:style-name="ce236">
            <text:p>9 006</text:p>
          </table:table-cell>
          <table:table-cell office:value-type="float" office:value="96.064000000000007" table:style-name="ce216">
            <text:p>96,1<text:s text:c="5"/></text:p>
          </table:table-cell>
          <table:table-cell office:value-type="float" office:value="-114" table:style-name="ce113">
            <text:p><text:s/>- 114</text:p>
          </table:table-cell>
          <table:table-cell office:value-type="float" office:value="-1.2582781456953642" table:style-name="ce114">
            <text:p>-1,3<text:s text:c="3"/></text:p>
          </table:table-cell>
          <table:table-cell office:value-type="float" office:value="-60" table:style-name="ce113">
            <text:p><text:s/>- 60</text:p>
          </table:table-cell>
          <table:table-cell office:value-type="float" office:value="-0.66622251832111923" table:style-name="ce114">
            <text:p>-0,7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2339" table:style-name="ce233">
            <text:p>2 339</text:p>
          </table:table-cell>
          <table:table-cell office:value-type="float" office:value="25.509870214854402" table:style-name="ce217">
            <text:p>25,5<text:s text:c="5"/></text:p>
          </table:table-cell>
          <table:table-cell office:value-type="float" office:value="2887" table:style-name="ce237">
            <text:p>2 887</text:p>
          </table:table-cell>
          <table:table-cell office:value-type="float" office:value="30.657321864712756" table:style-name="ce218">
            <text:p>30,7<text:s text:c="5"/></text:p>
          </table:table-cell>
          <table:table-cell office:value-type="float" office:value="1966" table:style-name="ce237">
            <text:p>1 966</text:p>
          </table:table-cell>
          <table:table-cell office:value-type="float" office:value="20.970666666666666" table:style-name="ce219">
            <text:p>21,0<text:s text:c="5"/></text:p>
          </table:table-cell>
          <table:table-cell office:value-type="float" office:value="-548" table:style-name="ce120">
            <text:p><text:s/>- 548</text:p>
          </table:table-cell>
          <table:table-cell office:value-type="float" office:value="-18.981641842743333" table:style-name="ce121">
            <text:p>-19,0<text:s text:c="3"/></text:p>
          </table:table-cell>
          <table:table-cell office:value-type="float" office:value="373" table:style-name="ce120">
            <text:p>+ 373</text:p>
          </table:table-cell>
          <table:table-cell office:value-type="float" office:value="18.972533062054932" table:style-name="ce121">
            <text:p>+19,0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2527" table:style-name="ce233">
            <text:p>2 527</text:p>
          </table:table-cell>
          <table:table-cell office:value-type="float" office:value="27.560257389028248" table:style-name="ce217">
            <text:p>27,6<text:s text:c="5"/></text:p>
          </table:table-cell>
          <table:table-cell office:value-type="float" office:value="2452" table:style-name="ce237">
            <text:p>2 452</text:p>
          </table:table-cell>
          <table:table-cell office:value-type="float" office:value="26.038016353403421" table:style-name="ce218">
            <text:p>26,0<text:s text:c="5"/></text:p>
          </table:table-cell>
          <table:table-cell office:value-type="float" office:value="2547" table:style-name="ce237">
            <text:p>2 547</text:p>
          </table:table-cell>
          <table:table-cell office:value-type="float" office:value="27.167999999999999" table:style-name="ce219">
            <text:p>27,2<text:s text:c="5"/></text:p>
          </table:table-cell>
          <table:table-cell office:value-type="float" office:value="75" table:style-name="ce120">
            <text:p>+ 75</text:p>
          </table:table-cell>
          <table:table-cell office:value-type="float" office:value="3.0587275693311584" table:style-name="ce121">
            <text:p>+3,1<text:s text:c="3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0.78523753435414212" table:style-name="ce121">
            <text:p>-0,8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2990" table:style-name="ce233">
            <text:p>2 990</text:p>
          </table:table-cell>
          <table:table-cell office:value-type="float" office:value="32.60988112116916" table:style-name="ce217">
            <text:p>32,6<text:s text:c="5"/></text:p>
          </table:table-cell>
          <table:table-cell office:value-type="float" office:value="2352" table:style-name="ce237">
            <text:p>2 352</text:p>
          </table:table-cell>
          <table:table-cell office:value-type="float" office:value="24.976107040458746" table:style-name="ce218">
            <text:p>25,0<text:s text:c="5"/></text:p>
          </table:table-cell>
          <table:table-cell office:value-type="float" office:value="3473" table:style-name="ce237">
            <text:p>3 473</text:p>
          </table:table-cell>
          <table:table-cell office:value-type="float" office:value="37.045333333333339" table:style-name="ce219">
            <text:p>37,0<text:s text:c="5"/></text:p>
          </table:table-cell>
          <table:table-cell office:value-type="float" office:value="638" table:style-name="ce120">
            <text:p>+ 638</text:p>
          </table:table-cell>
          <table:table-cell office:value-type="float" office:value="27.125850340136054" table:style-name="ce121">
            <text:p>+27,1<text:s text:c="3"/></text:p>
          </table:table-cell>
          <table:table-cell office:value-type="float" office:value="-483" table:style-name="ce120">
            <text:p><text:s/>- 483</text:p>
          </table:table-cell>
          <table:table-cell office:value-type="float" office:value="-13.90728476821192" table:style-name="ce121">
            <text:p>-13,9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615" table:style-name="ce233">
            <text:p><text:s/>615</text:p>
          </table:table-cell>
          <table:table-cell office:value-type="float" office:value="6.7073835750899775" table:style-name="ce217">
            <text:p>6,7<text:s text:c="5"/></text:p>
          </table:table-cell>
          <table:table-cell office:value-type="float" office:value="658" table:style-name="ce237">
            <text:p><text:s/>658</text:p>
          </table:table-cell>
          <table:table-cell office:value-type="float" office:value="6.9873632791759581" table:style-name="ce218">
            <text:p>7,0<text:s text:c="5"/></text:p>
          </table:table-cell>
          <table:table-cell office:value-type="float" office:value="793" table:style-name="ce237">
            <text:p><text:s/>793</text:p>
          </table:table-cell>
          <table:table-cell office:value-type="float" office:value="8.4586666666666677" table:style-name="ce219">
            <text:p>8,5<text:s text:c="5"/></text:p>
          </table:table-cell>
          <table:table-cell office:value-type="float" office:value="-43" table:style-name="ce120">
            <text:p><text:s/>- 43</text:p>
          </table:table-cell>
          <table:table-cell office:value-type="float" office:value="-6.5349544072948325" table:style-name="ce121">
            <text:p>-6,5<text:s text:c="3"/></text:p>
          </table:table-cell>
          <table:table-cell office:value-type="float" office:value="-178" table:style-name="ce120">
            <text:p><text:s/>- 178</text:p>
          </table:table-cell>
          <table:table-cell office:value-type="float" office:value="-22.446406052963429" table:style-name="ce121">
            <text:p>-22,4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475" table:style-name="ce233">
            <text:p><text:s/>475</text:p>
          </table:table-cell>
          <table:table-cell office:value-type="float" office:value="5.1804995092158359" table:style-name="ce217">
            <text:p>5,2<text:s text:c="5"/></text:p>
          </table:table-cell>
          <table:table-cell office:value-type="float" office:value="711" table:style-name="ce237">
            <text:p><text:s/>711</text:p>
          </table:table-cell>
          <table:table-cell office:value-type="float" office:value="7.5501752150366368" table:style-name="ce218">
            <text:p>7,6<text:s text:c="5"/></text:p>
          </table:table-cell>
          <table:table-cell office:value-type="float" office:value="227" table:style-name="ce237">
            <text:p><text:s/>227</text:p>
          </table:table-cell>
          <table:table-cell office:value-type="float" office:value="2.4213333333333331" table:style-name="ce219">
            <text:p>2,4<text:s text:c="5"/></text:p>
          </table:table-cell>
          <table:table-cell office:value-type="float" office:value="-236" table:style-name="ce120">
            <text:p><text:s/>- 236</text:p>
          </table:table-cell>
          <table:table-cell office:value-type="float" office:value="-33.192686357243318" table:style-name="ce121">
            <text:p>-33,2<text:s text:c="3"/></text:p>
          </table:table-cell>
          <table:table-cell office:value-type="float" office:value="248" table:style-name="ce120">
            <text:p>+ 248</text:p>
          </table:table-cell>
          <table:table-cell office:value-type="float" office:value="109.25110132158591" table:style-name="ce121">
            <text:p>+109,3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8">
          <table:table-cell/>
          <table:table-cell office:value-type="string" table:style-name="ce239">
            <text:p>REG.AUTÓNOMAS</text:p>
          </table:table-cell>
          <table:table-cell office:value-type="float" office:value="223" table:style-name="ce232">
            <text:p><text:s/>223</text:p>
          </table:table-cell>
          <table:table-cell office:value-type="float" office:value="2.4321081906423818" table:style-name="ce214">
            <text:p>2,4<text:s text:c="5"/></text:p>
          </table:table-cell>
          <table:table-cell office:value-type="float" office:value="357" table:style-name="ce236">
            <text:p><text:s/>357</text:p>
          </table:table-cell>
          <table:table-cell office:value-type="float" office:value="3.7910162472124878" table:style-name="ce215">
            <text:p>3,8<text:s text:c="5"/></text:p>
          </table:table-cell>
          <table:table-cell office:value-type="float" office:value="369" table:style-name="ce236">
            <text:p><text:s/>369</text:p>
          </table:table-cell>
          <table:table-cell office:value-type="float" office:value="3.9359999999999999" table:style-name="ce216">
            <text:p>3,9<text:s text:c="5"/></text:p>
          </table:table-cell>
          <table:table-cell office:value-type="float" office:value="-134" table:style-name="ce113">
            <text:p><text:s/>- 134</text:p>
          </table:table-cell>
          <table:table-cell office:value-type="float" office:value="-37.535014005602243" table:style-name="ce114">
            <text:p>-37,5<text:s text:c="3"/></text:p>
          </table:table-cell>
          <table:table-cell office:value-type="float" office:value="-146" table:style-name="ce113">
            <text:p><text:s/>- 146</text:p>
          </table:table-cell>
          <table:table-cell office:value-type="float" office:value="-39.566395663956641" table:style-name="ce114">
            <text:p>-39,6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134" table:style-name="ce233">
            <text:p><text:s/>134</text:p>
          </table:table-cell>
          <table:table-cell office:value-type="float" office:value="1.4614461773366778" table:style-name="ce217">
            <text:p>1,5<text:s text:c="5"/></text:p>
          </table:table-cell>
          <table:table-cell office:value-type="float" office:value="185" table:style-name="ce237">
            <text:p><text:s/>185</text:p>
          </table:table-cell>
          <table:table-cell office:value-type="float" office:value="1.9645322289476477" table:style-name="ce218">
            <text:p>2,0<text:s text:c="5"/></text:p>
          </table:table-cell>
          <table:table-cell office:value-type="float" office:value="194" table:style-name="ce237">
            <text:p><text:s/>194</text:p>
          </table:table-cell>
          <table:table-cell office:value-type="float" office:value="2.0693333333333332" table:style-name="ce219">
            <text:p>2,1<text:s text:c="5"/></text:p>
          </table:table-cell>
          <table:table-cell office:value-type="float" office:value="-51" table:style-name="ce120">
            <text:p><text:s/>- 51</text:p>
          </table:table-cell>
          <table:table-cell office:value-type="float" office:value="-27.567567567567568" table:style-name="ce121">
            <text:p>-27,6<text:s text:c="3"/></text:p>
          </table:table-cell>
          <table:table-cell office:value-type="float" office:value="-60" table:style-name="ce120">
            <text:p><text:s/>- 60</text:p>
          </table:table-cell>
          <table:table-cell office:value-type="float" office:value="-30.927835051546392" table:style-name="ce121">
            <text:p>-30,9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89" table:style-name="ce233">
            <text:p><text:s/>89</text:p>
          </table:table-cell>
          <table:table-cell office:value-type="float" office:value="0.97066201330570401" table:style-name="ce217">
            <text:p>1,0<text:s text:c="5"/></text:p>
          </table:table-cell>
          <table:table-cell office:value-type="float" office:value="172" table:style-name="ce237">
            <text:p><text:s/>172</text:p>
          </table:table-cell>
          <table:table-cell office:value-type="float" office:value="1.8264840182648401" table:style-name="ce218">
            <text:p>1,8<text:s text:c="5"/></text:p>
          </table:table-cell>
          <table:table-cell office:value-type="float" office:value="175" table:style-name="ce237">
            <text:p><text:s/>175</text:p>
          </table:table-cell>
          <table:table-cell office:value-type="float" office:value="1.8666666666666669" table:style-name="ce219">
            <text:p>1,9<text:s text:c="5"/></text:p>
          </table:table-cell>
          <table:table-cell office:value-type="float" office:value="-83" table:style-name="ce120">
            <text:p><text:s/>- 83</text:p>
          </table:table-cell>
          <table:table-cell office:value-type="float" office:value="-48.255813953488378" table:style-name="ce121">
            <text:p>-48,3<text:s text:c="3"/></text:p>
          </table:table-cell>
          <table:table-cell office:value-type="float" office:value="-86" table:style-name="ce120">
            <text:p><text:s/>- 86</text:p>
          </table:table-cell>
          <table:table-cell office:value-type="float" office:value="-49.142857142857146" table:style-name="ce121">
            <text:p>-49,1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8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3" table:style-name="ce19"/>
          <table:table-cell table:style-name="ce83"/>
          <table:table-cell table:number-columns-repeated="2" table:style-name="ce19"/>
          <table:table-cell table:number-columns-repeated="16366"/>
        </table:table-row>
        <table:table-row table:style-name="ro1">
          <table:table-cell/>
          <table:table-cell office:value-type="string" table:style-name="ce24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59"/>
          <table:table-cell office:value-type="string" table:style-name="ce162">
            <text:p>CONTINENTE</text:p>
          </table:table-cell>
          <table:table-cell table:style-name="ce162"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AGOST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28"/>
          <table:table-cell table:style-name="ce102"/>
          <table:table-cell table:style-name="ce208"/>
          <table:table-cell table:style-name="ce100"/>
          <table:table-cell table:style-name="ce210"/>
          <table:table-cell table:style-name="ce59"/>
          <table:table-cell table:style-name="ce212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3">
          <table:table-cell/>
          <table:table-cell office:value-type="string" table:style-name="ce245">
            <text:p>Total</text:p>
          </table:table-cell>
          <table:table-cell office:value-type="float" office:value="8946" table:style-name="ce109">
            <text:p>8 946</text:p>
          </table:table-cell>
          <table:table-cell office:value-type="float" office:value="100" table:style-name="ce200">
            <text:p>100,0<text:s text:c="5"/></text:p>
          </table:table-cell>
          <table:table-cell office:value-type="float" office:value="9060" table:style-name="ce149">
            <text:p>9 060</text:p>
          </table:table-cell>
          <table:table-cell office:value-type="float" office:value="99.999999999999986" table:style-name="ce203">
            <text:p>100,0<text:s text:c="5"/></text:p>
          </table:table-cell>
          <table:table-cell office:value-type="float" office:value="9006" table:style-name="ce111">
            <text:p>9 006</text:p>
          </table:table-cell>
          <table:table-cell office:value-type="float" office:value="100" table:style-name="ce206">
            <text:p>100,0<text:s text:c="5"/></text:p>
          </table:table-cell>
          <table:table-cell office:value-type="float" office:value="-114" table:style-name="ce113">
            <text:p><text:s/>- 114</text:p>
          </table:table-cell>
          <table:table-cell office:value-type="float" office:value="-1.2582781456953642" table:style-name="ce114">
            <text:p>-1,3<text:s text:c="3"/></text:p>
          </table:table-cell>
          <table:table-cell office:value-type="float" office:value="-60" table:style-name="ce113">
            <text:p><text:s/>- 60</text:p>
          </table:table-cell>
          <table:table-cell office:value-type="float" office:value="-0.66622251832111923" table:style-name="ce114">
            <text:p>-0,7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246">
            <text:p>1- Repres. do poder legislativo e de órgãos exec., dirigentes, dire. e gestores execu.</text:p>
          </table:table-cell>
          <table:table-cell office:value-type="float" office:value="23" table:style-name="ce116">
            <text:p><text:s/>23</text:p>
          </table:table-cell>
          <table:table-cell office:value-type="float" office:value="0.25709814442208812" table:style-name="ce201">
            <text:p>0,3<text:s text:c="5"/></text:p>
          </table:table-cell>
          <table:table-cell office:value-type="float" office:value="20" table:style-name="ce150">
            <text:p><text:s/>20</text:p>
          </table:table-cell>
          <table:table-cell office:value-type="float" office:value="0.22075055187637968" table:style-name="ce204">
            <text:p>0,2<text:s text:c="5"/></text:p>
          </table:table-cell>
          <table:table-cell office:value-type="float" office:value="30" table:style-name="ce118">
            <text:p><text:s/>30</text:p>
          </table:table-cell>
          <table:table-cell office:value-type="float" office:value="0.33311125916055961" table:style-name="ce207">
            <text:p>0,3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15" table:style-name="ce121">
            <text:p>+15,0<text:s text:c="3"/></text:p>
          </table:table-cell>
          <table:table-cell office:value-type="float" office:value="-7" table:style-name="ce120">
            <text:p><text:s/>- 7</text:p>
          </table:table-cell>
          <table:table-cell office:value-type="float" office:value="-23.333333333333332" table:style-name="ce121">
            <text:p>-23,3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246">
            <text:p>2- Especialistas das atividades intelectuais e científicas</text:p>
          </table:table-cell>
          <table:table-cell office:value-type="float" office:value="589" table:style-name="ce116">
            <text:p><text:s/>589</text:p>
          </table:table-cell>
          <table:table-cell office:value-type="float" office:value="6.5839481332439078" table:style-name="ce201">
            <text:p>6,6<text:s text:c="5"/></text:p>
          </table:table-cell>
          <table:table-cell office:value-type="float" office:value="590" table:style-name="ce150">
            <text:p><text:s/>590</text:p>
          </table:table-cell>
          <table:table-cell office:value-type="float" office:value="6.5121412803532008" table:style-name="ce204">
            <text:p>6,5<text:s text:c="5"/></text:p>
          </table:table-cell>
          <table:table-cell office:value-type="float" office:value="443" table:style-name="ce118">
            <text:p><text:s/>443</text:p>
          </table:table-cell>
          <table:table-cell office:value-type="float" office:value="4.9189429269375973" table:style-name="ce207">
            <text:p>4,9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0.16949152542372881" table:style-name="ce121">
            <text:p>-0,2<text:s text:c="3"/></text:p>
          </table:table-cell>
          <table:table-cell office:value-type="float" office:value="146" table:style-name="ce120">
            <text:p>+ 146</text:p>
          </table:table-cell>
          <table:table-cell office:value-type="float" office:value="32.957110609480807" table:style-name="ce121">
            <text:p>+33,0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3- Técnicos e profissões de nível intermédio</text:p>
          </table:table-cell>
          <table:table-cell office:value-type="float" office:value="374" table:style-name="ce116">
            <text:p><text:s/>374</text:p>
          </table:table-cell>
          <table:table-cell office:value-type="float" office:value="4.1806393919069977" table:style-name="ce201">
            <text:p>4,2<text:s text:c="5"/></text:p>
          </table:table-cell>
          <table:table-cell office:value-type="float" office:value="576" table:style-name="ce150">
            <text:p><text:s/>576</text:p>
          </table:table-cell>
          <table:table-cell office:value-type="float" office:value="6.3576158940397347" table:style-name="ce204">
            <text:p>6,4<text:s text:c="5"/></text:p>
          </table:table-cell>
          <table:table-cell office:value-type="float" office:value="344" table:style-name="ce118">
            <text:p><text:s/>344</text:p>
          </table:table-cell>
          <table:table-cell office:value-type="float" office:value="3.8196757717077507" table:style-name="ce207">
            <text:p>3,8<text:s text:c="5"/></text:p>
          </table:table-cell>
          <table:table-cell office:value-type="float" office:value="-202" table:style-name="ce120">
            <text:p><text:s/>- 202</text:p>
          </table:table-cell>
          <table:table-cell office:value-type="float" office:value="-35.069444444444443" table:style-name="ce121">
            <text:p>-35,1<text:s text:c="3"/></text:p>
          </table:table-cell>
          <table:table-cell office:value-type="float" office:value="30" table:style-name="ce120">
            <text:p>+ 30</text:p>
          </table:table-cell>
          <table:table-cell office:value-type="float" office:value="8.720930232558139" table:style-name="ce121">
            <text:p>+8,7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4- Pessoal administrativo</text:p>
          </table:table-cell>
          <table:table-cell office:value-type="float" office:value="666" table:style-name="ce116">
            <text:p><text:s/>666</text:p>
          </table:table-cell>
          <table:table-cell office:value-type="float" office:value="7.4446680080482901" table:style-name="ce201">
            <text:p>7,4<text:s text:c="5"/></text:p>
          </table:table-cell>
          <table:table-cell office:value-type="float" office:value="812" table:style-name="ce150">
            <text:p><text:s/>812</text:p>
          </table:table-cell>
          <table:table-cell office:value-type="float" office:value="8.9624724061810159" table:style-name="ce204">
            <text:p>9,0<text:s text:c="5"/></text:p>
          </table:table-cell>
          <table:table-cell office:value-type="float" office:value="696" table:style-name="ce118">
            <text:p><text:s/>696</text:p>
          </table:table-cell>
          <table:table-cell office:value-type="float" office:value="7.7281812125249827" table:style-name="ce207">
            <text:p>7,7<text:s text:c="5"/></text:p>
          </table:table-cell>
          <table:table-cell office:value-type="float" office:value="-146" table:style-name="ce120">
            <text:p><text:s/>- 146</text:p>
          </table:table-cell>
          <table:table-cell office:value-type="float" office:value="-17.980295566502463" table:style-name="ce121">
            <text:p>-18,0<text:s text:c="3"/></text:p>
          </table:table-cell>
          <table:table-cell office:value-type="float" office:value="-30" table:style-name="ce120">
            <text:p><text:s/>- 30</text:p>
          </table:table-cell>
          <table:table-cell office:value-type="float" office:value="-4.3103448275862073" table:style-name="ce121">
            <text:p>-4,3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8">
            <text:p>5- Trabalhadores dos serviços pessoais, de proteção e segurança e vendedores</text:p>
          </table:table-cell>
          <table:table-cell office:value-type="float" office:value="1371" table:style-name="ce116">
            <text:p>1 371</text:p>
          </table:table-cell>
          <table:table-cell office:value-type="float" office:value="15.325285043594903" table:style-name="ce201">
            <text:p>15,3<text:s text:c="5"/></text:p>
          </table:table-cell>
          <table:table-cell office:value-type="float" office:value="1450" table:style-name="ce150">
            <text:p>1 450</text:p>
          </table:table-cell>
          <table:table-cell office:value-type="float" office:value="16.00441501103753" table:style-name="ce204">
            <text:p>16,0<text:s text:c="5"/></text:p>
          </table:table-cell>
          <table:table-cell office:value-type="float" office:value="1635" table:style-name="ce118">
            <text:p>1 635</text:p>
          </table:table-cell>
          <table:table-cell office:value-type="float" office:value="18.1545636242505" table:style-name="ce207">
            <text:p>18,2<text:s text:c="5"/></text:p>
          </table:table-cell>
          <table:table-cell office:value-type="float" office:value="-79" table:style-name="ce120">
            <text:p><text:s/>- 79</text:p>
          </table:table-cell>
          <table:table-cell office:value-type="float" office:value="-5.4482758620689662" table:style-name="ce121">
            <text:p>-5,4<text:s text:c="3"/></text:p>
          </table:table-cell>
          <table:table-cell office:value-type="float" office:value="-264" table:style-name="ce120">
            <text:p><text:s/>- 264</text:p>
          </table:table-cell>
          <table:table-cell office:value-type="float" office:value="-16.146788990825691" table:style-name="ce121">
            <text:p>-16,1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6- Agricultores e trabalhadores qualificados da agricultura, da pesca e da floresta</text:p>
          </table:table-cell>
          <table:table-cell office:value-type="float" office:value="223" table:style-name="ce116">
            <text:p><text:s/>223</text:p>
          </table:table-cell>
          <table:table-cell office:value-type="float" office:value="2.492734182875028" table:style-name="ce201">
            <text:p>2,5<text:s text:c="5"/></text:p>
          </table:table-cell>
          <table:table-cell office:value-type="float" office:value="189" table:style-name="ce150">
            <text:p><text:s/>189</text:p>
          </table:table-cell>
          <table:table-cell office:value-type="float" office:value="2.0860927152317883" table:style-name="ce204">
            <text:p>2,1<text:s text:c="5"/></text:p>
          </table:table-cell>
          <table:table-cell office:value-type="float" office:value="306" table:style-name="ce118">
            <text:p><text:s/>306</text:p>
          </table:table-cell>
          <table:table-cell office:value-type="float" office:value="3.3977348434377079" table:style-name="ce207">
            <text:p>3,4<text:s text:c="5"/></text:p>
          </table:table-cell>
          <table:table-cell office:value-type="float" office:value="34" table:style-name="ce120">
            <text:p>+ 34</text:p>
          </table:table-cell>
          <table:table-cell office:value-type="float" office:value="17.989417989417987" table:style-name="ce121">
            <text:p>+18,0<text:s text:c="3"/></text:p>
          </table:table-cell>
          <table:table-cell office:value-type="float" office:value="-83" table:style-name="ce120">
            <text:p><text:s/>- 83</text:p>
          </table:table-cell>
          <table:table-cell office:value-type="float" office:value="-27.124183006535947" table:style-name="ce121">
            <text:p>-27,1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7- Trabalhadores qualificados da indústria, construção e artífices</text:p>
          </table:table-cell>
          <table:table-cell office:value-type="float" office:value="1410" table:style-name="ce116">
            <text:p>1 410</text:p>
          </table:table-cell>
          <table:table-cell office:value-type="float" office:value="15.761234071093225" table:style-name="ce201">
            <text:p>15,8<text:s text:c="5"/></text:p>
          </table:table-cell>
          <table:table-cell office:value-type="float" office:value="1666" table:style-name="ce150">
            <text:p>1 666</text:p>
          </table:table-cell>
          <table:table-cell office:value-type="float" office:value="18.388520971302427" table:style-name="ce204">
            <text:p>18,4<text:s text:c="5"/></text:p>
          </table:table-cell>
          <table:table-cell office:value-type="float" office:value="1280" table:style-name="ce118">
            <text:p>1 280</text:p>
          </table:table-cell>
          <table:table-cell office:value-type="float" office:value="14.212747057517211" table:style-name="ce207">
            <text:p>14,2<text:s text:c="5"/></text:p>
          </table:table-cell>
          <table:table-cell office:value-type="float" office:value="-256" table:style-name="ce120">
            <text:p><text:s/>- 256</text:p>
          </table:table-cell>
          <table:table-cell office:value-type="float" office:value="-15.366146458583433" table:style-name="ce121">
            <text:p>-15,4<text:s text:c="3"/></text:p>
          </table:table-cell>
          <table:table-cell office:value-type="float" office:value="130" table:style-name="ce120">
            <text:p>+ 130</text:p>
          </table:table-cell>
          <table:table-cell office:value-type="float" office:value="10.15625" table:style-name="ce121">
            <text:p>+10,2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9">
            <text:p>8- Operadores de instalações e máquinas e trabalhadores da montagem</text:p>
          </table:table-cell>
          <table:table-cell office:value-type="float" office:value="1076" table:style-name="ce116">
            <text:p>1 076</text:p>
          </table:table-cell>
          <table:table-cell office:value-type="float" office:value="12.027721886876815" table:style-name="ce201">
            <text:p>12,0<text:s text:c="5"/></text:p>
          </table:table-cell>
          <table:table-cell office:value-type="float" office:value="1001" table:style-name="ce150">
            <text:p>1 001</text:p>
          </table:table-cell>
          <table:table-cell office:value-type="float" office:value="11.048565121412803" table:style-name="ce204">
            <text:p>11,0<text:s text:c="5"/></text:p>
          </table:table-cell>
          <table:table-cell office:value-type="float" office:value="918" table:style-name="ce118">
            <text:p><text:s/>918</text:p>
          </table:table-cell>
          <table:table-cell office:value-type="float" office:value="10.193204530313125" table:style-name="ce207">
            <text:p>10,2<text:s text:c="5"/></text:p>
          </table:table-cell>
          <table:table-cell office:value-type="float" office:value="75" table:style-name="ce120">
            <text:p>+ 75</text:p>
          </table:table-cell>
          <table:table-cell office:value-type="float" office:value="7.4925074925074924" table:style-name="ce121">
            <text:p>+7,5<text:s text:c="3"/></text:p>
          </table:table-cell>
          <table:table-cell office:value-type="float" office:value="158" table:style-name="ce120">
            <text:p>+ 158</text:p>
          </table:table-cell>
          <table:table-cell office:value-type="float" office:value="17.21132897603486" table:style-name="ce121">
            <text:p>+17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9- Trabalhadores não qualificados</text:p>
          </table:table-cell>
          <table:table-cell office:value-type="float" office:value="3210" table:style-name="ce116">
            <text:p>3 210</text:p>
          </table:table-cell>
          <table:table-cell office:value-type="float" office:value="35.881958417169685" table:style-name="ce201">
            <text:p>35,9<text:s text:c="5"/></text:p>
          </table:table-cell>
          <table:table-cell office:value-type="float" office:value="2752" table:style-name="ce150">
            <text:p>2 752</text:p>
          </table:table-cell>
          <table:table-cell office:value-type="float" office:value="30.375275938189844" table:style-name="ce204">
            <text:p>30,4<text:s text:c="5"/></text:p>
          </table:table-cell>
          <table:table-cell office:value-type="float" office:value="3350" table:style-name="ce118">
            <text:p>3 350</text:p>
          </table:table-cell>
          <table:table-cell office:value-type="float" office:value="37.197423939595822" table:style-name="ce207">
            <text:p>37,2<text:s text:c="5"/></text:p>
          </table:table-cell>
          <table:table-cell office:value-type="float" office:value="458" table:style-name="ce120">
            <text:p>+ 458</text:p>
          </table:table-cell>
          <table:table-cell office:value-type="float" office:value="16.642441860465116" table:style-name="ce121">
            <text:p>+16,6<text:s text:c="3"/></text:p>
          </table:table-cell>
          <table:table-cell office:value-type="float" office:value="-140" table:style-name="ce120">
            <text:p><text:s/>- 140</text:p>
          </table:table-cell>
          <table:table-cell office:value-type="float" office:value="-4.1791044776119408" table:style-name="ce121">
            <text:p>-4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0- Profissões das Forças Armadas</text:p>
          </table:table-cell>
          <table:table-cell office:value-type="float" office:value="4" table:style-name="ce116">
            <text:p><text:s/>4</text:p>
          </table:table-cell>
          <table:table-cell office:value-type="float" office:value="4.47127207690588E-2" table:style-name="ce201">
            <text:p>0,0<text:s text:c="5"/></text:p>
          </table:table-cell>
          <table:table-cell office:value-type="float" office:value="4" table:style-name="ce150">
            <text:p><text:s/>4</text:p>
          </table:table-cell>
          <table:table-cell office:value-type="float" office:value="4.4150110375275942E-2" table:style-name="ce204">
            <text:p>0,0<text:s text:c="5"/></text:p>
          </table:table-cell>
          <table:table-cell office:value-type="float" office:value="4" table:style-name="ce118">
            <text:p><text:s/>4</text:p>
          </table:table-cell>
          <table:table-cell office:value-type="float" office:value="4.4414834554741281E-2" table:style-name="ce207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201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204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207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121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">
          <table:table-cell/>
          <table:table-cell table:style-name="ce179"/>
          <table:table-cell table:style-name="ce156"/>
          <table:table-cell table:style-name="ce209"/>
          <table:table-cell table:style-name="ce157"/>
          <table:table-cell table:style-name="ce211"/>
          <table:table-cell table:style-name="ce158"/>
          <table:table-cell table:style-name="ce213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1">
        <table:table-column table:style-name="co1" table:default-cell-style-name="ce1" table:visibility="collapse"/>
        <table:table-column table:style-name="co32" table:default-cell-style-name="ce1"/>
        <table:table-column table:style-name="co18" table:default-cell-style-name="ce1"/>
        <table:table-column table:style-name="co15" table:default-cell-style-name="ce1"/>
        <table:table-column table:style-name="co18" table:default-cell-style-name="ce1"/>
        <table:table-column table:style-name="co15" table:default-cell-style-name="ce1"/>
        <table:table-column table:style-name="co18" table:default-cell-style-name="ce1"/>
        <table:table-column table:style-name="co1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8" table:default-cell-style-name="ce1"/>
        <table:table-column table:style-name="co1" table:default-cell-style-name="ce1"/>
        <table:table-column table:style-name="co24" table:default-cell-style-name="ce1"/>
        <table:table-column table:style-name="co1" table:number-columns-repeated="3" table:default-cell-style-name="ce1"/>
        <table:table-column table:style-name="co25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6431in" svg:y="0.29183in" svg:width="1.78422in" svg:height="0.5247in">
                <draw:text-box>
                  <text:p text:style-name="a95" text:class-names="" text:cond-style-name=""><text:span text:style-name="a93" text:class-names="">AGOSTO 2020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6" draw:style-name="a84" draw:name="Text Box 122" svg:x="0in" svg:y="0in" svg:width="0.97917in" svg:height="0.32049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6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Quadro 10 - OFERTAS DE EMPREGO <text:s/>RECEBIDAS, <text:s text:c="3"/>POR ATIVIDADE ECONÓMICA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AGOST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 table:style-name="ce1"/>
        </table:table-row>
        <table:table-row table:style-name="ro22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16"/>
          <table:table-cell table:number-columns-repeated="16366" table:style-name="ce1"/>
        </table:table-row>
        <table:table-row table:style-name="ro29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8946" table:style-name="ce109">
            <text:p>8 946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9060" table:style-name="ce111">
            <text:p>9 06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9006" table:style-name="ce111">
            <text:p>9 00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14" table:style-name="ce113">
            <text:p><text:s/>- 114</text:p>
          </table:table-cell>
          <table:table-cell office:value-type="float" office:value="-1.2582781456953642" table:style-name="ce114">
            <text:p>-1,3<text:s text:c="3"/></text:p>
          </table:table-cell>
          <table:table-cell office:value-type="float" office:value="-60" table:style-name="ce113">
            <text:p><text:s/>- 60</text:p>
          </table:table-cell>
          <table:table-cell office:value-type="float" office:value="-0.66622251832111923" table:style-name="ce114">
            <text:p>-0,7<text:s text:c="3"/></text:p>
          </table:table-cell>
          <table:table-cell table:style-name="ce21"/>
          <table:table-cell table:style-name="ce1"/>
          <table:table-cell table:number-columns-repeated="4" table:style-name="ce17"/>
          <table:table-cell table:number-columns-repeated="16366" table:style-name="ce1"/>
        </table:table-row>
        <table:table-row table:style-name="ro29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323" table:style-name="ce109">
            <text:p><text:s/>323</text:p>
          </table:table-cell>
          <table:table-cell office:value-type="float" office:value="3.6105522021014975" table:style-name="ce110">
            <text:p>3,6<text:s text:c="5"/></text:p>
          </table:table-cell>
          <table:table-cell office:value-type="float" office:value="225" table:style-name="ce111">
            <text:p><text:s/>225</text:p>
          </table:table-cell>
          <table:table-cell office:value-type="float" office:value="2.4834437086092715" table:style-name="ce112">
            <text:p>2,5<text:s text:c="5"/></text:p>
          </table:table-cell>
          <table:table-cell office:value-type="float" office:value="476" table:style-name="ce111">
            <text:p><text:s/>476</text:p>
          </table:table-cell>
          <table:table-cell office:value-type="float" office:value="5.2853653120142123" table:style-name="ce112">
            <text:p>5,3<text:s text:c="5"/></text:p>
          </table:table-cell>
          <table:table-cell office:value-type="float" office:value="98" table:style-name="ce113">
            <text:p>+ 98</text:p>
          </table:table-cell>
          <table:table-cell office:value-type="float" office:value="43.55555555555555" table:style-name="ce114">
            <text:p>+43,6<text:s text:c="3"/></text:p>
          </table:table-cell>
          <table:table-cell office:value-type="float" office:value="-153" table:style-name="ce113">
            <text:p><text:s/>- 153</text:p>
          </table:table-cell>
          <table:table-cell office:value-type="float" office:value="-32.142857142857146" table:style-name="ce114">
            <text:p>-32,1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3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1928" table:style-name="ce127">
            <text:p>1 928</text:p>
          </table:table-cell>
          <table:table-cell office:value-type="float" office:value="21.551531410686341" table:style-name="ce128">
            <text:p>21,6<text:s text:c="5"/></text:p>
          </table:table-cell>
          <table:table-cell office:value-type="float" office:value="2361" table:style-name="ce111">
            <text:p>2 361</text:p>
          </table:table-cell>
          <table:table-cell office:value-type="float" office:value="26.059602649006624" table:style-name="ce112">
            <text:p>26,1<text:s text:c="5"/></text:p>
          </table:table-cell>
          <table:table-cell office:value-type="float" office:value="1665" table:style-name="ce111">
            <text:p>1 665</text:p>
          </table:table-cell>
          <table:table-cell office:value-type="float" office:value="18.48767488341106" table:style-name="ce112">
            <text:p>18,5<text:s text:c="5"/></text:p>
          </table:table-cell>
          <table:table-cell office:value-type="float" office:value="-433" table:style-name="ce113">
            <text:p><text:s/>- 433</text:p>
          </table:table-cell>
          <table:table-cell office:value-type="float" office:value="-18.33968657348581" table:style-name="ce114">
            <text:p>-18,3<text:s text:c="3"/></text:p>
          </table:table-cell>
          <table:table-cell office:value-type="float" office:value="263" table:style-name="ce113">
            <text:p>+ 263</text:p>
          </table:table-cell>
          <table:table-cell office:value-type="float" office:value="15.795795795795794" table:style-name="ce114">
            <text:p>+15,8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7" table:style-name="ce116">
            <text:p><text:s/>7</text:p>
          </table:table-cell>
          <table:table-cell office:value-type="float" office:value="7.82472613458529E-2" table:style-name="ce117">
            <text:p>0,1<text:s text:c="5"/></text:p>
          </table:table-cell>
          <table:table-cell office:value-type="float" office:value="21" table:style-name="ce118">
            <text:p><text:s/>21</text:p>
          </table:table-cell>
          <table:table-cell office:value-type="float" office:value="0.23178807947019869" table:style-name="ce119">
            <text:p>0,2<text:s text:c="5"/></text:p>
          </table:table-cell>
          <table:table-cell office:value-type="float" office:value="10" table:style-name="ce118">
            <text:p><text:s/>10</text:p>
          </table:table-cell>
          <table:table-cell office:value-type="float" office:value="0.11103708638685321" table:style-name="ce119">
            <text:p>0,1<text:s text:c="5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66.666666666666657" table:style-name="ce121">
            <text:p>-66,7<text:s text:c="3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30" table:style-name="ce121">
            <text:p>-30,0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307" table:style-name="ce116">
            <text:p><text:s/>307</text:p>
          </table:table-cell>
          <table:table-cell office:value-type="float" office:value="3.4317013190252625" table:style-name="ce117">
            <text:p>3,4<text:s text:c="5"/></text:p>
          </table:table-cell>
          <table:table-cell office:value-type="float" office:value="261" table:style-name="ce118">
            <text:p><text:s/>261</text:p>
          </table:table-cell>
          <table:table-cell office:value-type="float" office:value="2.8807947019867548" table:style-name="ce119">
            <text:p>2,9<text:s text:c="5"/></text:p>
          </table:table-cell>
          <table:table-cell office:value-type="float" office:value="381" table:style-name="ce118">
            <text:p><text:s/>381</text:p>
          </table:table-cell>
          <table:table-cell office:value-type="float" office:value="4.2305129913391077" table:style-name="ce119">
            <text:p>4,2<text:s text:c="5"/></text:p>
          </table:table-cell>
          <table:table-cell office:value-type="float" office:value="46" table:style-name="ce120">
            <text:p>+ 46</text:p>
          </table:table-cell>
          <table:table-cell office:value-type="float" office:value="17.624521072796934" table:style-name="ce121">
            <text:p>+17,6<text:s text:c="3"/></text:p>
          </table:table-cell>
          <table:table-cell office:value-type="float" office:value="-74" table:style-name="ce120">
            <text:p><text:s/>- 74</text:p>
          </table:table-cell>
          <table:table-cell office:value-type="float" office:value="-19.42257217847769" table:style-name="ce121">
            <text:p>-19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9">
          <table:table-cell/>
          <table:table-cell office:value-type="string" table:style-name="ce184">
            <text:p>Fabricação de têxteis</text:p>
          </table:table-cell>
          <table:table-cell office:value-type="float" office:value="30" table:style-name="ce116">
            <text:p><text:s/>30</text:p>
          </table:table-cell>
          <table:table-cell office:value-type="float" office:value="0.33534540576794097" table:style-name="ce152">
            <text:p>0,3<text:s text:c="5"/></text:p>
          </table:table-cell>
          <table:table-cell office:value-type="float" office:value="63" table:style-name="ce153">
            <text:p><text:s/>63</text:p>
          </table:table-cell>
          <table:table-cell office:value-type="float" office:value="0.69536423841059603" table:style-name="ce154">
            <text:p>0,7<text:s text:c="5"/></text:p>
          </table:table-cell>
          <table:table-cell office:value-type="float" office:value="37" table:style-name="ce118">
            <text:p><text:s/>37</text:p>
          </table:table-cell>
          <table:table-cell office:value-type="float" office:value="0.41083721963135689" table:style-name="ce154">
            <text:p>0,4<text:s text:c="5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52.380952380952387" table:style-name="ce121">
            <text:p>-52,4<text:s text:c="3"/></text:p>
          </table:table-cell>
          <table:table-cell office:value-type="float" office:value="-7" table:style-name="ce120">
            <text:p><text:s/>- 7</text:p>
          </table:table-cell>
          <table:table-cell office:value-type="float" office:value="-18.918918918918919" table:style-name="ce121">
            <text:p>-18,9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5">
            <text:p>Indústria do vestuário</text:p>
          </table:table-cell>
          <table:table-cell office:value-type="float" office:value="91" table:style-name="ce116">
            <text:p><text:s/>91</text:p>
          </table:table-cell>
          <table:table-cell office:value-type="float" office:value="1.0172143974960877" table:style-name="ce133">
            <text:p>1,0<text:s text:c="5"/></text:p>
          </table:table-cell>
          <table:table-cell office:value-type="float" office:value="218" table:style-name="ce134">
            <text:p><text:s/>218</text:p>
          </table:table-cell>
          <table:table-cell office:value-type="float" office:value="2.4061810154525385" table:style-name="ce135">
            <text:p>2,4<text:s text:c="5"/></text:p>
          </table:table-cell>
          <table:table-cell office:value-type="float" office:value="70" table:style-name="ce118">
            <text:p><text:s/>70</text:p>
          </table:table-cell>
          <table:table-cell office:value-type="float" office:value="0.7772596047079724" table:style-name="ce135">
            <text:p>0,8<text:s text:c="5"/></text:p>
          </table:table-cell>
          <table:table-cell office:value-type="float" office:value="-127" table:style-name="ce120">
            <text:p><text:s/>- 127</text:p>
          </table:table-cell>
          <table:table-cell office:value-type="float" office:value="-58.256880733944946" table:style-name="ce121">
            <text:p>-58,3<text:s text:c="3"/></text:p>
          </table:table-cell>
          <table:table-cell office:value-type="float" office:value="21" table:style-name="ce120">
            <text:p>+ 21</text:p>
          </table:table-cell>
          <table:table-cell office:value-type="float" office:value="30" table:style-name="ce121">
            <text:p>+30,0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49" table:style-name="ce116">
            <text:p><text:s/>49</text:p>
          </table:table-cell>
          <table:table-cell office:value-type="float" office:value="0.54773082942097029" table:style-name="ce133">
            <text:p>0,5<text:s text:c="5"/></text:p>
          </table:table-cell>
          <table:table-cell office:value-type="float" office:value="194" table:style-name="ce134">
            <text:p><text:s/>194</text:p>
          </table:table-cell>
          <table:table-cell office:value-type="float" office:value="2.1412803532008828" table:style-name="ce135">
            <text:p>2,1<text:s text:c="5"/></text:p>
          </table:table-cell>
          <table:table-cell office:value-type="float" office:value="33" table:style-name="ce118">
            <text:p><text:s/>33</text:p>
          </table:table-cell>
          <table:table-cell office:value-type="float" office:value="0.36642238507661556" table:style-name="ce135">
            <text:p>0,4<text:s text:c="5"/></text:p>
          </table:table-cell>
          <table:table-cell office:value-type="float" office:value="-145" table:style-name="ce120">
            <text:p><text:s/>- 145</text:p>
          </table:table-cell>
          <table:table-cell office:value-type="float" office:value="-74.742268041237111" table:style-name="ce121">
            <text:p>-74,7<text:s text:c="3"/></text:p>
          </table:table-cell>
          <table:table-cell office:value-type="float" office:value="16" table:style-name="ce120">
            <text:p>+ 16</text:p>
          </table:table-cell>
          <table:table-cell office:value-type="float" office:value="48.484848484848484" table:style-name="ce121">
            <text:p>+48,5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Indústria da madeira e da cortiça</text:p>
          </table:table-cell>
          <table:table-cell office:value-type="float" office:value="32" table:style-name="ce116">
            <text:p><text:s/>32</text:p>
          </table:table-cell>
          <table:table-cell office:value-type="float" office:value="0.3577017661524704" table:style-name="ce133">
            <text:p>0,4<text:s text:c="5"/></text:p>
          </table:table-cell>
          <table:table-cell office:value-type="float" office:value="34" table:style-name="ce134">
            <text:p><text:s/>34</text:p>
          </table:table-cell>
          <table:table-cell office:value-type="float" office:value="0.37527593818984545" table:style-name="ce135">
            <text:p>0,4<text:s text:c="5"/></text:p>
          </table:table-cell>
          <table:table-cell office:value-type="float" office:value="37" table:style-name="ce118">
            <text:p><text:s/>37</text:p>
          </table:table-cell>
          <table:table-cell office:value-type="float" office:value="0.41083721963135689" table:style-name="ce135">
            <text:p>0,4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5.8823529411764701" table:style-name="ce121">
            <text:p>-5,9<text:s text:c="3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13.513513513513514" table:style-name="ce121">
            <text:p>-13,5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16" table:style-name="ce116">
            <text:p><text:s/>16</text:p>
          </table:table-cell>
          <table:table-cell office:value-type="float" office:value="0.1788508830762352" table:style-name="ce133">
            <text:p>0,2<text:s text:c="5"/></text:p>
          </table:table-cell>
          <table:table-cell office:value-type="float" office:value="21" table:style-name="ce134">
            <text:p><text:s/>21</text:p>
          </table:table-cell>
          <table:table-cell office:value-type="float" office:value="0.23178807947019869" table:style-name="ce135">
            <text:p>0,2<text:s text:c="5"/></text:p>
          </table:table-cell>
          <table:table-cell office:value-type="float" office:value="17" table:style-name="ce118">
            <text:p><text:s/>17</text:p>
          </table:table-cell>
          <table:table-cell office:value-type="float" office:value="0.18876304685765047" table:style-name="ce135">
            <text:p>0,2<text:s text:c="5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23.809523809523807" table:style-name="ce121">
            <text:p>-23,8<text:s text:c="3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5.8823529411764701" table:style-name="ce121">
            <text:p>-5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50" table:style-name="ce116">
            <text:p><text:s/>50</text:p>
          </table:table-cell>
          <table:table-cell office:value-type="float" office:value="0.55890900961323497" table:style-name="ce133">
            <text:p>0,6<text:s text:c="5"/></text:p>
          </table:table-cell>
          <table:table-cell office:value-type="float" office:value="85" table:style-name="ce134">
            <text:p><text:s/>85</text:p>
          </table:table-cell>
          <table:table-cell office:value-type="float" office:value="0.93818984547461359" table:style-name="ce135">
            <text:p>0,9<text:s text:c="5"/></text:p>
          </table:table-cell>
          <table:table-cell office:value-type="float" office:value="57" table:style-name="ce118">
            <text:p><text:s/>57</text:p>
          </table:table-cell>
          <table:table-cell office:value-type="float" office:value="0.63291139240506333" table:style-name="ce135">
            <text:p>0,6<text:s text:c="5"/></text:p>
          </table:table-cell>
          <table:table-cell office:value-type="float" office:value="-35" table:style-name="ce120">
            <text:p><text:s/>- 35</text:p>
          </table:table-cell>
          <table:table-cell office:value-type="float" office:value="-41.17647058823529" table:style-name="ce121">
            <text:p>-41,2<text:s text:c="3"/></text:p>
          </table:table-cell>
          <table:table-cell office:value-type="float" office:value="-7" table:style-name="ce120">
            <text:p><text:s/>- 7</text:p>
          </table:table-cell>
          <table:table-cell office:value-type="float" office:value="-12.280701754385964" table:style-name="ce121">
            <text:p>-12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40" table:style-name="ce116">
            <text:p><text:s/>40</text:p>
          </table:table-cell>
          <table:table-cell office:value-type="float" office:value="0.44712720769058795" table:style-name="ce133">
            <text:p>0,4<text:s text:c="5"/></text:p>
          </table:table-cell>
          <table:table-cell office:value-type="float" office:value="81" table:style-name="ce134">
            <text:p><text:s/>81</text:p>
          </table:table-cell>
          <table:table-cell office:value-type="float" office:value="0.89403973509933776" table:style-name="ce135">
            <text:p>0,9<text:s text:c="5"/></text:p>
          </table:table-cell>
          <table:table-cell office:value-type="float" office:value="31" table:style-name="ce118">
            <text:p><text:s/>31</text:p>
          </table:table-cell>
          <table:table-cell office:value-type="float" office:value="0.34421496779924493" table:style-name="ce135">
            <text:p>0,3<text:s text:c="5"/></text:p>
          </table:table-cell>
          <table:table-cell office:value-type="float" office:value="-41" table:style-name="ce120">
            <text:p><text:s/>- 41</text:p>
          </table:table-cell>
          <table:table-cell office:value-type="float" office:value="-50.617283950617285" table:style-name="ce121">
            <text:p>-50,6<text:s text:c="3"/></text:p>
          </table:table-cell>
          <table:table-cell office:value-type="float" office:value="9" table:style-name="ce120">
            <text:p>+ 9</text:p>
          </table:table-cell>
          <table:table-cell office:value-type="float" office:value="29.032258064516132" table:style-name="ce121">
            <text:p>+29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156" table:style-name="ce116">
            <text:p><text:s/>156</text:p>
          </table:table-cell>
          <table:table-cell office:value-type="float" office:value="1.7437961099932933" table:style-name="ce133">
            <text:p>1,7<text:s text:c="5"/></text:p>
          </table:table-cell>
          <table:table-cell office:value-type="float" office:value="214" table:style-name="ce134">
            <text:p><text:s/>214</text:p>
          </table:table-cell>
          <table:table-cell office:value-type="float" office:value="2.3620309050772628" table:style-name="ce135">
            <text:p>2,4<text:s text:c="5"/></text:p>
          </table:table-cell>
          <table:table-cell office:value-type="float" office:value="119" table:style-name="ce118">
            <text:p><text:s/>119</text:p>
          </table:table-cell>
          <table:table-cell office:value-type="float" office:value="1.3213413280035531" table:style-name="ce135">
            <text:p>1,3<text:s text:c="5"/></text:p>
          </table:table-cell>
          <table:table-cell office:value-type="float" office:value="-58" table:style-name="ce120">
            <text:p><text:s/>- 58</text:p>
          </table:table-cell>
          <table:table-cell office:value-type="float" office:value="-27.102803738317753" table:style-name="ce121">
            <text:p>-27,1<text:s text:c="3"/></text:p>
          </table:table-cell>
          <table:table-cell office:value-type="float" office:value="37" table:style-name="ce120">
            <text:p>+ 37</text:p>
          </table:table-cell>
          <table:table-cell office:value-type="float" office:value="31.092436974789916" table:style-name="ce121">
            <text:p>+31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61" table:style-name="ce116">
            <text:p><text:s/>61</text:p>
          </table:table-cell>
          <table:table-cell office:value-type="float" office:value="0.68186899172814663" table:style-name="ce133">
            <text:p>0,7<text:s text:c="5"/></text:p>
          </table:table-cell>
          <table:table-cell office:value-type="float" office:value="57" table:style-name="ce134">
            <text:p><text:s/>57</text:p>
          </table:table-cell>
          <table:table-cell office:value-type="float" office:value="0.62913907284768211" table:style-name="ce135">
            <text:p>0,6<text:s text:c="5"/></text:p>
          </table:table-cell>
          <table:table-cell office:value-type="float" office:value="36" table:style-name="ce118">
            <text:p><text:s/>36</text:p>
          </table:table-cell>
          <table:table-cell office:value-type="float" office:value="0.39973351099267157" table:style-name="ce135">
            <text:p>0,4<text:s text:c="5"/></text:p>
          </table:table-cell>
          <table:table-cell office:value-type="float" office:value="4" table:style-name="ce120">
            <text:p>+ 4</text:p>
          </table:table-cell>
          <table:table-cell office:value-type="float" office:value="7.0175438596491224" table:style-name="ce121">
            <text:p>+7,0<text:s text:c="3"/></text:p>
          </table:table-cell>
          <table:table-cell office:value-type="float" office:value="25" table:style-name="ce120">
            <text:p>+ 25</text:p>
          </table:table-cell>
          <table:table-cell office:value-type="float" office:value="69.444444444444443" table:style-name="ce121">
            <text:p>+69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32" table:style-name="ce116">
            <text:p><text:s/>32</text:p>
          </table:table-cell>
          <table:table-cell office:value-type="float" office:value="0.3577017661524704" table:style-name="ce133">
            <text:p>0,4<text:s text:c="5"/></text:p>
          </table:table-cell>
          <table:table-cell office:value-type="float" office:value="34" table:style-name="ce134">
            <text:p><text:s/>34</text:p>
          </table:table-cell>
          <table:table-cell office:value-type="float" office:value="0.37527593818984545" table:style-name="ce135">
            <text:p>0,4<text:s text:c="5"/></text:p>
          </table:table-cell>
          <table:table-cell office:value-type="float" office:value="48" table:style-name="ce118">
            <text:p><text:s/>48</text:p>
          </table:table-cell>
          <table:table-cell office:value-type="float" office:value="0.53297801465689543" table:style-name="ce135">
            <text:p>0,5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5.8823529411764701" table:style-name="ce121">
            <text:p>-5,9<text:s text:c="3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33.333333333333329" table:style-name="ce121">
            <text:p>-33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350" table:style-name="ce116">
            <text:p><text:s/>350</text:p>
          </table:table-cell>
          <table:table-cell office:value-type="float" office:value="3.9123630672926448" table:style-name="ce133">
            <text:p>3,9<text:s text:c="5"/></text:p>
          </table:table-cell>
          <table:table-cell office:value-type="float" office:value="261" table:style-name="ce134">
            <text:p><text:s/>261</text:p>
          </table:table-cell>
          <table:table-cell office:value-type="float" office:value="2.8807947019867548" table:style-name="ce135">
            <text:p>2,9<text:s text:c="5"/></text:p>
          </table:table-cell>
          <table:table-cell office:value-type="float" office:value="165" table:style-name="ce118">
            <text:p><text:s/>165</text:p>
          </table:table-cell>
          <table:table-cell office:value-type="float" office:value="1.832111925383078" table:style-name="ce135">
            <text:p>1,8<text:s text:c="5"/></text:p>
          </table:table-cell>
          <table:table-cell office:value-type="float" office:value="89" table:style-name="ce120">
            <text:p>+ 89</text:p>
          </table:table-cell>
          <table:table-cell office:value-type="float" office:value="34.099616858237546" table:style-name="ce121">
            <text:p>+34,1<text:s text:c="3"/></text:p>
          </table:table-cell>
          <table:table-cell office:value-type="float" office:value="185" table:style-name="ce120">
            <text:p>+ 185</text:p>
          </table:table-cell>
          <table:table-cell office:value-type="float" office:value="112.12121212121211" table:style-name="ce121">
            <text:p>+112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65" table:style-name="ce116">
            <text:p><text:s/>65</text:p>
          </table:table-cell>
          <table:table-cell office:value-type="float" office:value="0.72658171249720538" table:style-name="ce133">
            <text:p>0,7<text:s text:c="5"/></text:p>
          </table:table-cell>
          <table:table-cell office:value-type="float" office:value="125" table:style-name="ce134">
            <text:p><text:s/>125</text:p>
          </table:table-cell>
          <table:table-cell office:value-type="float" office:value="1.379690949227373" table:style-name="ce135">
            <text:p>1,4<text:s text:c="5"/></text:p>
          </table:table-cell>
          <table:table-cell office:value-type="float" office:value="49" table:style-name="ce118">
            <text:p><text:s/>49</text:p>
          </table:table-cell>
          <table:table-cell office:value-type="float" office:value="0.54408172329558069" table:style-name="ce135">
            <text:p>0,5<text:s text:c="5"/></text:p>
          </table:table-cell>
          <table:table-cell office:value-type="float" office:value="-60" table:style-name="ce120">
            <text:p><text:s/>- 60</text:p>
          </table:table-cell>
          <table:table-cell office:value-type="float" office:value="-48" table:style-name="ce121">
            <text:p>-48,0<text:s text:c="3"/></text:p>
          </table:table-cell>
          <table:table-cell office:value-type="float" office:value="16" table:style-name="ce120">
            <text:p>+ 16</text:p>
          </table:table-cell>
          <table:table-cell office:value-type="float" office:value="32.653061224489797" table:style-name="ce121">
            <text:p>+32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Construção</text:p>
          </table:table-cell>
          <table:table-cell office:value-type="float" office:value="642" table:style-name="ce116">
            <text:p><text:s/>642</text:p>
          </table:table-cell>
          <table:table-cell office:value-type="float" office:value="7.1763916834339376" table:style-name="ce133">
            <text:p>7,2<text:s text:c="5"/></text:p>
          </table:table-cell>
          <table:table-cell office:value-type="float" office:value="692" table:style-name="ce134">
            <text:p><text:s/>692</text:p>
          </table:table-cell>
          <table:table-cell office:value-type="float" office:value="7.6379690949227381" table:style-name="ce135">
            <text:p>7,6<text:s text:c="5"/></text:p>
          </table:table-cell>
          <table:table-cell office:value-type="float" office:value="575" table:style-name="ce118">
            <text:p><text:s/>575</text:p>
          </table:table-cell>
          <table:table-cell office:value-type="float" office:value="6.3846324672440602" table:style-name="ce135">
            <text:p>6,4<text:s text:c="5"/></text:p>
          </table:table-cell>
          <table:table-cell office:value-type="float" office:value="-50" table:style-name="ce120">
            <text:p><text:s/>- 50</text:p>
          </table:table-cell>
          <table:table-cell office:value-type="float" office:value="-7.2254335260115612" table:style-name="ce121">
            <text:p>-7,2<text:s text:c="3"/></text:p>
          </table:table-cell>
          <table:table-cell office:value-type="float" office:value="67" table:style-name="ce120">
            <text:p>+ 67</text:p>
          </table:table-cell>
          <table:table-cell office:value-type="float" office:value="11.652173913043478" table:style-name="ce121">
            <text:p>+11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3">
          <table:table-cell/>
          <table:table-cell office:value-type="string" table:style-name="ce182">
            <text:p>Serviços</text:p>
          </table:table-cell>
          <table:table-cell office:value-type="float" office:value="6695" table:style-name="ce127">
            <text:p>6 695</text:p>
          </table:table-cell>
          <table:table-cell office:value-type="float" office:value="74.837916387212161" table:style-name="ce128">
            <text:p>74,8<text:s text:c="5"/></text:p>
          </table:table-cell>
          <table:table-cell office:value-type="float" office:value="6474" table:style-name="ce129">
            <text:p>6 474</text:p>
          </table:table-cell>
          <table:table-cell office:value-type="float" office:value="71.456953642384107" table:style-name="ce130">
            <text:p>71,5<text:s text:c="5"/></text:p>
          </table:table-cell>
          <table:table-cell office:value-type="float" office:value="6865" table:style-name="ce129">
            <text:p>6 865</text:p>
          </table:table-cell>
          <table:table-cell office:value-type="float" office:value="76.226959804574719" table:style-name="ce130">
            <text:p>76,2<text:s text:c="5"/></text:p>
          </table:table-cell>
          <table:table-cell office:value-type="float" office:value="221" table:style-name="ce113">
            <text:p>+ 221</text:p>
          </table:table-cell>
          <table:table-cell office:value-type="float" office:value="3.4136546184738958" table:style-name="ce114">
            <text:p>+3,4<text:s text:c="3"/></text:p>
          </table:table-cell>
          <table:table-cell office:value-type="float" office:value="-170" table:style-name="ce113">
            <text:p><text:s/>- 170</text:p>
          </table:table-cell>
          <table:table-cell office:value-type="float" office:value="-2.4763292061179896" table:style-name="ce114">
            <text:p>-2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126" table:style-name="ce116">
            <text:p><text:s/>126</text:p>
          </table:table-cell>
          <table:table-cell office:value-type="float" office:value="1.4084507042253522" table:style-name="ce133">
            <text:p>1,4<text:s text:c="5"/></text:p>
          </table:table-cell>
          <table:table-cell office:value-type="float" office:value="155" table:style-name="ce134">
            <text:p><text:s/>155</text:p>
          </table:table-cell>
          <table:table-cell office:value-type="float" office:value="1.7108167770419427" table:style-name="ce135">
            <text:p>1,7<text:s text:c="5"/></text:p>
          </table:table-cell>
          <table:table-cell office:value-type="float" office:value="135" table:style-name="ce134">
            <text:p><text:s/>135</text:p>
          </table:table-cell>
          <table:table-cell office:value-type="float" office:value="1.4990006662225184" table:style-name="ce135">
            <text:p>1,5<text:s text:c="5"/></text:p>
          </table:table-cell>
          <table:table-cell office:value-type="float" office:value="-29" table:style-name="ce120">
            <text:p><text:s/>- 29</text:p>
          </table:table-cell>
          <table:table-cell office:value-type="float" office:value="-18.70967741935484" table:style-name="ce121">
            <text:p>-18,7<text:s text:c="3"/></text:p>
          </table:table-cell>
          <table:table-cell office:value-type="float" office:value="-9" table:style-name="ce120">
            <text:p><text:s/>- 9</text:p>
          </table:table-cell>
          <table:table-cell office:value-type="float" office:value="-6.666666666666667" table:style-name="ce121">
            <text:p>-6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3">
            <text:p>Comércio por grosso e a retalho</text:p>
          </table:table-cell>
          <table:table-cell office:value-type="float" office:value="1098" table:style-name="ce116">
            <text:p>1 098</text:p>
          </table:table-cell>
          <table:table-cell office:value-type="float" office:value="12.273641851106639" table:style-name="ce133">
            <text:p>12,3<text:s text:c="5"/></text:p>
          </table:table-cell>
          <table:table-cell office:value-type="float" office:value="847" table:style-name="ce134">
            <text:p><text:s/>847</text:p>
          </table:table-cell>
          <table:table-cell office:value-type="float" office:value="9.3487858719646795" table:style-name="ce135">
            <text:p>9,3<text:s text:c="5"/></text:p>
          </table:table-cell>
          <table:table-cell office:value-type="float" office:value="1184" table:style-name="ce134">
            <text:p>1 184</text:p>
          </table:table-cell>
          <table:table-cell office:value-type="float" office:value="13.14679102820342" table:style-name="ce135">
            <text:p>13,1<text:s text:c="5"/></text:p>
          </table:table-cell>
          <table:table-cell office:value-type="float" office:value="251" table:style-name="ce120">
            <text:p>+ 251</text:p>
          </table:table-cell>
          <table:table-cell office:value-type="float" office:value="29.634002361275087" table:style-name="ce121">
            <text:p>+29,6<text:s text:c="3"/></text:p>
          </table:table-cell>
          <table:table-cell office:value-type="float" office:value="-86" table:style-name="ce120">
            <text:p><text:s/>- 86</text:p>
          </table:table-cell>
          <table:table-cell office:value-type="float" office:value="-7.2635135135135132" table:style-name="ce121">
            <text:p>-7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Transportes e armazenagem</text:p>
          </table:table-cell>
          <table:table-cell office:value-type="float" office:value="136" table:style-name="ce116">
            <text:p><text:s/>136</text:p>
          </table:table-cell>
          <table:table-cell office:value-type="float" office:value="1.5202325061479991" table:style-name="ce152">
            <text:p>1,5<text:s text:c="5"/></text:p>
          </table:table-cell>
          <table:table-cell office:value-type="float" office:value="130" table:style-name="ce134">
            <text:p><text:s/>130</text:p>
          </table:table-cell>
          <table:table-cell office:value-type="float" office:value="1.434878587196468" table:style-name="ce154">
            <text:p>1,4<text:s text:c="5"/></text:p>
          </table:table-cell>
          <table:table-cell office:value-type="float" office:value="128" table:style-name="ce134">
            <text:p><text:s/>128</text:p>
          </table:table-cell>
          <table:table-cell office:value-type="float" office:value="1.421274705751721" table:style-name="ce154">
            <text:p>1,4<text:s text:c="5"/></text:p>
          </table:table-cell>
          <table:table-cell office:value-type="float" office:value="6" table:style-name="ce120">
            <text:p>+ 6</text:p>
          </table:table-cell>
          <table:table-cell office:value-type="float" office:value="4.6153846153846159" table:style-name="ce121">
            <text:p>+4,6<text:s text:c="3"/></text:p>
          </table:table-cell>
          <table:table-cell office:value-type="float" office:value="8" table:style-name="ce120">
            <text:p>+ 8</text:p>
          </table:table-cell>
          <table:table-cell office:value-type="float" office:value="6.25" table:style-name="ce121">
            <text:p>+6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Alojamento, restauração e similares</text:p>
          </table:table-cell>
          <table:table-cell office:value-type="float" office:value="607" table:style-name="ce116">
            <text:p><text:s/>607</text:p>
          </table:table-cell>
          <table:table-cell office:value-type="float" office:value="6.7851553767046724" table:style-name="ce133">
            <text:p>6,8<text:s text:c="5"/></text:p>
          </table:table-cell>
          <table:table-cell office:value-type="float" office:value="913" table:style-name="ce134">
            <text:p><text:s/>913</text:p>
          </table:table-cell>
          <table:table-cell office:value-type="float" office:value="10.077262693156733" table:style-name="ce135">
            <text:p>10,1<text:s text:c="5"/></text:p>
          </table:table-cell>
          <table:table-cell office:value-type="float" office:value="652" table:style-name="ce134">
            <text:p><text:s/>652</text:p>
          </table:table-cell>
          <table:table-cell office:value-type="float" office:value="7.239618032422829" table:style-name="ce135">
            <text:p>7,2<text:s text:c="5"/></text:p>
          </table:table-cell>
          <table:table-cell office:value-type="float" office:value="-306" table:style-name="ce120">
            <text:p><text:s/>- 306</text:p>
          </table:table-cell>
          <table:table-cell office:value-type="float" office:value="-33.515881708652792" table:style-name="ce121">
            <text:p>-33,5<text:s text:c="3"/></text:p>
          </table:table-cell>
          <table:table-cell office:value-type="float" office:value="-45" table:style-name="ce120">
            <text:p><text:s/>- 45</text:p>
          </table:table-cell>
          <table:table-cell office:value-type="float" office:value="-6.9018404907975466" table:style-name="ce121">
            <text:p>-6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154" table:style-name="ce116">
            <text:p><text:s/>154</text:p>
          </table:table-cell>
          <table:table-cell office:value-type="float" office:value="1.7214397496087637" table:style-name="ce133">
            <text:p>1,7<text:s text:c="5"/></text:p>
          </table:table-cell>
          <table:table-cell office:value-type="float" office:value="117" table:style-name="ce134">
            <text:p><text:s/>117</text:p>
          </table:table-cell>
          <table:table-cell office:value-type="float" office:value="1.2913907284768211" table:style-name="ce135">
            <text:p>1,3<text:s text:c="5"/></text:p>
          </table:table-cell>
          <table:table-cell office:value-type="float" office:value="124" table:style-name="ce134">
            <text:p><text:s/>124</text:p>
          </table:table-cell>
          <table:table-cell office:value-type="float" office:value="1.3768598711969797" table:style-name="ce135">
            <text:p>1,4<text:s text:c="5"/></text:p>
          </table:table-cell>
          <table:table-cell office:value-type="float" office:value="37" table:style-name="ce120">
            <text:p>+ 37</text:p>
          </table:table-cell>
          <table:table-cell office:value-type="float" office:value="31.623931623931622" table:style-name="ce121">
            <text:p>+31,6<text:s text:c="3"/></text:p>
          </table:table-cell>
          <table:table-cell office:value-type="float" office:value="30" table:style-name="ce120">
            <text:p>+ 30</text:p>
          </table:table-cell>
          <table:table-cell office:value-type="float" office:value="24.193548387096776" table:style-name="ce121">
            <text:p>+24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Atividades financeiras e de seguros</text:p>
          </table:table-cell>
          <table:table-cell office:value-type="float" office:value="35" table:style-name="ce116">
            <text:p><text:s/>35</text:p>
          </table:table-cell>
          <table:table-cell office:value-type="float" office:value="0.39123630672926446" table:style-name="ce133">
            <text:p>0,4<text:s text:c="5"/></text:p>
          </table:table-cell>
          <table:table-cell office:value-type="float" office:value="19" table:style-name="ce134">
            <text:p><text:s/>19</text:p>
          </table:table-cell>
          <table:table-cell office:value-type="float" office:value="0.20971302428256072" table:style-name="ce135">
            <text:p>0,2<text:s text:c="5"/></text:p>
          </table:table-cell>
          <table:table-cell office:value-type="float" office:value="32" table:style-name="ce134">
            <text:p><text:s/>32</text:p>
          </table:table-cell>
          <table:table-cell office:value-type="float" office:value="0.35531867643793025" table:style-name="ce135">
            <text:p>0,4<text:s text:c="5"/></text:p>
          </table:table-cell>
          <table:table-cell office:value-type="float" office:value="16" table:style-name="ce120">
            <text:p>+ 16</text:p>
          </table:table-cell>
          <table:table-cell office:value-type="float" office:value="84.210526315789465" table:style-name="ce121">
            <text:p>+84,2<text:s text:c="3"/></text:p>
          </table:table-cell>
          <table:table-cell office:value-type="float" office:value="3" table:style-name="ce120">
            <text:p>+ 3</text:p>
          </table:table-cell>
          <table:table-cell office:value-type="float" office:value="9.375" table:style-name="ce121">
            <text:p>+9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3275" table:style-name="ce116">
            <text:p>3 275</text:p>
          </table:table-cell>
          <table:table-cell office:value-type="float" office:value="36.608540129666892" table:style-name="ce133">
            <text:p>36,6<text:s text:c="5"/></text:p>
          </table:table-cell>
          <table:table-cell office:value-type="float" office:value="2819" table:style-name="ce134">
            <text:p>2 819</text:p>
          </table:table-cell>
          <table:table-cell office:value-type="float" office:value="31.114790286975719" table:style-name="ce135">
            <text:p>31,1<text:s text:c="5"/></text:p>
          </table:table-cell>
          <table:table-cell office:value-type="float" office:value="3254" table:style-name="ce134">
            <text:p>3 254</text:p>
          </table:table-cell>
          <table:table-cell office:value-type="float" office:value="36.131467910282034" table:style-name="ce135">
            <text:p>36,1<text:s text:c="5"/></text:p>
          </table:table-cell>
          <table:table-cell office:value-type="float" office:value="456" table:style-name="ce120">
            <text:p>+ 456</text:p>
          </table:table-cell>
          <table:table-cell office:value-type="float" office:value="16.175948918056051" table:style-name="ce121">
            <text:p>+16,2<text:s text:c="3"/></text:p>
          </table:table-cell>
          <table:table-cell office:value-type="float" office:value="21" table:style-name="ce120">
            <text:p>+ 21</text:p>
          </table:table-cell>
          <table:table-cell office:value-type="float" office:value="0.64535955746773199" table:style-name="ce121">
            <text:p>+0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340" table:style-name="ce116">
            <text:p><text:s/>340</text:p>
          </table:table-cell>
          <table:table-cell office:value-type="float" office:value="3.8005812653699977" table:style-name="ce133">
            <text:p>3,8<text:s text:c="5"/></text:p>
          </table:table-cell>
          <table:table-cell office:value-type="float" office:value="421" table:style-name="ce134">
            <text:p><text:s/>421</text:p>
          </table:table-cell>
          <table:table-cell office:value-type="float" office:value="4.6467991169977925" table:style-name="ce135">
            <text:p>4,6<text:s text:c="5"/></text:p>
          </table:table-cell>
          <table:table-cell office:value-type="float" office:value="351" table:style-name="ce134">
            <text:p><text:s/>351</text:p>
          </table:table-cell>
          <table:table-cell office:value-type="float" office:value="3.8974017321785475" table:style-name="ce135">
            <text:p>3,9<text:s text:c="5"/></text:p>
          </table:table-cell>
          <table:table-cell office:value-type="float" office:value="-81" table:style-name="ce120">
            <text:p><text:s/>- 81</text:p>
          </table:table-cell>
          <table:table-cell office:value-type="float" office:value="-19.239904988123516" table:style-name="ce121">
            <text:p>-19,2<text:s text:c="3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3.133903133903134" table:style-name="ce121">
            <text:p>-3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9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663" table:style-name="ce116">
            <text:p><text:s/>663</text:p>
          </table:table-cell>
          <table:table-cell office:value-type="float" office:value="7.4111334674714948" table:style-name="ce133">
            <text:p>7,4<text:s text:c="5"/></text:p>
          </table:table-cell>
          <table:table-cell office:value-type="float" office:value="806" table:style-name="ce134">
            <text:p><text:s/>806</text:p>
          </table:table-cell>
          <table:table-cell office:value-type="float" office:value="8.8962472406181021" table:style-name="ce135">
            <text:p>8,9<text:s text:c="5"/></text:p>
          </table:table-cell>
          <table:table-cell office:value-type="float" office:value="799" table:style-name="ce134">
            <text:p><text:s/>799</text:p>
          </table:table-cell>
          <table:table-cell office:value-type="float" office:value="8.8718632023095712" table:style-name="ce135">
            <text:p>8,9<text:s text:c="5"/></text:p>
          </table:table-cell>
          <table:table-cell office:value-type="float" office:value="-143" table:style-name="ce120">
            <text:p><text:s/>- 143</text:p>
          </table:table-cell>
          <table:table-cell office:value-type="float" office:value="-17.741935483870968" table:style-name="ce121">
            <text:p>-17,7<text:s text:c="3"/></text:p>
          </table:table-cell>
          <table:table-cell office:value-type="float" office:value="-136" table:style-name="ce120">
            <text:p><text:s/>- 136</text:p>
          </table:table-cell>
          <table:table-cell office:value-type="float" office:value="-17.021276595744681" table:style-name="ce121">
            <text:p>-17,0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6">
            <text:p>Outras atividades de serviços</text:p>
          </table:table-cell>
          <table:table-cell office:value-type="float" office:value="261" table:style-name="ce116">
            <text:p><text:s/>261</text:p>
          </table:table-cell>
          <table:table-cell office:value-type="float" office:value="2.9175050301810868" table:style-name="ce133">
            <text:p>2,9<text:s text:c="5"/></text:p>
          </table:table-cell>
          <table:table-cell office:value-type="float" office:value="247" table:style-name="ce134">
            <text:p><text:s/>247</text:p>
          </table:table-cell>
          <table:table-cell office:value-type="float" office:value="2.7262693156732891" table:style-name="ce135">
            <text:p>2,7<text:s text:c="5"/></text:p>
          </table:table-cell>
          <table:table-cell office:value-type="float" office:value="206" table:style-name="ce134">
            <text:p><text:s/>206</text:p>
          </table:table-cell>
          <table:table-cell office:value-type="float" office:value="2.287363979569176" table:style-name="ce135">
            <text:p>2,3<text:s text:c="5"/></text:p>
          </table:table-cell>
          <table:table-cell office:value-type="float" office:value="14" table:style-name="ce120">
            <text:p>+ 14</text:p>
          </table:table-cell>
          <table:table-cell office:value-type="float" office:value="5.668016194331984" table:style-name="ce121">
            <text:p>+5,7<text:s text:c="3"/></text:p>
          </table:table-cell>
          <table:table-cell office:value-type="float" office:value="55" table:style-name="ce120">
            <text:p>+ 55</text:p>
          </table:table-cell>
          <table:table-cell office:value-type="float" office:value="26.699029126213592" table:style-name="ce121">
            <text:p>+26,7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0833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4247in" svg:y="6.13891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43935in" svg:y="5.0089in" svg:width="0.06581in" svg:height="0.20928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5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style-name="ro15">
          <table:table-cell table:style-name="ce26"/>
          <table:table-cell table:number-columns-repeated="12"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5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12"/>
          <table:table-cell table:number-columns-repeated="4" table:style-name="ce17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1">
        <table:table-column table:style-name="co22" table:default-cell-style-name="ce1" table:visibility="collapse"/>
        <table:table-column table:style-name="co33" table:default-cell-style-name="ce1"/>
        <table:table-column table:style-name="co18" table:default-cell-style-name="ce1"/>
        <table:table-column table:style-name="co15" table:default-cell-style-name="ce1"/>
        <table:table-column table:style-name="co18" table:default-cell-style-name="ce58"/>
        <table:table-column table:style-name="co15" table:default-cell-style-name="ce58"/>
        <table:table-column table:style-name="co18" table:default-cell-style-name="ce1"/>
        <table:table-column table:style-name="co15" table:default-cell-style-name="ce1"/>
        <table:table-column table:style-name="co8" table:default-cell-style-name="ce1"/>
        <table:table-column table:style-name="co34" table:default-cell-style-name="ce1"/>
        <table:table-column table:style-name="co10" table:default-cell-style-name="ce1"/>
        <table:table-column table:style-name="co2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60549in" svg:height="0.6793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1997in" svg:y="0.30336in" svg:width="1.98808in" svg:height="0.53575in">
                <draw:text-box>
                  <text:p text:style-name="a107" text:class-names="" text:cond-style-name=""><text:span text:style-name="a105" text:class-names="">AGOSTO 2020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34" draw:style-name="a103" draw:name="Text Box 122" svg:x="0in" svg:y="0in" svg:width="0.97917in" svg:height="0.32063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<text:s/>Quadro 11 - <text:s/>COLOCAÇÕES EFETUADAS, <text:s text:c="2"/>POR <text:s/>REGIÕES<text:s text:c="3"/></text:p>
          </table:table-cell>
          <table:table-cell table:number-columns-repeated="10" table:style-name="ce106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 table:style-name="ce1"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28"/>
          <table:table-cell office:value-type="string" table:style-name="ce178">
            <text:p>AGOST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10">
          <table:table-cell table:style-name="ce1"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225">
            <text:p>PORTUGAL</text:p>
          </table:table-cell>
          <table:table-cell office:value-type="float" office:value="6688" table:style-name="ce232">
            <text:p>6 688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6712" table:style-name="ce236">
            <text:p>6 712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6555" table:style-name="ce236">
            <text:p>6 555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-24" table:style-name="ce113">
            <text:p><text:s/>- 24</text:p>
          </table:table-cell>
          <table:table-cell office:value-type="float" office:value="-0.35756853396901073" table:style-name="ce114">
            <text:p>-0,4<text:s text:c="3"/></text:p>
          </table:table-cell>
          <table:table-cell office:value-type="float" office:value="133" table:style-name="ce113">
            <text:p>+ 133</text:p>
          </table:table-cell>
          <table:table-cell office:value-type="float" office:value="2.0289855072463765" table:style-name="ce114">
            <text:p>+2,0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26">
          <table:table-cell table:style-name="ce1"/>
          <table:table-cell office:value-type="string" table:style-name="ce239">
            <text:p>CONTINENTE</text:p>
          </table:table-cell>
          <table:table-cell office:value-type="float" office:value="6503" table:style-name="ce232">
            <text:p>6 503</text:p>
          </table:table-cell>
          <table:table-cell office:value-type="float" office:value="97.233851674641144" table:style-name="ce214">
            <text:p>97,2<text:s text:c="5"/></text:p>
          </table:table-cell>
          <table:table-cell office:value-type="float" office:value="6466" table:style-name="ce236">
            <text:p>6 466</text:p>
          </table:table-cell>
          <table:table-cell office:value-type="float" office:value="96.334922526817635" table:style-name="ce215">
            <text:p>96,3<text:s text:c="5"/></text:p>
          </table:table-cell>
          <table:table-cell office:value-type="float" office:value="6301" table:style-name="ce236">
            <text:p>6 301</text:p>
          </table:table-cell>
          <table:table-cell office:value-type="float" office:value="96.125095347063308" table:style-name="ce216">
            <text:p>96,1<text:s text:c="5"/></text:p>
          </table:table-cell>
          <table:table-cell office:value-type="float" office:value="37" table:style-name="ce113">
            <text:p>+ 37</text:p>
          </table:table-cell>
          <table:table-cell office:value-type="float" office:value="0.57222394061243431" table:style-name="ce114">
            <text:p>+0,6<text:s text:c="3"/></text:p>
          </table:table-cell>
          <table:table-cell office:value-type="float" office:value="202" table:style-name="ce113">
            <text:p>+ 202</text:p>
          </table:table-cell>
          <table:table-cell office:value-type="float" office:value="3.20584034280273" table:style-name="ce114">
            <text:p>+3,2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30">
          <table:table-cell table:style-name="ce1"/>
          <table:table-cell office:value-type="string" table:style-name="ce240">
            <text:p>Norte</text:p>
          </table:table-cell>
          <table:table-cell office:value-type="float" office:value="1919" table:style-name="ce233">
            <text:p>1 919</text:p>
          </table:table-cell>
          <table:table-cell office:value-type="float" office:value="28.693181818181817" table:style-name="ce217">
            <text:p>28,7<text:s text:c="5"/></text:p>
          </table:table-cell>
          <table:table-cell office:value-type="float" office:value="2304" table:style-name="ce237">
            <text:p>2 304</text:p>
          </table:table-cell>
          <table:table-cell office:value-type="float" office:value="34.326579261025032" table:style-name="ce218">
            <text:p>34,3<text:s text:c="5"/></text:p>
          </table:table-cell>
          <table:table-cell office:value-type="float" office:value="1585" table:style-name="ce237">
            <text:p>1 585</text:p>
          </table:table-cell>
          <table:table-cell office:value-type="float" office:value="24.18001525553013" table:style-name="ce219">
            <text:p>24,2<text:s text:c="5"/></text:p>
          </table:table-cell>
          <table:table-cell office:value-type="float" office:value="-385" table:style-name="ce120">
            <text:p><text:s/>- 385</text:p>
          </table:table-cell>
          <table:table-cell office:value-type="float" office:value="-16.710069444444446" table:style-name="ce121">
            <text:p>-16,7<text:s text:c="3"/></text:p>
          </table:table-cell>
          <table:table-cell office:value-type="float" office:value="334" table:style-name="ce120">
            <text:p>+ 334</text:p>
          </table:table-cell>
          <table:table-cell office:value-type="float" office:value="21.072555205047319" table:style-name="ce121">
            <text:p>+21,1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240">
            <text:p>Centro</text:p>
          </table:table-cell>
          <table:table-cell office:value-type="float" office:value="1631" table:style-name="ce233">
            <text:p>1 631</text:p>
          </table:table-cell>
          <table:table-cell office:value-type="float" office:value="24.386961722488039" table:style-name="ce217">
            <text:p>24,4<text:s text:c="5"/></text:p>
          </table:table-cell>
          <table:table-cell office:value-type="float" office:value="1799" table:style-name="ce237">
            <text:p>1 799</text:p>
          </table:table-cell>
          <table:table-cell office:value-type="float" office:value="26.802741358760429" table:style-name="ce218">
            <text:p>26,8<text:s text:c="5"/></text:p>
          </table:table-cell>
          <table:table-cell office:value-type="float" office:value="1616" table:style-name="ce237">
            <text:p>1 616</text:p>
          </table:table-cell>
          <table:table-cell office:value-type="float" office:value="24.652936689549961" table:style-name="ce219">
            <text:p>24,7<text:s text:c="5"/></text:p>
          </table:table-cell>
          <table:table-cell office:value-type="float" office:value="-168" table:style-name="ce120">
            <text:p><text:s/>- 168</text:p>
          </table:table-cell>
          <table:table-cell office:value-type="float" office:value="-9.3385214007782107" table:style-name="ce121">
            <text:p>-9,3<text:s text:c="3"/></text:p>
          </table:table-cell>
          <table:table-cell office:value-type="float" office:value="15" table:style-name="ce120">
            <text:p>+ 15</text:p>
          </table:table-cell>
          <table:table-cell office:value-type="float" office:value="0.92821782178217815" table:style-name="ce121">
            <text:p>+0,9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2191" table:style-name="ce233">
            <text:p>2 191</text:p>
          </table:table-cell>
          <table:table-cell office:value-type="float" office:value="32.760167464114829" table:style-name="ce217">
            <text:p>32,8<text:s text:c="5"/></text:p>
          </table:table-cell>
          <table:table-cell office:value-type="float" office:value="1449" table:style-name="ce237">
            <text:p>1 449</text:p>
          </table:table-cell>
          <table:table-cell office:value-type="float" office:value="21.588200238379024" table:style-name="ce218">
            <text:p>21,6<text:s text:c="5"/></text:p>
          </table:table-cell>
          <table:table-cell office:value-type="float" office:value="2471" table:style-name="ce237">
            <text:p>2 471</text:p>
          </table:table-cell>
          <table:table-cell office:value-type="float" office:value="37.696414950419523" table:style-name="ce219">
            <text:p>37,7<text:s text:c="5"/></text:p>
          </table:table-cell>
          <table:table-cell office:value-type="float" office:value="742" table:style-name="ce120">
            <text:p>+ 742</text:p>
          </table:table-cell>
          <table:table-cell office:value-type="float" office:value="51.207729468599041" table:style-name="ce121">
            <text:p>+51,2<text:s text:c="3"/></text:p>
          </table:table-cell>
          <table:table-cell office:value-type="float" office:value="-280" table:style-name="ce120">
            <text:p><text:s/>- 280</text:p>
          </table:table-cell>
          <table:table-cell office:value-type="float" office:value="-11.3314447592068" table:style-name="ce121">
            <text:p>-11,3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359" table:style-name="ce233">
            <text:p><text:s/>359</text:p>
          </table:table-cell>
          <table:table-cell office:value-type="float" office:value="5.3678229665071768" table:style-name="ce217">
            <text:p>5,4<text:s text:c="5"/></text:p>
          </table:table-cell>
          <table:table-cell office:value-type="float" office:value="286" table:style-name="ce237">
            <text:p><text:s/>286</text:p>
          </table:table-cell>
          <table:table-cell office:value-type="float" office:value="4.261025029797378" table:style-name="ce218">
            <text:p>4,3<text:s text:c="5"/></text:p>
          </table:table-cell>
          <table:table-cell office:value-type="float" office:value="498" table:style-name="ce237">
            <text:p><text:s/>498</text:p>
          </table:table-cell>
          <table:table-cell office:value-type="float" office:value="7.5972540045766586" table:style-name="ce219">
            <text:p>7,6<text:s text:c="5"/></text:p>
          </table:table-cell>
          <table:table-cell office:value-type="float" office:value="73" table:style-name="ce120">
            <text:p>+ 73</text:p>
          </table:table-cell>
          <table:table-cell office:value-type="float" office:value="25.524475524475527" table:style-name="ce121">
            <text:p>+25,5<text:s text:c="3"/></text:p>
          </table:table-cell>
          <table:table-cell office:value-type="float" office:value="-139" table:style-name="ce120">
            <text:p><text:s/>- 139</text:p>
          </table:table-cell>
          <table:table-cell office:value-type="float" office:value="-27.91164658634538" table:style-name="ce121">
            <text:p>-27,9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403" table:style-name="ce233">
            <text:p><text:s/>403</text:p>
          </table:table-cell>
          <table:table-cell office:value-type="float" office:value="6.0257177033492821" table:style-name="ce217">
            <text:p>6,0<text:s text:c="5"/></text:p>
          </table:table-cell>
          <table:table-cell office:value-type="float" office:value="628" table:style-name="ce237">
            <text:p><text:s/>628</text:p>
          </table:table-cell>
          <table:table-cell office:value-type="float" office:value="9.3563766388557799" table:style-name="ce218">
            <text:p>9,4<text:s text:c="5"/></text:p>
          </table:table-cell>
          <table:table-cell office:value-type="float" office:value="131" table:style-name="ce237">
            <text:p><text:s/>131</text:p>
          </table:table-cell>
          <table:table-cell office:value-type="float" office:value="1.9984744469870328" table:style-name="ce219">
            <text:p>2,0<text:s text:c="5"/></text:p>
          </table:table-cell>
          <table:table-cell office:value-type="float" office:value="-225" table:style-name="ce120">
            <text:p><text:s/>- 225</text:p>
          </table:table-cell>
          <table:table-cell office:value-type="float" office:value="-35.828025477707001" table:style-name="ce121">
            <text:p>-35,8<text:s text:c="3"/></text:p>
          </table:table-cell>
          <table:table-cell office:value-type="float" office:value="272" table:style-name="ce120">
            <text:p>+ 272</text:p>
          </table:table-cell>
          <table:table-cell office:value-type="float" office:value="207.63358778625954" table:style-name="ce121">
            <text:p>+207,6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1">
          <table:table-cell/>
          <table:table-cell office:value-type="string" table:style-name="ce239">
            <text:p>REG.AUTÓNOMAS</text:p>
          </table:table-cell>
          <table:table-cell office:value-type="float" office:value="185" table:style-name="ce232">
            <text:p><text:s/>185</text:p>
          </table:table-cell>
          <table:table-cell office:value-type="float" office:value="2.7661483253588517" table:style-name="ce214">
            <text:p>2,8<text:s text:c="5"/></text:p>
          </table:table-cell>
          <table:table-cell office:value-type="float" office:value="246" table:style-name="ce236">
            <text:p><text:s/>246</text:p>
          </table:table-cell>
          <table:table-cell office:value-type="float" office:value="3.6650774731823601" table:style-name="ce215">
            <text:p>3,7<text:s text:c="5"/></text:p>
          </table:table-cell>
          <table:table-cell office:value-type="float" office:value="254" table:style-name="ce236">
            <text:p><text:s/>254</text:p>
          </table:table-cell>
          <table:table-cell office:value-type="float" office:value="3.8749046529366895" table:style-name="ce216">
            <text:p>3,9<text:s text:c="5"/></text:p>
          </table:table-cell>
          <table:table-cell office:value-type="float" office:value="-61" table:style-name="ce113">
            <text:p><text:s/>- 61</text:p>
          </table:table-cell>
          <table:table-cell office:value-type="float" office:value="-24.796747967479675" table:style-name="ce114">
            <text:p>-24,8<text:s text:c="3"/></text:p>
          </table:table-cell>
          <table:table-cell office:value-type="float" office:value="-69" table:style-name="ce113">
            <text:p><text:s/>- 69</text:p>
          </table:table-cell>
          <table:table-cell office:value-type="float" office:value="-27.165354330708663" table:style-name="ce114">
            <text:p>-27,2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116" table:style-name="ce233">
            <text:p><text:s/>116</text:p>
          </table:table-cell>
          <table:table-cell office:value-type="float" office:value="1.7344497607655502" table:style-name="ce217">
            <text:p>1,7<text:s text:c="5"/></text:p>
          </table:table-cell>
          <table:table-cell office:value-type="float" office:value="155" table:style-name="ce237">
            <text:p><text:s/>155</text:p>
          </table:table-cell>
          <table:table-cell office:value-type="float" office:value="2.3092967818831944" table:style-name="ce218">
            <text:p>2,3<text:s text:c="5"/></text:p>
          </table:table-cell>
          <table:table-cell office:value-type="float" office:value="149" table:style-name="ce237">
            <text:p><text:s/>149</text:p>
          </table:table-cell>
          <table:table-cell office:value-type="float" office:value="2.2730739893211291" table:style-name="ce219">
            <text:p>2,3<text:s text:c="5"/></text:p>
          </table:table-cell>
          <table:table-cell office:value-type="float" office:value="-39" table:style-name="ce120">
            <text:p><text:s/>- 39</text:p>
          </table:table-cell>
          <table:table-cell office:value-type="float" office:value="-25.161290322580644" table:style-name="ce121">
            <text:p>-25,2<text:s text:c="3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22.14765100671141" table:style-name="ce121">
            <text:p>-22,1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69" table:style-name="ce233">
            <text:p><text:s/>69</text:p>
          </table:table-cell>
          <table:table-cell office:value-type="float" office:value="1.0316985645933014" table:style-name="ce217">
            <text:p>1,0<text:s text:c="5"/></text:p>
          </table:table-cell>
          <table:table-cell office:value-type="float" office:value="91" table:style-name="ce237">
            <text:p><text:s/>91</text:p>
          </table:table-cell>
          <table:table-cell office:value-type="float" office:value="1.3557806912991657" table:style-name="ce218">
            <text:p>1,4<text:s text:c="5"/></text:p>
          </table:table-cell>
          <table:table-cell office:value-type="float" office:value="105" table:style-name="ce237">
            <text:p><text:s/>105</text:p>
          </table:table-cell>
          <table:table-cell office:value-type="float" office:value="1.6018306636155606" table:style-name="ce219">
            <text:p>1,6<text:s text:c="5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24.175824175824175" table:style-name="ce121">
            <text:p>-24,2<text:s text:c="3"/></text:p>
          </table:table-cell>
          <table:table-cell office:value-type="float" office:value="-36" table:style-name="ce120">
            <text:p><text:s/>- 36</text:p>
          </table:table-cell>
          <table:table-cell office:value-type="float" office:value="-34.285714285714285" table:style-name="ce121">
            <text:p>-34,3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9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 table:style-name="ce1"/>
        </table:table-row>
        <table:table-row table:style-name="ro29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29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">
          <table:table-cell/>
          <table:table-cell office:value-type="string" table:style-name="ce159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6"/>
          <table:table-cell office:value-type="string" table:style-name="ce107">
            <text:p>CONTINENTE</text:p>
          </table:table-cell>
          <table:table-cell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5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29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7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9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AGOST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8">
            <text:p>Mês <text:s/>anterior</text:p>
          </table:table-cell>
          <table:covered-table-cell/>
          <table:table-cell office:value-type="string" table:number-columns-spanned="2" table:number-rows-spanned="1" table:style-name="ce269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9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28"/>
          <table:table-cell table:style-name="ce102"/>
          <table:table-cell table:style-name="ce103"/>
          <table:table-cell table:style-name="ce100"/>
          <table:table-cell table:style-name="ce64"/>
          <table:table-cell table:style-name="ce59"/>
          <table:table-cell table:style-name="ce61"/>
          <table:table-cell table:style-name="ce197"/>
          <table:table-cell table:style-name="ce198"/>
          <table:table-cell table:style-name="ce197"/>
          <table:table-cell table:style-name="ce29"/>
          <table:table-cell table:number-columns-repeated="16372"/>
        </table:table-row>
        <table:table-row table:style-name="ro24">
          <table:table-cell/>
          <table:table-cell office:value-type="string" table:style-name="ce35">
            <text:p>Total</text:p>
          </table:table-cell>
          <table:table-cell office:value-type="float" office:value="6503" table:style-name="ce109">
            <text:p>6 50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6466" table:style-name="ce149">
            <text:p>6 46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6301" table:style-name="ce111">
            <text:p>6 30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37" table:style-name="ce194">
            <text:p>+ 37</text:p>
          </table:table-cell>
          <table:table-cell office:value-type="float" office:value="0.57222394061243431" table:style-name="ce114">
            <text:p>+0,6<text:s text:c="3"/></text:p>
          </table:table-cell>
          <table:table-cell office:value-type="float" office:value="202" table:style-name="ce194">
            <text:p>+ 202</text:p>
          </table:table-cell>
          <table:table-cell office:value-type="float" office:value="3.20584034280273" table:style-name="ce114">
            <text:p>+3,2<text:s text:c="3"/></text:p>
          </table:table-cell>
          <table:table-cell table:number-columns-repeated="16372"/>
        </table:table-row>
        <table:table-row table:style-name="ro32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10" table:style-name="ce116">
            <text:p><text:s/>10</text:p>
          </table:table-cell>
          <table:table-cell office:value-type="float" office:value="0.15377518068583731" table:style-name="ce117">
            <text:p>0,2<text:s text:c="5"/></text:p>
          </table:table-cell>
          <table:table-cell office:value-type="float" office:value="20" table:style-name="ce150">
            <text:p><text:s/>20</text:p>
          </table:table-cell>
          <table:table-cell office:value-type="float" office:value="0.30931023816888342" table:style-name="ce151">
            <text:p>0,3<text:s text:c="5"/></text:p>
          </table:table-cell>
          <table:table-cell office:value-type="float" office:value="26" table:style-name="ce118">
            <text:p><text:s/>26</text:p>
          </table:table-cell>
          <table:table-cell office:value-type="float" office:value="0.41263291541025232" table:style-name="ce119">
            <text:p>0,4<text:s text:c="5"/></text:p>
          </table:table-cell>
          <table:table-cell office:value-type="float" office:value="-10" table:style-name="ce195">
            <text:p><text:s/>- 10</text:p>
          </table:table-cell>
          <table:table-cell office:value-type="float" office:value="-50" table:style-name="ce121">
            <text:p>-50,0<text:s text:c="3"/></text:p>
          </table:table-cell>
          <table:table-cell office:value-type="float" office:value="-16" table:style-name="ce195">
            <text:p><text:s/>- 16</text:p>
          </table:table-cell>
          <table:table-cell office:value-type="float" office:value="-61.53846153846154" table:style-name="ce121">
            <text:p>-61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344" table:style-name="ce116">
            <text:p><text:s/>344</text:p>
          </table:table-cell>
          <table:table-cell office:value-type="float" office:value="5.2898662155928031" table:style-name="ce117">
            <text:p>5,3<text:s text:c="5"/></text:p>
          </table:table-cell>
          <table:table-cell office:value-type="float" office:value="436" table:style-name="ce150">
            <text:p><text:s/>436</text:p>
          </table:table-cell>
          <table:table-cell office:value-type="float" office:value="6.7429631920816577" table:style-name="ce151">
            <text:p>6,7<text:s text:c="5"/></text:p>
          </table:table-cell>
          <table:table-cell office:value-type="float" office:value="280" table:style-name="ce118">
            <text:p><text:s/>280</text:p>
          </table:table-cell>
          <table:table-cell office:value-type="float" office:value="4.4437390890334871" table:style-name="ce119">
            <text:p>4,4<text:s text:c="5"/></text:p>
          </table:table-cell>
          <table:table-cell office:value-type="float" office:value="-92" table:style-name="ce195">
            <text:p><text:s/>- 92</text:p>
          </table:table-cell>
          <table:table-cell office:value-type="float" office:value="-21.100917431192663" table:style-name="ce121">
            <text:p>-21,1<text:s text:c="3"/></text:p>
          </table:table-cell>
          <table:table-cell office:value-type="float" office:value="64" table:style-name="ce195">
            <text:p>+ 64</text:p>
          </table:table-cell>
          <table:table-cell office:value-type="float" office:value="22.857142857142858" table:style-name="ce121">
            <text:p>+22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224" table:style-name="ce116">
            <text:p><text:s/>224</text:p>
          </table:table-cell>
          <table:table-cell office:value-type="float" office:value="3.4445640473627552" table:style-name="ce117">
            <text:p>3,4<text:s text:c="5"/></text:p>
          </table:table-cell>
          <table:table-cell office:value-type="float" office:value="386" table:style-name="ce150">
            <text:p><text:s/>386</text:p>
          </table:table-cell>
          <table:table-cell office:value-type="float" office:value="5.9696875966594494" table:style-name="ce151">
            <text:p>6,0<text:s text:c="5"/></text:p>
          </table:table-cell>
          <table:table-cell office:value-type="float" office:value="227" table:style-name="ce118">
            <text:p><text:s/>227</text:p>
          </table:table-cell>
          <table:table-cell office:value-type="float" office:value="3.6026027614664344" table:style-name="ce119">
            <text:p>3,6<text:s text:c="5"/></text:p>
          </table:table-cell>
          <table:table-cell office:value-type="float" office:value="-162" table:style-name="ce195">
            <text:p><text:s/>- 162</text:p>
          </table:table-cell>
          <table:table-cell office:value-type="float" office:value="-41.968911917098445" table:style-name="ce121">
            <text:p>-42,0<text:s text:c="3"/></text:p>
          </table:table-cell>
          <table:table-cell office:value-type="float" office:value="-3" table:style-name="ce195">
            <text:p><text:s/>- 3</text:p>
          </table:table-cell>
          <table:table-cell office:value-type="float" office:value="-1.3215859030837005" table:style-name="ce121">
            <text:p>-1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2">
            <text:p>4- Pessoal administrativo</text:p>
          </table:table-cell>
          <table:table-cell office:value-type="float" office:value="512" table:style-name="ce116">
            <text:p><text:s/>512</text:p>
          </table:table-cell>
          <table:table-cell office:value-type="float" office:value="7.8732892511148709" table:style-name="ce117">
            <text:p>7,9<text:s text:c="5"/></text:p>
          </table:table-cell>
          <table:table-cell office:value-type="float" office:value="610" table:style-name="ce150">
            <text:p><text:s/>610</text:p>
          </table:table-cell>
          <table:table-cell office:value-type="float" office:value="9.433962264150944" table:style-name="ce151">
            <text:p>9,4<text:s text:c="5"/></text:p>
          </table:table-cell>
          <table:table-cell office:value-type="float" office:value="494" table:style-name="ce118">
            <text:p><text:s/>494</text:p>
          </table:table-cell>
          <table:table-cell office:value-type="float" office:value="7.8400253927947947" table:style-name="ce119">
            <text:p>7,8<text:s text:c="5"/></text:p>
          </table:table-cell>
          <table:table-cell office:value-type="float" office:value="-98" table:style-name="ce195">
            <text:p><text:s/>- 98</text:p>
          </table:table-cell>
          <table:table-cell office:value-type="float" office:value="-16.065573770491802" table:style-name="ce121">
            <text:p>-16,1<text:s text:c="3"/></text:p>
          </table:table-cell>
          <table:table-cell office:value-type="float" office:value="18" table:style-name="ce195">
            <text:p>+ 18</text:p>
          </table:table-cell>
          <table:table-cell office:value-type="float" office:value="3.6437246963562751" table:style-name="ce121">
            <text:p>+3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1009" table:style-name="ce116">
            <text:p>1 009</text:p>
          </table:table-cell>
          <table:table-cell office:value-type="float" office:value="15.515915731200986" table:style-name="ce117">
            <text:p>15,5<text:s text:c="5"/></text:p>
          </table:table-cell>
          <table:table-cell office:value-type="float" office:value="1071" table:style-name="ce150">
            <text:p>1 071</text:p>
          </table:table-cell>
          <table:table-cell office:value-type="float" office:value="16.563563253943705" table:style-name="ce151">
            <text:p>16,6<text:s text:c="5"/></text:p>
          </table:table-cell>
          <table:table-cell office:value-type="float" office:value="1113" table:style-name="ce118">
            <text:p>1 113</text:p>
          </table:table-cell>
          <table:table-cell office:value-type="float" office:value="17.663862878908109" table:style-name="ce119">
            <text:p>17,7<text:s text:c="5"/></text:p>
          </table:table-cell>
          <table:table-cell office:value-type="float" office:value="-62" table:style-name="ce195">
            <text:p><text:s/>- 62</text:p>
          </table:table-cell>
          <table:table-cell office:value-type="float" office:value="-5.7889822595704947" table:style-name="ce121">
            <text:p>-5,8<text:s text:c="3"/></text:p>
          </table:table-cell>
          <table:table-cell office:value-type="float" office:value="-104" table:style-name="ce195">
            <text:p><text:s/>- 104</text:p>
          </table:table-cell>
          <table:table-cell office:value-type="float" office:value="-9.3441150044923642" table:style-name="ce121">
            <text:p>-9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170" table:style-name="ce116">
            <text:p><text:s/>170</text:p>
          </table:table-cell>
          <table:table-cell office:value-type="float" office:value="2.614178071659234" table:style-name="ce117">
            <text:p>2,6<text:s text:c="5"/></text:p>
          </table:table-cell>
          <table:table-cell office:value-type="float" office:value="122" table:style-name="ce150">
            <text:p><text:s/>122</text:p>
          </table:table-cell>
          <table:table-cell office:value-type="float" office:value="1.8867924528301887" table:style-name="ce151">
            <text:p>1,9<text:s text:c="5"/></text:p>
          </table:table-cell>
          <table:table-cell office:value-type="float" office:value="175" table:style-name="ce118">
            <text:p><text:s/>175</text:p>
          </table:table-cell>
          <table:table-cell office:value-type="float" office:value="2.7773369306459292" table:style-name="ce119">
            <text:p>2,8<text:s text:c="5"/></text:p>
          </table:table-cell>
          <table:table-cell office:value-type="float" office:value="48" table:style-name="ce195">
            <text:p>+ 48</text:p>
          </table:table-cell>
          <table:table-cell office:value-type="float" office:value="39.344262295081968" table:style-name="ce121">
            <text:p>+39,3<text:s text:c="3"/></text:p>
          </table:table-cell>
          <table:table-cell office:value-type="float" office:value="-5" table:style-name="ce195">
            <text:p><text:s/>- 5</text:p>
          </table:table-cell>
          <table:table-cell office:value-type="float" office:value="-2.8571428571428572" table:style-name="ce121">
            <text:p>-2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832" table:style-name="ce116">
            <text:p><text:s/>832</text:p>
          </table:table-cell>
          <table:table-cell office:value-type="float" office:value="12.794095033061664" table:style-name="ce117">
            <text:p>12,8<text:s text:c="5"/></text:p>
          </table:table-cell>
          <table:table-cell office:value-type="float" office:value="984" table:style-name="ce150">
            <text:p><text:s/>984</text:p>
          </table:table-cell>
          <table:table-cell office:value-type="float" office:value="15.218063717909065" table:style-name="ce151">
            <text:p>15,2<text:s text:c="5"/></text:p>
          </table:table-cell>
          <table:table-cell office:value-type="float" office:value="637" table:style-name="ce118">
            <text:p><text:s/>637</text:p>
          </table:table-cell>
          <table:table-cell office:value-type="float" office:value="10.109506427551182" table:style-name="ce119">
            <text:p>10,1<text:s text:c="5"/></text:p>
          </table:table-cell>
          <table:table-cell office:value-type="float" office:value="-152" table:style-name="ce195">
            <text:p><text:s/>- 152</text:p>
          </table:table-cell>
          <table:table-cell office:value-type="float" office:value="-15.447154471544716" table:style-name="ce121">
            <text:p>-15,4<text:s text:c="3"/></text:p>
          </table:table-cell>
          <table:table-cell office:value-type="float" office:value="195" table:style-name="ce195">
            <text:p>+ 195</text:p>
          </table:table-cell>
          <table:table-cell office:value-type="float" office:value="30.612244897959183" table:style-name="ce121">
            <text:p>+30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753" table:style-name="ce116">
            <text:p><text:s/>753</text:p>
          </table:table-cell>
          <table:table-cell office:value-type="float" office:value="11.579271105643549" table:style-name="ce117">
            <text:p>11,6<text:s text:c="5"/></text:p>
          </table:table-cell>
          <table:table-cell office:value-type="float" office:value="672" table:style-name="ce150">
            <text:p><text:s/>672</text:p>
          </table:table-cell>
          <table:table-cell office:value-type="float" office:value="10.392824002474482" table:style-name="ce151">
            <text:p>10,4<text:s text:c="5"/></text:p>
          </table:table-cell>
          <table:table-cell office:value-type="float" office:value="824" table:style-name="ce118">
            <text:p><text:s/>824</text:p>
          </table:table-cell>
          <table:table-cell office:value-type="float" office:value="13.077289319155689" table:style-name="ce119">
            <text:p>13,1<text:s text:c="5"/></text:p>
          </table:table-cell>
          <table:table-cell office:value-type="float" office:value="81" table:style-name="ce195">
            <text:p>+ 81</text:p>
          </table:table-cell>
          <table:table-cell office:value-type="float" office:value="12.053571428571429" table:style-name="ce121">
            <text:p>+12,1<text:s text:c="3"/></text:p>
          </table:table-cell>
          <table:table-cell office:value-type="float" office:value="-71" table:style-name="ce195">
            <text:p><text:s/>- 71</text:p>
          </table:table-cell>
          <table:table-cell office:value-type="float" office:value="-8.616504854368932" table:style-name="ce121">
            <text:p>-8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9- Trabalhadores não qualificados</text:p>
          </table:table-cell>
          <table:table-cell office:value-type="float" office:value="2646" table:style-name="ce116">
            <text:p>2 646</text:p>
          </table:table-cell>
          <table:table-cell office:value-type="float" office:value="40.688912809472548" table:style-name="ce117">
            <text:p>40,7<text:s text:c="5"/></text:p>
          </table:table-cell>
          <table:table-cell office:value-type="float" office:value="2161" table:style-name="ce150">
            <text:p>2 161</text:p>
          </table:table-cell>
          <table:table-cell office:value-type="float" office:value="33.420971234147849" table:style-name="ce151">
            <text:p>33,4<text:s text:c="5"/></text:p>
          </table:table-cell>
          <table:table-cell office:value-type="float" office:value="2524" table:style-name="ce118">
            <text:p>2 524</text:p>
          </table:table-cell>
          <table:table-cell office:value-type="float" office:value="40.057133788287572" table:style-name="ce119">
            <text:p>40,1<text:s text:c="5"/></text:p>
          </table:table-cell>
          <table:table-cell office:value-type="float" office:value="485" table:style-name="ce195">
            <text:p>+ 485</text:p>
          </table:table-cell>
          <table:table-cell office:value-type="float" office:value="22.443313280888479" table:style-name="ce121">
            <text:p>+22,4<text:s text:c="3"/></text:p>
          </table:table-cell>
          <table:table-cell office:value-type="float" office:value="122" table:style-name="ce195">
            <text:p>+ 122</text:p>
          </table:table-cell>
          <table:table-cell office:value-type="float" office:value="4.8335974643423141" table:style-name="ce121">
            <text:p>+4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0- Profissões das Forças Armadas</text:p>
          </table:table-cell>
          <table:table-cell office:value-type="float" office:value="3" table:style-name="ce116">
            <text:p><text:s/>3</text:p>
          </table:table-cell>
          <table:table-cell office:value-type="float" office:value="4.6132554205751186E-2" table:style-name="ce117">
            <text:p>0,0<text:s text:c="5"/></text:p>
          </table:table-cell>
          <table:table-cell office:value-type="float" office:value="4" table:style-name="ce150">
            <text:p><text:s/>4</text:p>
          </table:table-cell>
          <table:table-cell office:value-type="float" office:value="6.186204763377668E-2" table:style-name="ce151">
            <text:p>0,1<text:s text:c="5"/></text:p>
          </table:table-cell>
          <table:table-cell office:value-type="float" office:value="1" table:style-name="ce118">
            <text:p><text:s/>1</text:p>
          </table:table-cell>
          <table:table-cell office:value-type="float" office:value="1.5870496746548165E-2" table:style-name="ce119">
            <text:p>0,0<text:s text:c="5"/></text:p>
          </table:table-cell>
          <table:table-cell office:value-type="float" office:value="-1" table:style-name="ce195">
            <text:p><text:s/>- 1</text:p>
          </table:table-cell>
          <table:table-cell office:value-type="string" table:style-name="ce254">
            <text:p>-</text:p>
          </table:table-cell>
          <table:table-cell office:value-type="float" office:value="2" table:style-name="ce195">
            <text:p>+ 2</text:p>
          </table:table-cell>
          <table:table-cell office:value-type="float" office:value="200" table:style-name="ce121">
            <text:p>+20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151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0" table:style-name="ce195">
            <text:p>+ 0</text:p>
          </table:table-cell>
          <table:table-cell office:value-type="string" table:style-name="ce254">
            <text:p>-</text:p>
          </table:table-cell>
          <table:table-cell office:value-type="float" office:value="0" table:style-name="ce195">
            <text:p>+ 0</text:p>
          </table:table-cell>
          <table:table-cell office:value-type="string" table:style-name="ce254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43"/>
          <table:table-cell table:style-name="ce104"/>
          <table:table-cell table:style-name="ce105"/>
          <table:table-cell table:style-name="ce101"/>
          <table:table-cell table:style-name="ce63"/>
          <table:table-cell table:style-name="ce60"/>
          <table:table-cell table:style-name="ce62"/>
          <table:table-cell table:style-name="ce196"/>
          <table:table-cell table:style-name="ce199"/>
          <table:table-cell table:style-name="ce196"/>
          <table:table-cell table:style-name="ce30"/>
          <table:table-cell table:number-columns-repeated="16372" table:style-name="ce1"/>
        </table:table-row>
        <table:table-row table:style-name="ro1">
          <table:table-cell/>
          <table:table-cell office:value-type="string" table:style-name="ce86">
            <text:p><text:s text:c="4"/>(1) - Mês homólogo do ano anterior</text:p>
          </table:table-cell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33">
          <table:table-cell table:number-columns-repeated="16384"/>
        </table:table-row>
        <table:table-row table:number-rows-repeated="1048495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3">
        <table:table-column table:style-name="co1" table:default-cell-style-name="ce1" table:visibility="collapse"/>
        <table:table-column table:style-name="co35" table:default-cell-style-name="ce1"/>
        <table:table-column table:style-name="co18" table:default-cell-style-name="ce1"/>
        <table:table-column table:style-name="co21" table:default-cell-style-name="ce1"/>
        <table:table-column table:style-name="co18" table:default-cell-style-name="ce1"/>
        <table:table-column table:style-name="co21" table:default-cell-style-name="ce1"/>
        <table:table-column table:style-name="co18" table:default-cell-style-name="ce1"/>
        <table:table-column table:style-name="co21" table:default-cell-style-name="ce1"/>
        <table:table-column table:style-name="co34" table:default-cell-style-name="ce1"/>
        <table:table-column table:style-name="co11" table:default-cell-style-name="ce1"/>
        <table:table-column table:style-name="co34" table:default-cell-style-name="ce1"/>
        <table:table-column table:style-name="co2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17061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64618in" svg:y="0.23291in" svg:width="1.65625in" svg:height="0.51942in">
                <draw:text-box>
                  <text:p text:style-name="a122" text:class-names="" text:cond-style-name=""><text:span text:style-name="a120" text:class-names="">AGOSTO 2020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2498in" svg:height="0.31476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">
            <draw:frame draw:z-index="1" draw:id="id38" draw:style-name="a115" draw:name="Text Box 122" svg:x="0in" svg:y="0in" svg:width="0.97917in" svg:height="0.32292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3" table:style-name="ce12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Quadro 13 <text:s/>- <text:s/>COLOCAÇÕES EFETUADAS, <text:s text:c="2"/>POR <text:s/>ATIVIDADE <text:s/>ECONÓMICA</text:p>
          </table:table-cell>
          <table:table-cell table:number-columns-repeated="8" table:style-name="ce159"/>
          <table:table-cell office:value-type="string" table:number-columns-spanned="2" table:number-rows-spanned="1" table:style-name="ce255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 table:style-name="ce1"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6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AGOST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JULHO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AGOST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6">
            <text:p>Mês <text:s/>anterior</text:p>
          </table:table-cell>
          <table:covered-table-cell/>
          <table:table-cell office:value-type="string" table:number-columns-spanned="2" table:number-rows-spanned="1" table:style-name="ce258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3" table:style-name="ce16"/>
          <table:table-cell table:number-columns-repeated="16369"/>
        </table:table-row>
        <table:table-row table:style-name="ro22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3" table:style-name="ce16"/>
          <table:table-cell table:number-columns-repeated="16369"/>
        </table:table-row>
        <table:table-row table:style-name="ro29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6503" table:style-name="ce109">
            <text:p>6 50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6466" table:style-name="ce111">
            <text:p>6 46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6301" table:style-name="ce111">
            <text:p>6 30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37" table:style-name="ce113">
            <text:p>+ 37</text:p>
          </table:table-cell>
          <table:table-cell office:value-type="float" office:value="0.57222394061243431" table:style-name="ce114">
            <text:p>+0,6<text:s text:c="3"/></text:p>
          </table:table-cell>
          <table:table-cell office:value-type="float" office:value="202" table:style-name="ce113">
            <text:p>+ 202</text:p>
          </table:table-cell>
          <table:table-cell office:value-type="float" office:value="3.20584034280273" table:style-name="ce114">
            <text:p>+3,2<text:s text:c="3"/></text:p>
          </table:table-cell>
          <table:table-cell table:style-name="ce12"/>
          <table:table-cell table:number-columns-repeated="2" table:style-name="ce17"/>
          <table:table-cell table:number-columns-repeated="16369"/>
        </table:table-row>
        <table:table-row table:style-name="ro11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220" table:style-name="ce109">
            <text:p><text:s/>220</text:p>
          </table:table-cell>
          <table:table-cell office:value-type="float" office:value="3.383053975088421" table:style-name="ce110">
            <text:p>3,4<text:s text:c="5"/></text:p>
          </table:table-cell>
          <table:table-cell office:value-type="float" office:value="104" table:style-name="ce111">
            <text:p><text:s/>104</text:p>
          </table:table-cell>
          <table:table-cell office:value-type="float" office:value="1.6084132384781937" table:style-name="ce112">
            <text:p>1,6<text:s text:c="5"/></text:p>
          </table:table-cell>
          <table:table-cell office:value-type="float" office:value="227" table:style-name="ce111">
            <text:p><text:s/>227</text:p>
          </table:table-cell>
          <table:table-cell office:value-type="float" office:value="3.6026027614664344" table:style-name="ce112">
            <text:p>3,6<text:s text:c="5"/></text:p>
          </table:table-cell>
          <table:table-cell office:value-type="float" office:value="116" table:style-name="ce113">
            <text:p>+ 116</text:p>
          </table:table-cell>
          <table:table-cell office:value-type="float" office:value="111.53846153846155" table:style-name="ce114">
            <text:p>+111,5<text:s text:c="3"/></text:p>
          </table:table-cell>
          <table:table-cell office:value-type="float" office:value="-7" table:style-name="ce113">
            <text:p><text:s/>- 7</text:p>
          </table:table-cell>
          <table:table-cell office:value-type="float" office:value="-3.0837004405286343" table:style-name="ce114">
            <text:p>-3,1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8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1110" table:style-name="ce127">
            <text:p>1 110</text:p>
          </table:table-cell>
          <table:table-cell office:value-type="float" office:value="17.069045056127941" table:style-name="ce128">
            <text:p>17,1<text:s text:c="5"/></text:p>
          </table:table-cell>
          <table:table-cell office:value-type="float" office:value="1573" table:style-name="ce111">
            <text:p>1 573</text:p>
          </table:table-cell>
          <table:table-cell office:value-type="float" office:value="24.327250231982678" table:style-name="ce112">
            <text:p>24,3<text:s text:c="5"/></text:p>
          </table:table-cell>
          <table:table-cell office:value-type="float" office:value="1034" table:style-name="ce111">
            <text:p>1 034</text:p>
          </table:table-cell>
          <table:table-cell office:value-type="float" office:value="16.410093635930806" table:style-name="ce112">
            <text:p>16,4<text:s text:c="5"/></text:p>
          </table:table-cell>
          <table:table-cell office:value-type="float" office:value="-463" table:style-name="ce113">
            <text:p><text:s/>- 463</text:p>
          </table:table-cell>
          <table:table-cell office:value-type="float" office:value="-29.434202161474886" table:style-name="ce114">
            <text:p>-29,4<text:s text:c="3"/></text:p>
          </table:table-cell>
          <table:table-cell office:value-type="float" office:value="76" table:style-name="ce113">
            <text:p>+ 76</text:p>
          </table:table-cell>
          <table:table-cell office:value-type="float" office:value="7.3500967117988401" table:style-name="ce114">
            <text:p>+7,4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9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7" table:style-name="ce116">
            <text:p><text:s/>7</text:p>
          </table:table-cell>
          <table:table-cell office:value-type="float" office:value="0.1076426264800861" table:style-name="ce117">
            <text:p>0,1<text:s text:c="5"/></text:p>
          </table:table-cell>
          <table:table-cell office:value-type="float" office:value="2" table:style-name="ce118">
            <text:p><text:s/>2</text:p>
          </table:table-cell>
          <table:table-cell office:value-type="float" office:value="3.093102381688834E-2" table:style-name="ce119">
            <text:p>0,0<text:s text:c="5"/></text:p>
          </table:table-cell>
          <table:table-cell office:value-type="float" office:value="7" table:style-name="ce118">
            <text:p><text:s/>7</text:p>
          </table:table-cell>
          <table:table-cell office:value-type="float" office:value="0.11109347722583716" table:style-name="ce119">
            <text:p>0,1<text:s text:c="5"/></text:p>
          </table:table-cell>
          <table:table-cell office:value-type="float" office:value="5" table:style-name="ce120">
            <text:p>+ 5</text:p>
          </table:table-cell>
          <table:table-cell office:value-type="float" office:value="250" table:style-name="ce121">
            <text:p>+250,0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style-name="ce20"/>
          <table:table-cell table:number-columns-repeated="2" table:style-name="ce18"/>
          <table:table-cell table:number-columns-repeated="16369"/>
        </table:table-row>
        <table:table-row table:style-name="ro29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289" table:style-name="ce116">
            <text:p><text:s/>289</text:p>
          </table:table-cell>
          <table:table-cell office:value-type="float" office:value="4.4441027218206983" table:style-name="ce117">
            <text:p>4,4<text:s text:c="5"/></text:p>
          </table:table-cell>
          <table:table-cell office:value-type="float" office:value="218" table:style-name="ce118">
            <text:p><text:s/>218</text:p>
          </table:table-cell>
          <table:table-cell office:value-type="float" office:value="3.3714815960408289" table:style-name="ce119">
            <text:p>3,4<text:s text:c="5"/></text:p>
          </table:table-cell>
          <table:table-cell office:value-type="float" office:value="326" table:style-name="ce118">
            <text:p><text:s/>326</text:p>
          </table:table-cell>
          <table:table-cell office:value-type="float" office:value="5.1737819393747024" table:style-name="ce119">
            <text:p>5,2<text:s text:c="5"/></text:p>
          </table:table-cell>
          <table:table-cell office:value-type="float" office:value="71" table:style-name="ce120">
            <text:p>+ 71</text:p>
          </table:table-cell>
          <table:table-cell office:value-type="float" office:value="32.568807339449542" table:style-name="ce121">
            <text:p>+32,6<text:s text:c="3"/></text:p>
          </table:table-cell>
          <table:table-cell office:value-type="float" office:value="-37" table:style-name="ce120">
            <text:p><text:s/>- 37</text:p>
          </table:table-cell>
          <table:table-cell office:value-type="float" office:value="-11.349693251533742" table:style-name="ce121">
            <text:p>-11,3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9">
          <table:table-cell/>
          <table:table-cell office:value-type="string" table:style-name="ce184">
            <text:p>Fabricação de têxteis</text:p>
          </table:table-cell>
          <table:table-cell office:value-type="float" office:value="20" table:style-name="ce116">
            <text:p><text:s/>20</text:p>
          </table:table-cell>
          <table:table-cell office:value-type="float" office:value="0.30755036137167463" table:style-name="ce152">
            <text:p>0,3<text:s text:c="5"/></text:p>
          </table:table-cell>
          <table:table-cell office:value-type="float" office:value="40" table:style-name="ce153">
            <text:p><text:s/>40</text:p>
          </table:table-cell>
          <table:table-cell office:value-type="float" office:value="0.61862047633776684" table:style-name="ce154">
            <text:p>0,6<text:s text:c="5"/></text:p>
          </table:table-cell>
          <table:table-cell office:value-type="float" office:value="40" table:style-name="ce118">
            <text:p><text:s/>40</text:p>
          </table:table-cell>
          <table:table-cell office:value-type="float" office:value="0.63481986986192673" table:style-name="ce154">
            <text:p>0,6<text:s text:c="5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50" table:style-name="ce121">
            <text:p>-50,0<text:s text:c="3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50" table:style-name="ce121">
            <text:p>-50,0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9">
          <table:table-cell/>
          <table:table-cell office:value-type="string" table:style-name="ce185">
            <text:p>Indústria do vestuário</text:p>
          </table:table-cell>
          <table:table-cell office:value-type="float" office:value="74" table:style-name="ce116">
            <text:p><text:s/>74</text:p>
          </table:table-cell>
          <table:table-cell office:value-type="float" office:value="1.137936337075196" table:style-name="ce133">
            <text:p>1,1<text:s text:c="5"/></text:p>
          </table:table-cell>
          <table:table-cell office:value-type="float" office:value="182" table:style-name="ce134">
            <text:p><text:s/>182</text:p>
          </table:table-cell>
          <table:table-cell office:value-type="float" office:value="2.8147231673368389" table:style-name="ce135">
            <text:p>2,8<text:s text:c="5"/></text:p>
          </table:table-cell>
          <table:table-cell office:value-type="float" office:value="45" table:style-name="ce118">
            <text:p><text:s/>45</text:p>
          </table:table-cell>
          <table:table-cell office:value-type="float" office:value="0.71417235359466746" table:style-name="ce135">
            <text:p>0,7<text:s text:c="5"/></text:p>
          </table:table-cell>
          <table:table-cell office:value-type="float" office:value="-108" table:style-name="ce120">
            <text:p><text:s/>- 108</text:p>
          </table:table-cell>
          <table:table-cell office:value-type="float" office:value="-59.340659340659343" table:style-name="ce121">
            <text:p>-59,3<text:s text:c="3"/></text:p>
          </table:table-cell>
          <table:table-cell office:value-type="float" office:value="29" table:style-name="ce120">
            <text:p>+ 29</text:p>
          </table:table-cell>
          <table:table-cell office:value-type="float" office:value="64.444444444444443" table:style-name="ce121">
            <text:p>+64,4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9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34" table:style-name="ce116">
            <text:p><text:s/>34</text:p>
          </table:table-cell>
          <table:table-cell office:value-type="float" office:value="0.52283561433184678" table:style-name="ce133">
            <text:p>0,5<text:s text:c="5"/></text:p>
          </table:table-cell>
          <table:table-cell office:value-type="float" office:value="164" table:style-name="ce134">
            <text:p><text:s/>164</text:p>
          </table:table-cell>
          <table:table-cell office:value-type="float" office:value="2.5363439529848439" table:style-name="ce135">
            <text:p>2,5<text:s text:c="5"/></text:p>
          </table:table-cell>
          <table:table-cell office:value-type="float" office:value="17" table:style-name="ce118">
            <text:p><text:s/>17</text:p>
          </table:table-cell>
          <table:table-cell office:value-type="float" office:value="0.26979844469131886" table:style-name="ce135">
            <text:p>0,3<text:s text:c="5"/></text:p>
          </table:table-cell>
          <table:table-cell office:value-type="float" office:value="-130" table:style-name="ce120">
            <text:p><text:s/>- 130</text:p>
          </table:table-cell>
          <table:table-cell office:value-type="float" office:value="-79.268292682926827" table:style-name="ce121">
            <text:p>-79,3<text:s text:c="3"/></text:p>
          </table:table-cell>
          <table:table-cell office:value-type="float" office:value="17" table:style-name="ce120">
            <text:p>+ 17</text:p>
          </table:table-cell>
          <table:table-cell office:value-type="float" office:value="100" table:style-name="ce121">
            <text:p>+100,0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9">
          <table:table-cell/>
          <table:table-cell office:value-type="string" table:style-name="ce186">
            <text:p>Indústria da madeira e da cortiça</text:p>
          </table:table-cell>
          <table:table-cell office:value-type="float" office:value="17" table:style-name="ce116">
            <text:p><text:s/>17</text:p>
          </table:table-cell>
          <table:table-cell office:value-type="float" office:value="0.26141780716592339" table:style-name="ce133">
            <text:p>0,3<text:s text:c="5"/></text:p>
          </table:table-cell>
          <table:table-cell office:value-type="float" office:value="17" table:style-name="ce134">
            <text:p><text:s/>17</text:p>
          </table:table-cell>
          <table:table-cell office:value-type="float" office:value="0.26291370244355089" table:style-name="ce135">
            <text:p>0,3<text:s text:c="5"/></text:p>
          </table:table-cell>
          <table:table-cell office:value-type="float" office:value="16" table:style-name="ce118">
            <text:p><text:s/>16</text:p>
          </table:table-cell>
          <table:table-cell office:value-type="float" office:value="0.25392794794477064" table:style-name="ce135">
            <text:p>0,3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1" table:style-name="ce120">
            <text:p>+ 1</text:p>
          </table:table-cell>
          <table:table-cell office:value-type="float" office:value="6.25" table:style-name="ce121">
            <text:p>+6,3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9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6" table:style-name="ce116">
            <text:p><text:s/>6</text:p>
          </table:table-cell>
          <table:table-cell office:value-type="float" office:value="9.2265108411502372E-2" table:style-name="ce133">
            <text:p>0,1<text:s text:c="5"/></text:p>
          </table:table-cell>
          <table:table-cell office:value-type="float" office:value="20" table:style-name="ce134">
            <text:p><text:s/>20</text:p>
          </table:table-cell>
          <table:table-cell office:value-type="float" office:value="0.30931023816888342" table:style-name="ce135">
            <text:p>0,3<text:s text:c="5"/></text:p>
          </table:table-cell>
          <table:table-cell office:value-type="float" office:value="14" table:style-name="ce118">
            <text:p><text:s/>14</text:p>
          </table:table-cell>
          <table:table-cell office:value-type="float" office:value="0.22218695445167433" table:style-name="ce135">
            <text:p>0,2<text:s text:c="5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70" table:style-name="ce121">
            <text:p>-70,0<text:s text:c="3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57.142857142857139" table:style-name="ce121">
            <text:p>-57,1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9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39" table:style-name="ce116">
            <text:p><text:s/>39</text:p>
          </table:table-cell>
          <table:table-cell office:value-type="float" office:value="0.59972320467476548" table:style-name="ce133">
            <text:p>0,6<text:s text:c="5"/></text:p>
          </table:table-cell>
          <table:table-cell office:value-type="float" office:value="42" table:style-name="ce134">
            <text:p><text:s/>42</text:p>
          </table:table-cell>
          <table:table-cell office:value-type="float" office:value="0.64955150015465513" table:style-name="ce135">
            <text:p>0,6<text:s text:c="5"/></text:p>
          </table:table-cell>
          <table:table-cell office:value-type="float" office:value="36" table:style-name="ce118">
            <text:p><text:s/>36</text:p>
          </table:table-cell>
          <table:table-cell office:value-type="float" office:value="0.57133788287573406" table:style-name="ce135">
            <text:p>0,6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7.1428571428571423" table:style-name="ce121">
            <text:p>-7,1<text:s text:c="3"/></text:p>
          </table:table-cell>
          <table:table-cell office:value-type="float" office:value="3" table:style-name="ce120">
            <text:p>+ 3</text:p>
          </table:table-cell>
          <table:table-cell office:value-type="float" office:value="8.3333333333333321" table:style-name="ce121">
            <text:p>+8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29" table:style-name="ce116">
            <text:p><text:s/>29</text:p>
          </table:table-cell>
          <table:table-cell office:value-type="float" office:value="0.44594802398892819" table:style-name="ce133">
            <text:p>0,4<text:s text:c="5"/></text:p>
          </table:table-cell>
          <table:table-cell office:value-type="float" office:value="53" table:style-name="ce134">
            <text:p><text:s/>53</text:p>
          </table:table-cell>
          <table:table-cell office:value-type="float" office:value="0.81967213114754101" table:style-name="ce135">
            <text:p>0,8<text:s text:c="5"/></text:p>
          </table:table-cell>
          <table:table-cell office:value-type="float" office:value="23" table:style-name="ce118">
            <text:p><text:s/>23</text:p>
          </table:table-cell>
          <table:table-cell office:value-type="float" office:value="0.36502142517060787" table:style-name="ce135">
            <text:p>0,4<text:s text:c="5"/></text:p>
          </table:table-cell>
          <table:table-cell office:value-type="float" office:value="-24" table:style-name="ce120">
            <text:p><text:s/>- 24</text:p>
          </table:table-cell>
          <table:table-cell office:value-type="float" office:value="-45.283018867924532" table:style-name="ce121">
            <text:p>-45,3<text:s text:c="3"/></text:p>
          </table:table-cell>
          <table:table-cell office:value-type="float" office:value="6" table:style-name="ce120">
            <text:p>+ 6</text:p>
          </table:table-cell>
          <table:table-cell office:value-type="float" office:value="26.086956521739129" table:style-name="ce121">
            <text:p>+26,1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82" table:style-name="ce116">
            <text:p><text:s/>82</text:p>
          </table:table-cell>
          <table:table-cell office:value-type="float" office:value="1.2609564816238659" table:style-name="ce133">
            <text:p>1,3<text:s text:c="5"/></text:p>
          </table:table-cell>
          <table:table-cell office:value-type="float" office:value="132" table:style-name="ce134">
            <text:p><text:s/>132</text:p>
          </table:table-cell>
          <table:table-cell office:value-type="float" office:value="2.0414475719146301" table:style-name="ce135">
            <text:p>2,0<text:s text:c="5"/></text:p>
          </table:table-cell>
          <table:table-cell office:value-type="float" office:value="66" table:style-name="ce118">
            <text:p><text:s/>66</text:p>
          </table:table-cell>
          <table:table-cell office:value-type="float" office:value="1.0474527852721789" table:style-name="ce135">
            <text:p>1,0<text:s text:c="5"/></text:p>
          </table:table-cell>
          <table:table-cell office:value-type="float" office:value="-50" table:style-name="ce120">
            <text:p><text:s/>- 50</text:p>
          </table:table-cell>
          <table:table-cell office:value-type="float" office:value="-37.878787878787875" table:style-name="ce121">
            <text:p>-37,9<text:s text:c="3"/></text:p>
          </table:table-cell>
          <table:table-cell office:value-type="float" office:value="16" table:style-name="ce120">
            <text:p>+ 16</text:p>
          </table:table-cell>
          <table:table-cell office:value-type="float" office:value="24.242424242424242" table:style-name="ce121">
            <text:p>+24,2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42" table:style-name="ce116">
            <text:p><text:s/>42</text:p>
          </table:table-cell>
          <table:table-cell office:value-type="float" office:value="0.64585575888051672" table:style-name="ce133">
            <text:p>0,6<text:s text:c="5"/></text:p>
          </table:table-cell>
          <table:table-cell office:value-type="float" office:value="38" table:style-name="ce134">
            <text:p><text:s/>38</text:p>
          </table:table-cell>
          <table:table-cell office:value-type="float" office:value="0.58768945252087845" table:style-name="ce135">
            <text:p>0,6<text:s text:c="5"/></text:p>
          </table:table-cell>
          <table:table-cell office:value-type="float" office:value="31" table:style-name="ce118">
            <text:p><text:s/>31</text:p>
          </table:table-cell>
          <table:table-cell office:value-type="float" office:value="0.49198539914299322" table:style-name="ce135">
            <text:p>0,5<text:s text:c="5"/></text:p>
          </table:table-cell>
          <table:table-cell office:value-type="float" office:value="4" table:style-name="ce120">
            <text:p>+ 4</text:p>
          </table:table-cell>
          <table:table-cell office:value-type="float" office:value="10.526315789473683" table:style-name="ce121">
            <text:p>+10,5<text:s text:c="3"/></text:p>
          </table:table-cell>
          <table:table-cell office:value-type="float" office:value="11" table:style-name="ce120">
            <text:p>+ 11</text:p>
          </table:table-cell>
          <table:table-cell office:value-type="float" office:value="35.483870967741936" table:style-name="ce121">
            <text:p>+35,5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17" table:style-name="ce116">
            <text:p><text:s/>17</text:p>
          </table:table-cell>
          <table:table-cell office:value-type="float" office:value="0.26141780716592339" table:style-name="ce133">
            <text:p>0,3<text:s text:c="5"/></text:p>
          </table:table-cell>
          <table:table-cell office:value-type="float" office:value="17" table:style-name="ce134">
            <text:p><text:s/>17</text:p>
          </table:table-cell>
          <table:table-cell office:value-type="float" office:value="0.26291370244355089" table:style-name="ce135">
            <text:p>0,3<text:s text:c="5"/></text:p>
          </table:table-cell>
          <table:table-cell office:value-type="float" office:value="27" table:style-name="ce118">
            <text:p><text:s/>27</text:p>
          </table:table-cell>
          <table:table-cell office:value-type="float" office:value="0.42850341215680049" table:style-name="ce135">
            <text:p>0,4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37.037037037037038" table:style-name="ce121">
            <text:p>-37,0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156" table:style-name="ce116">
            <text:p><text:s/>156</text:p>
          </table:table-cell>
          <table:table-cell office:value-type="float" office:value="2.3988928186990619" table:style-name="ce133">
            <text:p>2,4<text:s text:c="5"/></text:p>
          </table:table-cell>
          <table:table-cell office:value-type="float" office:value="190" table:style-name="ce134">
            <text:p><text:s/>190</text:p>
          </table:table-cell>
          <table:table-cell office:value-type="float" office:value="2.9384472626043925" table:style-name="ce135">
            <text:p>2,9<text:s text:c="5"/></text:p>
          </table:table-cell>
          <table:table-cell office:value-type="float" office:value="141" table:style-name="ce118">
            <text:p><text:s/>141</text:p>
          </table:table-cell>
          <table:table-cell office:value-type="float" office:value="2.2377400412632915" table:style-name="ce135">
            <text:p>2,2<text:s text:c="5"/></text:p>
          </table:table-cell>
          <table:table-cell office:value-type="float" office:value="-34" table:style-name="ce120">
            <text:p><text:s/>- 34</text:p>
          </table:table-cell>
          <table:table-cell office:value-type="float" office:value="-17.894736842105264" table:style-name="ce121">
            <text:p>-17,9<text:s text:c="3"/></text:p>
          </table:table-cell>
          <table:table-cell office:value-type="float" office:value="15" table:style-name="ce120">
            <text:p>+ 15</text:p>
          </table:table-cell>
          <table:table-cell office:value-type="float" office:value="10.638297872340425" table:style-name="ce121">
            <text:p>+10,6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53" table:style-name="ce116">
            <text:p><text:s/>53</text:p>
          </table:table-cell>
          <table:table-cell office:value-type="float" office:value="0.81500845763493768" table:style-name="ce133">
            <text:p>0,8<text:s text:c="5"/></text:p>
          </table:table-cell>
          <table:table-cell office:value-type="float" office:value="54" table:style-name="ce134">
            <text:p><text:s/>54</text:p>
          </table:table-cell>
          <table:table-cell office:value-type="float" office:value="0.83513764305598526" table:style-name="ce135">
            <text:p>0,8<text:s text:c="5"/></text:p>
          </table:table-cell>
          <table:table-cell office:value-type="float" office:value="46" table:style-name="ce118">
            <text:p><text:s/>46</text:p>
          </table:table-cell>
          <table:table-cell office:value-type="float" office:value="0.73004285034121574" table:style-name="ce135">
            <text:p>0,7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1.8518518518518516" table:style-name="ce121">
            <text:p>-1,9<text:s text:c="3"/></text:p>
          </table:table-cell>
          <table:table-cell office:value-type="float" office:value="7" table:style-name="ce120">
            <text:p>+ 7</text:p>
          </table:table-cell>
          <table:table-cell office:value-type="float" office:value="15.217391304347828" table:style-name="ce121">
            <text:p>+15,2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6">
            <text:p>Construção</text:p>
          </table:table-cell>
          <table:table-cell office:value-type="float" office:value="245" table:style-name="ce116">
            <text:p><text:s/>245</text:p>
          </table:table-cell>
          <table:table-cell office:value-type="float" office:value="3.767491926803014" table:style-name="ce133">
            <text:p>3,8<text:s text:c="5"/></text:p>
          </table:table-cell>
          <table:table-cell office:value-type="float" office:value="404" table:style-name="ce134">
            <text:p><text:s/>404</text:p>
          </table:table-cell>
          <table:table-cell office:value-type="float" office:value="6.2480668110114443" table:style-name="ce135">
            <text:p>6,2<text:s text:c="5"/></text:p>
          </table:table-cell>
          <table:table-cell office:value-type="float" office:value="199" table:style-name="ce118">
            <text:p><text:s/>199</text:p>
          </table:table-cell>
          <table:table-cell office:value-type="float" office:value="3.1582288525630853" table:style-name="ce135">
            <text:p>3,2<text:s text:c="5"/></text:p>
          </table:table-cell>
          <table:table-cell office:value-type="float" office:value="-159" table:style-name="ce120">
            <text:p><text:s/>- 159</text:p>
          </table:table-cell>
          <table:table-cell office:value-type="float" office:value="-39.35643564356436" table:style-name="ce121">
            <text:p>-39,4<text:s text:c="3"/></text:p>
          </table:table-cell>
          <table:table-cell office:value-type="float" office:value="46" table:style-name="ce120">
            <text:p>+ 46</text:p>
          </table:table-cell>
          <table:table-cell office:value-type="float" office:value="23.115577889447238" table:style-name="ce121">
            <text:p>+23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2">
            <text:p>Serviços</text:p>
          </table:table-cell>
          <table:table-cell office:value-type="float" office:value="5173" table:style-name="ce127">
            <text:p>5 173</text:p>
          </table:table-cell>
          <table:table-cell office:value-type="float" office:value="79.547900968783637" table:style-name="ce128">
            <text:p>79,5<text:s text:c="5"/></text:p>
          </table:table-cell>
          <table:table-cell office:value-type="float" office:value="4789" table:style-name="ce129">
            <text:p>4 789</text:p>
          </table:table-cell>
          <table:table-cell office:value-type="float" office:value="74.064336529539133" table:style-name="ce130">
            <text:p>74,1<text:s text:c="5"/></text:p>
          </table:table-cell>
          <table:table-cell office:value-type="float" office:value="5040" table:style-name="ce129">
            <text:p>5 040</text:p>
          </table:table-cell>
          <table:table-cell office:value-type="float" office:value="79.987303602602765" table:style-name="ce130">
            <text:p>80,0<text:s text:c="5"/></text:p>
          </table:table-cell>
          <table:table-cell office:value-type="float" office:value="384" table:style-name="ce113">
            <text:p>+ 384</text:p>
          </table:table-cell>
          <table:table-cell office:value-type="float" office:value="8.0183754437252031" table:style-name="ce114">
            <text:p>+8,0<text:s text:c="3"/></text:p>
          </table:table-cell>
          <table:table-cell office:value-type="float" office:value="133" table:style-name="ce113">
            <text:p>+ 133</text:p>
          </table:table-cell>
          <table:table-cell office:value-type="float" office:value="2.6388888888888888" table:style-name="ce114">
            <text:p>+2,6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74" table:style-name="ce116">
            <text:p><text:s/>74</text:p>
          </table:table-cell>
          <table:table-cell office:value-type="float" office:value="1.137936337075196" table:style-name="ce133">
            <text:p>1,1<text:s text:c="5"/></text:p>
          </table:table-cell>
          <table:table-cell office:value-type="float" office:value="80" table:style-name="ce134">
            <text:p><text:s/>80</text:p>
          </table:table-cell>
          <table:table-cell office:value-type="float" office:value="1.2372409526755337" table:style-name="ce135">
            <text:p>1,2<text:s text:c="5"/></text:p>
          </table:table-cell>
          <table:table-cell office:value-type="float" office:value="73" table:style-name="ce134">
            <text:p><text:s/>73</text:p>
          </table:table-cell>
          <table:table-cell office:value-type="float" office:value="1.1585462624980163" table:style-name="ce135">
            <text:p>1,2<text:s text:c="5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7.5" table:style-name="ce121">
            <text:p>-7,5<text:s text:c="3"/></text:p>
          </table:table-cell>
          <table:table-cell office:value-type="float" office:value="1" table:style-name="ce120">
            <text:p>+ 1</text:p>
          </table:table-cell>
          <table:table-cell office:value-type="float" office:value="1.3698630136986301" table:style-name="ce121">
            <text:p>+1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3">
            <text:p>Comércio por grosso e a retalho</text:p>
          </table:table-cell>
          <table:table-cell office:value-type="float" office:value="814" table:style-name="ce116">
            <text:p><text:s/>814</text:p>
          </table:table-cell>
          <table:table-cell office:value-type="float" office:value="12.517299707827156" table:style-name="ce133">
            <text:p>12,5<text:s text:c="5"/></text:p>
          </table:table-cell>
          <table:table-cell office:value-type="float" office:value="639" table:style-name="ce134">
            <text:p><text:s/>639</text:p>
          </table:table-cell>
          <table:table-cell office:value-type="float" office:value="9.8824621094958243" table:style-name="ce135">
            <text:p>9,9<text:s text:c="5"/></text:p>
          </table:table-cell>
          <table:table-cell office:value-type="float" office:value="972" table:style-name="ce134">
            <text:p><text:s/>972</text:p>
          </table:table-cell>
          <table:table-cell office:value-type="float" office:value="15.426122837644819" table:style-name="ce135">
            <text:p>15,4<text:s text:c="5"/></text:p>
          </table:table-cell>
          <table:table-cell office:value-type="float" office:value="175" table:style-name="ce120">
            <text:p>+ 175</text:p>
          </table:table-cell>
          <table:table-cell office:value-type="float" office:value="27.386541471048513" table:style-name="ce121">
            <text:p>+27,4<text:s text:c="3"/></text:p>
          </table:table-cell>
          <table:table-cell office:value-type="float" office:value="-158" table:style-name="ce120">
            <text:p><text:s/>- 158</text:p>
          </table:table-cell>
          <table:table-cell office:value-type="float" office:value="-16.255144032921812" table:style-name="ce121">
            <text:p>-16,3<text:s text:c="3"/></text:p>
          </table:table-cell>
          <table:table-cell table:number-columns-repeated="16372"/>
        </table:table-row>
        <table:table-row table:style-name="ro24">
          <table:table-cell/>
          <table:table-cell office:value-type="string" table:style-name="ce186">
            <text:p>Transportes e armazenagem</text:p>
          </table:table-cell>
          <table:table-cell office:value-type="float" office:value="73" table:style-name="ce116">
            <text:p><text:s/>73</text:p>
          </table:table-cell>
          <table:table-cell office:value-type="float" office:value="1.1225588190066125" table:style-name="ce152">
            <text:p>1,1<text:s text:c="5"/></text:p>
          </table:table-cell>
          <table:table-cell office:value-type="float" office:value="89" table:style-name="ce134">
            <text:p><text:s/>89</text:p>
          </table:table-cell>
          <table:table-cell office:value-type="float" office:value="1.3764305598515312" table:style-name="ce154">
            <text:p>1,4<text:s text:c="5"/></text:p>
          </table:table-cell>
          <table:table-cell office:value-type="float" office:value="93" table:style-name="ce134">
            <text:p><text:s/>93</text:p>
          </table:table-cell>
          <table:table-cell office:value-type="float" office:value="1.4759561974289797" table:style-name="ce154">
            <text:p>1,5<text:s text:c="5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17.977528089887642" table:style-name="ce121">
            <text:p>-18,0<text:s text:c="3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21.50537634408602" table:style-name="ce121">
            <text:p>-21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86">
            <text:p>Alojamento, restauração e similares</text:p>
          </table:table-cell>
          <table:table-cell office:value-type="float" office:value="387" table:style-name="ce116">
            <text:p><text:s/>387</text:p>
          </table:table-cell>
          <table:table-cell office:value-type="float" office:value="5.9510994925419034" table:style-name="ce133">
            <text:p>6,0<text:s text:c="5"/></text:p>
          </table:table-cell>
          <table:table-cell office:value-type="float" office:value="655" table:style-name="ce134">
            <text:p><text:s/>655</text:p>
          </table:table-cell>
          <table:table-cell office:value-type="float" office:value="10.129910300030931" table:style-name="ce135">
            <text:p>10,1<text:s text:c="5"/></text:p>
          </table:table-cell>
          <table:table-cell office:value-type="float" office:value="360" table:style-name="ce134">
            <text:p><text:s/>360</text:p>
          </table:table-cell>
          <table:table-cell office:value-type="float" office:value="5.7133788287573397" table:style-name="ce135">
            <text:p>5,7<text:s text:c="5"/></text:p>
          </table:table-cell>
          <table:table-cell office:value-type="float" office:value="-268" table:style-name="ce120">
            <text:p><text:s/>- 268</text:p>
          </table:table-cell>
          <table:table-cell office:value-type="float" office:value="-40.916030534351144" table:style-name="ce121">
            <text:p>-40,9<text:s text:c="3"/></text:p>
          </table:table-cell>
          <table:table-cell office:value-type="float" office:value="27" table:style-name="ce120">
            <text:p>+ 27</text:p>
          </table:table-cell>
          <table:table-cell office:value-type="float" office:value="7.5" table:style-name="ce121">
            <text:p>+7,5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66" table:style-name="ce116">
            <text:p><text:s/>66</text:p>
          </table:table-cell>
          <table:table-cell office:value-type="float" office:value="1.0149161925265262" table:style-name="ce133">
            <text:p>1,0<text:s text:c="5"/></text:p>
          </table:table-cell>
          <table:table-cell office:value-type="float" office:value="106" table:style-name="ce134">
            <text:p><text:s/>106</text:p>
          </table:table-cell>
          <table:table-cell office:value-type="float" office:value="1.639344262295082" table:style-name="ce135">
            <text:p>1,6<text:s text:c="5"/></text:p>
          </table:table-cell>
          <table:table-cell office:value-type="float" office:value="109" table:style-name="ce134">
            <text:p><text:s/>109</text:p>
          </table:table-cell>
          <table:table-cell office:value-type="float" office:value="1.7298841453737501" table:style-name="ce135">
            <text:p>1,7<text:s text:c="5"/></text:p>
          </table:table-cell>
          <table:table-cell office:value-type="float" office:value="-40" table:style-name="ce120">
            <text:p><text:s/>- 40</text:p>
          </table:table-cell>
          <table:table-cell office:value-type="float" office:value="-37.735849056603776" table:style-name="ce121">
            <text:p>-37,7<text:s text:c="3"/></text:p>
          </table:table-cell>
          <table:table-cell office:value-type="float" office:value="-43" table:style-name="ce120">
            <text:p><text:s/>- 43</text:p>
          </table:table-cell>
          <table:table-cell office:value-type="float" office:value="-39.449541284403672" table:style-name="ce121">
            <text:p>-39,4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86">
            <text:p>Atividades financeiras e de seguros</text:p>
          </table:table-cell>
          <table:table-cell office:value-type="float" office:value="16" table:style-name="ce116">
            <text:p><text:s/>16</text:p>
          </table:table-cell>
          <table:table-cell office:value-type="float" office:value="0.24604028909733971" table:style-name="ce133">
            <text:p>0,2<text:s text:c="5"/></text:p>
          </table:table-cell>
          <table:table-cell office:value-type="float" office:value="13" table:style-name="ce134">
            <text:p><text:s/>13</text:p>
          </table:table-cell>
          <table:table-cell office:value-type="float" office:value="0.20105165480977422" table:style-name="ce135">
            <text:p>0,2<text:s text:c="5"/></text:p>
          </table:table-cell>
          <table:table-cell office:value-type="float" office:value="27" table:style-name="ce134">
            <text:p><text:s/>27</text:p>
          </table:table-cell>
          <table:table-cell office:value-type="float" office:value="0.42850341215680049" table:style-name="ce135">
            <text:p>0,4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23.076923076923077" table:style-name="ce121">
            <text:p>+23,1<text:s text:c="3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40.74074074074074" table:style-name="ce121">
            <text:p>-40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2898" table:style-name="ce116">
            <text:p>2 898</text:p>
          </table:table-cell>
          <table:table-cell office:value-type="float" office:value="44.564047362755652" table:style-name="ce133">
            <text:p>44,6<text:s text:c="5"/></text:p>
          </table:table-cell>
          <table:table-cell office:value-type="float" office:value="2133" table:style-name="ce134">
            <text:p>2 133</text:p>
          </table:table-cell>
          <table:table-cell office:value-type="float" office:value="32.987936900711411" table:style-name="ce135">
            <text:p>33,0<text:s text:c="5"/></text:p>
          </table:table-cell>
          <table:table-cell office:value-type="float" office:value="2547" table:style-name="ce134">
            <text:p>2 547</text:p>
          </table:table-cell>
          <table:table-cell office:value-type="float" office:value="40.422155213458183" table:style-name="ce135">
            <text:p>40,4<text:s text:c="5"/></text:p>
          </table:table-cell>
          <table:table-cell office:value-type="float" office:value="765" table:style-name="ce120">
            <text:p>+ 765</text:p>
          </table:table-cell>
          <table:table-cell office:value-type="float" office:value="35.864978902953588" table:style-name="ce121">
            <text:p>+35,9<text:s text:c="3"/></text:p>
          </table:table-cell>
          <table:table-cell office:value-type="float" office:value="351" table:style-name="ce120">
            <text:p>+ 351</text:p>
          </table:table-cell>
          <table:table-cell office:value-type="float" office:value="13.780918727915195" table:style-name="ce121">
            <text:p>+13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223" table:style-name="ce116">
            <text:p><text:s/>223</text:p>
          </table:table-cell>
          <table:table-cell office:value-type="float" office:value="3.4291865292941717" table:style-name="ce133">
            <text:p>3,4<text:s text:c="5"/></text:p>
          </table:table-cell>
          <table:table-cell office:value-type="float" office:value="388" table:style-name="ce134">
            <text:p><text:s/>388</text:p>
          </table:table-cell>
          <table:table-cell office:value-type="float" office:value="6.0006186204763372" table:style-name="ce135">
            <text:p>6,0<text:s text:c="5"/></text:p>
          </table:table-cell>
          <table:table-cell office:value-type="float" office:value="207" table:style-name="ce134">
            <text:p><text:s/>207</text:p>
          </table:table-cell>
          <table:table-cell office:value-type="float" office:value="3.2851928265354706" table:style-name="ce135">
            <text:p>3,3<text:s text:c="5"/></text:p>
          </table:table-cell>
          <table:table-cell office:value-type="float" office:value="-165" table:style-name="ce120">
            <text:p><text:s/>- 165</text:p>
          </table:table-cell>
          <table:table-cell office:value-type="float" office:value="-42.52577319587629" table:style-name="ce121">
            <text:p>-42,5<text:s text:c="3"/></text:p>
          </table:table-cell>
          <table:table-cell office:value-type="float" office:value="16" table:style-name="ce120">
            <text:p>+ 16</text:p>
          </table:table-cell>
          <table:table-cell office:value-type="float" office:value="7.7294685990338161" table:style-name="ce121">
            <text:p>+7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422" table:style-name="ce116">
            <text:p><text:s/>422</text:p>
          </table:table-cell>
          <table:table-cell office:value-type="float" office:value="6.4893126249423343" table:style-name="ce133">
            <text:p>6,5<text:s text:c="5"/></text:p>
          </table:table-cell>
          <table:table-cell office:value-type="float" office:value="512" table:style-name="ce134">
            <text:p><text:s/>512</text:p>
          </table:table-cell>
          <table:table-cell office:value-type="float" office:value="7.9183420971234151" table:style-name="ce135">
            <text:p>7,9<text:s text:c="5"/></text:p>
          </table:table-cell>
          <table:table-cell office:value-type="float" office:value="543" table:style-name="ce134">
            <text:p><text:s/>543</text:p>
          </table:table-cell>
          <table:table-cell office:value-type="float" office:value="8.6176797333756543" table:style-name="ce135">
            <text:p>8,6<text:s text:c="5"/></text:p>
          </table:table-cell>
          <table:table-cell office:value-type="float" office:value="-90" table:style-name="ce120">
            <text:p><text:s/>- 90</text:p>
          </table:table-cell>
          <table:table-cell office:value-type="float" office:value="-17.578125" table:style-name="ce121">
            <text:p>-17,6<text:s text:c="3"/></text:p>
          </table:table-cell>
          <table:table-cell office:value-type="float" office:value="-121" table:style-name="ce120">
            <text:p><text:s/>- 121</text:p>
          </table:table-cell>
          <table:table-cell office:value-type="float" office:value="-22.283609576427256" table:style-name="ce121">
            <text:p>-22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86">
            <text:p>Outras atividades de serviços</text:p>
          </table:table-cell>
          <table:table-cell office:value-type="float" office:value="200" table:style-name="ce116">
            <text:p><text:s/>200</text:p>
          </table:table-cell>
          <table:table-cell office:value-type="float" office:value="3.0755036137167462" table:style-name="ce133">
            <text:p>3,1<text:s text:c="5"/></text:p>
          </table:table-cell>
          <table:table-cell office:value-type="float" office:value="174" table:style-name="ce134">
            <text:p><text:s/>174</text:p>
          </table:table-cell>
          <table:table-cell office:value-type="float" office:value="2.6909990720692853" table:style-name="ce135">
            <text:p>2,7<text:s text:c="5"/></text:p>
          </table:table-cell>
          <table:table-cell office:value-type="float" office:value="109" table:style-name="ce134">
            <text:p><text:s/>109</text:p>
          </table:table-cell>
          <table:table-cell office:value-type="float" office:value="1.7298841453737501" table:style-name="ce135">
            <text:p>1,7<text:s text:c="5"/></text:p>
          </table:table-cell>
          <table:table-cell office:value-type="float" office:value="26" table:style-name="ce120">
            <text:p>+ 26</text:p>
          </table:table-cell>
          <table:table-cell office:value-type="float" office:value="14.942528735632186" table:style-name="ce121">
            <text:p>+14,9<text:s text:c="3"/></text:p>
          </table:table-cell>
          <table:table-cell office:value-type="float" office:value="91" table:style-name="ce120">
            <text:p>+ 91</text:p>
          </table:table-cell>
          <table:table-cell office:value-type="float" office:value="83.486238532110093" table:style-name="ce121">
            <text:p>+83,5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2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143"/>
          <table:table-cell table:number-columns-repeated="16372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5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style-name="ro3">
          <table:table-cell table:style-name="ce26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5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6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20"/>
          <table:table-cell table:number-columns-repeated="2" table:style-name="ce1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1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19"/>
          <table:table-cell table:number-columns-repeated="16369"/>
        </table:table-row>
        <table:table-row table:style-name="ro5">
          <table:table-cell table:number-columns-repeated="12"/>
          <table:table-cell table:style-name="ce20"/>
          <table:table-cell table:number-columns-repeated="2" table:style-name="ce1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118110236220472in" fo:margin-right="0.31496062992126in" style:print-orientation="portrait" style:print-page-order="ttb" style:first-page-number="continue" style:scale-to="65%" style:table-centering="none" style:print="objects charts drawings"/>
      <style:header-style>
        <style:header-footer-properties fo:min-height="0.0393700787401575in" fo:margin-left="0.118110236220472in" fo:margin-right="0.31496062992126in" fo:margin-bottom="0in"/>
      </style:header-style>
      <style:footer-style>
        <style:header-footer-properties fo:min-height="0in" fo:margin-left="0.118110236220472in" fo:margin-right="0.31496062992126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Emília Josué;Ana Paula Brito</meta:initial-creator>
    <dc:creator>João Alface</dc:creator>
    <meta:creation-date>2014-01-15T09:56:08Z</meta:creation-date>
    <dc:date>2020-10-13T21:23:04Z</dc:date>
    <meta:print-date>2020-10-13T21:16:34Z</meta:print-date>
  </office:meta>
</office:document-meta>
</file>